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5760.00017" calcext:value-type="float">
            <text:p>1443145760.00017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5760.19019" calcext:value-type="float">
            <text:p>1443145760.19019</text:p>
          </table:table-cell>
          <table:table-cell table:formula="of:=[.G2]-[.$B$2]" office:value-type="float" office:value="0.190020799636841" calcext:value-type="float">
            <text:p>0.190020799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0020799636841" calcext:value-type="float">
            <text:p>0.1900207996</text:p>
          </table:table-cell>
          <table:table-cell table:formula="of:=MAX([.J2:.J2001])" office:value-type="float" office:value="13.0608379840851" calcext:value-type="float">
            <text:p>13.06083798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5760.05434" calcext:value-type="float">
            <text:p>1443145760.05434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682243347168" calcext:value-type="float">
            <text:p>0.0541682243</text:p>
          </table:table-cell>
          <table:table-cell table:formula="of:=[.C3]/([.D3]-[.D2])" office:value-type="float" office:value="79751.5527425418" calcext:value-type="float">
            <text:p>79751.5527425418</text:p>
          </table:table-cell>
          <table:table-cell/>
          <table:table-cell office:value-type="float" office:value="1443145760.24432" calcext:value-type="float">
            <text:p>1443145760.24432</text:p>
          </table:table-cell>
          <table:table-cell table:formula="of:=[.G3]-[.$B$2]" office:value-type="float" office:value="0.244149923324585" calcext:value-type="float">
            <text:p>0.2441499233</text:p>
          </table:table-cell>
          <table:table-cell table:formula="of:=[.C3]/([.H3]-[.H2])" office:value-type="float" office:value="79809.1619757393" calcext:value-type="float">
            <text:p>79809.1619757393</text:p>
          </table:table-cell>
          <table:table-cell table:formula="of:=[.G3]-[.$B3]" office:value-type="float" office:value="0.189981698989868" calcext:value-type="float">
            <text:p>0.1899816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5760.10852" calcext:value-type="float">
            <text:p>1443145760.10852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47177505493" calcext:value-type="float">
            <text:p>0.1083471775</text:p>
          </table:table-cell>
          <table:table-cell table:formula="of:=[.C4]/([.D4]-[.D3])" office:value-type="float" office:value="79735.7598693909" calcext:value-type="float">
            <text:p>79735.7598693909</text:p>
          </table:table-cell>
          <table:table-cell/>
          <table:table-cell office:value-type="float" office:value="1443145760.3526" calcext:value-type="float">
            <text:p>1443145760.3526</text:p>
          </table:table-cell>
          <table:table-cell table:formula="of:=[.G4]-[.$B$2]" office:value-type="float" office:value="0.352425098419189" calcext:value-type="float">
            <text:p>0.3524250984</text:p>
          </table:table-cell>
          <table:table-cell table:formula="of:=[.C4]/([.H4]-[.H3])" office:value-type="float" office:value="39898.3423136969" calcext:value-type="float">
            <text:p>39898.3423136969</text:p>
          </table:table-cell>
          <table:table-cell table:formula="of:=[.G4]-[.$B4]" office:value-type="float" office:value="0.244077920913696" calcext:value-type="float">
            <text:p>0.24407792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5760.16266" calcext:value-type="float">
            <text:p>1443145760.16266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90367889404" calcext:value-type="float">
            <text:p>0.1624903679</text:p>
          </table:table-cell>
          <table:table-cell table:formula="of:=[.C5]/([.D5]-[.D4])" office:value-type="float" office:value="79788.4271201666" calcext:value-type="float">
            <text:p>79788.4271201666</text:p>
          </table:table-cell>
          <table:table-cell/>
          <table:table-cell office:value-type="float" office:value="1443145760.83994" calcext:value-type="float">
            <text:p>1443145760.83994</text:p>
          </table:table-cell>
          <table:table-cell table:formula="of:=[.G5]-[.$B$2]" office:value-type="float" office:value="0.839767932891846" calcext:value-type="float">
            <text:p>0.8397679329</text:p>
          </table:table-cell>
          <table:table-cell table:formula="of:=[.C5]/([.H5]-[.H4])" office:value-type="float" office:value="8864.3962615652" calcext:value-type="float">
            <text:p>8864.3962615652</text:p>
          </table:table-cell>
          <table:table-cell table:formula="of:=[.G5]-[.$B5]" office:value-type="float" office:value="0.677277565002441" calcext:value-type="float">
            <text:p>0.6772775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5760.21681" calcext:value-type="float">
            <text:p>1443145760.21681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36896133423" calcext:value-type="float">
            <text:p>0.2166368961</text:p>
          </table:table-cell>
          <table:table-cell table:formula="of:=[.C6]/([.D6]-[.D5])" office:value-type="float" office:value="79783.5085664466" calcext:value-type="float">
            <text:p>79783.5085664466</text:p>
          </table:table-cell>
          <table:table-cell/>
          <table:table-cell office:value-type="float" office:value="1443145761.00252" calcext:value-type="float">
            <text:p>1443145761.00252</text:p>
          </table:table-cell>
          <table:table-cell table:formula="of:=[.G6]-[.$B$2]" office:value-type="float" office:value="1.00234937667847" calcext:value-type="float">
            <text:p>1.0023493767</text:p>
          </table:table-cell>
          <table:table-cell table:formula="of:=[.C6]/([.H6]-[.H5])" office:value-type="float" office:value="26571.29804844" calcext:value-type="float">
            <text:p>26571.29804844</text:p>
          </table:table-cell>
          <table:table-cell table:formula="of:=[.G6]-[.$B6]" office:value-type="float" office:value="0.785712480545044" calcext:value-type="float">
            <text:p>0.7857124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5760.27096" calcext:value-type="float">
            <text:p>1443145760.27096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81755447388" calcext:value-type="float">
            <text:p>0.2707817554</text:p>
          </table:table-cell>
          <table:table-cell table:formula="of:=[.C7]/([.D7]-[.D6])" office:value-type="float" office:value="79785.9677675033" calcext:value-type="float">
            <text:p>79785.9677675033</text:p>
          </table:table-cell>
          <table:table-cell/>
          <table:table-cell office:value-type="float" office:value="1443145761.42118" calcext:value-type="float">
            <text:p>1443145761.42118</text:p>
          </table:table-cell>
          <table:table-cell table:formula="of:=[.G7]-[.$B$2]" office:value-type="float" office:value="1.4210033416748" calcext:value-type="float">
            <text:p>1.4210033417</text:p>
          </table:table-cell>
          <table:table-cell table:formula="of:=[.C7]/([.H7]-[.H6])" office:value-type="float" office:value="10318.7843928285" calcext:value-type="float">
            <text:p>10318.7843928285</text:p>
          </table:table-cell>
          <table:table-cell table:formula="of:=[.G7]-[.$B7]" office:value-type="float" office:value="1.15022158622742" calcext:value-type="float">
            <text:p>1.150221586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5760.3251" calcext:value-type="float">
            <text:p>1443145760.3251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29237365723" calcext:value-type="float">
            <text:p>0.3249292374</text:p>
          </table:table-cell>
          <table:table-cell table:formula="of:=[.C8]/([.D8]-[.D7])" office:value-type="float" office:value="79782.1033767629" calcext:value-type="float">
            <text:p>79782.1033767629</text:p>
          </table:table-cell>
          <table:table-cell/>
          <table:table-cell office:value-type="float" office:value="1443145762.0328" calcext:value-type="float">
            <text:p>1443145762.0328</text:p>
          </table:table-cell>
          <table:table-cell table:formula="of:=[.G8]-[.$B$2]" office:value-type="float" office:value="2.03262162208557" calcext:value-type="float">
            <text:p>2.0326216221</text:p>
          </table:table-cell>
          <table:table-cell table:formula="of:=[.C8]/([.H8]-[.H7])" office:value-type="float" office:value="7063.22904066677" calcext:value-type="float">
            <text:p>7063.2290406668</text:p>
          </table:table-cell>
          <table:table-cell table:formula="of:=[.G8]-[.$B8]" office:value-type="float" office:value="1.70769238471985" calcext:value-type="float">
            <text:p>1.70769238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5760.37925" calcext:value-type="float">
            <text:p>1443145760.37925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073143005371" calcext:value-type="float">
            <text:p>0.379073143</text:p>
          </table:table-cell>
          <table:table-cell table:formula="of:=[.C9]/([.D9]-[.D8])" office:value-type="float" office:value="79787.3730933174" calcext:value-type="float">
            <text:p>79787.3730933174</text:p>
          </table:table-cell>
          <table:table-cell/>
          <table:table-cell office:value-type="float" office:value="1443145766.01756" calcext:value-type="float">
            <text:p>1443145766.01756</text:p>
          </table:table-cell>
          <table:table-cell table:formula="of:=[.G9]-[.$B$2]" office:value-type="float" office:value="6.01738905906677" calcext:value-type="float">
            <text:p>6.0173890591</text:p>
          </table:table-cell>
          <table:table-cell table:formula="of:=[.C9]/([.H9]-[.H8])" office:value-type="float" office:value="1084.12851397741" calcext:value-type="float">
            <text:p>1084.1285139774</text:p>
          </table:table-cell>
          <table:table-cell table:formula="of:=[.G9]-[.$B9]" office:value-type="float" office:value="5.6383159160614" calcext:value-type="float">
            <text:p>5.63831591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5760.43339" calcext:value-type="float">
            <text:p>1443145760.43339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17287063599" calcext:value-type="float">
            <text:p>0.4332172871</text:p>
          </table:table-cell>
          <table:table-cell table:formula="of:=[.C10]/([.D10]-[.D9])" office:value-type="float" office:value="79787.0217572227" calcext:value-type="float">
            <text:p>79787.0217572227</text:p>
          </table:table-cell>
          <table:table-cell/>
          <table:table-cell office:value-type="float" office:value="1443145766.14144" calcext:value-type="float">
            <text:p>1443145766.14144</text:p>
          </table:table-cell>
          <table:table-cell table:formula="of:=[.G10]-[.$B$2]" office:value-type="float" office:value="6.14126658439636" calcext:value-type="float">
            <text:p>6.1412665844</text:p>
          </table:table-cell>
          <table:table-cell table:formula="of:=[.C10]/([.H10]-[.H9])" office:value-type="float" office:value="34873.1538550368" calcext:value-type="float">
            <text:p>34873.1538550368</text:p>
          </table:table-cell>
          <table:table-cell table:formula="of:=[.G10]-[.$B10]" office:value-type="float" office:value="5.70804929733276" calcext:value-type="float">
            <text:p>5.70804929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5760.48754" calcext:value-type="float">
            <text:p>1443145760.48754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365007400513" calcext:value-type="float">
            <text:p>0.4873650074</text:p>
          </table:table-cell>
          <table:table-cell table:formula="of:=[.C11]/([.D11]-[.D10])" office:value-type="float" office:value="79781.752087076" calcext:value-type="float">
            <text:p>79781.752087076</text:p>
          </table:table-cell>
          <table:table-cell/>
          <table:table-cell office:value-type="float" office:value="1443145766.57721" calcext:value-type="float">
            <text:p>1443145766.57721</text:p>
          </table:table-cell>
          <table:table-cell table:formula="of:=[.G11]-[.$B$2]" office:value-type="float" office:value="6.57703518867493" calcext:value-type="float">
            <text:p>6.5770351887</text:p>
          </table:table-cell>
          <table:table-cell table:formula="of:=[.C11]/([.H11]-[.H10])" office:value-type="float" office:value="9913.51822408584" calcext:value-type="float">
            <text:p>9913.5182240859</text:p>
          </table:table-cell>
          <table:table-cell table:formula="of:=[.G11]-[.$B11]" office:value-type="float" office:value="6.08967018127441" calcext:value-type="float">
            <text:p>6.08967018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5760.54175" calcext:value-type="float">
            <text:p>1443145760.54175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71617126465" calcext:value-type="float">
            <text:p>0.5415716171</text:p>
          </table:table-cell>
          <table:table-cell table:formula="of:=[.C12]/([.D12]-[.D11])" office:value-type="float" office:value="79695.0781803227" calcext:value-type="float">
            <text:p>79695.0781803227</text:p>
          </table:table-cell>
          <table:table-cell/>
          <table:table-cell office:value-type="float" office:value="1443145767.01099" calcext:value-type="float">
            <text:p>1443145767.01099</text:p>
          </table:table-cell>
          <table:table-cell table:formula="of:=[.G12]-[.$B$2]" office:value-type="float" office:value="7.01081395149231" calcext:value-type="float">
            <text:p>7.0108139515</text:p>
          </table:table-cell>
          <table:table-cell table:formula="of:=[.C12]/([.H12]-[.H11])" office:value-type="float" office:value="9958.99377816863" calcext:value-type="float">
            <text:p>9958.9937781686</text:p>
          </table:table-cell>
          <table:table-cell table:formula="of:=[.G12]-[.$B12]" office:value-type="float" office:value="6.46924233436585" calcext:value-type="float">
            <text:p>6.46924233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5760.59589" calcext:value-type="float">
            <text:p>1443145760.59589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15284347534" calcext:value-type="float">
            <text:p>0.5957152843</text:p>
          </table:table-cell>
          <table:table-cell table:formula="of:=[.C13]/([.D13]-[.D12])" office:value-type="float" office:value="79787.7244325062" calcext:value-type="float">
            <text:p>79787.7244325062</text:p>
          </table:table-cell>
          <table:table-cell/>
          <table:table-cell office:value-type="float" office:value="1443145771.01456" calcext:value-type="float">
            <text:p>1443145771.01456</text:p>
          </table:table-cell>
          <table:table-cell table:formula="of:=[.G13]-[.$B$2]" office:value-type="float" office:value="11.0143871307373" calcext:value-type="float">
            <text:p>11.0143871307</text:p>
          </table:table-cell>
          <table:table-cell table:formula="of:=[.C13]/([.H13]-[.H12])" office:value-type="float" office:value="1079.03610264835" calcext:value-type="float">
            <text:p>1079.0361026484</text:p>
          </table:table-cell>
          <table:table-cell table:formula="of:=[.G13]-[.$B13]" office:value-type="float" office:value="10.4186718463898" calcext:value-type="float">
            <text:p>10.41867184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5760.65003" calcext:value-type="float">
            <text:p>1443145760.65003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54898452759" calcext:value-type="float">
            <text:p>0.6498548985</text:p>
          </table:table-cell>
          <table:table-cell table:formula="of:=[.C14]/([.D14]-[.D13])" office:value-type="float" office:value="79793.6976721655" calcext:value-type="float">
            <text:p>79793.6976721655</text:p>
          </table:table-cell>
          <table:table-cell/>
          <table:table-cell office:value-type="float" office:value="1443145771.06498" calcext:value-type="float">
            <text:p>1443145771.06498</text:p>
          </table:table-cell>
          <table:table-cell table:formula="of:=[.G14]-[.$B$2]" office:value-type="float" office:value="11.0648105144501" calcext:value-type="float">
            <text:p>11.0648105145</text:p>
          </table:table-cell>
          <table:table-cell table:formula="of:=[.C14]/([.H14]-[.H13])" office:value-type="float" office:value="85674.5359376995" calcext:value-type="float">
            <text:p>85674.5359376995</text:p>
          </table:table-cell>
          <table:table-cell table:formula="of:=[.G14]-[.$B14]" office:value-type="float" office:value="10.4149556159973" calcext:value-type="float">
            <text:p>10.4149556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5760.70417" calcext:value-type="float">
            <text:p>1443145760.70417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39954662323" calcext:value-type="float">
            <text:p>0.7039954662</text:p>
          </table:table-cell>
          <table:table-cell table:formula="of:=[.C15]/([.D15]-[.D14])" office:value-type="float" office:value="79792.2921235501" calcext:value-type="float">
            <text:p>79792.2921235501</text:p>
          </table:table-cell>
          <table:table-cell/>
          <table:table-cell office:value-type="float" office:value="1443145771.11536" calcext:value-type="float">
            <text:p>1443145771.11536</text:p>
          </table:table-cell>
          <table:table-cell table:formula="of:=[.G15]-[.$B$2]" office:value-type="float" office:value="11.1151838302612" calcext:value-type="float">
            <text:p>11.1151838303</text:p>
          </table:table-cell>
          <table:table-cell table:formula="of:=[.C15]/([.H15]-[.H14])" office:value-type="float" office:value="85759.6910275889" calcext:value-type="float">
            <text:p>85759.6910275889</text:p>
          </table:table-cell>
          <table:table-cell table:formula="of:=[.G15]-[.$B15]" office:value-type="float" office:value="10.4111883640289" calcext:value-type="float">
            <text:p>10.41118836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5760.75832" calcext:value-type="float">
            <text:p>1443145760.75832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45093917847" calcext:value-type="float">
            <text:p>0.7581450939</text:p>
          </table:table-cell>
          <table:table-cell table:formula="of:=[.C16]/([.D16]-[.D15])" office:value-type="float" office:value="79778.941880944" calcext:value-type="float">
            <text:p>79778.941880944</text:p>
          </table:table-cell>
          <table:table-cell/>
          <table:table-cell office:value-type="float" office:value="1443145771.16582" calcext:value-type="float">
            <text:p>1443145771.16582</text:p>
          </table:table-cell>
          <table:table-cell table:formula="of:=[.G16]-[.$B$2]" office:value-type="float" office:value="11.1656467914581" calcext:value-type="float">
            <text:p>11.1656467915</text:p>
          </table:table-cell>
          <table:table-cell table:formula="of:=[.C16]/([.H16]-[.H15])" office:value-type="float" office:value="85607.3424455605" calcext:value-type="float">
            <text:p>85607.3424455605</text:p>
          </table:table-cell>
          <table:table-cell table:formula="of:=[.G16]-[.$B16]" office:value-type="float" office:value="10.4075016975403" calcext:value-type="float">
            <text:p>10.407501697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5760.81246" calcext:value-type="float">
            <text:p>1443145760.81246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286138534546" calcext:value-type="float">
            <text:p>0.8122861385</text:p>
          </table:table-cell>
          <table:table-cell table:formula="of:=[.C17]/([.D17]-[.D16])" office:value-type="float" office:value="79791.589367811" calcext:value-type="float">
            <text:p>79791.589367811</text:p>
          </table:table-cell>
          <table:table-cell/>
          <table:table-cell office:value-type="float" office:value="1443145771.21622" calcext:value-type="float">
            <text:p>1443145771.21622</text:p>
          </table:table-cell>
          <table:table-cell table:formula="of:=[.G17]-[.$B$2]" office:value-type="float" office:value="11.2160475254059" calcext:value-type="float">
            <text:p>11.2160475254</text:p>
          </table:table-cell>
          <table:table-cell table:formula="of:=[.C17]/([.H17]-[.H16])" office:value-type="float" office:value="85713.0375219966" calcext:value-type="float">
            <text:p>85713.0375219966</text:p>
          </table:table-cell>
          <table:table-cell table:formula="of:=[.G17]-[.$B17]" office:value-type="float" office:value="10.4037613868713" calcext:value-type="float">
            <text:p>10.40376138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5760.86661" calcext:value-type="float">
            <text:p>1443145760.86661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433143615723" calcext:value-type="float">
            <text:p>0.8664331436</text:p>
          </table:table-cell>
          <table:table-cell table:formula="of:=[.C18]/([.D18]-[.D17])" office:value-type="float" office:value="79782.8059654175" calcext:value-type="float">
            <text:p>79782.8059654175</text:p>
          </table:table-cell>
          <table:table-cell/>
          <table:table-cell office:value-type="float" office:value="1443145771.26671" calcext:value-type="float">
            <text:p>1443145771.26671</text:p>
          </table:table-cell>
          <table:table-cell table:formula="of:=[.G18]-[.$B$2]" office:value-type="float" office:value="11.2665357589722" calcext:value-type="float">
            <text:p>11.266535759</text:p>
          </table:table-cell>
          <table:table-cell table:formula="of:=[.C18]/([.H18]-[.H17])" office:value-type="float" office:value="85564.4908695098" calcext:value-type="float">
            <text:p>85564.4908695098</text:p>
          </table:table-cell>
          <table:table-cell table:formula="of:=[.G18]-[.$B18]" office:value-type="float" office:value="10.4001026153564" calcext:value-type="float">
            <text:p>10.400102615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5760.92075" calcext:value-type="float">
            <text:p>1443145760.92075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57728767395" calcext:value-type="float">
            <text:p>0.9205772877</text:p>
          </table:table-cell>
          <table:table-cell table:formula="of:=[.C19]/([.D19]-[.D18])" office:value-type="float" office:value="79787.0217572227" calcext:value-type="float">
            <text:p>79787.0217572227</text:p>
          </table:table-cell>
          <table:table-cell/>
          <table:table-cell office:value-type="float" office:value="1443145771.31722" calcext:value-type="float">
            <text:p>1443145771.31722</text:p>
          </table:table-cell>
          <table:table-cell table:formula="of:=[.G19]-[.$B$2]" office:value-type="float" office:value="11.3170506954193" calcext:value-type="float">
            <text:p>11.3170506954</text:p>
          </table:table-cell>
          <table:table-cell table:formula="of:=[.C19]/([.H19]-[.H18])" office:value-type="float" office:value="85519.2603185841" calcext:value-type="float">
            <text:p>85519.2603185841</text:p>
          </table:table-cell>
          <table:table-cell table:formula="of:=[.G19]-[.$B19]" office:value-type="float" office:value="10.3964734077454" calcext:value-type="float">
            <text:p>10.396473407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5760.97489" calcext:value-type="float">
            <text:p>1443145760.97489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72071647644" calcext:value-type="float">
            <text:p>0.9747207165</text:p>
          </table:table-cell>
          <table:table-cell table:formula="of:=[.C20]/([.D20]-[.D19])" office:value-type="float" office:value="79788.0757747893" calcext:value-type="float">
            <text:p>79788.0757747893</text:p>
          </table:table-cell>
          <table:table-cell/>
          <table:table-cell office:value-type="float" office:value="1443145771.3676" calcext:value-type="float">
            <text:p>1443145771.3676</text:p>
          </table:table-cell>
          <table:table-cell table:formula="of:=[.G20]-[.$B$2]" office:value-type="float" office:value="11.3674237728119" calcext:value-type="float">
            <text:p>11.3674237728</text:p>
          </table:table-cell>
          <table:table-cell table:formula="of:=[.C20]/([.H20]-[.H19])" office:value-type="float" office:value="85760.0969329799" calcext:value-type="float">
            <text:p>85760.0969329799</text:p>
          </table:table-cell>
          <table:table-cell table:formula="of:=[.G20]-[.$B20]" office:value-type="float" office:value="10.3927030563354" calcext:value-type="float">
            <text:p>10.392703056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5761.02734" calcext:value-type="float">
            <text:p>1443145761.0273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16207504272" calcext:value-type="float">
            <text:p>1.027162075</text:p>
          </table:table-cell>
          <table:table-cell table:formula="of:=[.C21]/([.D21]-[.D20])" office:value-type="float" office:value="82377.7285353822" calcext:value-type="float">
            <text:p>82377.7285353822</text:p>
          </table:table-cell>
          <table:table-cell/>
          <table:table-cell office:value-type="float" office:value="1443145771.41805" calcext:value-type="float">
            <text:p>1443145771.41805</text:p>
          </table:table-cell>
          <table:table-cell table:formula="of:=[.G21]-[.$B$2]" office:value-type="float" office:value="11.4178810119629" calcext:value-type="float">
            <text:p>11.417881012</text:p>
          </table:table-cell>
          <table:table-cell table:formula="of:=[.C21]/([.H21]-[.H20])" office:value-type="float" office:value="85617.0506490009" calcext:value-type="float">
            <text:p>85617.0506490009</text:p>
          </table:table-cell>
          <table:table-cell table:formula="of:=[.G21]-[.$B21]" office:value-type="float" office:value="10.3907189369202" calcext:value-type="float">
            <text:p>10.39071893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5761.07836" calcext:value-type="float">
            <text:p>1443145761.07836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8937301636" calcext:value-type="float">
            <text:p>1.078189373</text:p>
          </table:table-cell>
          <table:table-cell table:formula="of:=[.C22]/([.D22]-[.D21])" office:value-type="float" office:value="84660.5674130004" calcext:value-type="float">
            <text:p>84660.5674130004</text:p>
          </table:table-cell>
          <table:table-cell/>
          <table:table-cell office:value-type="float" office:value="1443145771.46846" calcext:value-type="float">
            <text:p>1443145771.46846</text:p>
          </table:table-cell>
          <table:table-cell table:formula="of:=[.G22]-[.$B$2]" office:value-type="float" office:value="11.4682831764221" calcext:value-type="float">
            <text:p>11.4682831764</text:p>
          </table:table-cell>
          <table:table-cell table:formula="of:=[.C22]/([.H22]-[.H21])" office:value-type="float" office:value="85710.6048192543" calcext:value-type="float">
            <text:p>85710.6048192543</text:p>
          </table:table-cell>
          <table:table-cell table:formula="of:=[.G22]-[.$B22]" office:value-type="float" office:value="10.3900938034058" calcext:value-type="float">
            <text:p>10.390093803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5761.12933" calcext:value-type="float">
            <text:p>1443145761.12933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54920578" calcext:value-type="float">
            <text:p>1.1291549206</text:p>
          </table:table-cell>
          <table:table-cell table:formula="of:=[.C23]/([.D23]-[.D22])" office:value-type="float" office:value="84763.1430776788" calcext:value-type="float">
            <text:p>84763.1430776788</text:p>
          </table:table-cell>
          <table:table-cell/>
          <table:table-cell office:value-type="float" office:value="1443145771.51888" calcext:value-type="float">
            <text:p>1443145771.51888</text:p>
          </table:table-cell>
          <table:table-cell table:formula="of:=[.G23]-[.$B$2]" office:value-type="float" office:value="11.5187106132507" calcext:value-type="float">
            <text:p>11.5187106133</text:p>
          </table:table-cell>
          <table:table-cell table:formula="of:=[.C23]/([.H23]-[.H22])" office:value-type="float" office:value="85667.6498288481" calcext:value-type="float">
            <text:p>85667.6498288481</text:p>
          </table:table-cell>
          <table:table-cell table:formula="of:=[.G23]-[.$B23]" office:value-type="float" office:value="10.3895556926727" calcext:value-type="float">
            <text:p>10.389555692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5761.18031" calcext:value-type="float">
            <text:p>1443145761.18031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3596534729" calcext:value-type="float">
            <text:p>1.1801359653</text:p>
          </table:table-cell>
          <table:table-cell table:formula="of:=[.C24]/([.D24]-[.D23])" office:value-type="float" office:value="84737.37679465" calcext:value-type="float">
            <text:p>84737.37679465</text:p>
          </table:table-cell>
          <table:table-cell/>
          <table:table-cell office:value-type="float" office:value="1443145771.56933" calcext:value-type="float">
            <text:p>1443145771.56933</text:p>
          </table:table-cell>
          <table:table-cell table:formula="of:=[.G24]-[.$B$2]" office:value-type="float" office:value="11.56915807724" calcext:value-type="float">
            <text:p>11.5691580772</text:p>
          </table:table-cell>
          <table:table-cell table:formula="of:=[.C24]/([.H24]-[.H23])" office:value-type="float" office:value="85633.6405913267" calcext:value-type="float">
            <text:p>85633.6405913267</text:p>
          </table:table-cell>
          <table:table-cell table:formula="of:=[.G24]-[.$B24]" office:value-type="float" office:value="10.3890221118927" calcext:value-type="float">
            <text:p>10.38902211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5761.23126" calcext:value-type="float">
            <text:p>1443145761.23126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8911514282" calcext:value-type="float">
            <text:p>1.2310891151</text:p>
          </table:table-cell>
          <table:table-cell table:formula="of:=[.C25]/([.D25]-[.D24])" office:value-type="float" office:value="84783.7673889749" calcext:value-type="float">
            <text:p>84783.7673889749</text:p>
          </table:table-cell>
          <table:table-cell/>
          <table:table-cell office:value-type="float" office:value="1443145771.61978" calcext:value-type="float">
            <text:p>1443145771.61978</text:p>
          </table:table-cell>
          <table:table-cell table:formula="of:=[.G25]-[.$B$2]" office:value-type="float" office:value="11.6196026802063" calcext:value-type="float">
            <text:p>11.6196026802</text:p>
          </table:table-cell>
          <table:table-cell table:formula="of:=[.C25]/([.H25]-[.H24])" office:value-type="float" office:value="85638.4974005104" calcext:value-type="float">
            <text:p>85638.4974005104</text:p>
          </table:table-cell>
          <table:table-cell table:formula="of:=[.G25]-[.$B25]" office:value-type="float" office:value="10.3885135650635" calcext:value-type="float">
            <text:p>10.38851356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5761.28222" calcext:value-type="float">
            <text:p>1443145761.28222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4679489136" calcext:value-type="float">
            <text:p>1.2820467949</text:p>
          </table:table-cell>
          <table:table-cell table:formula="of:=[.C26]/([.D26]-[.D25])" office:value-type="float" office:value="84776.2304194037" calcext:value-type="float">
            <text:p>84776.2304194037</text:p>
          </table:table-cell>
          <table:table-cell/>
          <table:table-cell office:value-type="float" office:value="1443145771.67027" calcext:value-type="float">
            <text:p>1443145771.67027</text:p>
          </table:table-cell>
          <table:table-cell table:formula="of:=[.G26]-[.$B$2]" office:value-type="float" office:value="11.6700949668884" calcext:value-type="float">
            <text:p>11.6700949669</text:p>
          </table:table-cell>
          <table:table-cell table:formula="of:=[.C26]/([.H26]-[.H25])" office:value-type="float" office:value="85557.6224383795" calcext:value-type="float">
            <text:p>85557.6224383795</text:p>
          </table:table-cell>
          <table:table-cell table:formula="of:=[.G26]-[.$B26]" office:value-type="float" office:value="10.3880481719971" calcext:value-type="float">
            <text:p>10.38804817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5761.33318" calcext:value-type="float">
            <text:p>1443145761.33318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0399780273" calcext:value-type="float">
            <text:p>1.3330039978</text:p>
          </table:table-cell>
          <table:table-cell table:formula="of:=[.C27]/([.D27]-[.D26])" office:value-type="float" office:value="84777.0237215178" calcext:value-type="float">
            <text:p>84777.0237215178</text:p>
          </table:table-cell>
          <table:table-cell/>
          <table:table-cell office:value-type="float" office:value="1443145771.72067" calcext:value-type="float">
            <text:p>1443145771.72067</text:p>
          </table:table-cell>
          <table:table-cell table:formula="of:=[.G27]-[.$B$2]" office:value-type="float" office:value="11.7205007076263" calcext:value-type="float">
            <text:p>11.7205007076</text:p>
          </table:table-cell>
          <table:table-cell table:formula="of:=[.C27]/([.H27]-[.H26])" office:value-type="float" office:value="85704.523666498" calcext:value-type="float">
            <text:p>85704.523666498</text:p>
          </table:table-cell>
          <table:table-cell table:formula="of:=[.G27]-[.$B27]" office:value-type="float" office:value="10.3874967098236" calcext:value-type="float">
            <text:p>10.387496709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5761.38414" calcext:value-type="float">
            <text:p>1443145761.38414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396716117859" calcext:value-type="float">
            <text:p>1.3839671612</text:p>
          </table:table-cell>
          <table:table-cell table:formula="of:=[.C28]/([.D28]-[.D27])" office:value-type="float" office:value="84767.1085120816" calcext:value-type="float">
            <text:p>84767.1085120816</text:p>
          </table:table-cell>
          <table:table-cell/>
          <table:table-cell office:value-type="float" office:value="1443145771.77109" calcext:value-type="float">
            <text:p>1443145771.77109</text:p>
          </table:table-cell>
          <table:table-cell table:formula="of:=[.G28]-[.$B$2]" office:value-type="float" office:value="11.7709178924561" calcext:value-type="float">
            <text:p>11.7709178925</text:p>
          </table:table-cell>
          <table:table-cell table:formula="of:=[.C28]/([.H28]-[.H27])" office:value-type="float" office:value="85685.0697751401" calcext:value-type="float">
            <text:p>85685.0697751401</text:p>
          </table:table-cell>
          <table:table-cell table:formula="of:=[.G28]-[.$B28]" office:value-type="float" office:value="10.3869507312775" calcext:value-type="float">
            <text:p>10.38695073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5761.4351" calcext:value-type="float">
            <text:p>1443145761.4351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2746353149" calcext:value-type="float">
            <text:p>1.4349274635</text:p>
          </table:table-cell>
          <table:table-cell table:formula="of:=[.C29]/([.D29]-[.D28])" office:value-type="float" office:value="84771.867523147" calcext:value-type="float">
            <text:p>84771.867523147</text:p>
          </table:table-cell>
          <table:table-cell/>
          <table:table-cell office:value-type="float" office:value="1443145771.82154" calcext:value-type="float">
            <text:p>1443145771.82154</text:p>
          </table:table-cell>
          <table:table-cell table:formula="of:=[.G29]-[.$B$2]" office:value-type="float" office:value="11.8213651180267" calcext:value-type="float">
            <text:p>11.821365118</text:p>
          </table:table-cell>
          <table:table-cell table:formula="of:=[.C29]/([.H29]-[.H28])" office:value-type="float" office:value="85634.0453043844" calcext:value-type="float">
            <text:p>85634.0453043844</text:p>
          </table:table-cell>
          <table:table-cell table:formula="of:=[.G29]-[.$B29]" office:value-type="float" office:value="10.3864376544952" calcext:value-type="float">
            <text:p>10.38643765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5761.48607" calcext:value-type="float">
            <text:p>1443145761.48607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89324951172" calcext:value-type="float">
            <text:p>1.4858932495</text:p>
          </table:table-cell>
          <table:table-cell table:formula="of:=[.C30]/([.D30]-[.D29])" office:value-type="float" office:value="84762.7465546439" calcext:value-type="float">
            <text:p>84762.7465546439</text:p>
          </table:table-cell>
          <table:table-cell/>
          <table:table-cell office:value-type="float" office:value="1443145771.87204" calcext:value-type="float">
            <text:p>1443145771.87204</text:p>
          </table:table-cell>
          <table:table-cell table:formula="of:=[.G30]-[.$B$2]" office:value-type="float" office:value="11.8718693256378" calcext:value-type="float">
            <text:p>11.8718693256</text:p>
          </table:table-cell>
          <table:table-cell table:formula="of:=[.C30]/([.H30]-[.H29])" office:value-type="float" office:value="85537.4275598357" calcext:value-type="float">
            <text:p>85537.4275598357</text:p>
          </table:table-cell>
          <table:table-cell table:formula="of:=[.G30]-[.$B30]" office:value-type="float" office:value="10.3859760761261" calcext:value-type="float">
            <text:p>10.38597607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5761.53703" calcext:value-type="float">
            <text:p>1443145761.53703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85617446899" calcext:value-type="float">
            <text:p>1.5368561745</text:p>
          </table:table-cell>
          <table:table-cell table:formula="of:=[.C31]/([.D31]-[.D30])" office:value-type="float" office:value="84767.5050759284" calcext:value-type="float">
            <text:p>84767.5050759284</text:p>
          </table:table-cell>
          <table:table-cell/>
          <table:table-cell office:value-type="float" office:value="1443145771.92245" calcext:value-type="float">
            <text:p>1443145771.92245</text:p>
          </table:table-cell>
          <table:table-cell table:formula="of:=[.G31]-[.$B$2]" office:value-type="float" office:value="11.9222748279572" calcext:value-type="float">
            <text:p>11.922274828</text:p>
          </table:table-cell>
          <table:table-cell table:formula="of:=[.C31]/([.H31]-[.H30])" office:value-type="float" office:value="85704.9290498354" calcext:value-type="float">
            <text:p>85704.9290498354</text:p>
          </table:table-cell>
          <table:table-cell table:formula="of:=[.G31]-[.$B31]" office:value-type="float" office:value="10.3854186534882" calcext:value-type="float">
            <text:p>10.38541865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5761.58799" calcext:value-type="float">
            <text:p>1443145761.58799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81838417053" calcext:value-type="float">
            <text:p>1.5878183842</text:p>
          </table:table-cell>
          <table:table-cell table:formula="of:=[.C32]/([.D32]-[.D31])" office:value-type="float" office:value="84768.694789732" calcext:value-type="float">
            <text:p>84768.694789732</text:p>
          </table:table-cell>
          <table:table-cell/>
          <table:table-cell office:value-type="float" office:value="1443145771.97292" calcext:value-type="float">
            <text:p>1443145771.97292</text:p>
          </table:table-cell>
          <table:table-cell table:formula="of:=[.G32]-[.$B$2]" office:value-type="float" office:value="11.9727437496185" calcext:value-type="float">
            <text:p>11.9727437496</text:p>
          </table:table-cell>
          <table:table-cell table:formula="of:=[.C32]/([.H32]-[.H31])" office:value-type="float" office:value="85597.2320745269" calcext:value-type="float">
            <text:p>85597.2320745269</text:p>
          </table:table-cell>
          <table:table-cell table:formula="of:=[.G32]-[.$B32]" office:value-type="float" office:value="10.384925365448" calcext:value-type="float">
            <text:p>10.384925365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5761.63896" calcext:value-type="float">
            <text:p>1443145761.63896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78488540649" calcext:value-type="float">
            <text:p>1.6387848854</text:p>
          </table:table-cell>
          <table:table-cell table:formula="of:=[.C33]/([.D33]-[.D32])" office:value-type="float" office:value="84761.5570077981" calcext:value-type="float">
            <text:p>84761.5570077981</text:p>
          </table:table-cell>
          <table:table-cell/>
          <table:table-cell office:value-type="float" office:value="1443145772.02337" calcext:value-type="float">
            <text:p>1443145772.02337</text:p>
          </table:table-cell>
          <table:table-cell table:formula="of:=[.G33]-[.$B$2]" office:value-type="float" office:value="12.0231976509094" calcext:value-type="float">
            <text:p>12.0231976509</text:p>
          </table:table-cell>
          <table:table-cell table:formula="of:=[.C33]/([.H33]-[.H32])" office:value-type="float" office:value="85622.7147845893" calcext:value-type="float">
            <text:p>85622.7147845893</text:p>
          </table:table-cell>
          <table:table-cell table:formula="of:=[.G33]-[.$B33]" office:value-type="float" office:value="10.3844127655029" calcext:value-type="float">
            <text:p>10.384412765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5761.68995" calcext:value-type="float">
            <text:p>1443145761.68995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8977522850037" calcext:value-type="float">
            <text:p>1.6897752285</text:p>
          </table:table-cell>
          <table:table-cell table:formula="of:=[.C34]/([.D34]-[.D33])" office:value-type="float" office:value="84721.9245425938" calcext:value-type="float">
            <text:p>84721.9245425938</text:p>
          </table:table-cell>
          <table:table-cell/>
          <table:table-cell office:value-type="float" office:value="1443145772.03916" calcext:value-type="float">
            <text:p>1443145772.03916</text:p>
          </table:table-cell>
          <table:table-cell table:formula="of:=[.G34]-[.$B$2]" office:value-type="float" office:value="12.0389909744263" calcext:value-type="float">
            <text:p>12.0389909744</text:p>
          </table:table-cell>
          <table:table-cell table:formula="of:=[.C34]/([.H34]-[.H33])" office:value-type="float" office:value="273533.306361523" calcext:value-type="float">
            <text:p>273533.306361523</text:p>
          </table:table-cell>
          <table:table-cell table:formula="of:=[.G34]-[.$B34]" office:value-type="float" office:value="10.3492157459259" calcext:value-type="float">
            <text:p>10.349215745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5761.74091" calcext:value-type="float">
            <text:p>1443145761.74091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073791503906" calcext:value-type="float">
            <text:p>1.740737915</text:p>
          </table:table-cell>
          <table:table-cell table:formula="of:=[.C35]/([.D35]-[.D34])" office:value-type="float" office:value="84767.9016434857" calcext:value-type="float">
            <text:p>84767.9016434857</text:p>
          </table:table-cell>
          <table:table-cell/>
          <table:table-cell office:value-type="float" office:value="1443145772.05495" calcext:value-type="float">
            <text:p>1443145772.05495</text:p>
          </table:table-cell>
          <table:table-cell table:formula="of:=[.G35]-[.$B$2]" office:value-type="float" office:value="12.0547790527344" calcext:value-type="float">
            <text:p>12.0547790527</text:p>
          </table:table-cell>
          <table:table-cell table:formula="of:=[.C35]/([.H35]-[.H34])" office:value-type="float" office:value="273624.181214135" calcext:value-type="float">
            <text:p>273624.181214135</text:p>
          </table:table-cell>
          <table:table-cell table:formula="of:=[.G35]-[.$B35]" office:value-type="float" office:value="10.3140411376953" calcext:value-type="float">
            <text:p>10.314041137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5761.79189" calcext:value-type="float">
            <text:p>1443145761.79189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71752929688" calcext:value-type="float">
            <text:p>1.7917175293</text:p>
          </table:table-cell>
          <table:table-cell table:formula="of:=[.C36]/([.D36]-[.D35])" office:value-type="float" office:value="84739.7545645017" calcext:value-type="float">
            <text:p>84739.7545645017</text:p>
          </table:table-cell>
          <table:table-cell/>
          <table:table-cell office:value-type="float" office:value="1443145772.08372" calcext:value-type="float">
            <text:p>1443145772.08372</text:p>
          </table:table-cell>
          <table:table-cell table:formula="of:=[.G36]-[.$B$2]" office:value-type="float" office:value="12.0835509300232" calcext:value-type="float">
            <text:p>12.08355093</text:p>
          </table:table-cell>
          <table:table-cell table:formula="of:=[.C36]/([.H36]-[.H35])" office:value-type="float" office:value="150146.615621737" calcext:value-type="float">
            <text:p>150146.615621737</text:p>
          </table:table-cell>
          <table:table-cell table:formula="of:=[.G36]-[.$B36]" office:value-type="float" office:value="10.2918334007263" calcext:value-type="float">
            <text:p>10.291833400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5761.84286" calcext:value-type="float">
            <text:p>1443145761.84286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68522262573" calcext:value-type="float">
            <text:p>1.8426852226</text:p>
          </table:table-cell>
          <table:table-cell table:formula="of:=[.C37]/([.D37]-[.D36])" office:value-type="float" office:value="84759.5745039154" calcext:value-type="float">
            <text:p>84759.5745039154</text:p>
          </table:table-cell>
          <table:table-cell/>
          <table:table-cell office:value-type="float" office:value="1443145772.13042" calcext:value-type="float">
            <text:p>1443145772.13042</text:p>
          </table:table-cell>
          <table:table-cell table:formula="of:=[.G37]-[.$B$2]" office:value-type="float" office:value="12.1302416324615" calcext:value-type="float">
            <text:p>12.1302416325</text:p>
          </table:table-cell>
          <table:table-cell table:formula="of:=[.C37]/([.H37]-[.H36])" office:value-type="float" office:value="92523.7739934128" calcext:value-type="float">
            <text:p>92523.7739934128</text:p>
          </table:table-cell>
          <table:table-cell table:formula="of:=[.G37]-[.$B37]" office:value-type="float" office:value="10.2875564098358" calcext:value-type="float">
            <text:p>10.287556409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5761.89383" calcext:value-type="float">
            <text:p>1443145761.89383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6550617218" calcext:value-type="float">
            <text:p>1.8936550617</text:p>
          </table:table-cell>
          <table:table-cell table:formula="of:=[.C38]/([.D38]-[.D37])" office:value-type="float" office:value="84756.006230617" calcext:value-type="float">
            <text:p>84756.006230617</text:p>
          </table:table-cell>
          <table:table-cell/>
          <table:table-cell office:value-type="float" office:value="1443145772.1771" calcext:value-type="float">
            <text:p>1443145772.1771</text:p>
          </table:table-cell>
          <table:table-cell table:formula="of:=[.G38]-[.$B$2]" office:value-type="float" office:value="12.1769237518311" calcext:value-type="float">
            <text:p>12.1769237518</text:p>
          </table:table-cell>
          <table:table-cell table:formula="of:=[.C38]/([.H38]-[.H37])" office:value-type="float" office:value="92540.7856015608" calcext:value-type="float">
            <text:p>92540.7856015608</text:p>
          </table:table-cell>
          <table:table-cell table:formula="of:=[.G38]-[.$B38]" office:value-type="float" office:value="10.2832686901093" calcext:value-type="float">
            <text:p>10.28326869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5761.94479" calcext:value-type="float">
            <text:p>1443145761.94479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61345672607" calcext:value-type="float">
            <text:p>1.9446134567</text:p>
          </table:table-cell>
          <table:table-cell table:formula="of:=[.C39]/([.D39]-[.D38])" office:value-type="float" office:value="84775.0404940698" calcext:value-type="float">
            <text:p>84775.0404940698</text:p>
          </table:table-cell>
          <table:table-cell/>
          <table:table-cell office:value-type="float" office:value="1443145772.22376" calcext:value-type="float">
            <text:p>1443145772.22376</text:p>
          </table:table-cell>
          <table:table-cell table:formula="of:=[.G39]-[.$B$2]" office:value-type="float" office:value="12.2235863208771" calcext:value-type="float">
            <text:p>12.2235863209</text:p>
          </table:table-cell>
          <table:table-cell table:formula="of:=[.C39]/([.H39]-[.H38])" office:value-type="float" office:value="92579.5576265731" calcext:value-type="float">
            <text:p>92579.5576265731</text:p>
          </table:table-cell>
          <table:table-cell table:formula="of:=[.G39]-[.$B39]" office:value-type="float" office:value="10.278972864151" calcext:value-type="float">
            <text:p>10.27897286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5761.99576" calcext:value-type="float">
            <text:p>1443145761.99576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58162689209" calcext:value-type="float">
            <text:p>1.9955816269</text:p>
          </table:table-cell>
          <table:table-cell table:formula="of:=[.C40]/([.D40]-[.D39])" office:value-type="float" office:value="84758.7815283287" calcext:value-type="float">
            <text:p>84758.7815283287</text:p>
          </table:table-cell>
          <table:table-cell/>
          <table:table-cell office:value-type="float" office:value="1443145772.27046" calcext:value-type="float">
            <text:p>1443145772.27046</text:p>
          </table:table-cell>
          <table:table-cell table:formula="of:=[.G40]-[.$B$2]" office:value-type="float" office:value="12.2702853679657" calcext:value-type="float">
            <text:p>12.270285368</text:p>
          </table:table-cell>
          <table:table-cell table:formula="of:=[.C40]/([.H40]-[.H39])" office:value-type="float" office:value="92507.2409251034" calcext:value-type="float">
            <text:p>92507.2409251034</text:p>
          </table:table-cell>
          <table:table-cell table:formula="of:=[.G40]-[.$B40]" office:value-type="float" office:value="10.2747037410736" calcext:value-type="float">
            <text:p>10.274703741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5762.0388" calcext:value-type="float">
            <text:p>1443145762.0388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62953186035" calcext:value-type="float">
            <text:p>2.0386295319</text:p>
          </table:table-cell>
          <table:table-cell table:formula="of:=[.C41]/([.D41]-[.D40])" office:value-type="float" office:value="100353.315757992" calcext:value-type="float">
            <text:p>100353.315757992</text:p>
          </table:table-cell>
          <table:table-cell/>
          <table:table-cell office:value-type="float" office:value="1443145772.31716" calcext:value-type="float">
            <text:p>1443145772.31716</text:p>
          </table:table-cell>
          <table:table-cell table:formula="of:=[.G41]-[.$B$2]" office:value-type="float" office:value="12.3169829845428" calcext:value-type="float">
            <text:p>12.3169829845</text:p>
          </table:table-cell>
          <table:table-cell table:formula="of:=[.C41]/([.H41]-[.H40])" office:value-type="float" office:value="92510.0747457419" calcext:value-type="float">
            <text:p>92510.0747457419</text:p>
          </table:table-cell>
          <table:table-cell table:formula="of:=[.G41]-[.$B41]" office:value-type="float" office:value="10.2783534526825" calcext:value-type="float">
            <text:p>10.27835345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5762.08114" calcext:value-type="float">
            <text:p>1443145762.08114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096265792847" calcext:value-type="float">
            <text:p>2.0809626579</text:p>
          </table:table-cell>
          <table:table-cell table:formula="of:=[.C42]/([.D42]-[.D41])" office:value-type="float" office:value="102047.743723178" calcext:value-type="float">
            <text:p>102047.743723178</text:p>
          </table:table-cell>
          <table:table-cell/>
          <table:table-cell office:value-type="float" office:value="1443145772.3638" calcext:value-type="float">
            <text:p>1443145772.3638</text:p>
          </table:table-cell>
          <table:table-cell table:formula="of:=[.G42]-[.$B$2]" office:value-type="float" office:value="12.3636243343353" calcext:value-type="float">
            <text:p>12.3636243343</text:p>
          </table:table-cell>
          <table:table-cell table:formula="of:=[.C42]/([.H42]-[.H41])" office:value-type="float" office:value="92621.6762426646" calcext:value-type="float">
            <text:p>92621.6762426646</text:p>
          </table:table-cell>
          <table:table-cell table:formula="of:=[.G42]-[.$B42]" office:value-type="float" office:value="10.2826616764069" calcext:value-type="float">
            <text:p>10.28266167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5762.12344" calcext:value-type="float">
            <text:p>1443145762.12344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26955795288" calcext:value-type="float">
            <text:p>2.123269558</text:p>
          </table:table-cell>
          <table:table-cell table:formula="of:=[.C43]/([.D43]-[.D42])" office:value-type="float" office:value="102111.00311077" calcext:value-type="float">
            <text:p>102111.00311077</text:p>
          </table:table-cell>
          <table:table-cell/>
          <table:table-cell office:value-type="float" office:value="1443145772.41052" calcext:value-type="float">
            <text:p>1443145772.41052</text:p>
          </table:table-cell>
          <table:table-cell table:formula="of:=[.G43]-[.$B$2]" office:value-type="float" office:value="12.4103441238403" calcext:value-type="float">
            <text:p>12.4103441238</text:p>
          </table:table-cell>
          <table:table-cell table:formula="of:=[.C43]/([.H43]-[.H42])" office:value-type="float" office:value="92466.1700270978" calcext:value-type="float">
            <text:p>92466.1700270978</text:p>
          </table:table-cell>
          <table:table-cell table:formula="of:=[.G43]-[.$B43]" office:value-type="float" office:value="10.2870745658875" calcext:value-type="float">
            <text:p>10.287074565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5762.16579" calcext:value-type="float">
            <text:p>1443145762.16579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61508178711" calcext:value-type="float">
            <text:p>2.1656150818</text:p>
          </table:table-cell>
          <table:table-cell table:formula="of:=[.C44]/([.D44]-[.D43])" office:value-type="float" office:value="102017.866561567" calcext:value-type="float">
            <text:p>102017.866561567</text:p>
          </table:table-cell>
          <table:table-cell/>
          <table:table-cell office:value-type="float" office:value="1443145772.45717" calcext:value-type="float">
            <text:p>1443145772.45717</text:p>
          </table:table-cell>
          <table:table-cell table:formula="of:=[.G44]-[.$B$2]" office:value-type="float" office:value="12.4570007324219" calcext:value-type="float">
            <text:p>12.4570007324</text:p>
          </table:table-cell>
          <table:table-cell table:formula="of:=[.C44]/([.H44]-[.H43])" office:value-type="float" office:value="92591.3848292214" calcext:value-type="float">
            <text:p>92591.3848292214</text:p>
          </table:table-cell>
          <table:table-cell table:formula="of:=[.G44]-[.$B44]" office:value-type="float" office:value="10.2913856506348" calcext:value-type="float">
            <text:p>10.291385650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5762.20814" calcext:value-type="float">
            <text:p>1443145762.20814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796680450439" calcext:value-type="float">
            <text:p>2.2079668045</text:p>
          </table:table-cell>
          <table:table-cell table:formula="of:=[.C45]/([.D45]-[.D44])" office:value-type="float" office:value="102002.934540296" calcext:value-type="float">
            <text:p>102002.934540296</text:p>
          </table:table-cell>
          <table:table-cell/>
          <table:table-cell office:value-type="float" office:value="1443145772.50388" calcext:value-type="float">
            <text:p>1443145772.50388</text:p>
          </table:table-cell>
          <table:table-cell table:formula="of:=[.G45]-[.$B$2]" office:value-type="float" office:value="12.5037107467651" calcext:value-type="float">
            <text:p>12.5037107468</text:p>
          </table:table-cell>
          <table:table-cell table:formula="of:=[.C45]/([.H45]-[.H44])" office:value-type="float" office:value="92485.5207333755" calcext:value-type="float">
            <text:p>92485.5207333755</text:p>
          </table:table-cell>
          <table:table-cell table:formula="of:=[.G45]-[.$B45]" office:value-type="float" office:value="10.2957439422607" calcext:value-type="float">
            <text:p>10.295743942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5762.25047" calcext:value-type="float">
            <text:p>1443145762.25047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29397010803" calcext:value-type="float">
            <text:p>2.2502939701</text:p>
          </table:table-cell>
          <table:table-cell table:formula="of:=[.C46]/([.D46]-[.D45])" office:value-type="float" office:value="102062.113973177" calcext:value-type="float">
            <text:p>102062.113973177</text:p>
          </table:table-cell>
          <table:table-cell/>
          <table:table-cell office:value-type="float" office:value="1443145772.55058" calcext:value-type="float">
            <text:p>1443145772.55058</text:p>
          </table:table-cell>
          <table:table-cell table:formula="of:=[.G46]-[.$B$2]" office:value-type="float" office:value="12.5504038333893" calcext:value-type="float">
            <text:p>12.5504038334</text:p>
          </table:table-cell>
          <table:table-cell table:formula="of:=[.C46]/([.H46]-[.H45])" office:value-type="float" office:value="92519.0496566162" calcext:value-type="float">
            <text:p>92519.0496566162</text:p>
          </table:table-cell>
          <table:table-cell table:formula="of:=[.G46]-[.$B46]" office:value-type="float" office:value="10.3001098632813" calcext:value-type="float">
            <text:p>10.300109863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5762.29281" calcext:value-type="float">
            <text:p>1443145762.29281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63162612915" calcext:value-type="float">
            <text:p>2.2926316261</text:p>
          </table:table-cell>
          <table:table-cell table:formula="of:=[.C47]/([.D47]-[.D46])" office:value-type="float" office:value="102036.825039279" calcext:value-type="float">
            <text:p>102036.825039279</text:p>
          </table:table-cell>
          <table:table-cell/>
          <table:table-cell office:value-type="float" office:value="1443145772.59722" calcext:value-type="float">
            <text:p>1443145772.59722</text:p>
          </table:table-cell>
          <table:table-cell table:formula="of:=[.G47]-[.$B$2]" office:value-type="float" office:value="12.5970482826233" calcext:value-type="float">
            <text:p>12.5970482826</text:p>
          </table:table-cell>
          <table:table-cell table:formula="of:=[.C47]/([.H47]-[.H46])" office:value-type="float" office:value="92615.5216953502" calcext:value-type="float">
            <text:p>92615.5216953502</text:p>
          </table:table-cell>
          <table:table-cell table:formula="of:=[.G47]-[.$B47]" office:value-type="float" office:value="10.3044166564941" calcext:value-type="float">
            <text:p>10.304416656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5762.33513" calcext:value-type="float">
            <text:p>1443145762.33513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495903015137" calcext:value-type="float">
            <text:p>2.3349590302</text:p>
          </table:table-cell>
          <table:table-cell table:formula="of:=[.C48]/([.D48]-[.D47])" office:value-type="float" office:value="102061.539085471" calcext:value-type="float">
            <text:p>102061.539085471</text:p>
          </table:table-cell>
          <table:table-cell/>
          <table:table-cell office:value-type="float" office:value="1443145772.64386" calcext:value-type="float">
            <text:p>1443145772.64386</text:p>
          </table:table-cell>
          <table:table-cell table:formula="of:=[.G48]-[.$B$2]" office:value-type="float" office:value="12.6436891555786" calcext:value-type="float">
            <text:p>12.6436891556</text:p>
          </table:table-cell>
          <table:table-cell table:formula="of:=[.C48]/([.H48]-[.H47])" office:value-type="float" office:value="92622.6231686995" calcext:value-type="float">
            <text:p>92622.6231686995</text:p>
          </table:table-cell>
          <table:table-cell table:formula="of:=[.G48]-[.$B48]" office:value-type="float" office:value="10.3087301254272" calcext:value-type="float">
            <text:p>10.308730125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5762.37747" calcext:value-type="float">
            <text:p>1443145762.37747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29644775391" calcext:value-type="float">
            <text:p>2.3772964478</text:p>
          </table:table-cell>
          <table:table-cell table:formula="of:=[.C49]/([.D49]-[.D48])" office:value-type="float" office:value="102037.399648601" calcext:value-type="float">
            <text:p>102037.399648601</text:p>
          </table:table-cell>
          <table:table-cell/>
          <table:table-cell office:value-type="float" office:value="1443145772.69055" calcext:value-type="float">
            <text:p>1443145772.69055</text:p>
          </table:table-cell>
          <table:table-cell table:formula="of:=[.G49]-[.$B$2]" office:value-type="float" office:value="12.6903765201569" calcext:value-type="float">
            <text:p>12.6903765202</text:p>
          </table:table-cell>
          <table:table-cell table:formula="of:=[.C49]/([.H49]-[.H48])" office:value-type="float" office:value="92530.3888755547" calcext:value-type="float">
            <text:p>92530.3888755547</text:p>
          </table:table-cell>
          <table:table-cell table:formula="of:=[.G49]-[.$B49]" office:value-type="float" office:value="10.313080072403" calcext:value-type="float">
            <text:p>10.313080072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5762.41981" calcext:value-type="float">
            <text:p>1443145762.41981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63243484497" calcext:value-type="float">
            <text:p>2.4196324348</text:p>
          </table:table-cell>
          <table:table-cell table:formula="of:=[.C50]/([.D50]-[.D49])" office:value-type="float" office:value="102040.847440446" calcext:value-type="float">
            <text:p>102040.847440446</text:p>
          </table:table-cell>
          <table:table-cell/>
          <table:table-cell office:value-type="float" office:value="1443145772.73717" calcext:value-type="float">
            <text:p>1443145772.73717</text:p>
          </table:table-cell>
          <table:table-cell table:formula="of:=[.G50]-[.$B$2]" office:value-type="float" office:value="12.7369978427887" calcext:value-type="float">
            <text:p>12.7369978428</text:p>
          </table:table-cell>
          <table:table-cell table:formula="of:=[.C50]/([.H50]-[.H49])" office:value-type="float" office:value="92661.4638137708" calcext:value-type="float">
            <text:p>92661.4638137708</text:p>
          </table:table-cell>
          <table:table-cell table:formula="of:=[.G50]-[.$B50]" office:value-type="float" office:value="10.3173654079437" calcext:value-type="float">
            <text:p>10.317365407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5762.46214" calcext:value-type="float">
            <text:p>1443145762.46214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196866035461" calcext:value-type="float">
            <text:p>2.4619686604</text:p>
          </table:table-cell>
          <table:table-cell table:formula="of:=[.C51]/([.D51]-[.D50])" office:value-type="float" office:value="102040.272792292" calcext:value-type="float">
            <text:p>102040.272792292</text:p>
          </table:table-cell>
          <table:table-cell/>
          <table:table-cell office:value-type="float" office:value="1443145772.78391" calcext:value-type="float">
            <text:p>1443145772.78391</text:p>
          </table:table-cell>
          <table:table-cell table:formula="of:=[.G51]-[.$B$2]" office:value-type="float" office:value="12.7837371826172" calcext:value-type="float">
            <text:p>12.7837371826</text:p>
          </table:table-cell>
          <table:table-cell table:formula="of:=[.C51]/([.H51]-[.H50])" office:value-type="float" office:value="92427.4928968216" calcext:value-type="float">
            <text:p>92427.4928968216</text:p>
          </table:table-cell>
          <table:table-cell table:formula="of:=[.G51]-[.$B51]" office:value-type="float" office:value="10.3217685222626" calcext:value-type="float">
            <text:p>10.321768522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5762.50444" calcext:value-type="float">
            <text:p>1443145762.50444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26745414734" calcext:value-type="float">
            <text:p>2.5042674541</text:p>
          </table:table-cell>
          <table:table-cell table:formula="of:=[.C52]/([.D52]-[.D51])" office:value-type="float" office:value="102130.571882715" calcext:value-type="float">
            <text:p>102130.571882715</text:p>
          </table:table-cell>
          <table:table-cell/>
          <table:table-cell office:value-type="float" office:value="1443145772.8306" calcext:value-type="float">
            <text:p>1443145772.8306</text:p>
          </table:table-cell>
          <table:table-cell table:formula="of:=[.G52]-[.$B$2]" office:value-type="float" office:value="12.8304216861725" calcext:value-type="float">
            <text:p>12.8304216862</text:p>
          </table:table-cell>
          <table:table-cell table:formula="of:=[.C52]/([.H52]-[.H51])" office:value-type="float" office:value="92536.0595273966" calcext:value-type="float">
            <text:p>92536.0595273966</text:p>
          </table:table-cell>
          <table:table-cell table:formula="of:=[.G52]-[.$B52]" office:value-type="float" office:value="10.3261542320251" calcext:value-type="float">
            <text:p>10.32615423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5762.54677" calcext:value-type="float">
            <text:p>1443145762.54677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59914970398" calcext:value-type="float">
            <text:p>2.5465991497</text:p>
          </table:table-cell>
          <table:table-cell table:formula="of:=[.C53]/([.D53]-[.D52])" office:value-type="float" office:value="102051.192214112" calcext:value-type="float">
            <text:p>102051.192214112</text:p>
          </table:table-cell>
          <table:table-cell/>
          <table:table-cell office:value-type="float" office:value="1443145772.87717" calcext:value-type="float">
            <text:p>1443145772.87717</text:p>
          </table:table-cell>
          <table:table-cell table:formula="of:=[.G53]-[.$B$2]" office:value-type="float" office:value="12.8769979476929" calcext:value-type="float">
            <text:p>12.8769979477</text:p>
          </table:table-cell>
          <table:table-cell table:formula="of:=[.C53]/([.H53]-[.H52])" office:value-type="float" office:value="92751.1109518569" calcext:value-type="float">
            <text:p>92751.1109518569</text:p>
          </table:table-cell>
          <table:table-cell table:formula="of:=[.G53]-[.$B53]" office:value-type="float" office:value="10.3303987979889" calcext:value-type="float">
            <text:p>10.33039879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5762.5891" calcext:value-type="float">
            <text:p>1443145762.5891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892393112183" calcext:value-type="float">
            <text:p>2.5889239311</text:p>
          </table:table-cell>
          <table:table-cell table:formula="of:=[.C54]/([.D54]-[.D53])" office:value-type="float" office:value="102067.863206458" calcext:value-type="float">
            <text:p>102067.863206458</text:p>
          </table:table-cell>
          <table:table-cell/>
          <table:table-cell office:value-type="float" office:value="1443145772.92387" calcext:value-type="float">
            <text:p>1443145772.92387</text:p>
          </table:table-cell>
          <table:table-cell table:formula="of:=[.G54]-[.$B$2]" office:value-type="float" office:value="12.9236996173859" calcext:value-type="float">
            <text:p>12.9236996174</text:p>
          </table:table-cell>
          <table:table-cell table:formula="of:=[.C54]/([.H54]-[.H53])" office:value-type="float" office:value="92502.0460381558" calcext:value-type="float">
            <text:p>92502.0460381558</text:p>
          </table:table-cell>
          <table:table-cell table:formula="of:=[.G54]-[.$B54]" office:value-type="float" office:value="10.334775686264" calcext:value-type="float">
            <text:p>10.334775686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5762.63143" calcext:value-type="float">
            <text:p>1443145762.63143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25491142273" calcext:value-type="float">
            <text:p>2.6312549114</text:p>
          </table:table-cell>
          <table:table-cell table:formula="of:=[.C55]/([.D55]-[.D54])" office:value-type="float" office:value="102052.916546981" calcext:value-type="float">
            <text:p>102052.916546981</text:p>
          </table:table-cell>
          <table:table-cell/>
          <table:table-cell office:value-type="float" office:value="1443145772.97065" calcext:value-type="float">
            <text:p>1443145772.97065</text:p>
          </table:table-cell>
          <table:table-cell table:formula="of:=[.G55]-[.$B$2]" office:value-type="float" office:value="12.9704735279083" calcext:value-type="float">
            <text:p>12.9704735279</text:p>
          </table:table-cell>
          <table:table-cell table:formula="of:=[.C55]/([.H55]-[.H54])" office:value-type="float" office:value="92359.1795457326" calcext:value-type="float">
            <text:p>92359.1795457326</text:p>
          </table:table-cell>
          <table:table-cell table:formula="of:=[.G55]-[.$B55]" office:value-type="float" office:value="10.3392186164856" calcext:value-type="float">
            <text:p>10.339218616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5762.67375" calcext:value-type="float">
            <text:p>1443145762.67375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5782623291" calcext:value-type="float">
            <text:p>2.6735782623</text:p>
          </table:table-cell>
          <table:table-cell table:formula="of:=[.C56]/([.D56]-[.D55])" office:value-type="float" office:value="102071.313057341" calcext:value-type="float">
            <text:p>102071.313057341</text:p>
          </table:table-cell>
          <table:table-cell/>
          <table:table-cell office:value-type="float" office:value="1443145773.01739" calcext:value-type="float">
            <text:p>1443145773.01739</text:p>
          </table:table-cell>
          <table:table-cell table:formula="of:=[.G56]-[.$B$2]" office:value-type="float" office:value="13.0172114372253" calcext:value-type="float">
            <text:p>13.0172114372</text:p>
          </table:table-cell>
          <table:table-cell table:formula="of:=[.C56]/([.H56]-[.H55])" office:value-type="float" office:value="92430.3218335689" calcext:value-type="float">
            <text:p>92430.3218335689</text:p>
          </table:table-cell>
          <table:table-cell table:formula="of:=[.G56]-[.$B56]" office:value-type="float" office:value="10.3436331748962" calcext:value-type="float">
            <text:p>10.343633174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5762.71608" calcext:value-type="float">
            <text:p>1443145762.71608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590542793274" calcext:value-type="float">
            <text:p>2.7159054279</text:p>
          </table:table-cell>
          <table:table-cell table:formula="of:=[.C57]/([.D57]-[.D56])" office:value-type="float" office:value="102062.113973177" calcext:value-type="float">
            <text:p>102062.113973177</text:p>
          </table:table-cell>
          <table:table-cell/>
          <table:table-cell office:value-type="float" office:value="1443145773.03177" calcext:value-type="float">
            <text:p>1443145773.03177</text:p>
          </table:table-cell>
          <table:table-cell table:formula="of:=[.G57]-[.$B$2]" office:value-type="float" office:value="13.0315933227539" calcext:value-type="float">
            <text:p>13.0315933228</text:p>
          </table:table-cell>
          <table:table-cell table:formula="of:=[.C57]/([.H57]-[.H56])" office:value-type="float" office:value="300377.860150525" calcext:value-type="float">
            <text:p>300377.860150525</text:p>
          </table:table-cell>
          <table:table-cell table:formula="of:=[.G57]-[.$B57]" office:value-type="float" office:value="10.3156878948212" calcext:value-type="float">
            <text:p>10.315687894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5762.75841" calcext:value-type="float">
            <text:p>1443145762.75841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23378562927" calcext:value-type="float">
            <text:p>2.7582337856</text:p>
          </table:table-cell>
          <table:table-cell table:formula="of:=[.C58]/([.D58]-[.D57])" office:value-type="float" office:value="102059.23959941" calcext:value-type="float">
            <text:p>102059.23959941</text:p>
          </table:table-cell>
          <table:table-cell/>
          <table:table-cell office:value-type="float" office:value="1443145773.04615" calcext:value-type="float">
            <text:p>1443145773.04615</text:p>
          </table:table-cell>
          <table:table-cell table:formula="of:=[.G58]-[.$B$2]" office:value-type="float" office:value="13.0459764003754" calcext:value-type="float">
            <text:p>13.0459764004</text:p>
          </table:table-cell>
          <table:table-cell table:formula="of:=[.C58]/([.H58]-[.H57])" office:value-type="float" office:value="300352.964344323" calcext:value-type="float">
            <text:p>300352.964344323</text:p>
          </table:table-cell>
          <table:table-cell table:formula="of:=[.G58]-[.$B58]" office:value-type="float" office:value="10.2877426147461" calcext:value-type="float">
            <text:p>10.287742614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5762.80074" calcext:value-type="float">
            <text:p>1443145762.80074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56142807007" calcext:value-type="float">
            <text:p>2.8005614281</text:p>
          </table:table-cell>
          <table:table-cell table:formula="of:=[.C59]/([.D59]-[.D58])" office:value-type="float" office:value="102060.964204241" calcext:value-type="float">
            <text:p>102060.964204241</text:p>
          </table:table-cell>
          <table:table-cell/>
          <table:table-cell office:value-type="float" office:value="1443145773.07415" calcext:value-type="float">
            <text:p>1443145773.07415</text:p>
          </table:table-cell>
          <table:table-cell table:formula="of:=[.G59]-[.$B$2]" office:value-type="float" office:value="13.0739779472351" calcext:value-type="float">
            <text:p>13.0739779472</text:p>
          </table:table-cell>
          <table:table-cell table:formula="of:=[.C59]/([.H59]-[.H58])" office:value-type="float" office:value="154277.19124371" calcext:value-type="float">
            <text:p>154277.19124371</text:p>
          </table:table-cell>
          <table:table-cell table:formula="of:=[.G59]-[.$B59]" office:value-type="float" office:value="10.273416519165" calcext:value-type="float">
            <text:p>10.273416519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5762.84306" calcext:value-type="float">
            <text:p>1443145762.84306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288763999939" calcext:value-type="float">
            <text:p>2.84288764</text:p>
          </table:table-cell>
          <table:table-cell table:formula="of:=[.C60]/([.D60]-[.D59])" office:value-type="float" office:value="102064.413588766" calcext:value-type="float">
            <text:p>102064.413588766</text:p>
          </table:table-cell>
          <table:table-cell/>
          <table:table-cell office:value-type="float" office:value="1443145773.1179" calcext:value-type="float">
            <text:p>1443145773.1179</text:p>
          </table:table-cell>
          <table:table-cell table:formula="of:=[.G60]-[.$B$2]" office:value-type="float" office:value="13.1177258491516" calcext:value-type="float">
            <text:p>13.1177258492</text:p>
          </table:table-cell>
          <table:table-cell table:formula="of:=[.C60]/([.H60]-[.H59])" office:value-type="float" office:value="98747.5927015892" calcext:value-type="float">
            <text:p>98747.5927015892</text:p>
          </table:table-cell>
          <table:table-cell table:formula="of:=[.G60]-[.$B60]" office:value-type="float" office:value="10.2748382091522" calcext:value-type="float">
            <text:p>10.27483820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5762.88539" calcext:value-type="float">
            <text:p>1443145762.88539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2174282074" calcext:value-type="float">
            <text:p>2.8852174282</text:p>
          </table:table-cell>
          <table:table-cell table:formula="of:=[.C61]/([.D61]-[.D60])" office:value-type="float" office:value="102055.790564592" calcext:value-type="float">
            <text:p>102055.790564592</text:p>
          </table:table-cell>
          <table:table-cell/>
          <table:table-cell office:value-type="float" office:value="1443145773.16171" calcext:value-type="float">
            <text:p>1443145773.16171</text:p>
          </table:table-cell>
          <table:table-cell table:formula="of:=[.G61]-[.$B$2]" office:value-type="float" office:value="13.161536693573" calcext:value-type="float">
            <text:p>13.1615366936</text:p>
          </table:table-cell>
          <table:table-cell table:formula="of:=[.C61]/([.H61]-[.H60])" office:value-type="float" office:value="98605.7232416901" calcext:value-type="float">
            <text:p>98605.7232416901</text:p>
          </table:table-cell>
          <table:table-cell table:formula="of:=[.G61]-[.$B61]" office:value-type="float" office:value="10.2763192653656" calcext:value-type="float">
            <text:p>10.27631926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5762.92773" calcext:value-type="float">
            <text:p>1443145762.92773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55579948425" calcext:value-type="float">
            <text:p>2.9275557995</text:p>
          </table:table-cell>
          <table:table-cell table:formula="of:=[.C62]/([.D62]-[.D61])" office:value-type="float" office:value="102035.101250141" calcext:value-type="float">
            <text:p>102035.101250141</text:p>
          </table:table-cell>
          <table:table-cell/>
          <table:table-cell office:value-type="float" office:value="1443145773.20568" calcext:value-type="float">
            <text:p>1443145773.20568</text:p>
          </table:table-cell>
          <table:table-cell table:formula="of:=[.G62]-[.$B$2]" office:value-type="float" office:value="13.205509185791" calcext:value-type="float">
            <text:p>13.2055091858</text:p>
          </table:table-cell>
          <table:table-cell table:formula="of:=[.C62]/([.H62]-[.H61])" office:value-type="float" office:value="98243.2375809233" calcext:value-type="float">
            <text:p>98243.2375809233</text:p>
          </table:table-cell>
          <table:table-cell table:formula="of:=[.G62]-[.$B62]" office:value-type="float" office:value="10.2779533863068" calcext:value-type="float">
            <text:p>10.277953386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5762.97005" calcext:value-type="float">
            <text:p>1443145762.97005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698805809021" calcext:value-type="float">
            <text:p>2.9698805809</text:p>
          </table:table-cell>
          <table:table-cell table:formula="of:=[.C63]/([.D63]-[.D62])" office:value-type="float" office:value="102067.863206458" calcext:value-type="float">
            <text:p>102067.863206458</text:p>
          </table:table-cell>
          <table:table-cell/>
          <table:table-cell office:value-type="float" office:value="1443145773.24959" calcext:value-type="float">
            <text:p>1443145773.24959</text:p>
          </table:table-cell>
          <table:table-cell table:formula="of:=[.G63]-[.$B$2]" office:value-type="float" office:value="13.2494206428528" calcext:value-type="float">
            <text:p>13.2494206429</text:p>
          </table:table-cell>
          <table:table-cell table:formula="of:=[.C63]/([.H63]-[.H62])" office:value-type="float" office:value="98379.7917232243" calcext:value-type="float">
            <text:p>98379.7917232243</text:p>
          </table:table-cell>
          <table:table-cell table:formula="of:=[.G63]-[.$B63]" office:value-type="float" office:value="10.2795400619507" calcext:value-type="float">
            <text:p>10.27954006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5763.01263" calcext:value-type="float">
            <text:p>1443145763.01263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45760917664" calcext:value-type="float">
            <text:p>3.0124576092</text:p>
          </table:table-cell>
          <table:table-cell table:formula="of:=[.C64]/([.D64]-[.D63])" office:value-type="float" office:value="101463.163942413" calcext:value-type="float">
            <text:p>101463.163942413</text:p>
          </table:table-cell>
          <table:table-cell/>
          <table:table-cell office:value-type="float" office:value="1443145773.2935" calcext:value-type="float">
            <text:p>1443145773.2935</text:p>
          </table:table-cell>
          <table:table-cell table:formula="of:=[.G64]-[.$B$2]" office:value-type="float" office:value="13.2933216094971" calcext:value-type="float">
            <text:p>13.2933216095</text:p>
          </table:table-cell>
          <table:table-cell table:formula="of:=[.C64]/([.H64]-[.H63])" office:value-type="float" office:value="98403.3002052853" calcext:value-type="float">
            <text:p>98403.3002052853</text:p>
          </table:table-cell>
          <table:table-cell table:formula="of:=[.G64]-[.$B64]" office:value-type="float" office:value="10.2808640003204" calcext:value-type="float">
            <text:p>10.28086400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5763.05598" calcext:value-type="float">
            <text:p>1443145763.05598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581068992615" calcext:value-type="float">
            <text:p>3.0558106899</text:p>
          </table:table-cell>
          <table:table-cell table:formula="of:=[.C65]/([.D65]-[.D64])" office:value-type="float" office:value="99646.8976440309" calcext:value-type="float">
            <text:p>99646.8976440309</text:p>
          </table:table-cell>
          <table:table-cell/>
          <table:table-cell office:value-type="float" office:value="1443145773.33734" calcext:value-type="float">
            <text:p>1443145773.33734</text:p>
          </table:table-cell>
          <table:table-cell table:formula="of:=[.G65]-[.$B$2]" office:value-type="float" office:value="13.3371679782867" calcext:value-type="float">
            <text:p>13.3371679783</text:p>
          </table:table-cell>
          <table:table-cell table:formula="of:=[.C65]/([.H65]-[.H64])" office:value-type="float" office:value="98525.8327941057" calcext:value-type="float">
            <text:p>98525.8327941057</text:p>
          </table:table-cell>
          <table:table-cell table:formula="of:=[.G65]-[.$B65]" office:value-type="float" office:value="10.2813572883606" calcext:value-type="float">
            <text:p>10.281357288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5763.09934" calcext:value-type="float">
            <text:p>1443145763.09934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16520118713" calcext:value-type="float">
            <text:p>3.0991652012</text:p>
          </table:table-cell>
          <table:table-cell table:formula="of:=[.C66]/([.D66]-[.D65])" office:value-type="float" office:value="99643.6097271257" calcext:value-type="float">
            <text:p>99643.6097271257</text:p>
          </table:table-cell>
          <table:table-cell/>
          <table:table-cell office:value-type="float" office:value="1443145773.38127" calcext:value-type="float">
            <text:p>1443145773.38127</text:p>
          </table:table-cell>
          <table:table-cell table:formula="of:=[.G66]-[.$B$2]" office:value-type="float" office:value="13.3810958862305" calcext:value-type="float">
            <text:p>13.3810958862</text:p>
          </table:table-cell>
          <table:table-cell table:formula="of:=[.C66]/([.H66]-[.H65])" office:value-type="float" office:value="98342.9487590029" calcext:value-type="float">
            <text:p>98342.9487590029</text:p>
          </table:table-cell>
          <table:table-cell table:formula="of:=[.G66]-[.$B66]" office:value-type="float" office:value="10.2819306850433" calcext:value-type="float">
            <text:p>10.2819306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5763.14269" calcext:value-type="float">
            <text:p>1443145763.14269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51923561096" calcext:value-type="float">
            <text:p>3.1425192356</text:p>
          </table:table-cell>
          <table:table-cell table:formula="of:=[.C67]/([.D67]-[.D66])" office:value-type="float" office:value="99644.705675319" calcext:value-type="float">
            <text:p>99644.705675319</text:p>
          </table:table-cell>
          <table:table-cell/>
          <table:table-cell office:value-type="float" office:value="1443145773.42511" calcext:value-type="float">
            <text:p>1443145773.42511</text:p>
          </table:table-cell>
          <table:table-cell table:formula="of:=[.G67]-[.$B$2]" office:value-type="float" office:value="13.4249348640442" calcext:value-type="float">
            <text:p>13.424934864</text:p>
          </table:table-cell>
          <table:table-cell table:formula="of:=[.C67]/([.H67]-[.H66])" office:value-type="float" office:value="98542.443629877" calcext:value-type="float">
            <text:p>98542.443629877</text:p>
          </table:table-cell>
          <table:table-cell table:formula="of:=[.G67]-[.$B67]" office:value-type="float" office:value="10.2824156284332" calcext:value-type="float">
            <text:p>10.282415628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5763.18604" calcext:value-type="float">
            <text:p>1443145763.1860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586277961731" calcext:value-type="float">
            <text:p>3.1858627796</text:p>
          </table:table-cell>
          <table:table-cell table:formula="of:=[.C68]/([.D68]-[.D67])" office:value-type="float" office:value="99668.8226363616" calcext:value-type="float">
            <text:p>99668.8226363616</text:p>
          </table:table-cell>
          <table:table-cell/>
          <table:table-cell office:value-type="float" office:value="1443145773.46897" calcext:value-type="float">
            <text:p>1443145773.46897</text:p>
          </table:table-cell>
          <table:table-cell table:formula="of:=[.G68]-[.$B$2]" office:value-type="float" office:value="13.4687991142273" calcext:value-type="float">
            <text:p>13.4687991142</text:p>
          </table:table-cell>
          <table:table-cell table:formula="of:=[.C68]/([.H68]-[.H67])" office:value-type="float" office:value="98485.668442222" calcext:value-type="float">
            <text:p>98485.668442222</text:p>
          </table:table-cell>
          <table:table-cell table:formula="of:=[.G68]-[.$B68]" office:value-type="float" office:value="10.28293633461" calcext:value-type="float">
            <text:p>10.282936334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5763.22938" calcext:value-type="float">
            <text:p>1443145763.22938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20727729797" calcext:value-type="float">
            <text:p>3.2292072773</text:p>
          </table:table-cell>
          <table:table-cell table:formula="of:=[.C69]/([.D69]-[.D68])" office:value-type="float" office:value="99666.6297029703" calcext:value-type="float">
            <text:p>99666.6297029703</text:p>
          </table:table-cell>
          <table:table-cell/>
          <table:table-cell office:value-type="float" office:value="1443145773.51285" calcext:value-type="float">
            <text:p>1443145773.51285</text:p>
          </table:table-cell>
          <table:table-cell table:formula="of:=[.G69]-[.$B$2]" office:value-type="float" office:value="13.5126783847809" calcext:value-type="float">
            <text:p>13.5126783848</text:p>
          </table:table-cell>
          <table:table-cell table:formula="of:=[.C69]/([.H69]-[.H68])" office:value-type="float" office:value="98451.9556842695" calcext:value-type="float">
            <text:p>98451.9556842695</text:p>
          </table:table-cell>
          <table:table-cell table:formula="of:=[.G69]-[.$B69]" office:value-type="float" office:value="10.2834711074829" calcext:value-type="float">
            <text:p>10.283471107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5763.27272" calcext:value-type="float">
            <text:p>1443145763.27272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254247665405" calcext:value-type="float">
            <text:p>3.2725424767</text:p>
          </table:table-cell>
          <table:table-cell table:formula="of:=[.C70]/([.D70]-[.D69])" office:value-type="float" office:value="99688.0149206926" calcext:value-type="float">
            <text:p>99688.0149206926</text:p>
          </table:table-cell>
          <table:table-cell/>
          <table:table-cell office:value-type="float" office:value="1443145773.55674" calcext:value-type="float">
            <text:p>1443145773.55674</text:p>
          </table:table-cell>
          <table:table-cell table:formula="of:=[.G70]-[.$B$2]" office:value-type="float" office:value="13.5565707683563" calcext:value-type="float">
            <text:p>13.5565707684</text:p>
          </table:table-cell>
          <table:table-cell table:formula="of:=[.C70]/([.H70]-[.H69])" office:value-type="float" office:value="98422.5427761301" calcext:value-type="float">
            <text:p>98422.5427761301</text:p>
          </table:table-cell>
          <table:table-cell table:formula="of:=[.G70]-[.$B70]" office:value-type="float" office:value="10.2840282917023" calcext:value-type="float">
            <text:p>10.284028291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5763.31609" calcext:value-type="float">
            <text:p>1443145763.31609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591153144836" calcext:value-type="float">
            <text:p>3.3159115314</text:p>
          </table:table-cell>
          <table:table-cell table:formula="of:=[.C71]/([.D71]-[.D70])" office:value-type="float" office:value="99610.1948840866" calcext:value-type="float">
            <text:p>99610.1948840866</text:p>
          </table:table-cell>
          <table:table-cell/>
          <table:table-cell office:value-type="float" office:value="1443145773.60065" calcext:value-type="float">
            <text:p>1443145773.60065</text:p>
          </table:table-cell>
          <table:table-cell table:formula="of:=[.G71]-[.$B$2]" office:value-type="float" office:value="13.6004774570465" calcext:value-type="float">
            <text:p>13.600477457</text:p>
          </table:table-cell>
          <table:table-cell table:formula="of:=[.C71]/([.H71]-[.H70])" office:value-type="float" office:value="98390.4760043007" calcext:value-type="float">
            <text:p>98390.4760043007</text:p>
          </table:table-cell>
          <table:table-cell table:formula="of:=[.G71]-[.$B71]" office:value-type="float" office:value="10.2845659255981" calcext:value-type="float">
            <text:p>10.284565925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5763.35944" calcext:value-type="float">
            <text:p>1443145763.35944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26175117493" calcext:value-type="float">
            <text:p>3.3592617512</text:p>
          </table:table-cell>
          <table:table-cell table:formula="of:=[.C72]/([.D72]-[.D71])" office:value-type="float" office:value="99653.4741288279" calcext:value-type="float">
            <text:p>99653.4741288279</text:p>
          </table:table-cell>
          <table:table-cell/>
          <table:table-cell office:value-type="float" office:value="1443145773.64447" calcext:value-type="float">
            <text:p>1443145773.64447</text:p>
          </table:table-cell>
          <table:table-cell table:formula="of:=[.G72]-[.$B$2]" office:value-type="float" office:value="13.6442933082581" calcext:value-type="float">
            <text:p>13.6442933083</text:p>
          </table:table-cell>
          <table:table-cell table:formula="of:=[.C72]/([.H72]-[.H71])" office:value-type="float" office:value="98594.4556718197" calcext:value-type="float">
            <text:p>98594.4556718197</text:p>
          </table:table-cell>
          <table:table-cell table:formula="of:=[.G72]-[.$B72]" office:value-type="float" office:value="10.2850315570831" calcext:value-type="float">
            <text:p>10.285031557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5763.40278" calcext:value-type="float">
            <text:p>1443145763.40278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6050567627" calcext:value-type="float">
            <text:p>3.4026050568</text:p>
          </table:table-cell>
          <table:table-cell table:formula="of:=[.C73]/([.D73]-[.D72])" office:value-type="float" office:value="99669.3708847878" calcext:value-type="float">
            <text:p>99669.3708847878</text:p>
          </table:table-cell>
          <table:table-cell/>
          <table:table-cell office:value-type="float" office:value="1443145773.68853" calcext:value-type="float">
            <text:p>1443145773.68853</text:p>
          </table:table-cell>
          <table:table-cell table:formula="of:=[.G73]-[.$B$2]" office:value-type="float" office:value="13.6883542537689" calcext:value-type="float">
            <text:p>13.6883542538</text:p>
          </table:table-cell>
          <table:table-cell table:formula="of:=[.C73]/([.H73]-[.H72])" office:value-type="float" office:value="98046.0121749953" calcext:value-type="float">
            <text:p>98046.0121749953</text:p>
          </table:table-cell>
          <table:table-cell table:formula="of:=[.G73]-[.$B73]" office:value-type="float" office:value="10.2857491970062" calcext:value-type="float">
            <text:p>10.28574919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5763.44613" calcext:value-type="float">
            <text:p>1443145763.44613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595122337341" calcext:value-type="float">
            <text:p>3.4459512234</text:p>
          </table:table-cell>
          <table:table-cell table:formula="of:=[.C74]/([.D74]-[.D73])" office:value-type="float" office:value="99662.7923017266" calcext:value-type="float">
            <text:p>99662.7923017266</text:p>
          </table:table-cell>
          <table:table-cell/>
          <table:table-cell office:value-type="float" office:value="1443145773.73242" calcext:value-type="float">
            <text:p>1443145773.73242</text:p>
          </table:table-cell>
          <table:table-cell table:formula="of:=[.G74]-[.$B$2]" office:value-type="float" office:value="13.7322418689728" calcext:value-type="float">
            <text:p>13.732241869</text:p>
          </table:table-cell>
          <table:table-cell table:formula="of:=[.C74]/([.H74]-[.H73])" office:value-type="float" office:value="98433.2363454623" calcext:value-type="float">
            <text:p>98433.2363454623</text:p>
          </table:table-cell>
          <table:table-cell table:formula="of:=[.G74]-[.$B74]" office:value-type="float" office:value="10.2862906455994" calcext:value-type="float">
            <text:p>10.286290645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5763.48948" calcext:value-type="float">
            <text:p>1443145763.48948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30406570435" calcext:value-type="float">
            <text:p>3.4893040657</text:p>
          </table:table-cell>
          <table:table-cell table:formula="of:=[.C75]/([.D75]-[.D74])" office:value-type="float" office:value="99647.4456512773" calcext:value-type="float">
            <text:p>99647.4456512773</text:p>
          </table:table-cell>
          <table:table-cell/>
          <table:table-cell office:value-type="float" office:value="1443145773.77629" calcext:value-type="float">
            <text:p>1443145773.77629</text:p>
          </table:table-cell>
          <table:table-cell table:formula="of:=[.G75]-[.$B$2]" office:value-type="float" office:value="13.7761137485504" calcext:value-type="float">
            <text:p>13.7761137486</text:p>
          </table:table-cell>
          <table:table-cell table:formula="of:=[.C75]/([.H75]-[.H74])" office:value-type="float" office:value="98468.5416168511" calcext:value-type="float">
            <text:p>98468.5416168511</text:p>
          </table:table-cell>
          <table:table-cell table:formula="of:=[.G75]-[.$B75]" office:value-type="float" office:value="10.2868096828461" calcext:value-type="float">
            <text:p>10.286809682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5763.53281" calcext:value-type="float">
            <text:p>1443145763.53281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263664245605" calcext:value-type="float">
            <text:p>3.5326366425</text:p>
          </table:table-cell>
          <table:table-cell table:formula="of:=[.C76]/([.D76]-[.D75])" office:value-type="float" office:value="99694.0483081155" calcext:value-type="float">
            <text:p>99694.0483081155</text:p>
          </table:table-cell>
          <table:table-cell/>
          <table:table-cell office:value-type="float" office:value="1443145773.82018" calcext:value-type="float">
            <text:p>1443145773.82018</text:p>
          </table:table-cell>
          <table:table-cell table:formula="of:=[.G76]-[.$B$2]" office:value-type="float" office:value="13.8200018405914" calcext:value-type="float">
            <text:p>13.8200018406</text:p>
          </table:table-cell>
          <table:table-cell table:formula="of:=[.C76]/([.H76]-[.H75])" office:value-type="float" office:value="98432.1668839635" calcext:value-type="float">
            <text:p>98432.1668839635</text:p>
          </table:table-cell>
          <table:table-cell table:formula="of:=[.G76]-[.$B76]" office:value-type="float" office:value="10.2873651981354" calcext:value-type="float">
            <text:p>10.287365198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5763.57616" calcext:value-type="float">
            <text:p>1443145763.57616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598233222961" calcext:value-type="float">
            <text:p>3.5759823322</text:p>
          </table:table-cell>
          <table:table-cell table:formula="of:=[.C77]/([.D77]-[.D76])" office:value-type="float" office:value="99663.8886719287" calcext:value-type="float">
            <text:p>99663.8886719287</text:p>
          </table:table-cell>
          <table:table-cell/>
          <table:table-cell office:value-type="float" office:value="1443145773.86408" calcext:value-type="float">
            <text:p>1443145773.86408</text:p>
          </table:table-cell>
          <table:table-cell table:formula="of:=[.G77]-[.$B$2]" office:value-type="float" office:value="13.8639032840729" calcext:value-type="float">
            <text:p>13.8639032841</text:p>
          </table:table-cell>
          <table:table-cell table:formula="of:=[.C77]/([.H77]-[.H76])" office:value-type="float" office:value="98402.2313941869" calcext:value-type="float">
            <text:p>98402.2313941869</text:p>
          </table:table-cell>
          <table:table-cell table:formula="of:=[.G77]-[.$B77]" office:value-type="float" office:value="10.2879209518433" calcext:value-type="float">
            <text:p>10.287920951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5763.6195" calcext:value-type="float">
            <text:p>1443145763.6195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32301521301" calcext:value-type="float">
            <text:p>3.6193230152</text:p>
          </table:table-cell>
          <table:table-cell table:formula="of:=[.C78]/([.D78]-[.D77])" office:value-type="float" office:value="99675.4020155789" calcext:value-type="float">
            <text:p>99675.4020155789</text:p>
          </table:table-cell>
          <table:table-cell/>
          <table:table-cell office:value-type="float" office:value="1443145773.90795" calcext:value-type="float">
            <text:p>1443145773.90795</text:p>
          </table:table-cell>
          <table:table-cell table:formula="of:=[.G78]-[.$B$2]" office:value-type="float" office:value="13.9077806472778" calcext:value-type="float">
            <text:p>13.9077806473</text:p>
          </table:table-cell>
          <table:table-cell table:formula="of:=[.C78]/([.H78]-[.H77])" office:value-type="float" office:value="98456.2353900073" calcext:value-type="float">
            <text:p>98456.2353900073</text:p>
          </table:table-cell>
          <table:table-cell table:formula="of:=[.G78]-[.$B78]" office:value-type="float" office:value="10.2884576320648" calcext:value-type="float">
            <text:p>10.288457632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5763.66284" calcext:value-type="float">
            <text:p>1443145763.66284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266465187073" calcext:value-type="float">
            <text:p>3.6626646519</text:p>
          </table:table-cell>
          <table:table-cell table:formula="of:=[.C79]/([.D79]-[.D78])" office:value-type="float" office:value="99673.2087926596" calcext:value-type="float">
            <text:p>99673.2087926596</text:p>
          </table:table-cell>
          <table:table-cell/>
          <table:table-cell office:value-type="float" office:value="1443145773.95188" calcext:value-type="float">
            <text:p>1443145773.95188</text:p>
          </table:table-cell>
          <table:table-cell table:formula="of:=[.G79]-[.$B$2]" office:value-type="float" office:value="13.9517021179199" calcext:value-type="float">
            <text:p>13.9517021179</text:p>
          </table:table-cell>
          <table:table-cell table:formula="of:=[.C79]/([.H79]-[.H78])" office:value-type="float" office:value="98357.3622842254" calcext:value-type="float">
            <text:p>98357.3622842254</text:p>
          </table:table-cell>
          <table:table-cell table:formula="of:=[.G79]-[.$B79]" office:value-type="float" office:value="10.2890374660492" calcext:value-type="float">
            <text:p>10.28903746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5763.70623" calcext:value-type="float">
            <text:p>1443145763.70623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05731010437" calcext:value-type="float">
            <text:p>3.7060573101</text:p>
          </table:table-cell>
          <table:table-cell table:formula="of:=[.C80]/([.D80]-[.D79])" office:value-type="float" office:value="99556.011911957" calcext:value-type="float">
            <text:p>99556.011911957</text:p>
          </table:table-cell>
          <table:table-cell/>
          <table:table-cell office:value-type="float" office:value="1443145773.99565" calcext:value-type="float">
            <text:p>1443145773.99565</text:p>
          </table:table-cell>
          <table:table-cell table:formula="of:=[.G80]-[.$B$2]" office:value-type="float" office:value="13.9954736232758" calcext:value-type="float">
            <text:p>13.9954736233</text:p>
          </table:table-cell>
          <table:table-cell table:formula="of:=[.C80]/([.H80]-[.H79])" office:value-type="float" office:value="98694.3438403843" calcext:value-type="float">
            <text:p>98694.3438403843</text:p>
          </table:table-cell>
          <table:table-cell table:formula="of:=[.G80]-[.$B80]" office:value-type="float" office:value="10.2894163131714" calcext:value-type="float">
            <text:p>10.28941631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5763.74958" calcext:value-type="float">
            <text:p>1443145763.74958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40133094788" calcext:value-type="float">
            <text:p>3.7494013309</text:p>
          </table:table-cell>
          <table:table-cell table:formula="of:=[.C81]/([.D81]-[.D80])" office:value-type="float" office:value="99667.7261576035" calcext:value-type="float">
            <text:p>99667.7261576035</text:p>
          </table:table-cell>
          <table:table-cell/>
          <table:table-cell office:value-type="float" office:value="1443145774.00999" calcext:value-type="float">
            <text:p>1443145774.00999</text:p>
          </table:table-cell>
          <table:table-cell table:formula="of:=[.G81]-[.$B$2]" office:value-type="float" office:value="14.0098121166229" calcext:value-type="float">
            <text:p>14.0098121166</text:p>
          </table:table-cell>
          <table:table-cell table:formula="of:=[.C81]/([.H81]-[.H80])" office:value-type="float" office:value="301286.885267709" calcext:value-type="float">
            <text:p>301286.885267709</text:p>
          </table:table-cell>
          <table:table-cell table:formula="of:=[.G81]-[.$B81]" office:value-type="float" office:value="10.2604107856751" calcext:value-type="float">
            <text:p>10.260410785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5763.79306" calcext:value-type="float">
            <text:p>1443145763.79306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288601875305" calcext:value-type="float">
            <text:p>3.7928860188</text:p>
          </table:table-cell>
          <table:table-cell table:formula="of:=[.C82]/([.D82]-[.D81])" office:value-type="float" office:value="99345.3148233436" calcext:value-type="float">
            <text:p>99345.3148233436</text:p>
          </table:table-cell>
          <table:table-cell/>
          <table:table-cell office:value-type="float" office:value="1443145774.0243" calcext:value-type="float">
            <text:p>1443145774.0243</text:p>
          </table:table-cell>
          <table:table-cell table:formula="of:=[.G82]-[.$B$2]" office:value-type="float" office:value="14.0241272449493" calcext:value-type="float">
            <text:p>14.0241272449</text:p>
          </table:table-cell>
          <table:table-cell table:formula="of:=[.C82]/([.H82]-[.H81])" office:value-type="float" office:value="301778.642949935" calcext:value-type="float">
            <text:p>301778.642949935</text:p>
          </table:table-cell>
          <table:table-cell table:formula="of:=[.G82]-[.$B82]" office:value-type="float" office:value="10.2312412261963" calcext:value-type="float">
            <text:p>10.231241226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5763.8364" calcext:value-type="float">
            <text:p>1443145763.8364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22884750366" calcext:value-type="float">
            <text:p>3.8362288475</text:p>
          </table:table-cell>
          <table:table-cell table:formula="of:=[.C83]/([.D83]-[.D82])" office:value-type="float" office:value="99670.4673997349" calcext:value-type="float">
            <text:p>99670.4673997349</text:p>
          </table:table-cell>
          <table:table-cell/>
          <table:table-cell office:value-type="float" office:value="1443145774.0587" calcext:value-type="float">
            <text:p>1443145774.0587</text:p>
          </table:table-cell>
          <table:table-cell table:formula="of:=[.G83]-[.$B$2]" office:value-type="float" office:value="14.0585272312164" calcext:value-type="float">
            <text:p>14.0585272312</text:p>
          </table:table-cell>
          <table:table-cell table:formula="of:=[.C83]/([.H83]-[.H82])" office:value-type="float" office:value="125581.445482521" calcext:value-type="float">
            <text:p>125581.445482521</text:p>
          </table:table-cell>
          <table:table-cell table:formula="of:=[.G83]-[.$B83]" office:value-type="float" office:value="10.2222983837128" calcext:value-type="float">
            <text:p>10.222298383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5763.87974" calcext:value-type="float">
            <text:p>1443145763.8797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56357002258" calcext:value-type="float">
            <text:p>3.87956357</text:p>
          </table:table-cell>
          <table:table-cell table:formula="of:=[.C84]/([.D84]-[.D83])" office:value-type="float" office:value="99689.1118459059" calcext:value-type="float">
            <text:p>99689.1118459059</text:p>
          </table:table-cell>
          <table:table-cell/>
          <table:table-cell office:value-type="float" office:value="1443145774.10754" calcext:value-type="float">
            <text:p>1443145774.10754</text:p>
          </table:table-cell>
          <table:table-cell table:formula="of:=[.G84]-[.$B$2]" office:value-type="float" office:value="14.1073613166809" calcext:value-type="float">
            <text:p>14.1073613167</text:p>
          </table:table-cell>
          <table:table-cell table:formula="of:=[.C84]/([.H84]-[.H83])" office:value-type="float" office:value="88462.8013181985" calcext:value-type="float">
            <text:p>88462.8013181985</text:p>
          </table:table-cell>
          <table:table-cell table:formula="of:=[.G84]-[.$B84]" office:value-type="float" office:value="10.2277977466583" calcext:value-type="float">
            <text:p>10.227797746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5763.92313" calcext:value-type="float">
            <text:p>1443145763.92313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295289039612" calcext:value-type="float">
            <text:p>3.9229528904</text:p>
          </table:table-cell>
          <table:table-cell table:formula="of:=[.C85]/([.D85]-[.D84])" office:value-type="float" office:value="99563.670571686" calcext:value-type="float">
            <text:p>99563.670571686</text:p>
          </table:table-cell>
          <table:table-cell/>
          <table:table-cell office:value-type="float" office:value="1443145774.15618" calcext:value-type="float">
            <text:p>1443145774.15618</text:p>
          </table:table-cell>
          <table:table-cell table:formula="of:=[.G85]-[.$B$2]" office:value-type="float" office:value="14.1560027599335" calcext:value-type="float">
            <text:p>14.1560027599</text:p>
          </table:table-cell>
          <table:table-cell table:formula="of:=[.C85]/([.H85]-[.H84])" office:value-type="float" office:value="88813.1541979345" calcext:value-type="float">
            <text:p>88813.1541979345</text:p>
          </table:table-cell>
          <table:table-cell table:formula="of:=[.G85]-[.$B85]" office:value-type="float" office:value="10.2330498695374" calcext:value-type="float">
            <text:p>10.233049869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5763.96646" calcext:value-type="float">
            <text:p>1443145763.96646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28904342651" calcext:value-type="float">
            <text:p>3.9662890434</text:p>
          </table:table-cell>
          <table:table-cell table:formula="of:=[.C86]/([.D86]-[.D85])" office:value-type="float" office:value="99685.8211426842" calcext:value-type="float">
            <text:p>99685.8211426842</text:p>
          </table:table-cell>
          <table:table-cell/>
          <table:table-cell office:value-type="float" office:value="1443145774.20489" calcext:value-type="float">
            <text:p>1443145774.20489</text:p>
          </table:table-cell>
          <table:table-cell table:formula="of:=[.G86]-[.$B$2]" office:value-type="float" office:value="14.2047176361084" calcext:value-type="float">
            <text:p>14.2047176361</text:p>
          </table:table-cell>
          <table:table-cell table:formula="of:=[.C86]/([.H86]-[.H85])" office:value-type="float" office:value="88679.2770341368" calcext:value-type="float">
            <text:p>88679.2770341368</text:p>
          </table:table-cell>
          <table:table-cell table:formula="of:=[.G86]-[.$B86]" office:value-type="float" office:value="10.2384285926819" calcext:value-type="float">
            <text:p>10.238428592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5764.00984" calcext:value-type="float">
            <text:p>1443145764.00984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66501235962" calcext:value-type="float">
            <text:p>4.0096650124</text:p>
          </table:table-cell>
          <table:table-cell table:formula="of:=[.C87]/([.D87]-[.D86])" office:value-type="float" office:value="99594.3169975595" calcext:value-type="float">
            <text:p>99594.3169975595</text:p>
          </table:table-cell>
          <table:table-cell/>
          <table:table-cell office:value-type="float" office:value="1443145774.25364" calcext:value-type="float">
            <text:p>1443145774.25364</text:p>
          </table:table-cell>
          <table:table-cell table:formula="of:=[.G87]-[.$B$2]" office:value-type="float" office:value="14.2534613609314" calcext:value-type="float">
            <text:p>14.2534613609</text:p>
          </table:table-cell>
          <table:table-cell table:formula="of:=[.C87]/([.H87]-[.H86])" office:value-type="float" office:value="88626.7927961418" calcext:value-type="float">
            <text:p>88626.7927961418</text:p>
          </table:table-cell>
          <table:table-cell table:formula="of:=[.G87]-[.$B87]" office:value-type="float" office:value="10.2437963485718" calcext:value-type="float">
            <text:p>10.243796348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5764.05297" calcext:value-type="float">
            <text:p>1443145764.05297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7994632721" calcext:value-type="float">
            <text:p>4.0527994633</text:p>
          </table:table-cell>
          <table:table-cell table:formula="of:=[.C88]/([.D88]-[.D87])" office:value-type="float" office:value="100151.964580835" calcext:value-type="float">
            <text:p>100151.964580835</text:p>
          </table:table-cell>
          <table:table-cell/>
          <table:table-cell office:value-type="float" office:value="1443145774.30238" calcext:value-type="float">
            <text:p>1443145774.30238</text:p>
          </table:table-cell>
          <table:table-cell table:formula="of:=[.G88]-[.$B$2]" office:value-type="float" office:value="14.3022043704987" calcext:value-type="float">
            <text:p>14.3022043705</text:p>
          </table:table-cell>
          <table:table-cell table:formula="of:=[.C88]/([.H88]-[.H87])" office:value-type="float" office:value="88628.093307181" calcext:value-type="float">
            <text:p>88628.093307181</text:p>
          </table:table-cell>
          <table:table-cell table:formula="of:=[.G88]-[.$B88]" office:value-type="float" office:value="10.2494049072266" calcext:value-type="float">
            <text:p>10.249404907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5764.0961" calcext:value-type="float">
            <text:p>1443145764.0961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592652320862" calcext:value-type="float">
            <text:p>4.0959265232</text:p>
          </table:table-cell>
          <table:table-cell table:formula="of:=[.C89]/([.D89]-[.D88])" office:value-type="float" office:value="100169.128300385" calcext:value-type="float">
            <text:p>100169.128300385</text:p>
          </table:table-cell>
          <table:table-cell/>
          <table:table-cell office:value-type="float" office:value="1443145774.35126" calcext:value-type="float">
            <text:p>1443145774.35126</text:p>
          </table:table-cell>
          <table:table-cell table:formula="of:=[.G89]-[.$B$2]" office:value-type="float" office:value="14.3510823249817" calcext:value-type="float">
            <text:p>14.351082325</text:p>
          </table:table-cell>
          <table:table-cell table:formula="of:=[.C89]/([.H89]-[.H88])" office:value-type="float" office:value="88383.4040456761" calcext:value-type="float">
            <text:p>88383.4040456761</text:p>
          </table:table-cell>
          <table:table-cell table:formula="of:=[.G89]-[.$B89]" office:value-type="float" office:value="10.2551558017731" calcext:value-type="float">
            <text:p>10.2551558018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5764.13923" calcext:value-type="float">
            <text:p>1443145764.13923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05787467957" calcext:value-type="float">
            <text:p>4.1390578747</text:p>
          </table:table-cell>
          <table:table-cell table:formula="of:=[.C90]/([.D90]-[.D89])" office:value-type="float" office:value="100159.161553514" calcext:value-type="float">
            <text:p>100159.161553514</text:p>
          </table:table-cell>
          <table:table-cell/>
          <table:table-cell office:value-type="float" office:value="1443145774.39992" calcext:value-type="float">
            <text:p>1443145774.39992</text:p>
          </table:table-cell>
          <table:table-cell table:formula="of:=[.G90]-[.$B$2]" office:value-type="float" office:value="14.3997497558594" calcext:value-type="float">
            <text:p>14.3997497559</text:p>
          </table:table-cell>
          <table:table-cell table:formula="of:=[.C90]/([.H90]-[.H89])" office:value-type="float" office:value="88765.7294024279" calcext:value-type="float">
            <text:p>88765.7294024279</text:p>
          </table:table-cell>
          <table:table-cell table:formula="of:=[.G90]-[.$B90]" office:value-type="float" office:value="10.2606918811798" calcext:value-type="float">
            <text:p>10.260691881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5764.18236" calcext:value-type="float">
            <text:p>1443145764.18236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18564987183" calcext:value-type="float">
            <text:p>4.1821856499</text:p>
          </table:table-cell>
          <table:table-cell table:formula="of:=[.C91]/([.D91]-[.D90])" office:value-type="float" office:value="100167.467038161" calcext:value-type="float">
            <text:p>100167.467038161</text:p>
          </table:table-cell>
          <table:table-cell/>
          <table:table-cell office:value-type="float" office:value="1443145774.44869" calcext:value-type="float">
            <text:p>1443145774.44869</text:p>
          </table:table-cell>
          <table:table-cell table:formula="of:=[.G91]-[.$B$2]" office:value-type="float" office:value="14.4485120773315" calcext:value-type="float">
            <text:p>14.4485120773</text:p>
          </table:table-cell>
          <table:table-cell table:formula="of:=[.C91]/([.H91]-[.H90])" office:value-type="float" office:value="88592.9929005887" calcext:value-type="float">
            <text:p>88592.9929005887</text:p>
          </table:table-cell>
          <table:table-cell table:formula="of:=[.G91]-[.$B91]" office:value-type="float" office:value="10.2663264274597" calcext:value-type="float">
            <text:p>10.26632642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5764.22549" calcext:value-type="float">
            <text:p>1443145764.22549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31318664551" calcext:value-type="float">
            <text:p>4.2253131866</text:p>
          </table:table-cell>
          <table:table-cell table:formula="of:=[.C92]/([.D92]-[.D91])" office:value-type="float" office:value="100168.020786113" calcext:value-type="float">
            <text:p>100168.020786113</text:p>
          </table:table-cell>
          <table:table-cell/>
          <table:table-cell office:value-type="float" office:value="1443145774.49746" calcext:value-type="float">
            <text:p>1443145774.49746</text:p>
          </table:table-cell>
          <table:table-cell table:formula="of:=[.G92]-[.$B$2]" office:value-type="float" office:value="14.4972884654999" calcext:value-type="float">
            <text:p>14.4972884655</text:p>
          </table:table-cell>
          <table:table-cell table:formula="of:=[.C92]/([.H92]-[.H91])" office:value-type="float" office:value="88567.4434337164" calcext:value-type="float">
            <text:p>88567.4434337164</text:p>
          </table:table-cell>
          <table:table-cell table:formula="of:=[.G92]-[.$B92]" office:value-type="float" office:value="10.2719752788544" calcext:value-type="float">
            <text:p>10.2719752789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5764.2686" calcext:value-type="float">
            <text:p>1443145764.2686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4280872345" calcext:value-type="float">
            <text:p>4.2684280872</text:p>
          </table:table-cell>
          <table:table-cell table:formula="of:=[.C93]/([.D93]-[.D92])" office:value-type="float" office:value="100197.37819141" calcext:value-type="float">
            <text:p>100197.37819141</text:p>
          </table:table-cell>
          <table:table-cell/>
          <table:table-cell office:value-type="float" office:value="1443145774.5462" calcext:value-type="float">
            <text:p>1443145774.5462</text:p>
          </table:table-cell>
          <table:table-cell table:formula="of:=[.G93]-[.$B$2]" office:value-type="float" office:value="14.5460224151611" calcext:value-type="float">
            <text:p>14.5460224152</text:p>
          </table:table-cell>
          <table:table-cell table:formula="of:=[.C93]/([.H93]-[.H92])" office:value-type="float" office:value="88644.5697512292" calcext:value-type="float">
            <text:p>88644.5697512292</text:p>
          </table:table-cell>
          <table:table-cell table:formula="of:=[.G93]-[.$B93]" office:value-type="float" office:value="10.2775943279266" calcext:value-type="float">
            <text:p>10.277594327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5764.31172" calcext:value-type="float">
            <text:p>1443145764.31172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5496635437" calcext:value-type="float">
            <text:p>4.3115496635</text:p>
          </table:table-cell>
          <table:table-cell table:formula="of:=[.C94]/([.D94]-[.D93])" office:value-type="float" office:value="100181.866474995" calcext:value-type="float">
            <text:p>100181.866474995</text:p>
          </table:table-cell>
          <table:table-cell/>
          <table:table-cell office:value-type="float" office:value="1443145774.595" calcext:value-type="float">
            <text:p>1443145774.595</text:p>
          </table:table-cell>
          <table:table-cell table:formula="of:=[.G94]-[.$B$2]" office:value-type="float" office:value="14.5948257446289" calcext:value-type="float">
            <text:p>14.5948257446</text:p>
          </table:table-cell>
          <table:table-cell table:formula="of:=[.C94]/([.H94]-[.H93])" office:value-type="float" office:value="88518.5508265916" calcext:value-type="float">
            <text:p>88518.5508265916</text:p>
          </table:table-cell>
          <table:table-cell table:formula="of:=[.G94]-[.$B94]" office:value-type="float" office:value="10.2832760810852" calcext:value-type="float">
            <text:p>10.283276081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5764.35486" calcext:value-type="float">
            <text:p>1443145764.35486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68173027039" calcext:value-type="float">
            <text:p>4.3546817303</text:p>
          </table:table-cell>
          <table:table-cell table:formula="of:=[.C95]/([.D95]-[.D94])" office:value-type="float" office:value="100157.50062186" calcext:value-type="float">
            <text:p>100157.50062186</text:p>
          </table:table-cell>
          <table:table-cell/>
          <table:table-cell office:value-type="float" office:value="1443145774.64381" calcext:value-type="float">
            <text:p>1443145774.64381</text:p>
          </table:table-cell>
          <table:table-cell table:formula="of:=[.G95]-[.$B$2]" office:value-type="float" office:value="14.6436386108398" calcext:value-type="float">
            <text:p>14.6436386108</text:p>
          </table:table-cell>
          <table:table-cell table:formula="of:=[.C95]/([.H95]-[.H94])" office:value-type="float" office:value="88501.2566427008" calcext:value-type="float">
            <text:p>88501.2566427008</text:p>
          </table:table-cell>
          <table:table-cell table:formula="of:=[.G95]-[.$B95]" office:value-type="float" office:value="10.2889568805695" calcext:value-type="float">
            <text:p>10.288956880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5764.39796" calcext:value-type="float">
            <text:p>1443145764.39796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789478302" calcext:value-type="float">
            <text:p>4.3977894783</text:p>
          </table:table-cell>
          <table:table-cell table:formula="of:=[.C96]/([.D96]-[.D95])" office:value-type="float" office:value="100214.003218902" calcext:value-type="float">
            <text:p>100214.003218902</text:p>
          </table:table-cell>
          <table:table-cell/>
          <table:table-cell office:value-type="float" office:value="1443145774.69259" calcext:value-type="float">
            <text:p>1443145774.69259</text:p>
          </table:table-cell>
          <table:table-cell table:formula="of:=[.G96]-[.$B$2]" office:value-type="float" office:value="14.6924126148224" calcext:value-type="float">
            <text:p>14.6924126148</text:p>
          </table:table-cell>
          <table:table-cell table:formula="of:=[.C96]/([.H96]-[.H95])" office:value-type="float" office:value="88571.7728145943" calcext:value-type="float">
            <text:p>88571.7728145943</text:p>
          </table:table-cell>
          <table:table-cell table:formula="of:=[.G96]-[.$B96]" office:value-type="float" office:value="10.2946231365204" calcext:value-type="float">
            <text:p>10.294623136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5764.44107" calcext:value-type="float">
            <text:p>1443145764.44107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089698791504" calcext:value-type="float">
            <text:p>4.4408969879</text:p>
          </table:table-cell>
          <table:table-cell table:formula="of:=[.C97]/([.D97]-[.D96])" office:value-type="float" office:value="100214.5574815" calcext:value-type="float">
            <text:p>100214.5574815</text:p>
          </table:table-cell>
          <table:table-cell/>
          <table:table-cell office:value-type="float" office:value="1443145774.74141" calcext:value-type="float">
            <text:p>1443145774.74141</text:p>
          </table:table-cell>
          <table:table-cell table:formula="of:=[.G97]-[.$B$2]" office:value-type="float" office:value="14.7412383556366" calcext:value-type="float">
            <text:p>14.7412383556</text:p>
          </table:table-cell>
          <table:table-cell table:formula="of:=[.C97]/([.H97]-[.H96])" office:value-type="float" office:value="88477.9202109478" calcext:value-type="float">
            <text:p>88477.9202109478</text:p>
          </table:table-cell>
          <table:table-cell table:formula="of:=[.G97]-[.$B97]" office:value-type="float" office:value="10.3003413677216" calcext:value-type="float">
            <text:p>10.300341367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5764.4842" calcext:value-type="float">
            <text:p>1443145764.4842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02428627014" calcext:value-type="float">
            <text:p>4.4840242863</text:p>
          </table:table-cell>
          <table:table-cell table:formula="of:=[.C98]/([.D98]-[.D97])" office:value-type="float" office:value="100168.574540188" calcext:value-type="float">
            <text:p>100168.574540188</text:p>
          </table:table-cell>
          <table:table-cell/>
          <table:table-cell office:value-type="float" office:value="1443145774.7901" calcext:value-type="float">
            <text:p>1443145774.7901</text:p>
          </table:table-cell>
          <table:table-cell table:formula="of:=[.G98]-[.$B$2]" office:value-type="float" office:value="14.7899310588837" calcext:value-type="float">
            <text:p>14.7899310589</text:p>
          </table:table-cell>
          <table:table-cell table:formula="of:=[.C98]/([.H98]-[.H97])" office:value-type="float" office:value="88719.6584276705" calcext:value-type="float">
            <text:p>88719.6584276705</text:p>
          </table:table-cell>
          <table:table-cell table:formula="of:=[.G98]-[.$B98]" office:value-type="float" office:value="10.3059067726135" calcext:value-type="float">
            <text:p>10.305906772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5764.52731" calcext:value-type="float">
            <text:p>1443145764.52731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13441848755" calcext:value-type="float">
            <text:p>4.5271344185</text:p>
          </table:table-cell>
          <table:table-cell table:formula="of:=[.C99]/([.D99]-[.D98])" office:value-type="float" office:value="100208.460930112" calcext:value-type="float">
            <text:p>100208.460930112</text:p>
          </table:table-cell>
          <table:table-cell/>
          <table:table-cell office:value-type="float" office:value="1443145774.83897" calcext:value-type="float">
            <text:p>1443145774.83897</text:p>
          </table:table-cell>
          <table:table-cell table:formula="of:=[.G99]-[.$B$2]" office:value-type="float" office:value="14.8387975692749" calcext:value-type="float">
            <text:p>14.8387975693</text:p>
          </table:table-cell>
          <table:table-cell table:formula="of:=[.C99]/([.H99]-[.H98])" office:value-type="float" office:value="88404.1026341597" calcext:value-type="float">
            <text:p>88404.1026341597</text:p>
          </table:table-cell>
          <table:table-cell table:formula="of:=[.G99]-[.$B99]" office:value-type="float" office:value="10.3116631507874" calcext:value-type="float">
            <text:p>10.311663150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5764.57043" calcext:value-type="float">
            <text:p>1443145764.57043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25742530823" calcext:value-type="float">
            <text:p>4.5702574253</text:p>
          </table:table-cell>
          <table:table-cell table:formula="of:=[.C100]/([.D100]-[.D99])" office:value-type="float" office:value="100178.543160595" calcext:value-type="float">
            <text:p>100178.543160595</text:p>
          </table:table-cell>
          <table:table-cell/>
          <table:table-cell office:value-type="float" office:value="1443145774.8877" calcext:value-type="float">
            <text:p>1443145774.8877</text:p>
          </table:table-cell>
          <table:table-cell table:formula="of:=[.G100]-[.$B$2]" office:value-type="float" office:value="14.8875217437744" calcext:value-type="float">
            <text:p>14.8875217438</text:p>
          </table:table-cell>
          <table:table-cell table:formula="of:=[.C100]/([.H100]-[.H99])" office:value-type="float" office:value="88662.353839228" calcext:value-type="float">
            <text:p>88662.353839228</text:p>
          </table:table-cell>
          <table:table-cell table:formula="of:=[.G100]-[.$B100]" office:value-type="float" office:value="10.3172643184662" calcext:value-type="float">
            <text:p>10.317264318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5764.61354" calcext:value-type="float">
            <text:p>1443145764.61354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36827278137" calcext:value-type="float">
            <text:p>4.6133682728</text:p>
          </table:table-cell>
          <table:table-cell table:formula="of:=[.C101]/([.D101]-[.D100])" office:value-type="float" office:value="100206.798363013" calcext:value-type="float">
            <text:p>100206.798363013</text:p>
          </table:table-cell>
          <table:table-cell/>
          <table:table-cell office:value-type="float" office:value="1443145774.93631" calcext:value-type="float">
            <text:p>1443145774.93631</text:p>
          </table:table-cell>
          <table:table-cell table:formula="of:=[.G101]-[.$B$2]" office:value-type="float" office:value="14.9361374378204" calcext:value-type="float">
            <text:p>14.9361374378</text:p>
          </table:table-cell>
          <table:table-cell table:formula="of:=[.C101]/([.H101]-[.H100])" office:value-type="float" office:value="88860.1939100285" calcext:value-type="float">
            <text:p>88860.1939100285</text:p>
          </table:table-cell>
          <table:table-cell table:formula="of:=[.G101]-[.$B101]" office:value-type="float" office:value="10.3227691650391" calcext:value-type="float">
            <text:p>10.32276916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5764.65672" calcext:value-type="float">
            <text:p>1443145764.65672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54373168945" calcext:value-type="float">
            <text:p>4.6565437317</text:p>
          </table:table-cell>
          <table:table-cell table:formula="of:=[.C102]/([.D102]-[.D101])" office:value-type="float" office:value="100056.840373072" calcext:value-type="float">
            <text:p>100056.840373072</text:p>
          </table:table-cell>
          <table:table-cell/>
          <table:table-cell office:value-type="float" office:value="1443145774.98499" calcext:value-type="float">
            <text:p>1443145774.98499</text:p>
          </table:table-cell>
          <table:table-cell table:formula="of:=[.G102]-[.$B$2]" office:value-type="float" office:value="14.9848136901855" calcext:value-type="float">
            <text:p>14.9848136902</text:p>
          </table:table-cell>
          <table:table-cell table:formula="of:=[.C102]/([.H102]-[.H101])" office:value-type="float" office:value="88749.6425894996" calcext:value-type="float">
            <text:p>88749.6425894996</text:p>
          </table:table-cell>
          <table:table-cell table:formula="of:=[.G102]-[.$B102]" office:value-type="float" office:value="10.3282699584961" calcext:value-type="float">
            <text:p>10.328269958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5764.69985" calcext:value-type="float">
            <text:p>1443145764.69985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68008995056" calcext:value-type="float">
            <text:p>4.69968009</text:p>
          </table:table-cell>
          <table:table-cell table:formula="of:=[.C103]/([.D103]-[.D102])" office:value-type="float" office:value="100147.536188629" calcext:value-type="float">
            <text:p>100147.536188629</text:p>
          </table:table-cell>
          <table:table-cell/>
          <table:table-cell office:value-type="float" office:value="1443145775.03382" calcext:value-type="float">
            <text:p>1443145775.03382</text:p>
          </table:table-cell>
          <table:table-cell table:formula="of:=[.G103]-[.$B$2]" office:value-type="float" office:value="15.0336472988129" calcext:value-type="float">
            <text:p>15.0336472988</text:p>
          </table:table-cell>
          <table:table-cell table:formula="of:=[.C103]/([.H103]-[.H102])" office:value-type="float" office:value="88463.6651157341" calcext:value-type="float">
            <text:p>88463.6651157341</text:p>
          </table:table-cell>
          <table:table-cell table:formula="of:=[.G103]-[.$B103]" office:value-type="float" office:value="10.3339672088623" calcext:value-type="float">
            <text:p>10.333967208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5764.7431" calcext:value-type="float">
            <text:p>1443145764.7431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293088912964" calcext:value-type="float">
            <text:p>4.7429308891</text:p>
          </table:table-cell>
          <table:table-cell table:formula="of:=[.C104]/([.D104]-[.D103])" office:value-type="float" office:value="99882.5474209926" calcext:value-type="float">
            <text:p>99882.5474209926</text:p>
          </table:table-cell>
          <table:table-cell/>
          <table:table-cell office:value-type="float" office:value="1443145775.04696" calcext:value-type="float">
            <text:p>1443145775.04696</text:p>
          </table:table-cell>
          <table:table-cell table:formula="of:=[.G104]-[.$B$2]" office:value-type="float" office:value="15.0467889308929" calcext:value-type="float">
            <text:p>15.0467889309</text:p>
          </table:table-cell>
          <table:table-cell table:formula="of:=[.C104]/([.H104]-[.H103])" office:value-type="float" office:value="328726.29317852" calcext:value-type="float">
            <text:p>328726.29317852</text:p>
          </table:table-cell>
          <table:table-cell table:formula="of:=[.G104]-[.$B104]" office:value-type="float" office:value="10.3038580417633" calcext:value-type="float">
            <text:p>10.303858041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5764.78624" calcext:value-type="float">
            <text:p>1443145764.78624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06414794922" calcext:value-type="float">
            <text:p>4.7860641479</text:p>
          </table:table-cell>
          <table:table-cell table:formula="of:=[.C105]/([.D105]-[.D104])" office:value-type="float" office:value="100154.732524846" calcext:value-type="float">
            <text:p>100154.732524846</text:p>
          </table:table-cell>
          <table:table-cell/>
          <table:table-cell office:value-type="float" office:value="1443145775.0601" calcext:value-type="float">
            <text:p>1443145775.0601</text:p>
          </table:table-cell>
          <table:table-cell table:formula="of:=[.G105]-[.$B$2]" office:value-type="float" office:value="15.0599274635315" calcext:value-type="float">
            <text:p>15.0599274635</text:p>
          </table:table-cell>
          <table:table-cell table:formula="of:=[.C105]/([.H105]-[.H104])" office:value-type="float" office:value="328803.841254287" calcext:value-type="float">
            <text:p>328803.841254287</text:p>
          </table:table-cell>
          <table:table-cell table:formula="of:=[.G105]-[.$B105]" office:value-type="float" office:value="10.2738633155823" calcext:value-type="float">
            <text:p>10.27386331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5764.82937" calcext:value-type="float">
            <text:p>1443145764.82937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1974067688" calcext:value-type="float">
            <text:p>4.8291974068</text:p>
          </table:table-cell>
          <table:table-cell table:formula="of:=[.C106]/([.D106]-[.D105])" office:value-type="float" office:value="100154.732524846" calcext:value-type="float">
            <text:p>100154.732524846</text:p>
          </table:table-cell>
          <table:table-cell/>
          <table:table-cell office:value-type="float" office:value="1443145775.08545" calcext:value-type="float">
            <text:p>1443145775.08545</text:p>
          </table:table-cell>
          <table:table-cell table:formula="of:=[.G106]-[.$B$2]" office:value-type="float" office:value="15.0852761268616" calcext:value-type="float">
            <text:p>15.0852761269</text:p>
          </table:table-cell>
          <table:table-cell table:formula="of:=[.C106]/([.H106]-[.H105])" office:value-type="float" office:value="170423.187358916" calcext:value-type="float">
            <text:p>170423.187358916</text:p>
          </table:table-cell>
          <table:table-cell table:formula="of:=[.G106]-[.$B106]" office:value-type="float" office:value="10.2560787200928" calcext:value-type="float">
            <text:p>10.256078720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5764.87251" calcext:value-type="float">
            <text:p>1443145764.87251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33924865723" calcext:value-type="float">
            <text:p>4.8723392487</text:p>
          </table:table-cell>
          <table:table-cell table:formula="of:=[.C107]/([.D107]-[.D106])" office:value-type="float" office:value="100134.806742194" calcext:value-type="float">
            <text:p>100134.806742194</text:p>
          </table:table-cell>
          <table:table-cell/>
          <table:table-cell office:value-type="float" office:value="1443145775.12537" calcext:value-type="float">
            <text:p>1443145775.12537</text:p>
          </table:table-cell>
          <table:table-cell table:formula="of:=[.G107]-[.$B$2]" office:value-type="float" office:value="15.1251955032349" calcext:value-type="float">
            <text:p>15.1251955032</text:p>
          </table:table-cell>
          <table:table-cell table:formula="of:=[.C107]/([.H107]-[.H106])" office:value-type="float" office:value="108218.123439684" calcext:value-type="float">
            <text:p>108218.123439684</text:p>
          </table:table-cell>
          <table:table-cell table:formula="of:=[.G107]-[.$B107]" office:value-type="float" office:value="10.2528562545776" calcext:value-type="float">
            <text:p>10.252856254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5764.91562" calcext:value-type="float">
            <text:p>1443145764.91562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44556617737" calcext:value-type="float">
            <text:p>4.9154455662</text:p>
          </table:table-cell>
          <table:table-cell table:formula="of:=[.C108]/([.D108]-[.D107])" office:value-type="float" office:value="100217.328886455" calcext:value-type="float">
            <text:p>100217.328886455</text:p>
          </table:table-cell>
          <table:table-cell/>
          <table:table-cell office:value-type="float" office:value="1443145775.16527" calcext:value-type="float">
            <text:p>1443145775.16527</text:p>
          </table:table-cell>
          <table:table-cell table:formula="of:=[.G108]-[.$B$2]" office:value-type="float" office:value="15.1650984287262" calcext:value-type="float">
            <text:p>15.1650984287</text:p>
          </table:table-cell>
          <table:table-cell table:formula="of:=[.C108]/([.H108]-[.H107])" office:value-type="float" office:value="108262.73880441" calcext:value-type="float">
            <text:p>108262.73880441</text:p>
          </table:table-cell>
          <table:table-cell table:formula="of:=[.G108]-[.$B108]" office:value-type="float" office:value="10.2496528625488" calcext:value-type="float">
            <text:p>10.249652862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5764.95875" calcext:value-type="float">
            <text:p>1443145764.95875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58097076416" calcext:value-type="float">
            <text:p>4.9585809708</text:p>
          </table:table-cell>
          <table:table-cell table:formula="of:=[.C109]/([.D109]-[.D108])" office:value-type="float" office:value="100149.750335778" calcext:value-type="float">
            <text:p>100149.750335778</text:p>
          </table:table-cell>
          <table:table-cell/>
          <table:table-cell office:value-type="float" office:value="1443145775.20511" calcext:value-type="float">
            <text:p>1443145775.20511</text:p>
          </table:table-cell>
          <table:table-cell table:formula="of:=[.G109]-[.$B$2]" office:value-type="float" office:value="15.2049396038055" calcext:value-type="float">
            <text:p>15.2049396038</text:p>
          </table:table-cell>
          <table:table-cell table:formula="of:=[.C109]/([.H109]-[.H108])" office:value-type="float" office:value="108430.536785035" calcext:value-type="float">
            <text:p>108430.536785035</text:p>
          </table:table-cell>
          <table:table-cell table:formula="of:=[.G109]-[.$B109]" office:value-type="float" office:value="10.2463586330414" calcext:value-type="float">
            <text:p>10.24635863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5765.00175" calcext:value-type="float">
            <text:p>1443145765.00175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57880783081" calcext:value-type="float">
            <text:p>5.0015788078</text:p>
          </table:table-cell>
          <table:table-cell table:formula="of:=[.C110]/([.D110]-[.D109])" office:value-type="float" office:value="100470.170006543" calcext:value-type="float">
            <text:p>100470.170006543</text:p>
          </table:table-cell>
          <table:table-cell/>
          <table:table-cell office:value-type="float" office:value="1443145775.24508" calcext:value-type="float">
            <text:p>1443145775.24508</text:p>
          </table:table-cell>
          <table:table-cell table:formula="of:=[.G110]-[.$B$2]" office:value-type="float" office:value="15.2449080944061" calcext:value-type="float">
            <text:p>15.2449080944</text:p>
          </table:table-cell>
          <table:table-cell table:formula="of:=[.C110]/([.H110]-[.H109])" office:value-type="float" office:value="108085.142448103" calcext:value-type="float">
            <text:p>108085.142448103</text:p>
          </table:table-cell>
          <table:table-cell table:formula="of:=[.G110]-[.$B110]" office:value-type="float" office:value="10.2433292865753" calcext:value-type="float">
            <text:p>10.24332928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5765.04302" calcext:value-type="float">
            <text:p>1443145765.04302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84977912903" calcext:value-type="float">
            <text:p>5.0428497791</text:p>
          </table:table-cell>
          <table:table-cell table:formula="of:=[.C111]/([.D111]-[.D110])" office:value-type="float" office:value="104674.056948753" calcext:value-type="float">
            <text:p>104674.056948753</text:p>
          </table:table-cell>
          <table:table-cell/>
          <table:table-cell office:value-type="float" office:value="1443145775.28493" calcext:value-type="float">
            <text:p>1443145775.28493</text:p>
          </table:table-cell>
          <table:table-cell table:formula="of:=[.G111]-[.$B$2]" office:value-type="float" office:value="15.2847533226013" calcext:value-type="float">
            <text:p>15.2847533226</text:p>
          </table:table-cell>
          <table:table-cell table:formula="of:=[.C111]/([.H111]-[.H110])" office:value-type="float" office:value="108419.507069643" calcext:value-type="float">
            <text:p>108419.507069643</text:p>
          </table:table-cell>
          <table:table-cell table:formula="of:=[.G111]-[.$B111]" office:value-type="float" office:value="10.2419035434723" calcext:value-type="float">
            <text:p>10.2419035435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5765.08431" calcext:value-type="float">
            <text:p>1443145765.08431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13815498352" calcext:value-type="float">
            <text:p>5.084138155</text:p>
          </table:table-cell>
          <table:table-cell table:formula="of:=[.C112]/([.D112]-[.D111])" office:value-type="float" office:value="104629.933016122" calcext:value-type="float">
            <text:p>104629.933016122</text:p>
          </table:table-cell>
          <table:table-cell/>
          <table:table-cell office:value-type="float" office:value="1443145775.32477" calcext:value-type="float">
            <text:p>1443145775.32477</text:p>
          </table:table-cell>
          <table:table-cell table:formula="of:=[.G112]-[.$B$2]" office:value-type="float" office:value="15.3245975971222" calcext:value-type="float">
            <text:p>15.3245975971</text:p>
          </table:table-cell>
          <table:table-cell table:formula="of:=[.C112]/([.H112]-[.H111])" office:value-type="float" office:value="108422.102094914" calcext:value-type="float">
            <text:p>108422.102094914</text:p>
          </table:table-cell>
          <table:table-cell table:formula="of:=[.G112]-[.$B112]" office:value-type="float" office:value="10.2404594421387" calcext:value-type="float">
            <text:p>10.240459442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5765.1256" calcext:value-type="float">
            <text:p>1443145765.1256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42510032654" calcext:value-type="float">
            <text:p>5.1254251003</text:p>
          </table:table-cell>
          <table:table-cell table:formula="of:=[.C113]/([.D113]-[.D112])" office:value-type="float" office:value="104633.55823757" calcext:value-type="float">
            <text:p>104633.55823757</text:p>
          </table:table-cell>
          <table:table-cell/>
          <table:table-cell office:value-type="float" office:value="1443145775.36464" calcext:value-type="float">
            <text:p>1443145775.36464</text:p>
          </table:table-cell>
          <table:table-cell table:formula="of:=[.G113]-[.$B$2]" office:value-type="float" office:value="15.3644649982452" calcext:value-type="float">
            <text:p>15.3644649982</text:p>
          </table:table-cell>
          <table:table-cell table:formula="of:=[.C113]/([.H113]-[.H112])" office:value-type="float" office:value="108359.207731318" calcext:value-type="float">
            <text:p>108359.207731318</text:p>
          </table:table-cell>
          <table:table-cell table:formula="of:=[.G113]-[.$B113]" office:value-type="float" office:value="10.2390398979187" calcext:value-type="float">
            <text:p>10.239039897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5765.16688" calcext:value-type="float">
            <text:p>1443145765.16688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70346260071" calcext:value-type="float">
            <text:p>5.1667034626</text:p>
          </table:table-cell>
          <table:table-cell table:formula="of:=[.C114]/([.D114]-[.D113])" office:value-type="float" office:value="104655.314842839" calcext:value-type="float">
            <text:p>104655.314842839</text:p>
          </table:table-cell>
          <table:table-cell/>
          <table:table-cell office:value-type="float" office:value="1443145775.40452" calcext:value-type="float">
            <text:p>1443145775.40452</text:p>
          </table:table-cell>
          <table:table-cell table:formula="of:=[.G114]-[.$B$2]" office:value-type="float" office:value="15.4043445587158" calcext:value-type="float">
            <text:p>15.4043445587</text:p>
          </table:table-cell>
          <table:table-cell table:formula="of:=[.C114]/([.H114]-[.H113])" office:value-type="float" office:value="108326.168819911" calcext:value-type="float">
            <text:p>108326.168819911</text:p>
          </table:table-cell>
          <table:table-cell table:formula="of:=[.G114]-[.$B114]" office:value-type="float" office:value="10.2376410961151" calcext:value-type="float">
            <text:p>10.237641096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5765.20817" calcext:value-type="float">
            <text:p>1443145765.20817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799517631531" calcext:value-type="float">
            <text:p>5.2079951763</text:p>
          </table:table-cell>
          <table:table-cell table:formula="of:=[.C115]/([.D115]-[.D114])" office:value-type="float" office:value="104621.475142907" calcext:value-type="float">
            <text:p>104621.475142907</text:p>
          </table:table-cell>
          <table:table-cell/>
          <table:table-cell office:value-type="float" office:value="1443145775.44442" calcext:value-type="float">
            <text:p>1443145775.44442</text:p>
          </table:table-cell>
          <table:table-cell table:formula="of:=[.G115]-[.$B$2]" office:value-type="float" office:value="15.444242477417" calcext:value-type="float">
            <text:p>15.4442424774</text:p>
          </table:table-cell>
          <table:table-cell table:formula="of:=[.C115]/([.H115]-[.H114])" office:value-type="float" office:value="108276.324696434" calcext:value-type="float">
            <text:p>108276.324696434</text:p>
          </table:table-cell>
          <table:table-cell table:formula="of:=[.G115]-[.$B115]" office:value-type="float" office:value="10.2362473011017" calcext:value-type="float">
            <text:p>10.236247301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5765.24945" calcext:value-type="float">
            <text:p>1443145765.24945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27568435669" calcext:value-type="float">
            <text:p>5.2492756844</text:p>
          </table:table-cell>
          <table:table-cell table:formula="of:=[.C116]/([.D116]-[.D115])" office:value-type="float" office:value="104649.874843338" calcext:value-type="float">
            <text:p>104649.874843338</text:p>
          </table:table-cell>
          <table:table-cell/>
          <table:table-cell office:value-type="float" office:value="1443145775.48436" calcext:value-type="float">
            <text:p>1443145775.48436</text:p>
          </table:table-cell>
          <table:table-cell table:formula="of:=[.G116]-[.$B$2]" office:value-type="float" office:value="15.4841842651367" calcext:value-type="float">
            <text:p>15.4841842651</text:p>
          </table:table-cell>
          <table:table-cell table:formula="of:=[.C116]/([.H116]-[.H115])" office:value-type="float" office:value="108157.4022253" calcext:value-type="float">
            <text:p>108157.4022253</text:p>
          </table:table-cell>
          <table:table-cell table:formula="of:=[.G116]-[.$B116]" office:value-type="float" office:value="10.23490858078" calcext:value-type="float">
            <text:p>10.234908580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5765.29073" calcext:value-type="float">
            <text:p>1443145765.29073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55404663086" calcext:value-type="float">
            <text:p>5.2905540466</text:p>
          </table:table-cell>
          <table:table-cell table:formula="of:=[.C117]/([.D117]-[.D116])" office:value-type="float" office:value="104655.314842839" calcext:value-type="float">
            <text:p>104655.314842839</text:p>
          </table:table-cell>
          <table:table-cell/>
          <table:table-cell office:value-type="float" office:value="1443145775.52425" calcext:value-type="float">
            <text:p>1443145775.52425</text:p>
          </table:table-cell>
          <table:table-cell table:formula="of:=[.G117]-[.$B$2]" office:value-type="float" office:value="15.5240774154663" calcext:value-type="float">
            <text:p>15.5240774155</text:p>
          </table:table-cell>
          <table:table-cell table:formula="of:=[.C117]/([.H117]-[.H116])" office:value-type="float" office:value="108289.266811695" calcext:value-type="float">
            <text:p>108289.266811695</text:p>
          </table:table-cell>
          <table:table-cell table:formula="of:=[.G117]-[.$B117]" office:value-type="float" office:value="10.2335233688354" calcext:value-type="float">
            <text:p>10.233523368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5765.33205" calcext:value-type="float">
            <text:p>1443145765.33205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187603950501" calcext:value-type="float">
            <text:p>5.3318760395</text:p>
          </table:table-cell>
          <table:table-cell table:formula="of:=[.C118]/([.D118]-[.D117])" office:value-type="float" office:value="104544.812568877" calcext:value-type="float">
            <text:p>104544.812568877</text:p>
          </table:table-cell>
          <table:table-cell/>
          <table:table-cell office:value-type="float" office:value="1443145775.5642" calcext:value-type="float">
            <text:p>1443145775.5642</text:p>
          </table:table-cell>
          <table:table-cell table:formula="of:=[.G118]-[.$B$2]" office:value-type="float" office:value="15.5640246868134" calcext:value-type="float">
            <text:p>15.5640246868</text:p>
          </table:table-cell>
          <table:table-cell table:formula="of:=[.C118]/([.H118]-[.H117])" office:value-type="float" office:value="108142.555281675" calcext:value-type="float">
            <text:p>108142.555281675</text:p>
          </table:table-cell>
          <table:table-cell table:formula="of:=[.G118]-[.$B118]" office:value-type="float" office:value="10.2321486473084" calcext:value-type="float">
            <text:p>10.232148647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5765.37335" calcext:value-type="float">
            <text:p>1443145765.37335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17657470703" calcext:value-type="float">
            <text:p>5.3731765747</text:p>
          </table:table-cell>
          <table:table-cell table:formula="of:=[.C119]/([.D119]-[.D118])" office:value-type="float" office:value="104599.128773228" calcext:value-type="float">
            <text:p>104599.128773228</text:p>
          </table:table-cell>
          <table:table-cell/>
          <table:table-cell office:value-type="float" office:value="1443145775.60412" calcext:value-type="float">
            <text:p>1443145775.60412</text:p>
          </table:table-cell>
          <table:table-cell table:formula="of:=[.G119]-[.$B$2]" office:value-type="float" office:value="15.6039500236511" calcext:value-type="float">
            <text:p>15.6039500237</text:p>
          </table:table-cell>
          <table:table-cell table:formula="of:=[.C119]/([.H119]-[.H118])" office:value-type="float" office:value="108201.96752638" calcext:value-type="float">
            <text:p>108201.96752638</text:p>
          </table:table-cell>
          <table:table-cell table:formula="of:=[.G119]-[.$B119]" office:value-type="float" office:value="10.2307734489441" calcext:value-type="float">
            <text:p>10.230773448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5765.41464" calcext:value-type="float">
            <text:p>1443145765.41464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47019577026" calcext:value-type="float">
            <text:p>5.4144701958</text:p>
          </table:table-cell>
          <table:table-cell table:formula="of:=[.C120]/([.D120]-[.D119])" office:value-type="float" office:value="104616.642686405" calcext:value-type="float">
            <text:p>104616.642686405</text:p>
          </table:table-cell>
          <table:table-cell/>
          <table:table-cell office:value-type="float" office:value="1443145775.64415" calcext:value-type="float">
            <text:p>1443145775.64415</text:p>
          </table:table-cell>
          <table:table-cell table:formula="of:=[.G120]-[.$B$2]" office:value-type="float" office:value="15.6439752578735" calcext:value-type="float">
            <text:p>15.6439752579</text:p>
          </table:table-cell>
          <table:table-cell table:formula="of:=[.C120]/([.H120]-[.H119])" office:value-type="float" office:value="107931.910554093" calcext:value-type="float">
            <text:p>107931.910554093</text:p>
          </table:table-cell>
          <table:table-cell table:formula="of:=[.G120]-[.$B120]" office:value-type="float" office:value="10.2295050621033" calcext:value-type="float">
            <text:p>10.229505062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5765.45601" calcext:value-type="float">
            <text:p>1443145765.45601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84034919739" calcext:value-type="float">
            <text:p>5.4558403492</text:p>
          </table:table-cell>
          <table:table-cell table:formula="of:=[.C121]/([.D121]-[.D120])" office:value-type="float" office:value="104423.10801699" calcext:value-type="float">
            <text:p>104423.10801699</text:p>
          </table:table-cell>
          <table:table-cell/>
          <table:table-cell office:value-type="float" office:value="1443145775.68402" calcext:value-type="float">
            <text:p>1443145775.68402</text:p>
          </table:table-cell>
          <table:table-cell table:formula="of:=[.G121]-[.$B$2]" office:value-type="float" office:value="15.6838459968567" calcext:value-type="float">
            <text:p>15.6838459969</text:p>
          </table:table-cell>
          <table:table-cell table:formula="of:=[.C121]/([.H121]-[.H120])" office:value-type="float" office:value="108350.136219578" calcext:value-type="float">
            <text:p>108350.136219578</text:p>
          </table:table-cell>
          <table:table-cell table:formula="of:=[.G121]-[.$B121]" office:value-type="float" office:value="10.2280056476593" calcext:value-type="float">
            <text:p>10.228005647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5765.4973" calcext:value-type="float">
            <text:p>1443145765.4973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1296787262" calcext:value-type="float">
            <text:p>5.4971296787</text:p>
          </table:table-cell>
          <table:table-cell table:formula="of:=[.C122]/([.D122]-[.D121])" office:value-type="float" office:value="104627.516341379" calcext:value-type="float">
            <text:p>104627.516341379</text:p>
          </table:table-cell>
          <table:table-cell/>
          <table:table-cell office:value-type="float" office:value="1443145775.72392" calcext:value-type="float">
            <text:p>1443145775.72392</text:p>
          </table:table-cell>
          <table:table-cell table:formula="of:=[.G122]-[.$B$2]" office:value-type="float" office:value="15.7237412929535" calcext:value-type="float">
            <text:p>15.723741293</text:p>
          </table:table-cell>
          <table:table-cell table:formula="of:=[.C122]/([.H122]-[.H121])" office:value-type="float" office:value="108283.442476977" calcext:value-type="float">
            <text:p>108283.442476977</text:p>
          </table:table-cell>
          <table:table-cell table:formula="of:=[.G122]-[.$B122]" office:value-type="float" office:value="10.2266116142273" calcext:value-type="float">
            <text:p>10.226611614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5765.53859" calcext:value-type="float">
            <text:p>1443145765.53859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41137886047" calcext:value-type="float">
            <text:p>5.5384113789</text:p>
          </table:table-cell>
          <table:table-cell table:formula="of:=[.C123]/([.D123]-[.D122])" office:value-type="float" office:value="104646.852865756" calcext:value-type="float">
            <text:p>104646.852865756</text:p>
          </table:table-cell>
          <table:table-cell/>
          <table:table-cell office:value-type="float" office:value="1443145775.76382" calcext:value-type="float">
            <text:p>1443145775.76382</text:p>
          </table:table-cell>
          <table:table-cell table:formula="of:=[.G123]-[.$B$2]" office:value-type="float" office:value="15.7636461257935" calcext:value-type="float">
            <text:p>15.7636461258</text:p>
          </table:table-cell>
          <table:table-cell table:formula="of:=[.C123]/([.H123]-[.H122])" office:value-type="float" office:value="108257.564123246" calcext:value-type="float">
            <text:p>108257.564123246</text:p>
          </table:table-cell>
          <table:table-cell table:formula="of:=[.G123]-[.$B123]" office:value-type="float" office:value="10.225234746933" calcext:value-type="float">
            <text:p>10.225234746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5765.57988" calcext:value-type="float">
            <text:p>1443145765.57988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70380783081" calcext:value-type="float">
            <text:p>5.5797038078</text:p>
          </table:table-cell>
          <table:table-cell table:formula="of:=[.C124]/([.D124]-[.D123])" office:value-type="float" office:value="104619.662919402" calcext:value-type="float">
            <text:p>104619.662919402</text:p>
          </table:table-cell>
          <table:table-cell/>
          <table:table-cell office:value-type="float" office:value="1443145775.8037" calcext:value-type="float">
            <text:p>1443145775.8037</text:p>
          </table:table-cell>
          <table:table-cell table:formula="of:=[.G124]-[.$B$2]" office:value-type="float" office:value="15.8035306930542" calcext:value-type="float">
            <text:p>15.8035306931</text:p>
          </table:table-cell>
          <table:table-cell table:formula="of:=[.C124]/([.H124]-[.H123])" office:value-type="float" office:value="108312.570417484" calcext:value-type="float">
            <text:p>108312.570417484</text:p>
          </table:table-cell>
          <table:table-cell table:formula="of:=[.G124]-[.$B124]" office:value-type="float" office:value="10.2238268852234" calcext:value-type="float">
            <text:p>10.223826885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5765.62117" calcext:value-type="float">
            <text:p>1443145765.62117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099599838257" calcext:value-type="float">
            <text:p>5.6209959984</text:p>
          </table:table-cell>
          <table:table-cell table:formula="of:=[.C125]/([.D125]-[.D124])" office:value-type="float" office:value="104620.266986928" calcext:value-type="float">
            <text:p>104620.266986928</text:p>
          </table:table-cell>
          <table:table-cell/>
          <table:table-cell office:value-type="float" office:value="1443145775.84359" calcext:value-type="float">
            <text:p>1443145775.84359</text:p>
          </table:table-cell>
          <table:table-cell table:formula="of:=[.G125]-[.$B$2]" office:value-type="float" office:value="15.8434195518494" calcext:value-type="float">
            <text:p>15.8434195518</text:p>
          </table:table-cell>
          <table:table-cell table:formula="of:=[.C125]/([.H125]-[.H124])" office:value-type="float" office:value="108300.917361003" calcext:value-type="float">
            <text:p>108300.917361003</text:p>
          </table:table-cell>
          <table:table-cell table:formula="of:=[.G125]-[.$B125]" office:value-type="float" office:value="10.2224235534668" calcext:value-type="float">
            <text:p>10.222423553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5765.66246" calcext:value-type="float">
            <text:p>1443145765.66246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28842735291" calcext:value-type="float">
            <text:p>5.6622884274</text:p>
          </table:table-cell>
          <table:table-cell table:formula="of:=[.C126]/([.D126]-[.D125])" office:value-type="float" office:value="104619.662919402" calcext:value-type="float">
            <text:p>104619.662919402</text:p>
          </table:table-cell>
          <table:table-cell/>
          <table:table-cell office:value-type="float" office:value="1443145775.88352" calcext:value-type="float">
            <text:p>1443145775.88352</text:p>
          </table:table-cell>
          <table:table-cell table:formula="of:=[.G126]-[.$B$2]" office:value-type="float" office:value="15.8833429813385" calcext:value-type="float">
            <text:p>15.8833429813</text:p>
          </table:table-cell>
          <table:table-cell table:formula="of:=[.C126]/([.H126]-[.H125])" office:value-type="float" office:value="108207.136893778" calcext:value-type="float">
            <text:p>108207.136893778</text:p>
          </table:table-cell>
          <table:table-cell table:formula="of:=[.G126]-[.$B126]" office:value-type="float" office:value="10.2210545539856" calcext:value-type="float">
            <text:p>10.22105455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5765.70375" calcext:value-type="float">
            <text:p>1443145765.70375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57131958008" calcext:value-type="float">
            <text:p>5.7035713196</text:p>
          </table:table-cell>
          <table:table-cell table:formula="of:=[.C127]/([.D127]-[.D126])" office:value-type="float" office:value="104643.831062702" calcext:value-type="float">
            <text:p>104643.831062702</text:p>
          </table:table-cell>
          <table:table-cell/>
          <table:table-cell office:value-type="float" office:value="1443145775.9234" calcext:value-type="float">
            <text:p>1443145775.9234</text:p>
          </table:table-cell>
          <table:table-cell table:formula="of:=[.G127]-[.$B$2]" office:value-type="float" office:value="15.9232218265533" calcext:value-type="float">
            <text:p>15.9232218266</text:p>
          </table:table-cell>
          <table:table-cell table:formula="of:=[.C127]/([.H127]-[.H126])" office:value-type="float" office:value="108328.111727568" calcext:value-type="float">
            <text:p>108328.111727568</text:p>
          </table:table-cell>
          <table:table-cell table:formula="of:=[.G127]-[.$B127]" office:value-type="float" office:value="10.2196505069733" calcext:value-type="float">
            <text:p>10.21965050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5765.74503" calcext:value-type="float">
            <text:p>1443145765.74503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85301971436" calcext:value-type="float">
            <text:p>5.7448530197</text:p>
          </table:table-cell>
          <table:table-cell table:formula="of:=[.C128]/([.D128]-[.D127])" office:value-type="float" office:value="104646.852865756" calcext:value-type="float">
            <text:p>104646.852865756</text:p>
          </table:table-cell>
          <table:table-cell/>
          <table:table-cell office:value-type="float" office:value="1443145775.96328" calcext:value-type="float">
            <text:p>1443145775.96328</text:p>
          </table:table-cell>
          <table:table-cell table:formula="of:=[.G128]-[.$B$2]" office:value-type="float" office:value="15.9631013870239" calcext:value-type="float">
            <text:p>15.963101387</text:p>
          </table:table-cell>
          <table:table-cell table:formula="of:=[.C128]/([.H128]-[.H127])" office:value-type="float" office:value="108326.168819911" calcext:value-type="float">
            <text:p>108326.168819911</text:p>
          </table:table-cell>
          <table:table-cell table:formula="of:=[.G128]-[.$B128]" office:value-type="float" office:value="10.2182483673096" calcext:value-type="float">
            <text:p>10.21824836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5765.78632" calcext:value-type="float">
            <text:p>1443145765.78632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14950180054" calcext:value-type="float">
            <text:p>5.7861495018</text:p>
          </table:table-cell>
          <table:table-cell table:formula="of:=[.C129]/([.D129]-[.D128])" office:value-type="float" office:value="104609.394838635" calcext:value-type="float">
            <text:p>104609.394838635</text:p>
          </table:table-cell>
          <table:table-cell/>
          <table:table-cell office:value-type="float" office:value="1443145775.98922" calcext:value-type="float">
            <text:p>1443145775.98922</text:p>
          </table:table-cell>
          <table:table-cell table:formula="of:=[.G129]-[.$B$2]" office:value-type="float" office:value="15.9890415668488" calcext:value-type="float">
            <text:p>15.9890415668</text:p>
          </table:table-cell>
          <table:table-cell table:formula="of:=[.C129]/([.H129]-[.H128])" office:value-type="float" office:value="166537.010505418" calcext:value-type="float">
            <text:p>166537.010505418</text:p>
          </table:table-cell>
          <table:table-cell table:formula="of:=[.G129]-[.$B129]" office:value-type="float" office:value="10.2028920650482" calcext:value-type="float">
            <text:p>10.20289206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5765.82767" calcext:value-type="float">
            <text:p>1443145765.82767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49223709106" calcext:value-type="float">
            <text:p>5.8274922371</text:p>
          </table:table-cell>
          <table:table-cell table:formula="of:=[.C130]/([.D130]-[.D129])" office:value-type="float" office:value="104492.360499181" calcext:value-type="float">
            <text:p>104492.360499181</text:p>
          </table:table-cell>
          <table:table-cell/>
          <table:table-cell office:value-type="float" office:value="1443145776.0022" calcext:value-type="float">
            <text:p>1443145776.0022</text:p>
          </table:table-cell>
          <table:table-cell table:formula="of:=[.G130]-[.$B$2]" office:value-type="float" office:value="16.0020308494568" calcext:value-type="float">
            <text:p>16.0020308495</text:p>
          </table:table-cell>
          <table:table-cell table:formula="of:=[.C130]/([.H130]-[.H129])" office:value-type="float" office:value="332581.877718838" calcext:value-type="float">
            <text:p>332581.877718838</text:p>
          </table:table-cell>
          <table:table-cell table:formula="of:=[.G130]-[.$B130]" office:value-type="float" office:value="10.1745386123657" calcext:value-type="float">
            <text:p>10.17453861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5765.86896" calcext:value-type="float">
            <text:p>1443145765.86896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78180503845" calcext:value-type="float">
            <text:p>5.868781805</text:p>
          </table:table-cell>
          <table:table-cell table:formula="of:=[.C131]/([.D131]-[.D130])" office:value-type="float" office:value="104626.912190136" calcext:value-type="float">
            <text:p>104626.912190136</text:p>
          </table:table-cell>
          <table:table-cell/>
          <table:table-cell office:value-type="float" office:value="1443145776.01434" calcext:value-type="float">
            <text:p>1443145776.01434</text:p>
          </table:table-cell>
          <table:table-cell table:formula="of:=[.G131]-[.$B$2]" office:value-type="float" office:value="16.0141634941101" calcext:value-type="float">
            <text:p>16.0141634941</text:p>
          </table:table-cell>
          <table:table-cell table:formula="of:=[.C131]/([.H131]-[.H130])" office:value-type="float" office:value="356064.166011633" calcext:value-type="float">
            <text:p>356064.166011633</text:p>
          </table:table-cell>
          <table:table-cell table:formula="of:=[.G131]-[.$B131]" office:value-type="float" office:value="10.1453816890717" calcext:value-type="float">
            <text:p>10.145381689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5765.91025" calcext:value-type="float">
            <text:p>1443145765.91025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07375717163" calcext:value-type="float">
            <text:p>5.9100737572</text:p>
          </table:table-cell>
          <table:table-cell table:formula="of:=[.C132]/([.D132]-[.D131])" office:value-type="float" office:value="104620.871061429" calcext:value-type="float">
            <text:p>104620.871061429</text:p>
          </table:table-cell>
          <table:table-cell/>
          <table:table-cell office:value-type="float" office:value="1443145776.03646" calcext:value-type="float">
            <text:p>1443145776.03646</text:p>
          </table:table-cell>
          <table:table-cell table:formula="of:=[.G132]-[.$B$2]" office:value-type="float" office:value="16.0362896919251" calcext:value-type="float">
            <text:p>16.0362896919</text:p>
          </table:table-cell>
          <table:table-cell table:formula="of:=[.C132]/([.H132]-[.H131])" office:value-type="float" office:value="195243.667083315" calcext:value-type="float">
            <text:p>195243.667083315</text:p>
          </table:table-cell>
          <table:table-cell table:formula="of:=[.G132]-[.$B132]" office:value-type="float" office:value="10.1262159347534" calcext:value-type="float">
            <text:p>10.12621593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5765.95153" calcext:value-type="float">
            <text:p>1443145765.95153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35617256165" calcext:value-type="float">
            <text:p>5.9513561726</text:p>
          </table:table-cell>
          <table:table-cell table:formula="of:=[.C133]/([.D133]-[.D132])" office:value-type="float" office:value="104645.039762981" calcext:value-type="float">
            <text:p>104645.039762981</text:p>
          </table:table-cell>
          <table:table-cell/>
          <table:table-cell office:value-type="float" office:value="1443145776.07311" calcext:value-type="float">
            <text:p>1443145776.07311</text:p>
          </table:table-cell>
          <table:table-cell table:formula="of:=[.G133]-[.$B$2]" office:value-type="float" office:value="16.0729372501373" calcext:value-type="float">
            <text:p>16.0729372501</text:p>
          </table:table-cell>
          <table:table-cell table:formula="of:=[.C133]/([.H133]-[.H132])" office:value-type="float" office:value="117879.613560513" calcext:value-type="float">
            <text:p>117879.613560513</text:p>
          </table:table-cell>
          <table:table-cell table:formula="of:=[.G133]-[.$B133]" office:value-type="float" office:value="10.1215810775757" calcext:value-type="float">
            <text:p>10.121581077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5765.99282" calcext:value-type="float">
            <text:p>1443145765.99282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64550209045" calcext:value-type="float">
            <text:p>5.9926455021</text:p>
          </table:table-cell>
          <table:table-cell table:formula="of:=[.C134]/([.D134]-[.D133])" office:value-type="float" office:value="104627.516341379" calcext:value-type="float">
            <text:p>104627.516341379</text:p>
          </table:table-cell>
          <table:table-cell/>
          <table:table-cell office:value-type="float" office:value="1443145776.10968" calcext:value-type="float">
            <text:p>1443145776.10968</text:p>
          </table:table-cell>
          <table:table-cell table:formula="of:=[.G134]-[.$B$2]" office:value-type="float" office:value="16.1095106601715" calcext:value-type="float">
            <text:p>16.1095106602</text:p>
          </table:table-cell>
          <table:table-cell table:formula="of:=[.C134]/([.H134]-[.H133])" office:value-type="float" office:value="118118.600260756" calcext:value-type="float">
            <text:p>118118.600260756</text:p>
          </table:table-cell>
          <table:table-cell table:formula="of:=[.G134]-[.$B134]" office:value-type="float" office:value="10.1168651580811" calcext:value-type="float">
            <text:p>10.116865158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5766.03259" calcext:value-type="float">
            <text:p>1443145766.03259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41944313049" calcext:value-type="float">
            <text:p>6.0324194431</text:p>
          </table:table-cell>
          <table:table-cell table:formula="of:=[.C135]/([.D135]-[.D134])" office:value-type="float" office:value="108613.828226155" calcext:value-type="float">
            <text:p>108613.828226155</text:p>
          </table:table-cell>
          <table:table-cell/>
          <table:table-cell office:value-type="float" office:value="1443145776.14616" calcext:value-type="float">
            <text:p>1443145776.14616</text:p>
          </table:table-cell>
          <table:table-cell table:formula="of:=[.G135]-[.$B$2]" office:value-type="float" office:value="16.1459858417511" calcext:value-type="float">
            <text:p>16.1459858418</text:p>
          </table:table-cell>
          <table:table-cell table:formula="of:=[.C135]/([.H135]-[.H134])" office:value-type="float" office:value="118436.696211468" calcext:value-type="float">
            <text:p>118436.696211468</text:p>
          </table:table-cell>
          <table:table-cell table:formula="of:=[.G135]-[.$B135]" office:value-type="float" office:value="10.1135663986206" calcext:value-type="float">
            <text:p>10.113566398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5766.07202" calcext:value-type="float">
            <text:p>1443145766.07202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84219360352" calcext:value-type="float">
            <text:p>6.0718421936</text:p>
          </table:table-cell>
          <table:table-cell table:formula="of:=[.C136]/([.D136]-[.D135])" office:value-type="float" office:value="109581.395213818" calcext:value-type="float">
            <text:p>109581.395213818</text:p>
          </table:table-cell>
          <table:table-cell/>
          <table:table-cell office:value-type="float" office:value="1443145776.18279" calcext:value-type="float">
            <text:p>1443145776.18279</text:p>
          </table:table-cell>
          <table:table-cell table:formula="of:=[.G136]-[.$B$2]" office:value-type="float" office:value="16.1826138496399" calcext:value-type="float">
            <text:p>16.1826138496</text:p>
          </table:table-cell>
          <table:table-cell table:formula="of:=[.C136]/([.H136]-[.H135])" office:value-type="float" office:value="117942.532204206" calcext:value-type="float">
            <text:p>117942.532204206</text:p>
          </table:table-cell>
          <table:table-cell table:formula="of:=[.G136]-[.$B136]" office:value-type="float" office:value="10.1107716560364" calcext:value-type="float">
            <text:p>10.11077165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5766.11143" calcext:value-type="float">
            <text:p>1443145766.11143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25230789185" calcext:value-type="float">
            <text:p>6.1112523079</text:p>
          </table:table-cell>
          <table:table-cell table:formula="of:=[.C137]/([.D137]-[.D136])" office:value-type="float" office:value="109616.53062953" calcext:value-type="float">
            <text:p>109616.53062953</text:p>
          </table:table-cell>
          <table:table-cell/>
          <table:table-cell office:value-type="float" office:value="1443145776.21936" calcext:value-type="float">
            <text:p>1443145776.21936</text:p>
          </table:table-cell>
          <table:table-cell table:formula="of:=[.G137]-[.$B$2]" office:value-type="float" office:value="16.2191872596741" calcext:value-type="float">
            <text:p>16.2191872597</text:p>
          </table:table-cell>
          <table:table-cell table:formula="of:=[.C137]/([.H137]-[.H136])" office:value-type="float" office:value="118118.600260756" calcext:value-type="float">
            <text:p>118118.600260756</text:p>
          </table:table-cell>
          <table:table-cell table:formula="of:=[.G137]-[.$B137]" office:value-type="float" office:value="10.1079349517822" calcext:value-type="float">
            <text:p>10.107934951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5766.15084" calcext:value-type="float">
            <text:p>1443145766.15084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6667137146" calcext:value-type="float">
            <text:p>6.1506667137</text:p>
          </table:table-cell>
          <table:table-cell table:formula="of:=[.C138]/([.D138]-[.D137])" office:value-type="float" office:value="109604.595320477" calcext:value-type="float">
            <text:p>109604.595320477</text:p>
          </table:table-cell>
          <table:table-cell/>
          <table:table-cell office:value-type="float" office:value="1443145776.25592" calcext:value-type="float">
            <text:p>1443145776.25592</text:p>
          </table:table-cell>
          <table:table-cell table:formula="of:=[.G138]-[.$B$2]" office:value-type="float" office:value="16.2557466030121" calcext:value-type="float">
            <text:p>16.255746603</text:p>
          </table:table-cell>
          <table:table-cell table:formula="of:=[.C138]/([.H138]-[.H137])" office:value-type="float" office:value="118164.047971514" calcext:value-type="float">
            <text:p>118164.047971514</text:p>
          </table:table-cell>
          <table:table-cell table:formula="of:=[.G138]-[.$B138]" office:value-type="float" office:value="10.1050798892975" calcext:value-type="float">
            <text:p>10.10507988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5766.19024" calcext:value-type="float">
            <text:p>1443145766.19024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06872177124" calcext:value-type="float">
            <text:p>6.1900687218</text:p>
          </table:table-cell>
          <table:table-cell table:formula="of:=[.C139]/([.D139]-[.D138])" office:value-type="float" office:value="109639.08219576" calcext:value-type="float">
            <text:p>109639.08219576</text:p>
          </table:table-cell>
          <table:table-cell/>
          <table:table-cell office:value-type="float" office:value="1443145776.29249" calcext:value-type="float">
            <text:p>1443145776.29249</text:p>
          </table:table-cell>
          <table:table-cell table:formula="of:=[.G139]-[.$B$2]" office:value-type="float" office:value="16.2923202514648" calcext:value-type="float">
            <text:p>16.2923202515</text:p>
          </table:table-cell>
          <table:table-cell table:formula="of:=[.C139]/([.H139]-[.H138])" office:value-type="float" office:value="118117.830261863" calcext:value-type="float">
            <text:p>118117.830261863</text:p>
          </table:table-cell>
          <table:table-cell table:formula="of:=[.G139]-[.$B139]" office:value-type="float" office:value="10.1022515296936" calcext:value-type="float">
            <text:p>10.102251529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5766.22966" calcext:value-type="float">
            <text:p>1443145766.22966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4819355011" calcext:value-type="float">
            <text:p>6.2294819355</text:p>
          </table:table-cell>
          <table:table-cell table:formula="of:=[.C140]/([.D140]-[.D139])" office:value-type="float" office:value="109607.910423384" calcext:value-type="float">
            <text:p>109607.910423384</text:p>
          </table:table-cell>
          <table:table-cell/>
          <table:table-cell office:value-type="float" office:value="1443145776.32911" calcext:value-type="float">
            <text:p>1443145776.32911</text:p>
          </table:table-cell>
          <table:table-cell table:formula="of:=[.G140]-[.$B$2]" office:value-type="float" office:value="16.3289396762848" calcext:value-type="float">
            <text:p>16.3289396763</text:p>
          </table:table-cell>
          <table:table-cell table:formula="of:=[.C140]/([.H140]-[.H139])" office:value-type="float" office:value="117970.176245011" calcext:value-type="float">
            <text:p>117970.176245011</text:p>
          </table:table-cell>
          <table:table-cell table:formula="of:=[.G140]-[.$B140]" office:value-type="float" office:value="10.0994577407837" calcext:value-type="float">
            <text:p>10.099457740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5766.26907" calcext:value-type="float">
            <text:p>1443145766.26907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89705657959" calcext:value-type="float">
            <text:p>6.2688970566</text:p>
          </table:table-cell>
          <table:table-cell table:formula="of:=[.C141]/([.D141]-[.D140])" office:value-type="float" office:value="109602.606354986" calcext:value-type="float">
            <text:p>109602.606354986</text:p>
          </table:table-cell>
          <table:table-cell/>
          <table:table-cell office:value-type="float" office:value="1443145776.36568" calcext:value-type="float">
            <text:p>1443145776.36568</text:p>
          </table:table-cell>
          <table:table-cell table:formula="of:=[.G141]-[.$B$2]" office:value-type="float" office:value="16.3655025959015" calcext:value-type="float">
            <text:p>16.3655025959</text:p>
          </table:table-cell>
          <table:table-cell table:formula="of:=[.C141]/([.H141]-[.H140])" office:value-type="float" office:value="118152.490153629" calcext:value-type="float">
            <text:p>118152.490153629</text:p>
          </table:table-cell>
          <table:table-cell table:formula="of:=[.G141]-[.$B141]" office:value-type="float" office:value="10.0966055393219" calcext:value-type="float">
            <text:p>10.096605539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5766.30851" calcext:value-type="float">
            <text:p>1443145766.30851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34078788757" calcext:value-type="float">
            <text:p>6.3083407879</text:p>
          </table:table-cell>
          <table:table-cell table:formula="of:=[.C142]/([.D142]-[.D141])" office:value-type="float" office:value="109523.106885317" calcext:value-type="float">
            <text:p>109523.106885317</text:p>
          </table:table-cell>
          <table:table-cell/>
          <table:table-cell office:value-type="float" office:value="1443145776.40224" calcext:value-type="float">
            <text:p>1443145776.40224</text:p>
          </table:table-cell>
          <table:table-cell table:formula="of:=[.G142]-[.$B$2]" office:value-type="float" office:value="16.4020621776581" calcext:value-type="float">
            <text:p>16.4020621777</text:p>
          </table:table-cell>
          <table:table-cell table:formula="of:=[.C142]/([.H142]-[.H141])" office:value-type="float" office:value="118163.277379974" calcext:value-type="float">
            <text:p>118163.277379974</text:p>
          </table:table-cell>
          <table:table-cell table:formula="of:=[.G142]-[.$B142]" office:value-type="float" office:value="10.0937213897705" calcext:value-type="float">
            <text:p>10.093721389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5766.34796" calcext:value-type="float">
            <text:p>1443145766.34796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79095649719" calcext:value-type="float">
            <text:p>6.3477909565</text:p>
          </table:table-cell>
          <table:table-cell table:formula="of:=[.C143]/([.D143]-[.D142])" office:value-type="float" office:value="109505.235395791" calcext:value-type="float">
            <text:p>109505.235395791</text:p>
          </table:table-cell>
          <table:table-cell/>
          <table:table-cell office:value-type="float" office:value="1443145776.43881" calcext:value-type="float">
            <text:p>1443145776.43881</text:p>
          </table:table-cell>
          <table:table-cell table:formula="of:=[.G143]-[.$B$2]" office:value-type="float" office:value="16.438636302948" calcext:value-type="float">
            <text:p>16.4386363029</text:p>
          </table:table-cell>
          <table:table-cell table:formula="of:=[.C143]/([.H143]-[.H142])" office:value-type="float" office:value="118116.290294192" calcext:value-type="float">
            <text:p>118116.290294192</text:p>
          </table:table-cell>
          <table:table-cell table:formula="of:=[.G143]-[.$B143]" office:value-type="float" office:value="10.0908453464508" calcext:value-type="float">
            <text:p>10.090845346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5766.38739" calcext:value-type="float">
            <text:p>1443145766.38739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21323013306" calcext:value-type="float">
            <text:p>6.3872132301</text:p>
          </table:table-cell>
          <table:table-cell table:formula="of:=[.C144]/([.D144]-[.D143])" office:value-type="float" office:value="109582.720669614" calcext:value-type="float">
            <text:p>109582.720669614</text:p>
          </table:table-cell>
          <table:table-cell/>
          <table:table-cell office:value-type="float" office:value="1443145776.47534" calcext:value-type="float">
            <text:p>1443145776.47534</text:p>
          </table:table-cell>
          <table:table-cell table:formula="of:=[.G144]-[.$B$2]" office:value-type="float" office:value="16.4751708507538" calcext:value-type="float">
            <text:p>16.4751708508</text:p>
          </table:table-cell>
          <table:table-cell table:formula="of:=[.C144]/([.H144]-[.H143])" office:value-type="float" office:value="118244.244405724" calcext:value-type="float">
            <text:p>118244.244405724</text:p>
          </table:table-cell>
          <table:table-cell table:formula="of:=[.G144]-[.$B144]" office:value-type="float" office:value="10.0879576206207" calcext:value-type="float">
            <text:p>10.087957620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5766.42681" calcext:value-type="float">
            <text:p>1443145766.42681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63764953613" calcext:value-type="float">
            <text:p>6.4266376495</text:p>
          </table:table-cell>
          <table:table-cell table:formula="of:=[.C145]/([.D145]-[.D144])" office:value-type="float" office:value="109576.756371025" calcext:value-type="float">
            <text:p>109576.756371025</text:p>
          </table:table-cell>
          <table:table-cell/>
          <table:table-cell office:value-type="float" office:value="1443145776.51191" calcext:value-type="float">
            <text:p>1443145776.51191</text:p>
          </table:table-cell>
          <table:table-cell table:formula="of:=[.G145]-[.$B$2]" office:value-type="float" office:value="16.5117342472076" calcext:value-type="float">
            <text:p>16.5117342472</text:p>
          </table:table-cell>
          <table:table-cell table:formula="of:=[.C145]/([.H145]-[.H144])" office:value-type="float" office:value="118150.949282072" calcext:value-type="float">
            <text:p>118150.949282072</text:p>
          </table:table-cell>
          <table:table-cell table:formula="of:=[.G145]-[.$B145]" office:value-type="float" office:value="10.0850965976715" calcext:value-type="float">
            <text:p>10.085096597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5766.46627" calcext:value-type="float">
            <text:p>1443145766.46627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09258651733" calcext:value-type="float">
            <text:p>6.4660925865</text:p>
          </table:table-cell>
          <table:table-cell table:formula="of:=[.C146]/([.D146]-[.D145])" office:value-type="float" office:value="109492.001015192" calcext:value-type="float">
            <text:p>109492.001015192</text:p>
          </table:table-cell>
          <table:table-cell/>
          <table:table-cell office:value-type="float" office:value="1443145776.54846" calcext:value-type="float">
            <text:p>1443145776.54846</text:p>
          </table:table-cell>
          <table:table-cell table:formula="of:=[.G146]-[.$B$2]" office:value-type="float" office:value="16.5482850074768" calcext:value-type="float">
            <text:p>16.5482850075</text:p>
          </table:table-cell>
          <table:table-cell table:formula="of:=[.C146]/([.H146]-[.H145])" office:value-type="float" office:value="118191.795962297" calcext:value-type="float">
            <text:p>118191.795962297</text:p>
          </table:table-cell>
          <table:table-cell table:formula="of:=[.G146]-[.$B146]" office:value-type="float" office:value="10.0821924209595" calcext:value-type="float">
            <text:p>10.08219242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5766.50567" calcext:value-type="float">
            <text:p>1443145766.50567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49554824829" calcext:value-type="float">
            <text:p>6.5054955482</text:p>
          </table:table-cell>
          <table:table-cell table:formula="of:=[.C147]/([.D147]-[.D146])" office:value-type="float" office:value="109636.428588717" calcext:value-type="float">
            <text:p>109636.428588717</text:p>
          </table:table-cell>
          <table:table-cell/>
          <table:table-cell office:value-type="float" office:value="1443145776.58505" calcext:value-type="float">
            <text:p>1443145776.58505</text:p>
          </table:table-cell>
          <table:table-cell table:formula="of:=[.G147]-[.$B$2]" office:value-type="float" office:value="16.5848741531372" calcext:value-type="float">
            <text:p>16.5848741531</text:p>
          </table:table-cell>
          <table:table-cell table:formula="of:=[.C147]/([.H147]-[.H146])" office:value-type="float" office:value="118067.801858392" calcext:value-type="float">
            <text:p>118067.801858392</text:p>
          </table:table-cell>
          <table:table-cell table:formula="of:=[.G147]-[.$B147]" office:value-type="float" office:value="10.0793786048889" calcext:value-type="float">
            <text:p>10.079378604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5766.54509" calcext:value-type="float">
            <text:p>1443145766.54509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91209983826" calcext:value-type="float">
            <text:p>6.5449120998</text:p>
          </table:table-cell>
          <table:table-cell table:formula="of:=[.C148]/([.D148]-[.D147])" office:value-type="float" office:value="109598.628640556" calcext:value-type="float">
            <text:p>109598.628640556</text:p>
          </table:table-cell>
          <table:table-cell/>
          <table:table-cell office:value-type="float" office:value="1443145776.62159" calcext:value-type="float">
            <text:p>1443145776.62159</text:p>
          </table:table-cell>
          <table:table-cell table:formula="of:=[.G148]-[.$B$2]" office:value-type="float" office:value="16.6214196681976" calcext:value-type="float">
            <text:p>16.6214196682</text:p>
          </table:table-cell>
          <table:table-cell table:formula="of:=[.C148]/([.H148]-[.H147])" office:value-type="float" office:value="118208.759484092" calcext:value-type="float">
            <text:p>118208.759484092</text:p>
          </table:table-cell>
          <table:table-cell table:formula="of:=[.G148]-[.$B148]" office:value-type="float" office:value="10.0765075683594" calcext:value-type="float">
            <text:p>10.076507568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5766.5845" calcext:value-type="float">
            <text:p>1443145766.5845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32388305664" calcext:value-type="float">
            <text:p>6.5843238831</text:p>
          </table:table-cell>
          <table:table-cell table:formula="of:=[.C149]/([.D149]-[.D148])" office:value-type="float" office:value="109611.888811591" calcext:value-type="float">
            <text:p>109611.888811591</text:p>
          </table:table-cell>
          <table:table-cell/>
          <table:table-cell office:value-type="float" office:value="1443145776.65819" calcext:value-type="float">
            <text:p>1443145776.65819</text:p>
          </table:table-cell>
          <table:table-cell table:formula="of:=[.G149]-[.$B$2]" office:value-type="float" office:value="16.6580204963684" calcext:value-type="float">
            <text:p>16.6580204964</text:p>
          </table:table-cell>
          <table:table-cell table:formula="of:=[.C149]/([.H149]-[.H148])" office:value-type="float" office:value="118030.116145002" calcext:value-type="float">
            <text:p>118030.116145002</text:p>
          </table:table-cell>
          <table:table-cell table:formula="of:=[.G149]-[.$B149]" office:value-type="float" office:value="10.0736966133118" calcext:value-type="float">
            <text:p>10.073696613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5766.62394" calcext:value-type="float">
            <text:p>1443145766.62394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76666069031" calcext:value-type="float">
            <text:p>6.6237666607</text:p>
          </table:table-cell>
          <table:table-cell table:formula="of:=[.C150]/([.D150]-[.D149])" office:value-type="float" office:value="109525.75500952" calcext:value-type="float">
            <text:p>109525.75500952</text:p>
          </table:table-cell>
          <table:table-cell/>
          <table:table-cell office:value-type="float" office:value="1443145776.69474" calcext:value-type="float">
            <text:p>1443145776.69474</text:p>
          </table:table-cell>
          <table:table-cell table:formula="of:=[.G150]-[.$B$2]" office:value-type="float" office:value="16.694561958313" calcext:value-type="float">
            <text:p>16.6945619583</text:p>
          </table:table-cell>
          <table:table-cell table:formula="of:=[.C150]/([.H150]-[.H149])" office:value-type="float" office:value="118221.870995524" calcext:value-type="float">
            <text:p>118221.870995524</text:p>
          </table:table-cell>
          <table:table-cell table:formula="of:=[.G150]-[.$B150]" office:value-type="float" office:value="10.0707952976227" calcext:value-type="float">
            <text:p>10.070795297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5766.66336" calcext:value-type="float">
            <text:p>1443145766.66336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18726539612" calcext:value-type="float">
            <text:p>6.6631872654</text:p>
          </table:table-cell>
          <table:table-cell table:formula="of:=[.C151]/([.D151]-[.D150])" office:value-type="float" office:value="109587.360017418" calcext:value-type="float">
            <text:p>109587.360017418</text:p>
          </table:table-cell>
          <table:table-cell/>
          <table:table-cell office:value-type="float" office:value="1443145776.73131" calcext:value-type="float">
            <text:p>1443145776.73131</text:p>
          </table:table-cell>
          <table:table-cell table:formula="of:=[.G151]-[.$B$2]" office:value-type="float" office:value="16.7311401367188" calcext:value-type="float">
            <text:p>16.7311401367</text:p>
          </table:table-cell>
          <table:table-cell table:formula="of:=[.C151]/([.H151]-[.H150])" office:value-type="float" office:value="118103.202190067" calcext:value-type="float">
            <text:p>118103.202190067</text:p>
          </table:table-cell>
          <table:table-cell table:formula="of:=[.G151]-[.$B151]" office:value-type="float" office:value="10.0679528713226" calcext:value-type="float">
            <text:p>10.067952871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5766.70278" calcext:value-type="float">
            <text:p>1443145766.70278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60190963745" calcext:value-type="float">
            <text:p>6.7026019096</text:p>
          </table:table-cell>
          <table:table-cell table:formula="of:=[.C152]/([.D152]-[.D151])" office:value-type="float" office:value="109603.932323959" calcext:value-type="float">
            <text:p>109603.932323959</text:p>
          </table:table-cell>
          <table:table-cell/>
          <table:table-cell office:value-type="float" office:value="1443145776.76791" calcext:value-type="float">
            <text:p>1443145776.76791</text:p>
          </table:table-cell>
          <table:table-cell table:formula="of:=[.G152]-[.$B$2]" office:value-type="float" office:value="16.7677319049835" calcext:value-type="float">
            <text:p>16.767731905</text:p>
          </table:table-cell>
          <table:table-cell table:formula="of:=[.C152]/([.H152]-[.H151])" office:value-type="float" office:value="118059.339705624" calcext:value-type="float">
            <text:p>118059.339705624</text:p>
          </table:table-cell>
          <table:table-cell table:formula="of:=[.G152]-[.$B152]" office:value-type="float" office:value="10.0651299953461" calcext:value-type="float">
            <text:p>10.065129995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5766.74223" calcext:value-type="float">
            <text:p>1443145766.74223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05207824707" calcext:value-type="float">
            <text:p>6.7420520782</text:p>
          </table:table-cell>
          <table:table-cell table:formula="of:=[.C153]/([.D153]-[.D152])" office:value-type="float" office:value="109505.235395791" calcext:value-type="float">
            <text:p>109505.235395791</text:p>
          </table:table-cell>
          <table:table-cell/>
          <table:table-cell office:value-type="float" office:value="1443145776.80446" calcext:value-type="float">
            <text:p>1443145776.80446</text:p>
          </table:table-cell>
          <table:table-cell table:formula="of:=[.G153]-[.$B$2]" office:value-type="float" office:value="16.8042907714844" calcext:value-type="float">
            <text:p>16.8042907715</text:p>
          </table:table-cell>
          <table:table-cell table:formula="of:=[.C153]/([.H153]-[.H152])" office:value-type="float" office:value="118165.589184748" calcext:value-type="float">
            <text:p>118165.589184748</text:p>
          </table:table-cell>
          <table:table-cell table:formula="of:=[.G153]-[.$B153]" office:value-type="float" office:value="10.0622386932373" calcext:value-type="float">
            <text:p>10.062238693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5766.78165" calcext:value-type="float">
            <text:p>1443145766.78165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47721290588" calcext:value-type="float">
            <text:p>6.7814772129</text:p>
          </table:table-cell>
          <table:table-cell table:formula="of:=[.C154]/([.D154]-[.D153])" office:value-type="float" office:value="109574.768415769" calcext:value-type="float">
            <text:p>109574.768415769</text:p>
          </table:table-cell>
          <table:table-cell/>
          <table:table-cell office:value-type="float" office:value="1443145776.84108" calcext:value-type="float">
            <text:p>1443145776.84108</text:p>
          </table:table-cell>
          <table:table-cell table:formula="of:=[.G154]-[.$B$2]" office:value-type="float" office:value="16.8409051895142" calcext:value-type="float">
            <text:p>16.8409051895</text:p>
          </table:table-cell>
          <table:table-cell table:formula="of:=[.C154]/([.H154]-[.H153])" office:value-type="float" office:value="117986.307920715" calcext:value-type="float">
            <text:p>117986.307920715</text:p>
          </table:table-cell>
          <table:table-cell table:formula="of:=[.G154]-[.$B154]" office:value-type="float" office:value="10.0594279766083" calcext:value-type="float">
            <text:p>10.059427976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5766.82108" calcext:value-type="float">
            <text:p>1443145766.82108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9011554718" calcext:value-type="float">
            <text:p>6.8209011555</text:p>
          </table:table-cell>
          <table:table-cell table:formula="of:=[.C155]/([.D155]-[.D154])" office:value-type="float" office:value="109578.081714604" calcext:value-type="float">
            <text:p>109578.081714604</text:p>
          </table:table-cell>
          <table:table-cell/>
          <table:table-cell office:value-type="float" office:value="1443145776.87762" calcext:value-type="float">
            <text:p>1443145776.87762</text:p>
          </table:table-cell>
          <table:table-cell table:formula="of:=[.G155]-[.$B$2]" office:value-type="float" office:value="16.8774440288544" calcext:value-type="float">
            <text:p>16.8774440289</text:p>
          </table:table-cell>
          <table:table-cell table:formula="of:=[.C155]/([.H155]-[.H154])" office:value-type="float" office:value="118230.356464716" calcext:value-type="float">
            <text:p>118230.356464716</text:p>
          </table:table-cell>
          <table:table-cell table:formula="of:=[.G155]-[.$B155]" office:value-type="float" office:value="10.0565428733826" calcext:value-type="float">
            <text:p>10.056542873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5766.8605" calcext:value-type="float">
            <text:p>1443145766.8605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32295227051" calcext:value-type="float">
            <text:p>6.8603229523</text:p>
          </table:table-cell>
          <table:table-cell table:formula="of:=[.C156]/([.D156]-[.D155])" office:value-type="float" office:value="109584.046157475" calcext:value-type="float">
            <text:p>109584.046157475</text:p>
          </table:table-cell>
          <table:table-cell/>
          <table:table-cell office:value-type="float" office:value="1443145776.91422" calcext:value-type="float">
            <text:p>1443145776.91422</text:p>
          </table:table-cell>
          <table:table-cell table:formula="of:=[.G156]-[.$B$2]" office:value-type="float" office:value="16.9140439033508" calcext:value-type="float">
            <text:p>16.9140439034</text:p>
          </table:table-cell>
          <table:table-cell table:formula="of:=[.C156]/([.H156]-[.H155])" office:value-type="float" office:value="118033.191627962" calcext:value-type="float">
            <text:p>118033.191627962</text:p>
          </table:table-cell>
          <table:table-cell table:formula="of:=[.G156]-[.$B156]" office:value-type="float" office:value="10.0537209510803" calcext:value-type="float">
            <text:p>10.053720951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5766.89994" calcext:value-type="float">
            <text:p>1443145766.89994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76119995117" calcext:value-type="float">
            <text:p>6.8997612</text:p>
          </table:table-cell>
          <table:table-cell table:formula="of:=[.C157]/([.D157]-[.D156])" office:value-type="float" office:value="109538.335348455" calcext:value-type="float">
            <text:p>109538.335348455</text:p>
          </table:table-cell>
          <table:table-cell/>
          <table:table-cell office:value-type="float" office:value="1443145776.95079" calcext:value-type="float">
            <text:p>1443145776.95079</text:p>
          </table:table-cell>
          <table:table-cell table:formula="of:=[.G157]-[.$B$2]" office:value-type="float" office:value="16.9506161212921" calcext:value-type="float">
            <text:p>16.9506161213</text:p>
          </table:table-cell>
          <table:table-cell table:formula="of:=[.C157]/([.H157]-[.H156])" office:value-type="float" office:value="118122.450405815" calcext:value-type="float">
            <text:p>118122.450405815</text:p>
          </table:table-cell>
          <table:table-cell table:formula="of:=[.G157]-[.$B157]" office:value-type="float" office:value="10.0508549213409" calcext:value-type="float">
            <text:p>10.050854921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5766.93939" calcext:value-type="float">
            <text:p>1443145766.93939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21995162964" calcext:value-type="float">
            <text:p>6.9392199516</text:p>
          </table:table-cell>
          <table:table-cell table:formula="of:=[.C158]/([.D158]-[.D157])" office:value-type="float" office:value="109481.415813706" calcext:value-type="float">
            <text:p>109481.415813706</text:p>
          </table:table-cell>
          <table:table-cell/>
          <table:table-cell office:value-type="float" office:value="1443145776.98734" calcext:value-type="float">
            <text:p>1443145776.98734</text:p>
          </table:table-cell>
          <table:table-cell table:formula="of:=[.G158]-[.$B$2]" office:value-type="float" office:value="16.9871666431427" calcext:value-type="float">
            <text:p>16.9871666431</text:p>
          </table:table-cell>
          <table:table-cell table:formula="of:=[.C158]/([.H158]-[.H157])" office:value-type="float" office:value="118192.566925847" calcext:value-type="float">
            <text:p>118192.566925847</text:p>
          </table:table-cell>
          <table:table-cell table:formula="of:=[.G158]-[.$B158]" office:value-type="float" office:value="10.0479466915131" calcext:value-type="float">
            <text:p>10.047946691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5766.97883" calcext:value-type="float">
            <text:p>1443145766.97883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65867614746" calcext:value-type="float">
            <text:p>6.9786586761</text:p>
          </table:table-cell>
          <table:table-cell table:formula="of:=[.C159]/([.D159]-[.D158])" office:value-type="float" office:value="109537.010966158" calcext:value-type="float">
            <text:p>109537.010966158</text:p>
          </table:table-cell>
          <table:table-cell/>
          <table:table-cell office:value-type="float" office:value="1443145777.02392" calcext:value-type="float">
            <text:p>1443145777.02392</text:p>
          </table:table-cell>
          <table:table-cell table:formula="of:=[.G159]-[.$B$2]" office:value-type="float" office:value="17.0237443447113" calcext:value-type="float">
            <text:p>17.0237443447</text:p>
          </table:table-cell>
          <table:table-cell table:formula="of:=[.C159]/([.H159]-[.H158])" office:value-type="float" office:value="118104.741816475" calcext:value-type="float">
            <text:p>118104.741816475</text:p>
          </table:table-cell>
          <table:table-cell table:formula="of:=[.G159]-[.$B159]" office:value-type="float" office:value="10.0450856685638" calcext:value-type="float">
            <text:p>10.04508566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5780.02504" calcext:value-type="float">
            <text:p>1443145780.02504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8651504517" calcext:value-type="float">
            <text:p>20.0248651505</text:p>
          </table:table-cell>
          <table:table-cell table:formula="of:=[.C160]/([.D160]-[.D159])" office:value-type="float" office:value="331.130739691164" calcext:value-type="float">
            <text:p>331.1307396912</text:p>
          </table:table-cell>
          <table:table-cell/>
          <table:table-cell office:value-type="float" office:value="1443145780.21497" calcext:value-type="float">
            <text:p>1443145780.21497</text:p>
          </table:table-cell>
          <table:table-cell table:formula="of:=[.G160]-[.$B$2]" office:value-type="float" office:value="20.2147989273071" calcext:value-type="float">
            <text:p>20.2147989273</text:p>
          </table:table-cell>
          <table:table-cell table:formula="of:=[.C160]/([.H160]-[.H159])" office:value-type="float" office:value="1353.78442711745" calcext:value-type="float">
            <text:p>1353.7844271175</text:p>
          </table:table-cell>
          <table:table-cell table:formula="of:=[.G160]-[.$B160]" office:value-type="float" office:value="0.189933776855469" calcext:value-type="float">
            <text:p>0.189933776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5780.0792" calcext:value-type="float">
            <text:p>1443145780.0792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90247917175" calcext:value-type="float">
            <text:p>20.0790247917</text:p>
          </table:table-cell>
          <table:table-cell table:formula="of:=[.C161]/([.D161]-[.D160])" office:value-type="float" office:value="79764.1915461213" calcext:value-type="float">
            <text:p>79764.1915461213</text:p>
          </table:table-cell>
          <table:table-cell/>
          <table:table-cell office:value-type="float" office:value="1443145780.26927" calcext:value-type="float">
            <text:p>1443145780.26927</text:p>
          </table:table-cell>
          <table:table-cell table:formula="of:=[.G161]-[.$B$2]" office:value-type="float" office:value="20.269095659256" calcext:value-type="float">
            <text:p>20.2690956593</text:p>
          </table:table-cell>
          <table:table-cell table:formula="of:=[.C161]/([.H161]-[.H160])" office:value-type="float" office:value="79562.7995450893" calcext:value-type="float">
            <text:p>79562.7995450893</text:p>
          </table:table-cell>
          <table:table-cell table:formula="of:=[.G161]-[.$B161]" office:value-type="float" office:value="0.190070867538452" calcext:value-type="float">
            <text:p>0.19007086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5780.13334" calcext:value-type="float">
            <text:p>1443145780.13334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1644058228" calcext:value-type="float">
            <text:p>20.1331644058</text:p>
          </table:table-cell>
          <table:table-cell table:formula="of:=[.C162]/([.D162]-[.D161])" office:value-type="float" office:value="79793.6976721655" calcext:value-type="float">
            <text:p>79793.6976721655</text:p>
          </table:table-cell>
          <table:table-cell/>
          <table:table-cell office:value-type="float" office:value="1443145780.37741" calcext:value-type="float">
            <text:p>1443145780.37741</text:p>
          </table:table-cell>
          <table:table-cell table:formula="of:=[.G162]-[.$B$2]" office:value-type="float" office:value="20.3772385120392" calcext:value-type="float">
            <text:p>20.377238512</text:p>
          </table:table-cell>
          <table:table-cell table:formula="of:=[.C162]/([.H162]-[.H161])" office:value-type="float" office:value="39947.1614519031" calcext:value-type="float">
            <text:p>39947.1614519031</text:p>
          </table:table-cell>
          <table:table-cell table:formula="of:=[.G162]-[.$B162]" office:value-type="float" office:value="0.244074106216431" calcext:value-type="float">
            <text:p>0.24407410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5780.18748" calcext:value-type="float">
            <text:p>1443145780.1874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3037815094" calcext:value-type="float">
            <text:p>20.1873037815</text:p>
          </table:table-cell>
          <table:table-cell table:formula="of:=[.C163]/([.D163]-[.D162])" office:value-type="float" office:value="79794.0490670566" calcext:value-type="float">
            <text:p>79794.0490670566</text:p>
          </table:table-cell>
          <table:table-cell/>
          <table:table-cell office:value-type="float" office:value="1443145780.86479" calcext:value-type="float">
            <text:p>1443145780.86479</text:p>
          </table:table-cell>
          <table:table-cell table:formula="of:=[.G163]-[.$B$2]" office:value-type="float" office:value="20.8646142482758" calcext:value-type="float">
            <text:p>20.8646142483</text:p>
          </table:table-cell>
          <table:table-cell table:formula="of:=[.C163]/([.H163]-[.H162])" office:value-type="float" office:value="8863.79784385301" calcext:value-type="float">
            <text:p>8863.797843853</text:p>
          </table:table-cell>
          <table:table-cell table:formula="of:=[.G163]-[.$B163]" office:value-type="float" office:value="0.677310466766357" calcext:value-type="float">
            <text:p>0.677310466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5780.24161" calcext:value-type="float">
            <text:p>1443145780.24161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4379119873" calcext:value-type="float">
            <text:p>20.241437912</text:p>
          </table:table-cell>
          <table:table-cell table:formula="of:=[.C164]/([.D164]-[.D163])" office:value-type="float" office:value="79801.7805377552" calcext:value-type="float">
            <text:p>79801.7805377552</text:p>
          </table:table-cell>
          <table:table-cell/>
          <table:table-cell office:value-type="float" office:value="1443145781.02714" calcext:value-type="float">
            <text:p>1443145781.02714</text:p>
          </table:table-cell>
          <table:table-cell table:formula="of:=[.G164]-[.$B$2]" office:value-type="float" office:value="21.0269703865051" calcext:value-type="float">
            <text:p>21.0269703865</text:p>
          </table:table-cell>
          <table:table-cell table:formula="of:=[.C164]/([.H164]-[.H163])" office:value-type="float" office:value="26608.1716842567" calcext:value-type="float">
            <text:p>26608.1716842567</text:p>
          </table:table-cell>
          <table:table-cell table:formula="of:=[.G164]-[.$B164]" office:value-type="float" office:value="0.785532474517822" calcext:value-type="float">
            <text:p>0.785532474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5780.29575" calcext:value-type="float">
            <text:p>1443145780.29575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5796718597" calcext:value-type="float">
            <text:p>20.2955796719</text:p>
          </table:table-cell>
          <table:table-cell table:formula="of:=[.C165]/([.D165]-[.D164])" office:value-type="float" office:value="79790.5352574124" calcext:value-type="float">
            <text:p>79790.5352574124</text:p>
          </table:table-cell>
          <table:table-cell/>
          <table:table-cell office:value-type="float" office:value="1443145781.54632" calcext:value-type="float">
            <text:p>1443145781.54632</text:p>
          </table:table-cell>
          <table:table-cell table:formula="of:=[.G165]-[.$B$2]" office:value-type="float" office:value="21.5461487770081" calcext:value-type="float">
            <text:p>21.546148777</text:p>
          </table:table-cell>
          <table:table-cell table:formula="of:=[.C165]/([.H165]-[.H164])" office:value-type="float" office:value="8320.83938589047" calcext:value-type="float">
            <text:p>8320.8393858905</text:p>
          </table:table-cell>
          <table:table-cell table:formula="of:=[.G165]-[.$B165]" office:value-type="float" office:value="1.25056910514832" calcext:value-type="float">
            <text:p>1.250569105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5780.34989" calcext:value-type="float">
            <text:p>1443145780.34989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7133255005" calcext:value-type="float">
            <text:p>20.3497133255</text:p>
          </table:table-cell>
          <table:table-cell table:formula="of:=[.C166]/([.D166]-[.D165])" office:value-type="float" office:value="79802.4834730217" calcext:value-type="float">
            <text:p>79802.4834730217</text:p>
          </table:table-cell>
          <table:table-cell/>
          <table:table-cell office:value-type="float" office:value="1443145782.00507" calcext:value-type="float">
            <text:p>1443145782.00507</text:p>
          </table:table-cell>
          <table:table-cell table:formula="of:=[.G166]-[.$B$2]" office:value-type="float" office:value="22.0048913955688" calcext:value-type="float">
            <text:p>22.0048913956</text:p>
          </table:table-cell>
          <table:table-cell table:formula="of:=[.C166]/([.H166]-[.H165])" office:value-type="float" office:value="9417.04525634243" calcext:value-type="float">
            <text:p>9417.0452563424</text:p>
          </table:table-cell>
          <table:table-cell table:formula="of:=[.G166]-[.$B166]" office:value-type="float" office:value="1.65517807006836" calcext:value-type="float">
            <text:p>1.65517807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5780.40404" calcext:value-type="float">
            <text:p>1443145780.40404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8660526276" calcext:value-type="float">
            <text:p>20.4038660526</text:p>
          </table:table-cell>
          <table:table-cell table:formula="of:=[.C167]/([.D167]-[.D166])" office:value-type="float" office:value="79774.3757181915" calcext:value-type="float">
            <text:p>79774.3757181915</text:p>
          </table:table-cell>
          <table:table-cell/>
          <table:table-cell office:value-type="float" office:value="1443145782.20566" calcext:value-type="float">
            <text:p>1443145782.20566</text:p>
          </table:table-cell>
          <table:table-cell table:formula="of:=[.G167]-[.$B$2]" office:value-type="float" office:value="22.2054884433746" calcext:value-type="float">
            <text:p>22.2054884434</text:p>
          </table:table-cell>
          <table:table-cell table:formula="of:=[.C167]/([.H167]-[.H166])" office:value-type="float" office:value="21535.7107557362" calcext:value-type="float">
            <text:p>21535.7107557362</text:p>
          </table:table-cell>
          <table:table-cell table:formula="of:=[.G167]-[.$B167]" office:value-type="float" office:value="1.80162239074707" calcext:value-type="float">
            <text:p>1.801622390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5780.45818" calcext:value-type="float">
            <text:p>1443145780.45818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80078125" calcext:value-type="float">
            <text:p>20.4580078125</text:p>
          </table:table-cell>
          <table:table-cell table:formula="of:=[.C168]/([.D168]-[.D167])" office:value-type="float" office:value="79790.5352574124" calcext:value-type="float">
            <text:p>79790.5352574124</text:p>
          </table:table-cell>
          <table:table-cell/>
          <table:table-cell office:value-type="float" office:value="1443145786.119" calcext:value-type="float">
            <text:p>1443145786.119</text:p>
          </table:table-cell>
          <table:table-cell table:formula="of:=[.G168]-[.$B$2]" office:value-type="float" office:value="26.1188309192657" calcext:value-type="float">
            <text:p>26.1188309193</text:p>
          </table:table-cell>
          <table:table-cell table:formula="of:=[.C168]/([.H168]-[.H167])" office:value-type="float" office:value="1103.9156492472" calcext:value-type="float">
            <text:p>1103.9156492472</text:p>
          </table:table-cell>
          <table:table-cell table:formula="of:=[.G168]-[.$B168]" office:value-type="float" office:value="5.66082310676575" calcext:value-type="float">
            <text:p>5.660823106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5780.51236" calcext:value-type="float">
            <text:p>1443145780.51236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1903419495" calcext:value-type="float">
            <text:p>20.5121903419</text:p>
          </table:table-cell>
          <table:table-cell table:formula="of:=[.C169]/([.D169]-[.D168])" office:value-type="float" office:value="79730.4969682036" calcext:value-type="float">
            <text:p>79730.4969682036</text:p>
          </table:table-cell>
          <table:table-cell/>
          <table:table-cell office:value-type="float" office:value="1443145786.55572" calcext:value-type="float">
            <text:p>1443145786.55572</text:p>
          </table:table-cell>
          <table:table-cell table:formula="of:=[.G169]-[.$B$2]" office:value-type="float" office:value="26.5555455684662" calcext:value-type="float">
            <text:p>26.5555455685</text:p>
          </table:table-cell>
          <table:table-cell table:formula="of:=[.C169]/([.H169]-[.H168])" office:value-type="float" office:value="9892.04279707421" calcext:value-type="float">
            <text:p>9892.0427970742</text:p>
          </table:table-cell>
          <table:table-cell table:formula="of:=[.G169]-[.$B169]" office:value-type="float" office:value="6.04335522651672" calcext:value-type="float">
            <text:p>6.043355226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5780.5665" calcext:value-type="float">
            <text:p>1443145780.5665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3306713104" calcext:value-type="float">
            <text:p>20.5663306713</text:p>
          </table:table-cell>
          <table:table-cell table:formula="of:=[.C170]/([.D170]-[.D169])" office:value-type="float" office:value="79792.6435060617" calcext:value-type="float">
            <text:p>79792.6435060617</text:p>
          </table:table-cell>
          <table:table-cell/>
          <table:table-cell office:value-type="float" office:value="1443145786.9895" calcext:value-type="float">
            <text:p>1443145786.9895</text:p>
          </table:table-cell>
          <table:table-cell table:formula="of:=[.G170]-[.$B$2]" office:value-type="float" office:value="26.9893252849579" calcext:value-type="float">
            <text:p>26.989325285</text:p>
          </table:table-cell>
          <table:table-cell table:formula="of:=[.C170]/([.H170]-[.H169])" office:value-type="float" office:value="9958.97188310018" calcext:value-type="float">
            <text:p>9958.9718831002</text:p>
          </table:table-cell>
          <table:table-cell table:formula="of:=[.G170]-[.$B170]" office:value-type="float" office:value="6.42299461364746" calcext:value-type="float">
            <text:p>6.422994613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5780.62065" calcext:value-type="float">
            <text:p>1443145780.62065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4710006714" calcext:value-type="float">
            <text:p>20.6204710007</text:p>
          </table:table-cell>
          <table:table-cell table:formula="of:=[.C171]/([.D171]-[.D170])" office:value-type="float" office:value="79792.6435060617" calcext:value-type="float">
            <text:p>79792.6435060617</text:p>
          </table:table-cell>
          <table:table-cell/>
          <table:table-cell office:value-type="float" office:value="1443145791.06486" calcext:value-type="float">
            <text:p>1443145791.06486</text:p>
          </table:table-cell>
          <table:table-cell table:formula="of:=[.G171]-[.$B$2]" office:value-type="float" office:value="31.0646874904633" calcext:value-type="float">
            <text:p>31.0646874905</text:p>
          </table:table-cell>
          <table:table-cell table:formula="of:=[.C171]/([.H171]-[.H170])" office:value-type="float" office:value="1060.02847898137" calcext:value-type="float">
            <text:p>1060.0284789814</text:p>
          </table:table-cell>
          <table:table-cell table:formula="of:=[.G171]-[.$B171]" office:value-type="float" office:value="10.4442164897919" calcext:value-type="float">
            <text:p>10.444216489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5780.67479" calcext:value-type="float">
            <text:p>1443145780.67479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6118068695" calcext:value-type="float">
            <text:p>20.6746118069</text:p>
          </table:table-cell>
          <table:table-cell table:formula="of:=[.C172]/([.D172]-[.D171])" office:value-type="float" office:value="79791.9407441332" calcext:value-type="float">
            <text:p>79791.9407441332</text:p>
          </table:table-cell>
          <table:table-cell/>
          <table:table-cell office:value-type="float" office:value="1443145791.11536" calcext:value-type="float">
            <text:p>1443145791.11536</text:p>
          </table:table-cell>
          <table:table-cell table:formula="of:=[.G172]-[.$B$2]" office:value-type="float" office:value="31.1151823997498" calcext:value-type="float">
            <text:p>31.1151823997</text:p>
          </table:table-cell>
          <table:table-cell table:formula="of:=[.C172]/([.H172]-[.H171])" office:value-type="float" office:value="85553.1787469723" calcext:value-type="float">
            <text:p>85553.1787469723</text:p>
          </table:table-cell>
          <table:table-cell table:formula="of:=[.G172]-[.$B172]" office:value-type="float" office:value="10.4405705928803" calcext:value-type="float">
            <text:p>10.440570592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5780.72893" calcext:value-type="float">
            <text:p>1443145780.72893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7578582764" calcext:value-type="float">
            <text:p>20.7287578583</text:p>
          </table:table-cell>
          <table:table-cell table:formula="of:=[.C173]/([.D173]-[.D172])" office:value-type="float" office:value="79784.2111798507" calcext:value-type="float">
            <text:p>79784.2111798507</text:p>
          </table:table-cell>
          <table:table-cell/>
          <table:table-cell office:value-type="float" office:value="1443145791.16577" calcext:value-type="float">
            <text:p>1443145791.16577</text:p>
          </table:table-cell>
          <table:table-cell table:formula="of:=[.G173]-[.$B$2]" office:value-type="float" office:value="31.1655988693237" calcext:value-type="float">
            <text:p>31.1655988693</text:p>
          </table:table-cell>
          <table:table-cell table:formula="of:=[.C173]/([.H173]-[.H172])" office:value-type="float" office:value="85686.2853846081" calcext:value-type="float">
            <text:p>85686.2853846081</text:p>
          </table:table-cell>
          <table:table-cell table:formula="of:=[.G173]-[.$B173]" office:value-type="float" office:value="10.4368410110474" calcext:value-type="float">
            <text:p>10.43684101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5780.78307" calcext:value-type="float">
            <text:p>1443145780.78307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8984260559" calcext:value-type="float">
            <text:p>20.7828984261</text:p>
          </table:table-cell>
          <table:table-cell table:formula="of:=[.C174]/([.D174]-[.D173])" office:value-type="float" office:value="79792.2921235501" calcext:value-type="float">
            <text:p>79792.2921235501</text:p>
          </table:table-cell>
          <table:table-cell/>
          <table:table-cell office:value-type="float" office:value="1443145791.21629" calcext:value-type="float">
            <text:p>1443145791.21629</text:p>
          </table:table-cell>
          <table:table-cell table:formula="of:=[.G174]-[.$B$2]" office:value-type="float" office:value="31.2161130905151" calcext:value-type="float">
            <text:p>31.2161130905</text:p>
          </table:table-cell>
          <table:table-cell table:formula="of:=[.C174]/([.H174]-[.H173])" office:value-type="float" office:value="85520.4712279112" calcext:value-type="float">
            <text:p>85520.4712279112</text:p>
          </table:table-cell>
          <table:table-cell table:formula="of:=[.G174]-[.$B174]" office:value-type="float" office:value="10.4332146644592" calcext:value-type="float">
            <text:p>10.433214664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5780.83721" calcext:value-type="float">
            <text:p>1443145780.83721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70349407196" calcext:value-type="float">
            <text:p>20.8370349407</text:p>
          </table:table-cell>
          <table:table-cell table:formula="of:=[.C175]/([.D175]-[.D174])" office:value-type="float" office:value="79798.2660471671" calcext:value-type="float">
            <text:p>79798.2660471671</text:p>
          </table:table-cell>
          <table:table-cell/>
          <table:table-cell office:value-type="float" office:value="1443145791.2666" calcext:value-type="float">
            <text:p>1443145791.2666</text:p>
          </table:table-cell>
          <table:table-cell table:formula="of:=[.G175]-[.$B$2]" office:value-type="float" office:value="31.2664279937744" calcext:value-type="float">
            <text:p>31.2664279938</text:p>
          </table:table-cell>
          <table:table-cell table:formula="of:=[.C175]/([.H175]-[.H174])" office:value-type="float" office:value="85859.2528289012" calcext:value-type="float">
            <text:p>85859.2528289012</text:p>
          </table:table-cell>
          <table:table-cell table:formula="of:=[.G175]-[.$B175]" office:value-type="float" office:value="10.4293930530548" calcext:value-type="float">
            <text:p>10.429393053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5780.89136" calcext:value-type="float">
            <text:p>1443145780.89136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1821842194" calcext:value-type="float">
            <text:p>20.8911821842</text:p>
          </table:table-cell>
          <table:table-cell table:formula="of:=[.C176]/([.D176]-[.D175])" office:value-type="float" office:value="79782.4546695434" calcext:value-type="float">
            <text:p>79782.4546695434</text:p>
          </table:table-cell>
          <table:table-cell/>
          <table:table-cell office:value-type="float" office:value="1443145791.31707" calcext:value-type="float">
            <text:p>1443145791.31707</text:p>
          </table:table-cell>
          <table:table-cell table:formula="of:=[.G176]-[.$B$2]" office:value-type="float" office:value="31.3168931007385" calcext:value-type="float">
            <text:p>31.3168931007</text:p>
          </table:table-cell>
          <table:table-cell table:formula="of:=[.C176]/([.H176]-[.H175])" office:value-type="float" office:value="85603.7024368581" calcext:value-type="float">
            <text:p>85603.7024368581</text:p>
          </table:table-cell>
          <table:table-cell table:formula="of:=[.G176]-[.$B176]" office:value-type="float" office:value="10.4257109165192" calcext:value-type="float">
            <text:p>10.42571091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5780.9455" calcext:value-type="float">
            <text:p>1443145780.9455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3232288361" calcext:value-type="float">
            <text:p>20.9453232288</text:p>
          </table:table-cell>
          <table:table-cell table:formula="of:=[.C177]/([.D177]-[.D176])" office:value-type="float" office:value="79791.589367811" calcext:value-type="float">
            <text:p>79791.589367811</text:p>
          </table:table-cell>
          <table:table-cell/>
          <table:table-cell office:value-type="float" office:value="1443145791.36754" calcext:value-type="float">
            <text:p>1443145791.36754</text:p>
          </table:table-cell>
          <table:table-cell table:formula="of:=[.G177]-[.$B$2]" office:value-type="float" office:value="31.36736369133" calcext:value-type="float">
            <text:p>31.3673636913</text:p>
          </table:table-cell>
          <table:table-cell table:formula="of:=[.C177]/([.H177]-[.H176])" office:value-type="float" office:value="85594.4015985715" calcext:value-type="float">
            <text:p>85594.4015985715</text:p>
          </table:table-cell>
          <table:table-cell table:formula="of:=[.G177]-[.$B177]" office:value-type="float" office:value="10.4220404624939" calcext:value-type="float">
            <text:p>10.422040462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5780.99965" calcext:value-type="float">
            <text:p>1443145780.99965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472618103" calcext:value-type="float">
            <text:p>20.9994726181</text:p>
          </table:table-cell>
          <table:table-cell table:formula="of:=[.C178]/([.D178]-[.D177])" office:value-type="float" office:value="79779.2931458839" calcext:value-type="float">
            <text:p>79779.2931458839</text:p>
          </table:table-cell>
          <table:table-cell/>
          <table:table-cell office:value-type="float" office:value="1443145791.41799" calcext:value-type="float">
            <text:p>1443145791.41799</text:p>
          </table:table-cell>
          <table:table-cell table:formula="of:=[.G178]-[.$B$2]" office:value-type="float" office:value="31.4178125858307" calcext:value-type="float">
            <text:p>31.4178125858</text:p>
          </table:table-cell>
          <table:table-cell table:formula="of:=[.C178]/([.H178]-[.H177])" office:value-type="float" office:value="85631.2123933119" calcext:value-type="float">
            <text:p>85631.2123933119</text:p>
          </table:table-cell>
          <table:table-cell table:formula="of:=[.G178]-[.$B178]" office:value-type="float" office:value="10.4183399677277" calcext:value-type="float">
            <text:p>10.418339967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5781.05063" calcext:value-type="float">
            <text:p>1443145781.05063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4601001739" calcext:value-type="float">
            <text:p>21.0504601002</text:p>
          </table:table-cell>
          <table:table-cell table:formula="of:=[.C179]/([.D179]-[.D178])" office:value-type="float" office:value="84726.6784814151" calcext:value-type="float">
            <text:p>84726.6784814151</text:p>
          </table:table-cell>
          <table:table-cell/>
          <table:table-cell office:value-type="float" office:value="1443145791.46839" calcext:value-type="float">
            <text:p>1443145791.46839</text:p>
          </table:table-cell>
          <table:table-cell table:formula="of:=[.G179]-[.$B$2]" office:value-type="float" office:value="31.4682161808014" calcext:value-type="float">
            <text:p>31.4682161808</text:p>
          </table:table-cell>
          <table:table-cell table:formula="of:=[.C179]/([.H179]-[.H178])" office:value-type="float" office:value="85708.1722545977" calcext:value-type="float">
            <text:p>85708.1722545977</text:p>
          </table:table-cell>
          <table:table-cell table:formula="of:=[.G179]-[.$B179]" office:value-type="float" office:value="10.4177560806274" calcext:value-type="float">
            <text:p>10.41775608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5781.1016" calcext:value-type="float">
            <text:p>1443145781.1016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4292240143" calcext:value-type="float">
            <text:p>21.101429224</text:p>
          </table:table-cell>
          <table:table-cell table:formula="of:=[.C180]/([.D180]-[.D179])" office:value-type="float" office:value="84757.1956216672" calcext:value-type="float">
            <text:p>84757.1956216672</text:p>
          </table:table-cell>
          <table:table-cell/>
          <table:table-cell office:value-type="float" office:value="1443145791.51894" calcext:value-type="float">
            <text:p>1443145791.51894</text:p>
          </table:table-cell>
          <table:table-cell table:formula="of:=[.G180]-[.$B$2]" office:value-type="float" office:value="31.5187685489655" calcext:value-type="float">
            <text:p>31.518768549</text:p>
          </table:table-cell>
          <table:table-cell table:formula="of:=[.C180]/([.H180]-[.H179])" office:value-type="float" office:value="85455.9372170239" calcext:value-type="float">
            <text:p>85455.9372170239</text:p>
          </table:table-cell>
          <table:table-cell table:formula="of:=[.G180]-[.$B180]" office:value-type="float" office:value="10.4173393249512" calcext:value-type="float">
            <text:p>10.41733932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5781.15257" calcext:value-type="float">
            <text:p>1443145781.15257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3938179016" calcext:value-type="float">
            <text:p>21.1523938179</text:p>
          </table:table-cell>
          <table:table-cell table:formula="of:=[.C181]/([.D181]-[.D180])" office:value-type="float" office:value="84764.729206918" calcext:value-type="float">
            <text:p>84764.729206918</text:p>
          </table:table-cell>
          <table:table-cell/>
          <table:table-cell office:value-type="float" office:value="1443145791.56926" calcext:value-type="float">
            <text:p>1443145791.56926</text:p>
          </table:table-cell>
          <table:table-cell table:formula="of:=[.G181]-[.$B$2]" office:value-type="float" office:value="31.5690903663635" calcext:value-type="float">
            <text:p>31.5690903664</text:p>
          </table:table-cell>
          <table:table-cell table:formula="of:=[.C181]/([.H181]-[.H180])" office:value-type="float" office:value="85847.4559022102" calcext:value-type="float">
            <text:p>85847.4559022102</text:p>
          </table:table-cell>
          <table:table-cell table:formula="of:=[.G181]-[.$B181]" office:value-type="float" office:value="10.4166965484619" calcext:value-type="float">
            <text:p>10.416696548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5781.20353" calcext:value-type="float">
            <text:p>1443145781.20353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3529281616" calcext:value-type="float">
            <text:p>21.2033529282</text:p>
          </table:table-cell>
          <table:table-cell table:formula="of:=[.C182]/([.D182]-[.D181])" office:value-type="float" office:value="84773.8506021391" calcext:value-type="float">
            <text:p>84773.8506021391</text:p>
          </table:table-cell>
          <table:table-cell/>
          <table:table-cell office:value-type="float" office:value="1443145791.61975" calcext:value-type="float">
            <text:p>1443145791.61975</text:p>
          </table:table-cell>
          <table:table-cell table:formula="of:=[.G182]-[.$B$2]" office:value-type="float" office:value="31.6195728778839" calcext:value-type="float">
            <text:p>31.6195728779</text:p>
          </table:table-cell>
          <table:table-cell table:formula="of:=[.C182]/([.H182]-[.H181])" office:value-type="float" office:value="85574.1893557635" calcext:value-type="float">
            <text:p>85574.1893557635</text:p>
          </table:table-cell>
          <table:table-cell table:formula="of:=[.G182]-[.$B182]" office:value-type="float" office:value="10.4162199497223" calcext:value-type="float">
            <text:p>10.416219949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5781.25448" calcext:value-type="float">
            <text:p>1443145781.2544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3025016785" calcext:value-type="float">
            <text:p>21.2543025017</text:p>
          </table:table-cell>
          <table:table-cell table:formula="of:=[.C183]/([.D183]-[.D182])" office:value-type="float" office:value="84789.7185748112" calcext:value-type="float">
            <text:p>84789.7185748112</text:p>
          </table:table-cell>
          <table:table-cell/>
          <table:table-cell office:value-type="float" office:value="1443145791.67015" calcext:value-type="float">
            <text:p>1443145791.67015</text:p>
          </table:table-cell>
          <table:table-cell table:formula="of:=[.G183]-[.$B$2]" office:value-type="float" office:value="31.6699709892273" calcext:value-type="float">
            <text:p>31.6699709892</text:p>
          </table:table-cell>
          <table:table-cell table:formula="of:=[.C183]/([.H183]-[.H182])" office:value-type="float" office:value="85717.4978357026" calcext:value-type="float">
            <text:p>85717.4978357026</text:p>
          </table:table-cell>
          <table:table-cell table:formula="of:=[.G183]-[.$B183]" office:value-type="float" office:value="10.4156684875488" calcext:value-type="float">
            <text:p>10.41566848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5781.30543" calcext:value-type="float">
            <text:p>1443145781.30543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2566051483" calcext:value-type="float">
            <text:p>21.3052566051</text:p>
          </table:table-cell>
          <table:table-cell table:formula="of:=[.C184]/([.D184]-[.D183])" office:value-type="float" office:value="84782.1805471722" calcext:value-type="float">
            <text:p>84782.1805471722</text:p>
          </table:table-cell>
          <table:table-cell/>
          <table:table-cell office:value-type="float" office:value="1443145791.72055" calcext:value-type="float">
            <text:p>1443145791.72055</text:p>
          </table:table-cell>
          <table:table-cell table:formula="of:=[.G184]-[.$B$2]" office:value-type="float" office:value="31.7203769683838" calcext:value-type="float">
            <text:p>31.7203769684</text:p>
          </table:table-cell>
          <table:table-cell table:formula="of:=[.C184]/([.H184]-[.H183])" office:value-type="float" office:value="85704.1182869954" calcext:value-type="float">
            <text:p>85704.1182869954</text:p>
          </table:table-cell>
          <table:table-cell table:formula="of:=[.G184]-[.$B184]" office:value-type="float" office:value="10.4151203632355" calcext:value-type="float">
            <text:p>10.415120363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5781.3564" calcext:value-type="float">
            <text:p>1443145781.3564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22215271" calcext:value-type="float">
            <text:p>21.3562221527</text:p>
          </table:table-cell>
          <table:table-cell table:formula="of:=[.C185]/([.D185]-[.D184])" office:value-type="float" office:value="84763.1430776788" calcext:value-type="float">
            <text:p>84763.1430776788</text:p>
          </table:table-cell>
          <table:table-cell/>
          <table:table-cell office:value-type="float" office:value="1443145791.77112" calcext:value-type="float">
            <text:p>1443145791.77112</text:p>
          </table:table-cell>
          <table:table-cell table:formula="of:=[.G185]-[.$B$2]" office:value-type="float" office:value="31.7709424495697" calcext:value-type="float">
            <text:p>31.7709424496</text:p>
          </table:table-cell>
          <table:table-cell table:formula="of:=[.C185]/([.H185]-[.H184])" office:value-type="float" office:value="85433.7761390373" calcext:value-type="float">
            <text:p>85433.7761390373</text:p>
          </table:table-cell>
          <table:table-cell table:formula="of:=[.G185]-[.$B185]" office:value-type="float" office:value="10.4147202968597" calcext:value-type="float">
            <text:p>10.414720296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5781.40736" calcext:value-type="float">
            <text:p>1443145781.4073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1886539459" calcext:value-type="float">
            <text:p>21.4071886539</text:p>
          </table:table-cell>
          <table:table-cell table:formula="of:=[.C186]/([.D186]-[.D185])" office:value-type="float" office:value="84761.5570077981" calcext:value-type="float">
            <text:p>84761.5570077981</text:p>
          </table:table-cell>
          <table:table-cell/>
          <table:table-cell office:value-type="float" office:value="1443145791.82151" calcext:value-type="float">
            <text:p>1443145791.82151</text:p>
          </table:table-cell>
          <table:table-cell table:formula="of:=[.G186]-[.$B$2]" office:value-type="float" office:value="31.8213315010071" calcext:value-type="float">
            <text:p>31.821331501</text:p>
          </table:table-cell>
          <table:table-cell table:formula="of:=[.C186]/([.H186]-[.H185])" office:value-type="float" office:value="85732.9097645105" calcext:value-type="float">
            <text:p>85732.9097645105</text:p>
          </table:table-cell>
          <table:table-cell table:formula="of:=[.G186]-[.$B186]" office:value-type="float" office:value="10.4141428470612" calcext:value-type="float">
            <text:p>10.414142847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5781.45831" calcext:value-type="float">
            <text:p>1443145781.45831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1382274628" calcext:value-type="float">
            <text:p>21.4581382275</text:p>
          </table:table-cell>
          <table:table-cell table:formula="of:=[.C187]/([.D187]-[.D186])" office:value-type="float" office:value="84789.7185748112" calcext:value-type="float">
            <text:p>84789.7185748112</text:p>
          </table:table-cell>
          <table:table-cell/>
          <table:table-cell office:value-type="float" office:value="1443145791.872" calcext:value-type="float">
            <text:p>1443145791.872</text:p>
          </table:table-cell>
          <table:table-cell table:formula="of:=[.G187]-[.$B$2]" office:value-type="float" office:value="31.8718271255493" calcext:value-type="float">
            <text:p>31.8718271255</text:p>
          </table:table-cell>
          <table:table-cell table:formula="of:=[.C187]/([.H187]-[.H186])" office:value-type="float" office:value="85551.9669112439" calcext:value-type="float">
            <text:p>85551.9669112439</text:p>
          </table:table-cell>
          <table:table-cell table:formula="of:=[.G187]-[.$B187]" office:value-type="float" office:value="10.4136888980865" calcext:value-type="float">
            <text:p>10.4136888981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5781.50927" calcext:value-type="float">
            <text:p>1443145781.50927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0928077698" calcext:value-type="float">
            <text:p>21.5090928078</text:p>
          </table:table-cell>
          <table:table-cell table:formula="of:=[.C188]/([.D188]-[.D187])" office:value-type="float" office:value="84781.3871485455" calcext:value-type="float">
            <text:p>84781.3871485455</text:p>
          </table:table-cell>
          <table:table-cell/>
          <table:table-cell office:value-type="float" office:value="1443145791.92238" calcext:value-type="float">
            <text:p>1443145791.92238</text:p>
          </table:table-cell>
          <table:table-cell table:formula="of:=[.G188]-[.$B$2]" office:value-type="float" office:value="31.9222092628479" calcext:value-type="float">
            <text:p>31.9222092628</text:p>
          </table:table-cell>
          <table:table-cell table:formula="of:=[.C188]/([.H188]-[.H187])" office:value-type="float" office:value="85744.6752288021" calcext:value-type="float">
            <text:p>85744.6752288021</text:p>
          </table:table-cell>
          <table:table-cell table:formula="of:=[.G188]-[.$B188]" office:value-type="float" office:value="10.4131164550781" calcext:value-type="float">
            <text:p>10.413116455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5781.56025" calcext:value-type="float">
            <text:p>1443145781.56025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600717067718" calcext:value-type="float">
            <text:p>21.5600717068</text:p>
          </table:table-cell>
          <table:table-cell table:formula="of:=[.C189]/([.D189]-[.D188])" office:value-type="float" office:value="84740.9434994692" calcext:value-type="float">
            <text:p>84740.9434994692</text:p>
          </table:table-cell>
          <table:table-cell/>
          <table:table-cell office:value-type="float" office:value="1443145791.97283" calcext:value-type="float">
            <text:p>1443145791.97283</text:p>
          </table:table-cell>
          <table:table-cell table:formula="of:=[.G189]-[.$B$2]" office:value-type="float" office:value="31.9726555347443" calcext:value-type="float">
            <text:p>31.9726555347</text:p>
          </table:table-cell>
          <table:table-cell table:formula="of:=[.C189]/([.H189]-[.H188])" office:value-type="float" office:value="85635.6641948702" calcext:value-type="float">
            <text:p>85635.6641948702</text:p>
          </table:table-cell>
          <table:table-cell table:formula="of:=[.G189]-[.$B189]" office:value-type="float" office:value="10.4125838279724" calcext:value-type="float">
            <text:p>10.41258382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5781.61125" calcext:value-type="float">
            <text:p>1443145781.61125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10744476318" calcext:value-type="float">
            <text:p>21.6110744476</text:p>
          </table:table-cell>
          <table:table-cell table:formula="of:=[.C190]/([.D190]-[.D189])" office:value-type="float" office:value="84701.3303041777" calcext:value-type="float">
            <text:p>84701.3303041777</text:p>
          </table:table-cell>
          <table:table-cell/>
          <table:table-cell office:value-type="float" office:value="1443145792.02321" calcext:value-type="float">
            <text:p>1443145792.02321</text:p>
          </table:table-cell>
          <table:table-cell table:formula="of:=[.G190]-[.$B$2]" office:value-type="float" office:value="32.0230376720428" calcext:value-type="float">
            <text:p>32.023037672</text:p>
          </table:table-cell>
          <table:table-cell table:formula="of:=[.C190]/([.H190]-[.H189])" office:value-type="float" office:value="85744.6752288021" calcext:value-type="float">
            <text:p>85744.6752288021</text:p>
          </table:table-cell>
          <table:table-cell table:formula="of:=[.G190]-[.$B190]" office:value-type="float" office:value="10.411963224411" calcext:value-type="float">
            <text:p>10.411963224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5781.66221" calcext:value-type="float">
            <text:p>1443145781.66221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20383262634" calcext:value-type="float">
            <text:p>21.6620383263</text:p>
          </table:table-cell>
          <table:table-cell table:formula="of:=[.C191]/([.D191]-[.D190])" office:value-type="float" office:value="84765.9188428036" calcext:value-type="float">
            <text:p>84765.9188428036</text:p>
          </table:table-cell>
          <table:table-cell/>
          <table:table-cell office:value-type="float" office:value="1443145792.03899" calcext:value-type="float">
            <text:p>1443145792.03899</text:p>
          </table:table-cell>
          <table:table-cell table:formula="of:=[.G191]-[.$B$2]" office:value-type="float" office:value="32.0388157367706" calcext:value-type="float">
            <text:p>32.0388157368</text:p>
          </table:table-cell>
          <table:table-cell table:formula="of:=[.C191]/([.H191]-[.H190])" office:value-type="float" office:value="273797.837347759" calcext:value-type="float">
            <text:p>273797.837347759</text:p>
          </table:table-cell>
          <table:table-cell table:formula="of:=[.G191]-[.$B191]" office:value-type="float" office:value="10.3767774105072" calcext:value-type="float">
            <text:p>10.376777410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5781.71318" calcext:value-type="float">
            <text:p>1443145781.71318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3005065918" calcext:value-type="float">
            <text:p>21.7130050659</text:p>
          </table:table-cell>
          <table:table-cell table:formula="of:=[.C192]/([.D192]-[.D191])" office:value-type="float" office:value="84761.1604996024" calcext:value-type="float">
            <text:p>84761.1604996024</text:p>
          </table:table-cell>
          <table:table-cell/>
          <table:table-cell office:value-type="float" office:value="1443145792.05477" calcext:value-type="float">
            <text:p>1443145792.05477</text:p>
          </table:table-cell>
          <table:table-cell table:formula="of:=[.G192]-[.$B$2]" office:value-type="float" office:value="32.0545952320099" calcext:value-type="float">
            <text:p>32.054595232</text:p>
          </table:table-cell>
          <table:table-cell table:formula="of:=[.C192]/([.H192]-[.H191])" office:value-type="float" office:value="273773.015834643" calcext:value-type="float">
            <text:p>273773.015834643</text:p>
          </table:table-cell>
          <table:table-cell table:formula="of:=[.G192]-[.$B192]" office:value-type="float" office:value="10.3415901660919" calcext:value-type="float">
            <text:p>10.341590166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5781.76415" calcext:value-type="float">
            <text:p>1443145781.76415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9768123627" calcext:value-type="float">
            <text:p>21.7639768124</text:p>
          </table:table-cell>
          <table:table-cell table:formula="of:=[.C193]/([.D193]-[.D192])" office:value-type="float" office:value="84752.8346843412" calcext:value-type="float">
            <text:p>84752.8346843412</text:p>
          </table:table-cell>
          <table:table-cell/>
          <table:table-cell office:value-type="float" office:value="1443145792.08354" calcext:value-type="float">
            <text:p>1443145792.08354</text:p>
          </table:table-cell>
          <table:table-cell table:formula="of:=[.G193]-[.$B$2]" office:value-type="float" office:value="32.0833694934845" calcext:value-type="float">
            <text:p>32.0833694935</text:p>
          </table:table-cell>
          <table:table-cell table:formula="of:=[.C193]/([.H193]-[.H192])" office:value-type="float" office:value="150134.174731539" calcext:value-type="float">
            <text:p>150134.174731539</text:p>
          </table:table-cell>
          <table:table-cell table:formula="of:=[.G193]-[.$B193]" office:value-type="float" office:value="10.3193926811218" calcext:value-type="float">
            <text:p>10.31939268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5781.81512" calcext:value-type="float">
            <text:p>1443145781.81512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9466514587" calcext:value-type="float">
            <text:p>21.8149466515</text:p>
          </table:table-cell>
          <table:table-cell table:formula="of:=[.C194]/([.D194]-[.D193])" office:value-type="float" office:value="84756.006230617" calcext:value-type="float">
            <text:p>84756.006230617</text:p>
          </table:table-cell>
          <table:table-cell/>
          <table:table-cell office:value-type="float" office:value="1443145792.13037" calcext:value-type="float">
            <text:p>1443145792.13037</text:p>
          </table:table-cell>
          <table:table-cell table:formula="of:=[.G194]-[.$B$2]" office:value-type="float" office:value="32.1301913261414" calcext:value-type="float">
            <text:p>32.1301913261</text:p>
          </table:table-cell>
          <table:table-cell table:formula="of:=[.C194]/([.H194]-[.H193])" office:value-type="float" office:value="92264.6499478066" calcext:value-type="float">
            <text:p>92264.6499478066</text:p>
          </table:table-cell>
          <table:table-cell table:formula="of:=[.G194]-[.$B194]" office:value-type="float" office:value="10.3152446746826" calcext:value-type="float">
            <text:p>10.315244674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5781.86607" calcext:value-type="float">
            <text:p>1443145781.86607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8962249756" calcext:value-type="float">
            <text:p>21.865896225</text:p>
          </table:table-cell>
          <table:table-cell table:formula="of:=[.C195]/([.D195]-[.D194])" office:value-type="float" office:value="84789.7185748112" calcext:value-type="float">
            <text:p>84789.7185748112</text:p>
          </table:table-cell>
          <table:table-cell/>
          <table:table-cell office:value-type="float" office:value="1443145792.177" calcext:value-type="float">
            <text:p>1443145792.177</text:p>
          </table:table-cell>
          <table:table-cell table:formula="of:=[.G195]-[.$B$2]" office:value-type="float" office:value="32.176830291748" calcext:value-type="float">
            <text:p>32.1768302917</text:p>
          </table:table-cell>
          <table:table-cell table:formula="of:=[.C195]/([.H195]-[.H194])" office:value-type="float" office:value="92626.4110664663" calcext:value-type="float">
            <text:p>92626.4110664663</text:p>
          </table:table-cell>
          <table:table-cell table:formula="of:=[.G195]-[.$B195]" office:value-type="float" office:value="10.3109340667725" calcext:value-type="float">
            <text:p>10.310934066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5781.91704" calcext:value-type="float">
            <text:p>1443145781.91704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8632030487" calcext:value-type="float">
            <text:p>21.916863203</text:p>
          </table:table-cell>
          <table:table-cell table:formula="of:=[.C196]/([.D196]-[.D195])" office:value-type="float" office:value="84760.7639951163" calcext:value-type="float">
            <text:p>84760.7639951163</text:p>
          </table:table-cell>
          <table:table-cell/>
          <table:table-cell office:value-type="float" office:value="1443145792.22369" calcext:value-type="float">
            <text:p>1443145792.22369</text:p>
          </table:table-cell>
          <table:table-cell table:formula="of:=[.G196]-[.$B$2]" office:value-type="float" office:value="32.2235126495361" calcext:value-type="float">
            <text:p>32.2235126495</text:p>
          </table:table-cell>
          <table:table-cell table:formula="of:=[.C196]/([.H196]-[.H195])" office:value-type="float" office:value="92540.3129724208" calcext:value-type="float">
            <text:p>92540.3129724208</text:p>
          </table:table-cell>
          <table:table-cell table:formula="of:=[.G196]-[.$B196]" office:value-type="float" office:value="10.3066494464874" calcext:value-type="float">
            <text:p>10.306649446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5781.96801" calcext:value-type="float">
            <text:p>1443145781.96801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8335189819" calcext:value-type="float">
            <text:p>21.967833519</text:p>
          </table:table-cell>
          <table:table-cell table:formula="of:=[.C197]/([.D197]-[.D196])" office:value-type="float" office:value="84755.2133217953" calcext:value-type="float">
            <text:p>84755.2133217953</text:p>
          </table:table-cell>
          <table:table-cell/>
          <table:table-cell office:value-type="float" office:value="1443145792.27039" calcext:value-type="float">
            <text:p>1443145792.27039</text:p>
          </table:table-cell>
          <table:table-cell table:formula="of:=[.G197]-[.$B$2]" office:value-type="float" office:value="32.2702140808105" calcext:value-type="float">
            <text:p>32.2702140808</text:p>
          </table:table-cell>
          <table:table-cell table:formula="of:=[.C197]/([.H197]-[.H196])" office:value-type="float" office:value="92502.5182764958" calcext:value-type="float">
            <text:p>92502.5182764958</text:p>
          </table:table-cell>
          <table:table-cell table:formula="of:=[.G197]-[.$B197]" office:value-type="float" office:value="10.3023805618286" calcext:value-type="float">
            <text:p>10.302380561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5782.01577" calcext:value-type="float">
            <text:p>1443145782.01577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6002044678" calcext:value-type="float">
            <text:p>22.0156002045</text:p>
          </table:table-cell>
          <table:table-cell table:formula="of:=[.C198]/([.D198]-[.D197])" office:value-type="float" office:value="90439.6014934015" calcext:value-type="float">
            <text:p>90439.6014934015</text:p>
          </table:table-cell>
          <table:table-cell/>
          <table:table-cell office:value-type="float" office:value="1443145792.31706" calcext:value-type="float">
            <text:p>1443145792.31706</text:p>
          </table:table-cell>
          <table:table-cell table:formula="of:=[.G198]-[.$B$2]" office:value-type="float" office:value="32.3168907165527" calcext:value-type="float">
            <text:p>32.3168907166</text:p>
          </table:table-cell>
          <table:table-cell table:formula="of:=[.C198]/([.H198]-[.H197])" office:value-type="float" office:value="92551.6574043805" calcext:value-type="float">
            <text:p>92551.6574043805</text:p>
          </table:table-cell>
          <table:table-cell table:formula="of:=[.G198]-[.$B198]" office:value-type="float" office:value="10.301290512085" calcext:value-type="float">
            <text:p>10.301290512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5782.05812" calcext:value-type="float">
            <text:p>1443145782.05812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9483509064" calcext:value-type="float">
            <text:p>22.0579483509</text:p>
          </table:table-cell>
          <table:table-cell table:formula="of:=[.C199]/([.D199]-[.D198])" office:value-type="float" office:value="102011.548634452" calcext:value-type="float">
            <text:p>102011.548634452</text:p>
          </table:table-cell>
          <table:table-cell/>
          <table:table-cell office:value-type="float" office:value="1443145792.36375" calcext:value-type="float">
            <text:p>1443145792.36375</text:p>
          </table:table-cell>
          <table:table-cell table:formula="of:=[.G199]-[.$B$2]" office:value-type="float" office:value="32.3635778427124" calcext:value-type="float">
            <text:p>32.3635778427</text:p>
          </table:table-cell>
          <table:table-cell table:formula="of:=[.C199]/([.H199]-[.H198])" office:value-type="float" office:value="92530.8614033296" calcext:value-type="float">
            <text:p>92530.8614033296</text:p>
          </table:table-cell>
          <table:table-cell table:formula="of:=[.G199]-[.$B199]" office:value-type="float" office:value="10.305629491806" calcext:value-type="float">
            <text:p>10.305629491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5782.10045" calcext:value-type="float">
            <text:p>1443145782.10045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2795696259" calcext:value-type="float">
            <text:p>22.1002795696</text:p>
          </table:table-cell>
          <table:table-cell table:formula="of:=[.C200]/([.D200]-[.D199])" office:value-type="float" office:value="102052.341762884" calcext:value-type="float">
            <text:p>102052.341762884</text:p>
          </table:table-cell>
          <table:table-cell/>
          <table:table-cell office:value-type="float" office:value="1443145792.41047" calcext:value-type="float">
            <text:p>1443145792.41047</text:p>
          </table:table-cell>
          <table:table-cell table:formula="of:=[.G200]-[.$B$2]" office:value-type="float" office:value="32.4102993011475" calcext:value-type="float">
            <text:p>32.4102993011</text:p>
          </table:table-cell>
          <table:table-cell table:formula="of:=[.C200]/([.H200]-[.H199])" office:value-type="float" office:value="92462.8670572146" calcext:value-type="float">
            <text:p>92462.8670572146</text:p>
          </table:table-cell>
          <table:table-cell table:formula="of:=[.G200]-[.$B200]" office:value-type="float" office:value="10.3100197315216" calcext:value-type="float">
            <text:p>10.310019731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5782.14278" calcext:value-type="float">
            <text:p>1443145782.14278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6022052765" calcext:value-type="float">
            <text:p>22.1426022053</text:p>
          </table:table-cell>
          <table:table-cell table:formula="of:=[.C201]/([.D201]-[.D200])" office:value-type="float" office:value="102073.038070237" calcext:value-type="float">
            <text:p>102073.038070237</text:p>
          </table:table-cell>
          <table:table-cell/>
          <table:table-cell office:value-type="float" office:value="1443145792.45712" calcext:value-type="float">
            <text:p>1443145792.45712</text:p>
          </table:table-cell>
          <table:table-cell table:formula="of:=[.G201]-[.$B$2]" office:value-type="float" office:value="32.4569466114044" calcext:value-type="float">
            <text:p>32.4569466114</text:p>
          </table:table-cell>
          <table:table-cell table:formula="of:=[.C201]/([.H201]-[.H200])" office:value-type="float" office:value="92609.8413006701" calcext:value-type="float">
            <text:p>92609.8413006701</text:p>
          </table:table-cell>
          <table:table-cell table:formula="of:=[.G201]-[.$B201]" office:value-type="float" office:value="10.3143444061279" calcext:value-type="float">
            <text:p>10.31434440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5782.1851" calcext:value-type="float">
            <text:p>1443145782.1851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9308013916" calcext:value-type="float">
            <text:p>22.1849308014</text:p>
          </table:table-cell>
          <table:table-cell table:formula="of:=[.C202]/([.D202]-[.D201])" office:value-type="float" office:value="102058.664744084" calcext:value-type="float">
            <text:p>102058.664744084</text:p>
          </table:table-cell>
          <table:table-cell/>
          <table:table-cell office:value-type="float" office:value="1443145792.5038" calcext:value-type="float">
            <text:p>1443145792.5038</text:p>
          </table:table-cell>
          <table:table-cell table:formula="of:=[.G202]-[.$B$2]" office:value-type="float" office:value="32.5036270618439" calcext:value-type="float">
            <text:p>32.5036270618</text:p>
          </table:table-cell>
          <table:table-cell table:formula="of:=[.C202]/([.H202]-[.H201])" office:value-type="float" office:value="92544.0941407208" calcext:value-type="float">
            <text:p>92544.0941407208</text:p>
          </table:table-cell>
          <table:table-cell table:formula="of:=[.G202]-[.$B202]" office:value-type="float" office:value="10.3186962604523" calcext:value-type="float">
            <text:p>10.31869626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5782.22743" calcext:value-type="float">
            <text:p>1443145782.22743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260351181" calcext:value-type="float">
            <text:p>22.2272603512</text:p>
          </table:table-cell>
          <table:table-cell table:formula="of:=[.C203]/([.D203]-[.D202])" office:value-type="float" office:value="102056.36538754" calcext:value-type="float">
            <text:p>102056.36538754</text:p>
          </table:table-cell>
          <table:table-cell/>
          <table:table-cell office:value-type="float" office:value="1443145792.55045" calcext:value-type="float">
            <text:p>1443145792.55045</text:p>
          </table:table-cell>
          <table:table-cell table:formula="of:=[.G203]-[.$B$2]" office:value-type="float" office:value="32.5502791404724" calcext:value-type="float">
            <text:p>32.5502791405</text:p>
          </table:table-cell>
          <table:table-cell table:formula="of:=[.C203]/([.H203]-[.H202])" office:value-type="float" office:value="92600.3755244719" calcext:value-type="float">
            <text:p>92600.3755244719</text:p>
          </table:table-cell>
          <table:table-cell table:formula="of:=[.G203]-[.$B203]" office:value-type="float" office:value="10.3230187892914" calcext:value-type="float">
            <text:p>10.323018789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5782.26975" calcext:value-type="float">
            <text:p>1443145782.26975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5798873901" calcext:value-type="float">
            <text:p>22.2695798874</text:p>
          </table:table-cell>
          <table:table-cell table:formula="of:=[.C204]/([.D204]-[.D203])" office:value-type="float" office:value="102080.513799922" calcext:value-type="float">
            <text:p>102080.513799922</text:p>
          </table:table-cell>
          <table:table-cell/>
          <table:table-cell office:value-type="float" office:value="1443145792.59717" calcext:value-type="float">
            <text:p>1443145792.59717</text:p>
          </table:table-cell>
          <table:table-cell table:formula="of:=[.G204]-[.$B$2]" office:value-type="float" office:value="32.5969927310944" calcext:value-type="float">
            <text:p>32.5969927311</text:p>
          </table:table-cell>
          <table:table-cell table:formula="of:=[.C204]/([.H204]-[.H203])" office:value-type="float" office:value="92478.4402672369" calcext:value-type="float">
            <text:p>92478.4402672369</text:p>
          </table:table-cell>
          <table:table-cell table:formula="of:=[.G204]-[.$B204]" office:value-type="float" office:value="10.3274128437042" calcext:value-type="float">
            <text:p>10.327412843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5782.31209" calcext:value-type="float">
            <text:p>1443145782.31209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9158744812" calcext:value-type="float">
            <text:p>22.3119158745</text:p>
          </table:table-cell>
          <table:table-cell table:formula="of:=[.C205]/([.D205]-[.D204])" office:value-type="float" office:value="102040.847440446" calcext:value-type="float">
            <text:p>102040.847440446</text:p>
          </table:table-cell>
          <table:table-cell/>
          <table:table-cell office:value-type="float" office:value="1443145792.64386" calcext:value-type="float">
            <text:p>1443145792.64386</text:p>
          </table:table-cell>
          <table:table-cell table:formula="of:=[.G205]-[.$B$2]" office:value-type="float" office:value="32.64368724823" calcext:value-type="float">
            <text:p>32.6436872482</text:p>
          </table:table-cell>
          <table:table-cell table:formula="of:=[.C205]/([.H205]-[.H204])" office:value-type="float" office:value="92516.2152861104" calcext:value-type="float">
            <text:p>92516.2152861104</text:p>
          </table:table-cell>
          <table:table-cell table:formula="of:=[.G205]-[.$B205]" office:value-type="float" office:value="10.3317713737488" calcext:value-type="float">
            <text:p>10.331771373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5782.35442" calcext:value-type="float">
            <text:p>1443145782.35442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2444705963" calcext:value-type="float">
            <text:p>22.3542444706</text:p>
          </table:table-cell>
          <table:table-cell table:formula="of:=[.C206]/([.D206]-[.D205])" office:value-type="float" office:value="102058.664744084" calcext:value-type="float">
            <text:p>102058.664744084</text:p>
          </table:table-cell>
          <table:table-cell/>
          <table:table-cell office:value-type="float" office:value="1443145792.69054" calcext:value-type="float">
            <text:p>1443145792.69054</text:p>
          </table:table-cell>
          <table:table-cell table:formula="of:=[.G206]-[.$B$2]" office:value-type="float" office:value="32.6903610229492" calcext:value-type="float">
            <text:p>32.6903610229</text:p>
          </table:table-cell>
          <table:table-cell table:formula="of:=[.C206]/([.H206]-[.H205])" office:value-type="float" office:value="92557.3306634519" calcext:value-type="float">
            <text:p>92557.3306634519</text:p>
          </table:table-cell>
          <table:table-cell table:formula="of:=[.G206]-[.$B206]" office:value-type="float" office:value="10.3361165523529" calcext:value-type="float">
            <text:p>10.336116552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5782.39674" calcext:value-type="float">
            <text:p>1443145782.39674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5690135956" calcext:value-type="float">
            <text:p>22.3965690136</text:p>
          </table:table-cell>
          <table:table-cell table:formula="of:=[.C207]/([.D207]-[.D206])" office:value-type="float" office:value="102068.438165411" calcext:value-type="float">
            <text:p>102068.438165411</text:p>
          </table:table-cell>
          <table:table-cell/>
          <table:table-cell office:value-type="float" office:value="1443145792.73723" calcext:value-type="float">
            <text:p>1443145792.73723</text:p>
          </table:table-cell>
          <table:table-cell table:formula="of:=[.G207]-[.$B$2]" office:value-type="float" office:value="32.7370564937592" calcext:value-type="float">
            <text:p>32.7370564938</text:p>
          </table:table-cell>
          <table:table-cell table:formula="of:=[.C207]/([.H207]-[.H206])" office:value-type="float" office:value="92514.3258022517" calcext:value-type="float">
            <text:p>92514.3258022517</text:p>
          </table:table-cell>
          <table:table-cell table:formula="of:=[.G207]-[.$B207]" office:value-type="float" office:value="10.3404874801636" calcext:value-type="float">
            <text:p>10.340487480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5782.43907" calcext:value-type="float">
            <text:p>1443145782.43907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88992786407" calcext:value-type="float">
            <text:p>22.4388992786</text:p>
          </table:table-cell>
          <table:table-cell table:formula="of:=[.C208]/([.D208]-[.D207])" office:value-type="float" office:value="102054.640938123" calcext:value-type="float">
            <text:p>102054.640938123</text:p>
          </table:table-cell>
          <table:table-cell/>
          <table:table-cell office:value-type="float" office:value="1443145792.78395" calcext:value-type="float">
            <text:p>1443145792.78395</text:p>
          </table:table-cell>
          <table:table-cell table:formula="of:=[.G208]-[.$B$2]" office:value-type="float" office:value="32.783771276474" calcext:value-type="float">
            <text:p>32.7837712765</text:p>
          </table:table-cell>
          <table:table-cell table:formula="of:=[.C208]/([.H208]-[.H207])" office:value-type="float" office:value="92476.0803527682" calcext:value-type="float">
            <text:p>92476.0803527682</text:p>
          </table:table-cell>
          <table:table-cell table:formula="of:=[.G208]-[.$B208]" office:value-type="float" office:value="10.3448719978333" calcext:value-type="float">
            <text:p>10.344871997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5782.48141" calcext:value-type="float">
            <text:p>1443145782.48141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231212616" calcext:value-type="float">
            <text:p>22.4812312126</text:p>
          </table:table-cell>
          <table:table-cell table:formula="of:=[.C209]/([.D209]-[.D208])" office:value-type="float" office:value="102050.617449438" calcext:value-type="float">
            <text:p>102050.617449438</text:p>
          </table:table-cell>
          <table:table-cell/>
          <table:table-cell office:value-type="float" office:value="1443145792.8306" calcext:value-type="float">
            <text:p>1443145792.8306</text:p>
          </table:table-cell>
          <table:table-cell table:formula="of:=[.G209]-[.$B$2]" office:value-type="float" office:value="32.8304257392883" calcext:value-type="float">
            <text:p>32.8304257393</text:p>
          </table:table-cell>
          <table:table-cell table:formula="of:=[.C209]/([.H209]-[.H208])" office:value-type="float" office:value="92595.6433619681" calcext:value-type="float">
            <text:p>92595.6433619681</text:p>
          </table:table-cell>
          <table:table-cell table:formula="of:=[.G209]-[.$B209]" office:value-type="float" office:value="10.3491945266724" calcext:value-type="float">
            <text:p>10.349194526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5782.52372" calcext:value-type="float">
            <text:p>1443145782.52372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5500335693" calcext:value-type="float">
            <text:p>22.5235500336</text:p>
          </table:table-cell>
          <table:table-cell table:formula="of:=[.C210]/([.D210]-[.D209])" office:value-type="float" office:value="102082.239123821" calcext:value-type="float">
            <text:p>102082.239123821</text:p>
          </table:table-cell>
          <table:table-cell/>
          <table:table-cell office:value-type="float" office:value="1443145792.8773" calcext:value-type="float">
            <text:p>1443145792.8773</text:p>
          </table:table-cell>
          <table:table-cell table:formula="of:=[.G210]-[.$B$2]" office:value-type="float" office:value="32.8771262168884" calcext:value-type="float">
            <text:p>32.8771262169</text:p>
          </table:table-cell>
          <table:table-cell table:formula="of:=[.C210]/([.H210]-[.H209])" office:value-type="float" office:value="92504.4072780739" calcext:value-type="float">
            <text:p>92504.4072780739</text:p>
          </table:table-cell>
          <table:table-cell table:formula="of:=[.G210]-[.$B210]" office:value-type="float" office:value="10.3535761833191" calcext:value-type="float">
            <text:p>10.353576183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5782.56605" calcext:value-type="float">
            <text:p>1443145782.56605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58767223358" calcext:value-type="float">
            <text:p>22.5658767223</text:p>
          </table:table-cell>
          <table:table-cell table:formula="of:=[.C211]/([.D211]-[.D210])" office:value-type="float" office:value="102063.263768018" calcext:value-type="float">
            <text:p>102063.263768018</text:p>
          </table:table-cell>
          <table:table-cell/>
          <table:table-cell office:value-type="float" office:value="1443145792.92398" calcext:value-type="float">
            <text:p>1443145792.92398</text:p>
          </table:table-cell>
          <table:table-cell table:formula="of:=[.G211]-[.$B$2]" office:value-type="float" office:value="32.9238047599792" calcext:value-type="float">
            <text:p>32.92380476</text:p>
          </table:table-cell>
          <table:table-cell table:formula="of:=[.C211]/([.H211]-[.H210])" office:value-type="float" office:value="92547.875618028" calcext:value-type="float">
            <text:p>92547.875618028</text:p>
          </table:table-cell>
          <table:table-cell table:formula="of:=[.G211]-[.$B211]" office:value-type="float" office:value="10.3579280376434" calcext:value-type="float">
            <text:p>10.3579280376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5782.60837" calcext:value-type="float">
            <text:p>1443145782.60837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1981658936" calcext:value-type="float">
            <text:p>22.6081981659</text:p>
          </table:table-cell>
          <table:table-cell table:formula="of:=[.C212]/([.D212]-[.D211])" office:value-type="float" office:value="102075.913221301" calcext:value-type="float">
            <text:p>102075.913221301</text:p>
          </table:table-cell>
          <table:table-cell/>
          <table:table-cell office:value-type="float" office:value="1443145792.97065" calcext:value-type="float">
            <text:p>1443145792.97065</text:p>
          </table:table-cell>
          <table:table-cell table:formula="of:=[.G212]-[.$B$2]" office:value-type="float" office:value="32.9704761505127" calcext:value-type="float">
            <text:p>32.9704761505</text:p>
          </table:table-cell>
          <table:table-cell table:formula="of:=[.C212]/([.H212]-[.H211])" office:value-type="float" office:value="92562.0589106736" calcext:value-type="float">
            <text:p>92562.0589106736</text:p>
          </table:table-cell>
          <table:table-cell table:formula="of:=[.G212]-[.$B212]" office:value-type="float" office:value="10.3622779846191" calcext:value-type="float">
            <text:p>10.362277984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5782.65071" calcext:value-type="float">
            <text:p>1443145782.65071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5312919617" calcext:value-type="float">
            <text:p>22.650531292</text:p>
          </table:table-cell>
          <table:table-cell table:formula="of:=[.C213]/([.D213]-[.D212])" office:value-type="float" office:value="102047.743723178" calcext:value-type="float">
            <text:p>102047.743723178</text:p>
          </table:table-cell>
          <table:table-cell/>
          <table:table-cell office:value-type="float" office:value="1443145793.01738" calcext:value-type="float">
            <text:p>1443145793.01738</text:p>
          </table:table-cell>
          <table:table-cell table:formula="of:=[.G213]-[.$B$2]" office:value-type="float" office:value="33.017210483551" calcext:value-type="float">
            <text:p>33.0172104836</text:p>
          </table:table-cell>
          <table:table-cell table:formula="of:=[.C213]/([.H213]-[.H212])" office:value-type="float" office:value="92437.3949331184" calcext:value-type="float">
            <text:p>92437.3949331184</text:p>
          </table:table-cell>
          <table:table-cell table:formula="of:=[.G213]-[.$B213]" office:value-type="float" office:value="10.3666791915894" calcext:value-type="float">
            <text:p>10.366679191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5782.69314" calcext:value-type="float">
            <text:p>1443145782.69314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29614543915" calcext:value-type="float">
            <text:p>22.6929614544</text:p>
          </table:table-cell>
          <table:table-cell table:formula="of:=[.C214]/([.D214]-[.D213])" office:value-type="float" office:value="101814.363947967" calcext:value-type="float">
            <text:p>101814.363947967</text:p>
          </table:table-cell>
          <table:table-cell/>
          <table:table-cell office:value-type="float" office:value="1443145793.0318" calcext:value-type="float">
            <text:p>1443145793.0318</text:p>
          </table:table-cell>
          <table:table-cell table:formula="of:=[.G214]-[.$B$2]" office:value-type="float" office:value="33.0316264629364" calcext:value-type="float">
            <text:p>33.0316264629</text:p>
          </table:table-cell>
          <table:table-cell table:formula="of:=[.C214]/([.H214]-[.H213])" office:value-type="float" office:value="299667.465145125" calcext:value-type="float">
            <text:p>299667.465145125</text:p>
          </table:table-cell>
          <table:table-cell table:formula="of:=[.G214]-[.$B214]" office:value-type="float" office:value="10.3386650085449" calcext:value-type="float">
            <text:p>10.338665008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5782.73548" calcext:value-type="float">
            <text:p>1443145782.73548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3014945984" calcext:value-type="float">
            <text:p>22.7353014946</text:p>
          </table:table-cell>
          <table:table-cell table:formula="of:=[.C215]/([.D215]-[.D214])" office:value-type="float" office:value="102031.079301976" calcext:value-type="float">
            <text:p>102031.079301976</text:p>
          </table:table-cell>
          <table:table-cell/>
          <table:table-cell office:value-type="float" office:value="1443145793.04625" calcext:value-type="float">
            <text:p>1443145793.04625</text:p>
          </table:table-cell>
          <table:table-cell table:formula="of:=[.G215]-[.$B$2]" office:value-type="float" office:value="33.0460712909698" calcext:value-type="float">
            <text:p>33.046071291</text:p>
          </table:table-cell>
          <table:table-cell table:formula="of:=[.C215]/([.H215]-[.H214])" office:value-type="float" office:value="299068.980952695" calcext:value-type="float">
            <text:p>299068.980952695</text:p>
          </table:table-cell>
          <table:table-cell table:formula="of:=[.G215]-[.$B215]" office:value-type="float" office:value="10.3107697963715" calcext:value-type="float">
            <text:p>10.310769796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5782.77781" calcext:value-type="float">
            <text:p>1443145782.77781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6374816895" calcext:value-type="float">
            <text:p>22.7776374817</text:p>
          </table:table-cell>
          <table:table-cell table:formula="of:=[.C216]/([.D216]-[.D215])" office:value-type="float" office:value="102040.847440446" calcext:value-type="float">
            <text:p>102040.847440446</text:p>
          </table:table-cell>
          <table:table-cell/>
          <table:table-cell office:value-type="float" office:value="1443145793.07416" calcext:value-type="float">
            <text:p>1443145793.07416</text:p>
          </table:table-cell>
          <table:table-cell table:formula="of:=[.G216]-[.$B$2]" office:value-type="float" office:value="33.0739827156067" calcext:value-type="float">
            <text:p>33.0739827156</text:p>
          </table:table-cell>
          <table:table-cell table:formula="of:=[.C216]/([.H216]-[.H215])" office:value-type="float" office:value="154775.331471184" calcext:value-type="float">
            <text:p>154775.331471184</text:p>
          </table:table-cell>
          <table:table-cell table:formula="of:=[.G216]-[.$B216]" office:value-type="float" office:value="10.2963452339172" calcext:value-type="float">
            <text:p>10.296345233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5782.82015" calcext:value-type="float">
            <text:p>1443145782.82015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199775218964" calcext:value-type="float">
            <text:p>22.8199775219</text:p>
          </table:table-cell>
          <table:table-cell table:formula="of:=[.C217]/([.D217]-[.D216])" office:value-type="float" office:value="102031.079301976" calcext:value-type="float">
            <text:p>102031.079301976</text:p>
          </table:table-cell>
          <table:table-cell/>
          <table:table-cell office:value-type="float" office:value="1443145793.11804" calcext:value-type="float">
            <text:p>1443145793.11804</text:p>
          </table:table-cell>
          <table:table-cell table:formula="of:=[.G217]-[.$B$2]" office:value-type="float" office:value="33.1178696155548" calcext:value-type="float">
            <text:p>33.1178696156</text:p>
          </table:table-cell>
          <table:table-cell table:formula="of:=[.C217]/([.H217]-[.H216])" office:value-type="float" office:value="98434.8405812848" calcext:value-type="float">
            <text:p>98434.8405812848</text:p>
          </table:table-cell>
          <table:table-cell table:formula="of:=[.G217]-[.$B217]" office:value-type="float" office:value="10.2978920936584" calcext:value-type="float">
            <text:p>10.297892093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5782.86249" calcext:value-type="float">
            <text:p>1443145782.86249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3123168945" calcext:value-type="float">
            <text:p>22.8623123169</text:p>
          </table:table-cell>
          <table:table-cell table:formula="of:=[.C218]/([.D218]-[.D217])" office:value-type="float" office:value="102043.720778307" calcext:value-type="float">
            <text:p>102043.720778307</text:p>
          </table:table-cell>
          <table:table-cell/>
          <table:table-cell office:value-type="float" office:value="1443145793.1619" calcext:value-type="float">
            <text:p>1443145793.1619</text:p>
          </table:table-cell>
          <table:table-cell table:formula="of:=[.G218]-[.$B$2]" office:value-type="float" office:value="33.1617286205292" calcext:value-type="float">
            <text:p>33.1617286205</text:p>
          </table:table-cell>
          <table:table-cell table:formula="of:=[.C218]/([.H218]-[.H217])" office:value-type="float" office:value="98497.4465910697" calcext:value-type="float">
            <text:p>98497.4465910697</text:p>
          </table:table-cell>
          <table:table-cell table:formula="of:=[.G218]-[.$B218]" office:value-type="float" office:value="10.2994163036346" calcext:value-type="float">
            <text:p>10.2994163036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5782.90483" calcext:value-type="float">
            <text:p>1443145782.90483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6576023102" calcext:value-type="float">
            <text:p>22.9046576023</text:p>
          </table:table-cell>
          <table:table-cell table:formula="of:=[.C219]/([.D219]-[.D218])" office:value-type="float" office:value="102018.440957384" calcext:value-type="float">
            <text:p>102018.440957384</text:p>
          </table:table-cell>
          <table:table-cell/>
          <table:table-cell office:value-type="float" office:value="1443145793.20577" calcext:value-type="float">
            <text:p>1443145793.20577</text:p>
          </table:table-cell>
          <table:table-cell table:formula="of:=[.G219]-[.$B$2]" office:value-type="float" office:value="33.2055926322937" calcext:value-type="float">
            <text:p>33.2055926323</text:p>
          </table:table-cell>
          <table:table-cell table:formula="of:=[.C219]/([.H219]-[.H218])" office:value-type="float" office:value="98486.2037515151" calcext:value-type="float">
            <text:p>98486.2037515151</text:p>
          </table:table-cell>
          <table:table-cell table:formula="of:=[.G219]-[.$B219]" office:value-type="float" office:value="10.3009350299835" calcext:value-type="float">
            <text:p>10.30093503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5782.94721" calcext:value-type="float">
            <text:p>1443145782.94721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0329284668" calcext:value-type="float">
            <text:p>22.9470329285</text:p>
          </table:table-cell>
          <table:table-cell table:formula="of:=[.C220]/([.D220]-[.D219])" office:value-type="float" office:value="101946.11798464" calcext:value-type="float">
            <text:p>101946.11798464</text:p>
          </table:table-cell>
          <table:table-cell/>
          <table:table-cell office:value-type="float" office:value="1443145793.24963" calcext:value-type="float">
            <text:p>1443145793.24963</text:p>
          </table:table-cell>
          <table:table-cell table:formula="of:=[.G220]-[.$B$2]" office:value-type="float" office:value="33.2494597434998" calcext:value-type="float">
            <text:p>33.2494597435</text:p>
          </table:table-cell>
          <table:table-cell table:formula="of:=[.C220]/([.H220]-[.H219])" office:value-type="float" office:value="98479.2451845732" calcext:value-type="float">
            <text:p>98479.2451845732</text:p>
          </table:table-cell>
          <table:table-cell table:formula="of:=[.G220]-[.$B220]" office:value-type="float" office:value="10.302426815033" calcext:value-type="float">
            <text:p>10.30242681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5782.98953" calcext:value-type="float">
            <text:p>1443145782.98953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3579483032" calcext:value-type="float">
            <text:p>22.9893579483</text:p>
          </table:table-cell>
          <table:table-cell table:formula="of:=[.C221]/([.D221]-[.D220])" office:value-type="float" office:value="102067.288253983" calcext:value-type="float">
            <text:p>102067.288253983</text:p>
          </table:table-cell>
          <table:table-cell/>
          <table:table-cell office:value-type="float" office:value="1443145793.29355" calcext:value-type="float">
            <text:p>1443145793.29355</text:p>
          </table:table-cell>
          <table:table-cell table:formula="of:=[.G221]-[.$B$2]" office:value-type="float" office:value="33.2933778762817" calcext:value-type="float">
            <text:p>33.2933778763</text:p>
          </table:table-cell>
          <table:table-cell table:formula="of:=[.C221]/([.H221]-[.H220])" office:value-type="float" office:value="98364.8376274388" calcext:value-type="float">
            <text:p>98364.8376274388</text:p>
          </table:table-cell>
          <table:table-cell table:formula="of:=[.G221]-[.$B221]" office:value-type="float" office:value="10.3040199279785" calcext:value-type="float">
            <text:p>10.30401992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5783.03263" calcext:value-type="float">
            <text:p>1443145783.03263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4537754059" calcext:value-type="float">
            <text:p>23.0324537754</text:p>
          </table:table-cell>
          <table:table-cell table:formula="of:=[.C222]/([.D222]-[.D221])" office:value-type="float" office:value="100241.723861317" calcext:value-type="float">
            <text:p>100241.723861317</text:p>
          </table:table-cell>
          <table:table-cell/>
          <table:table-cell office:value-type="float" office:value="1443145793.33743" calcext:value-type="float">
            <text:p>1443145793.33743</text:p>
          </table:table-cell>
          <table:table-cell table:formula="of:=[.G222]-[.$B$2]" office:value-type="float" office:value="33.337251663208" calcext:value-type="float">
            <text:p>33.3372516632</text:p>
          </table:table-cell>
          <table:table-cell table:formula="of:=[.C222]/([.H222]-[.H221])" office:value-type="float" office:value="98464.2608412129" calcext:value-type="float">
            <text:p>98464.2608412129</text:p>
          </table:table-cell>
          <table:table-cell table:formula="of:=[.G222]-[.$B222]" office:value-type="float" office:value="10.3047978878021" calcext:value-type="float">
            <text:p>10.304797887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5783.07598" calcext:value-type="float">
            <text:p>1443145783.07598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807094574" calcext:value-type="float">
            <text:p>23.0758070946</text:p>
          </table:table-cell>
          <table:table-cell table:formula="of:=[.C223]/([.D223]-[.D222])" office:value-type="float" office:value="99646.349642812" calcext:value-type="float">
            <text:p>99646.349642812</text:p>
          </table:table-cell>
          <table:table-cell/>
          <table:table-cell office:value-type="float" office:value="1443145793.38133" calcext:value-type="float">
            <text:p>1443145793.38133</text:p>
          </table:table-cell>
          <table:table-cell table:formula="of:=[.G223]-[.$B$2]" office:value-type="float" office:value="33.3811569213867" calcext:value-type="float">
            <text:p>33.3811569214</text:p>
          </table:table-cell>
          <table:table-cell table:formula="of:=[.C223]/([.H223]-[.H222])" office:value-type="float" office:value="98393.6817411703" calcext:value-type="float">
            <text:p>98393.6817411703</text:p>
          </table:table-cell>
          <table:table-cell table:formula="of:=[.G223]-[.$B223]" office:value-type="float" office:value="10.3053498268127" calcext:value-type="float">
            <text:p>10.30534982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5783.11933" calcext:value-type="float">
            <text:p>1443145783.11933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1546916962" calcext:value-type="float">
            <text:p>23.1191546917</text:p>
          </table:table-cell>
          <table:table-cell table:formula="of:=[.C224]/([.D224]-[.D223])" office:value-type="float" office:value="99659.5033358451" calcext:value-type="float">
            <text:p>99659.5033358451</text:p>
          </table:table-cell>
          <table:table-cell/>
          <table:table-cell office:value-type="float" office:value="1443145793.4252" calcext:value-type="float">
            <text:p>1443145793.4252</text:p>
          </table:table-cell>
          <table:table-cell table:formula="of:=[.G224]-[.$B$2]" office:value-type="float" office:value="33.4250309467316" calcext:value-type="float">
            <text:p>33.4250309467</text:p>
          </table:table-cell>
          <table:table-cell table:formula="of:=[.C224]/([.H224]-[.H223])" office:value-type="float" office:value="98463.7257704284" calcext:value-type="float">
            <text:p>98463.7257704284</text:p>
          </table:table-cell>
          <table:table-cell table:formula="of:=[.G224]-[.$B224]" office:value-type="float" office:value="10.3058762550354" calcext:value-type="float">
            <text:p>10.30587625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5783.16272" calcext:value-type="float">
            <text:p>1443145783.16272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5428199768" calcext:value-type="float">
            <text:p>23.16254282</text:p>
          </table:table-cell>
          <table:table-cell table:formula="of:=[.C225]/([.D225]-[.D224])" office:value-type="float" office:value="99566.4060928768" calcext:value-type="float">
            <text:p>99566.4060928768</text:p>
          </table:table-cell>
          <table:table-cell/>
          <table:table-cell office:value-type="float" office:value="1443145793.46909" calcext:value-type="float">
            <text:p>1443145793.46909</text:p>
          </table:table-cell>
          <table:table-cell table:formula="of:=[.G225]-[.$B$2]" office:value-type="float" office:value="33.468917131424" calcext:value-type="float">
            <text:p>33.4689171314</text:p>
          </table:table-cell>
          <table:table-cell table:formula="of:=[.C225]/([.H225]-[.H224])" office:value-type="float" office:value="98436.4448693989" calcext:value-type="float">
            <text:p>98436.4448693989</text:p>
          </table:table-cell>
          <table:table-cell table:formula="of:=[.G225]-[.$B225]" office:value-type="float" office:value="10.3063743114471" calcext:value-type="float">
            <text:p>10.30637431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5783.20606" calcext:value-type="float">
            <text:p>1443145783.20606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8854103088" calcext:value-type="float">
            <text:p>23.2058854103</text:p>
          </table:table-cell>
          <table:table-cell table:formula="of:=[.C226]/([.D226]-[.D225])" office:value-type="float" office:value="99671.0156662559" calcext:value-type="float">
            <text:p>99671.0156662559</text:p>
          </table:table-cell>
          <table:table-cell/>
          <table:table-cell office:value-type="float" office:value="1443145793.51298" calcext:value-type="float">
            <text:p>1443145793.51298</text:p>
          </table:table-cell>
          <table:table-cell table:formula="of:=[.G226]-[.$B$2]" office:value-type="float" office:value="33.5128083229065" calcext:value-type="float">
            <text:p>33.5128083229</text:p>
          </table:table-cell>
          <table:table-cell table:formula="of:=[.C226]/([.H226]-[.H225])" office:value-type="float" office:value="98425.2159506337" calcext:value-type="float">
            <text:p>98425.2159506337</text:p>
          </table:table-cell>
          <table:table-cell table:formula="of:=[.G226]-[.$B226]" office:value-type="float" office:value="10.3069229125977" calcext:value-type="float">
            <text:p>10.306922912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5783.24941" calcext:value-type="float">
            <text:p>1443145783.24941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2334842682" calcext:value-type="float">
            <text:p>23.2492334843</text:p>
          </table:table-cell>
          <table:table-cell table:formula="of:=[.C227]/([.D227]-[.D226])" office:value-type="float" office:value="99658.4070621236" calcext:value-type="float">
            <text:p>99658.4070621236</text:p>
          </table:table-cell>
          <table:table-cell/>
          <table:table-cell office:value-type="float" office:value="1443145793.55686" calcext:value-type="float">
            <text:p>1443145793.55686</text:p>
          </table:table-cell>
          <table:table-cell table:formula="of:=[.G227]-[.$B$2]" office:value-type="float" office:value="33.5566864013672" calcext:value-type="float">
            <text:p>33.5566864014</text:p>
          </table:table-cell>
          <table:table-cell table:formula="of:=[.C227]/([.H227]-[.H226])" office:value-type="float" office:value="98454.6304567535" calcext:value-type="float">
            <text:p>98454.6304567535</text:p>
          </table:table-cell>
          <table:table-cell table:formula="of:=[.G227]-[.$B227]" office:value-type="float" office:value="10.307452917099" calcext:value-type="float">
            <text:p>10.307452917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5783.2928" calcext:value-type="float">
            <text:p>1443145783.2928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628288269" calcext:value-type="float">
            <text:p>23.2926282883</text:p>
          </table:table-cell>
          <table:table-cell table:formula="of:=[.C228]/([.D228]-[.D227])" office:value-type="float" office:value="99551.0891099988" calcext:value-type="float">
            <text:p>99551.0891099988</text:p>
          </table:table-cell>
          <table:table-cell/>
          <table:table-cell office:value-type="float" office:value="1443145793.60074" calcext:value-type="float">
            <text:p>1443145793.60074</text:p>
          </table:table-cell>
          <table:table-cell table:formula="of:=[.G228]-[.$B$2]" office:value-type="float" office:value="33.6005656719208" calcext:value-type="float">
            <text:p>33.6005656719</text:p>
          </table:table-cell>
          <table:table-cell table:formula="of:=[.C228]/([.H228]-[.H227])" office:value-type="float" office:value="98451.9556842695" calcext:value-type="float">
            <text:p>98451.9556842695</text:p>
          </table:table-cell>
          <table:table-cell table:formula="of:=[.G228]-[.$B228]" office:value-type="float" office:value="10.3079373836517" calcext:value-type="float">
            <text:p>10.307937383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5783.33615" calcext:value-type="float">
            <text:p>1443145783.33615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9715938568" calcext:value-type="float">
            <text:p>23.3359715939</text:p>
          </table:table-cell>
          <table:table-cell table:formula="of:=[.C229]/([.D229]-[.D228])" office:value-type="float" office:value="99669.3708847878" calcext:value-type="float">
            <text:p>99669.3708847878</text:p>
          </table:table-cell>
          <table:table-cell/>
          <table:table-cell office:value-type="float" office:value="1443145793.64455" calcext:value-type="float">
            <text:p>1443145793.64455</text:p>
          </table:table-cell>
          <table:table-cell table:formula="of:=[.G229]-[.$B$2]" office:value-type="float" office:value="33.6443727016449" calcext:value-type="float">
            <text:p>33.6443727016</text:p>
          </table:table-cell>
          <table:table-cell table:formula="of:=[.C229]/([.H229]-[.H228])" office:value-type="float" office:value="98614.3097855666" calcext:value-type="float">
            <text:p>98614.3097855666</text:p>
          </table:table-cell>
          <table:table-cell table:formula="of:=[.G229]-[.$B229]" office:value-type="float" office:value="10.3084011077881" calcext:value-type="float">
            <text:p>10.308401107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5783.37949" calcext:value-type="float">
            <text:p>1443145783.37949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3182373047" calcext:value-type="float">
            <text:p>23.3793182373</text:p>
          </table:table-cell>
          <table:table-cell table:formula="of:=[.C230]/([.D230]-[.D229])" office:value-type="float" office:value="99661.6959556458" calcext:value-type="float">
            <text:p>99661.6959556458</text:p>
          </table:table-cell>
          <table:table-cell/>
          <table:table-cell office:value-type="float" office:value="1443145793.6885" calcext:value-type="float">
            <text:p>1443145793.6885</text:p>
          </table:table-cell>
          <table:table-cell table:formula="of:=[.G230]-[.$B$2]" office:value-type="float" office:value="33.6883277893066" calcext:value-type="float">
            <text:p>33.6883277893</text:p>
          </table:table-cell>
          <table:table-cell table:formula="of:=[.C230]/([.H230]-[.H229])" office:value-type="float" office:value="98282.1381962563" calcext:value-type="float">
            <text:p>98282.1381962563</text:p>
          </table:table-cell>
          <table:table-cell table:formula="of:=[.G230]-[.$B230]" office:value-type="float" office:value="10.309009552002" calcext:value-type="float">
            <text:p>10.3090095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5783.42283" calcext:value-type="float">
            <text:p>1443145783.42283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6546287537" calcext:value-type="float">
            <text:p>23.4226546288</text:p>
          </table:table-cell>
          <table:table-cell table:formula="of:=[.C231]/([.D231]-[.D230])" office:value-type="float" office:value="99685.2727132687" calcext:value-type="float">
            <text:p>99685.2727132687</text:p>
          </table:table-cell>
          <table:table-cell/>
          <table:table-cell office:value-type="float" office:value="1443145793.73239" calcext:value-type="float">
            <text:p>1443145793.73239</text:p>
          </table:table-cell>
          <table:table-cell table:formula="of:=[.G231]-[.$B$2]" office:value-type="float" office:value="33.7322127819061" calcext:value-type="float">
            <text:p>33.7322127819</text:p>
          </table:table-cell>
          <table:table-cell table:formula="of:=[.C231]/([.H231]-[.H230])" office:value-type="float" office:value="98439.1187991329" calcext:value-type="float">
            <text:p>98439.1187991329</text:p>
          </table:table-cell>
          <table:table-cell table:formula="of:=[.G231]-[.$B231]" office:value-type="float" office:value="10.3095581531525" calcext:value-type="float">
            <text:p>10.30955815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5783.46617" calcext:value-type="float">
            <text:p>1443145783.46617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9996032715" calcext:value-type="float">
            <text:p>23.4659996033</text:p>
          </table:table-cell>
          <table:table-cell table:formula="of:=[.C232]/([.D232]-[.D231])" office:value-type="float" office:value="99665.5332724612" calcext:value-type="float">
            <text:p>99665.5332724612</text:p>
          </table:table-cell>
          <table:table-cell/>
          <table:table-cell office:value-type="float" office:value="1443145793.77626" calcext:value-type="float">
            <text:p>1443145793.77626</text:p>
          </table:table-cell>
          <table:table-cell table:formula="of:=[.G232]-[.$B$2]" office:value-type="float" office:value="33.776083946228" calcext:value-type="float">
            <text:p>33.7760839462</text:p>
          </table:table-cell>
          <table:table-cell table:formula="of:=[.C232]/([.H232]-[.H231])" office:value-type="float" office:value="98470.1470036792" calcext:value-type="float">
            <text:p>98470.1470036792</text:p>
          </table:table-cell>
          <table:table-cell table:formula="of:=[.G232]-[.$B232]" office:value-type="float" office:value="10.3100843429565" calcext:value-type="float">
            <text:p>10.31008434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5783.5095" calcext:value-type="float">
            <text:p>1443145783.5095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3305110931" calcext:value-type="float">
            <text:p>23.5093305111</text:p>
          </table:table-cell>
          <table:table-cell table:formula="of:=[.C233]/([.D233]-[.D232])" office:value-type="float" office:value="99697.8881167363" calcext:value-type="float">
            <text:p>99697.8881167363</text:p>
          </table:table-cell>
          <table:table-cell/>
          <table:table-cell office:value-type="float" office:value="1443145793.82015" calcext:value-type="float">
            <text:p>1443145793.82015</text:p>
          </table:table-cell>
          <table:table-cell table:formula="of:=[.G233]-[.$B$2]" office:value-type="float" office:value="33.8199806213379" calcext:value-type="float">
            <text:p>33.8199806213</text:p>
          </table:table-cell>
          <table:table-cell table:formula="of:=[.C233]/([.H233]-[.H232])" office:value-type="float" office:value="98412.920550088" calcext:value-type="float">
            <text:p>98412.920550088</text:p>
          </table:table-cell>
          <table:table-cell table:formula="of:=[.G233]-[.$B233]" office:value-type="float" office:value="10.3106501102448" calcext:value-type="float">
            <text:p>10.310650110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5783.55285" calcext:value-type="float">
            <text:p>1443145783.55285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6740550995" calcext:value-type="float">
            <text:p>23.5526740551</text:p>
          </table:table-cell>
          <table:table-cell table:formula="of:=[.C234]/([.D234]-[.D233])" office:value-type="float" office:value="99668.8226363616" calcext:value-type="float">
            <text:p>99668.8226363616</text:p>
          </table:table-cell>
          <table:table-cell/>
          <table:table-cell office:value-type="float" office:value="1443145793.86405" calcext:value-type="float">
            <text:p>1443145793.86405</text:p>
          </table:table-cell>
          <table:table-cell table:formula="of:=[.G234]-[.$B$2]" office:value-type="float" office:value="33.8638732433319" calcext:value-type="float">
            <text:p>33.8638732433</text:p>
          </table:table-cell>
          <table:table-cell table:formula="of:=[.C234]/([.H234]-[.H233])" office:value-type="float" office:value="98422.0081586538" calcext:value-type="float">
            <text:p>98422.0081586538</text:p>
          </table:table-cell>
          <table:table-cell table:formula="of:=[.G234]-[.$B234]" office:value-type="float" office:value="10.3111991882324" calcext:value-type="float">
            <text:p>10.311199188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5783.59619" calcext:value-type="float">
            <text:p>1443145783.59619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60187911987" calcext:value-type="float">
            <text:p>23.5960187912</text:p>
          </table:table-cell>
          <table:table-cell table:formula="of:=[.C235]/([.D235]-[.D234])" office:value-type="float" office:value="99666.0814847003" calcext:value-type="float">
            <text:p>99666.0814847003</text:p>
          </table:table-cell>
          <table:table-cell/>
          <table:table-cell office:value-type="float" office:value="1443145793.90797" calcext:value-type="float">
            <text:p>1443145793.90797</text:p>
          </table:table-cell>
          <table:table-cell table:formula="of:=[.G235]-[.$B$2]" office:value-type="float" office:value="33.9077923297882" calcext:value-type="float">
            <text:p>33.9077923298</text:p>
          </table:table-cell>
          <table:table-cell table:formula="of:=[.C235]/([.H235]-[.H234])" office:value-type="float" office:value="98362.7016991477" calcext:value-type="float">
            <text:p>98362.7016991477</text:p>
          </table:table-cell>
          <table:table-cell table:formula="of:=[.G235]-[.$B235]" office:value-type="float" office:value="10.3117735385895" calcext:value-type="float">
            <text:p>10.311773538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5783.63957" calcext:value-type="float">
            <text:p>1443145783.63957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3961906433" calcext:value-type="float">
            <text:p>23.6393961906</text:p>
          </table:table-cell>
          <table:table-cell table:formula="of:=[.C236]/([.D236]-[.D235])" office:value-type="float" office:value="99591.0325495498" calcext:value-type="float">
            <text:p>99591.0325495498</text:p>
          </table:table-cell>
          <table:table-cell/>
          <table:table-cell office:value-type="float" office:value="1443145793.95191" calcext:value-type="float">
            <text:p>1443145793.95191</text:p>
          </table:table-cell>
          <table:table-cell table:formula="of:=[.G236]-[.$B$2]" office:value-type="float" office:value="33.9517366886139" calcext:value-type="float">
            <text:p>33.9517366886</text:p>
          </table:table-cell>
          <table:table-cell table:formula="of:=[.C236]/([.H236]-[.H235])" office:value-type="float" office:value="98306.1333796306" calcext:value-type="float">
            <text:p>98306.1333796306</text:p>
          </table:table-cell>
          <table:table-cell table:formula="of:=[.G236]-[.$B236]" office:value-type="float" office:value="10.3123404979706" calcext:value-type="float">
            <text:p>10.312340498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5783.68291" calcext:value-type="float">
            <text:p>1443145783.68291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7390193939" calcext:value-type="float">
            <text:p>23.6827390194</text:p>
          </table:table-cell>
          <table:table-cell table:formula="of:=[.C237]/([.D237]-[.D236])" office:value-type="float" office:value="99670.4673997349" calcext:value-type="float">
            <text:p>99670.4673997349</text:p>
          </table:table-cell>
          <table:table-cell/>
          <table:table-cell office:value-type="float" office:value="1443145793.99574" calcext:value-type="float">
            <text:p>1443145793.99574</text:p>
          </table:table-cell>
          <table:table-cell table:formula="of:=[.G237]-[.$B$2]" office:value-type="float" office:value="33.9955685138702" calcext:value-type="float">
            <text:p>33.9955685139</text:p>
          </table:table-cell>
          <table:table-cell table:formula="of:=[.C237]/([.H237]-[.H236])" office:value-type="float" office:value="98558.5239659712" calcext:value-type="float">
            <text:p>98558.5239659712</text:p>
          </table:table-cell>
          <table:table-cell table:formula="of:=[.G237]-[.$B237]" office:value-type="float" office:value="10.3128294944763" calcext:value-type="float">
            <text:p>10.31282949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5783.72626" calcext:value-type="float">
            <text:p>1443145783.72626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60887622833" calcext:value-type="float">
            <text:p>23.7260887623</text:p>
          </table:table-cell>
          <table:table-cell table:formula="of:=[.C238]/([.D238]-[.D237])" office:value-type="float" office:value="99654.5702940238" calcext:value-type="float">
            <text:p>99654.5702940238</text:p>
          </table:table-cell>
          <table:table-cell/>
          <table:table-cell office:value-type="float" office:value="1443145794.0101" calcext:value-type="float">
            <text:p>1443145794.0101</text:p>
          </table:table-cell>
          <table:table-cell table:formula="of:=[.G238]-[.$B$2]" office:value-type="float" office:value="34.0099246501923" calcext:value-type="float">
            <text:p>34.0099246502</text:p>
          </table:table-cell>
          <table:table-cell table:formula="of:=[.C238]/([.H238]-[.H237])" office:value-type="float" office:value="300916.618726542" calcext:value-type="float">
            <text:p>300916.618726542</text:p>
          </table:table-cell>
          <table:table-cell table:formula="of:=[.G238]-[.$B238]" office:value-type="float" office:value="10.2838358879089" calcext:value-type="float">
            <text:p>10.28383588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5783.7696" calcext:value-type="float">
            <text:p>1443145783.7696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4292068481" calcext:value-type="float">
            <text:p>23.7694292068</text:p>
          </table:table-cell>
          <table:table-cell table:formula="of:=[.C239]/([.D239]-[.D238])" office:value-type="float" office:value="99675.9503363901" calcext:value-type="float">
            <text:p>99675.9503363901</text:p>
          </table:table-cell>
          <table:table-cell/>
          <table:table-cell office:value-type="float" office:value="1443145794.02446" calcext:value-type="float">
            <text:p>1443145794.02446</text:p>
          </table:table-cell>
          <table:table-cell table:formula="of:=[.G239]-[.$B$2]" office:value-type="float" office:value="34.0242903232574" calcext:value-type="float">
            <text:p>34.0242903233</text:p>
          </table:table-cell>
          <table:table-cell table:formula="of:=[.C239]/([.H239]-[.H238])" office:value-type="float" office:value="300716.853320941" calcext:value-type="float">
            <text:p>300716.853320941</text:p>
          </table:table-cell>
          <table:table-cell table:formula="of:=[.G239]-[.$B239]" office:value-type="float" office:value="10.2548611164093" calcext:value-type="float">
            <text:p>10.25486111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5783.81294" calcext:value-type="float">
            <text:p>1443145783.81294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76512146" calcext:value-type="float">
            <text:p>23.8127651215</text:p>
          </table:table-cell>
          <table:table-cell table:formula="of:=[.C240]/([.D240]-[.D239])" office:value-type="float" office:value="99686.3695781343" calcext:value-type="float">
            <text:p>99686.3695781343</text:p>
          </table:table-cell>
          <table:table-cell/>
          <table:table-cell office:value-type="float" office:value="1443145794.05878" calcext:value-type="float">
            <text:p>1443145794.05878</text:p>
          </table:table-cell>
          <table:table-cell table:formula="of:=[.G240]-[.$B$2]" office:value-type="float" office:value="34.0586020946503" calcext:value-type="float">
            <text:p>34.0586020947</text:p>
          </table:table-cell>
          <table:table-cell table:formula="of:=[.C240]/([.H240]-[.H239])" office:value-type="float" office:value="125904.31285351" calcext:value-type="float">
            <text:p>125904.31285351</text:p>
          </table:table-cell>
          <table:table-cell table:formula="of:=[.G240]-[.$B240]" office:value-type="float" office:value="10.2458369731903" calcext:value-type="float">
            <text:p>10.245836973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5783.85633" calcext:value-type="float">
            <text:p>1443145783.85633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61573028564" calcext:value-type="float">
            <text:p>23.8561573029</text:p>
          </table:table-cell>
          <table:table-cell table:formula="of:=[.C241]/([.D241]-[.D240])" office:value-type="float" office:value="99557.105934066" calcext:value-type="float">
            <text:p>99557.105934066</text:p>
          </table:table-cell>
          <table:table-cell/>
          <table:table-cell office:value-type="float" office:value="1443145794.10755" calcext:value-type="float">
            <text:p>1443145794.10755</text:p>
          </table:table-cell>
          <table:table-cell table:formula="of:=[.G241]-[.$B$2]" office:value-type="float" office:value="34.1073753833771" calcext:value-type="float">
            <text:p>34.1073753834</text:p>
          </table:table-cell>
          <table:table-cell table:formula="of:=[.C241]/([.H241]-[.H240])" office:value-type="float" office:value="88573.0717113946" calcext:value-type="float">
            <text:p>88573.0717113946</text:p>
          </table:table-cell>
          <table:table-cell table:formula="of:=[.G241]-[.$B241]" office:value-type="float" office:value="10.2512180805206" calcext:value-type="float">
            <text:p>10.251218080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5783.89967" calcext:value-type="float">
            <text:p>1443145783.89967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4965553284" calcext:value-type="float">
            <text:p>23.8994965553</text:p>
          </table:table-cell>
          <table:table-cell table:formula="of:=[.C242]/([.D242]-[.D241])" office:value-type="float" office:value="99678.6920309388" calcext:value-type="float">
            <text:p>99678.6920309388</text:p>
          </table:table-cell>
          <table:table-cell/>
          <table:table-cell office:value-type="float" office:value="1443145794.15632" calcext:value-type="float">
            <text:p>1443145794.15632</text:p>
          </table:table-cell>
          <table:table-cell table:formula="of:=[.G242]-[.$B$2]" office:value-type="float" office:value="34.1561477184296" calcext:value-type="float">
            <text:p>34.1561477184</text:p>
          </table:table-cell>
          <table:table-cell table:formula="of:=[.C242]/([.H242]-[.H241])" office:value-type="float" office:value="88574.8036330573" calcext:value-type="float">
            <text:p>88574.8036330573</text:p>
          </table:table-cell>
          <table:table-cell table:formula="of:=[.G242]-[.$B242]" office:value-type="float" office:value="10.2566511631012" calcext:value-type="float">
            <text:p>10.256651163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5783.943" calcext:value-type="float">
            <text:p>1443145783.943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8241252899" calcext:value-type="float">
            <text:p>23.9428241253</text:p>
          </table:table-cell>
          <table:table-cell table:formula="of:=[.C243]/([.D243]-[.D242])" office:value-type="float" office:value="99705.5686214088" calcext:value-type="float">
            <text:p>99705.5686214088</text:p>
          </table:table-cell>
          <table:table-cell/>
          <table:table-cell office:value-type="float" office:value="1443145794.20507" calcext:value-type="float">
            <text:p>1443145794.20507</text:p>
          </table:table-cell>
          <table:table-cell table:formula="of:=[.G243]-[.$B$2]" office:value-type="float" office:value="34.2048966884613" calcext:value-type="float">
            <text:p>34.2048966885</text:p>
          </table:table-cell>
          <table:table-cell table:formula="of:=[.C243]/([.H243]-[.H242])" office:value-type="float" office:value="88617.2568812724" calcext:value-type="float">
            <text:p>88617.2568812724</text:p>
          </table:table-cell>
          <table:table-cell table:formula="of:=[.G243]-[.$B243]" office:value-type="float" office:value="10.2620725631714" calcext:value-type="float">
            <text:p>10.262072563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5783.98634" calcext:value-type="float">
            <text:p>1443145783.98634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61690998077" calcext:value-type="float">
            <text:p>23.9861690998</text:p>
          </table:table-cell>
          <table:table-cell table:formula="of:=[.C244]/([.D244]-[.D243])" office:value-type="float" office:value="99665.5332724612" calcext:value-type="float">
            <text:p>99665.5332724612</text:p>
          </table:table-cell>
          <table:table-cell/>
          <table:table-cell office:value-type="float" office:value="1443145794.25383" calcext:value-type="float">
            <text:p>1443145794.25383</text:p>
          </table:table-cell>
          <table:table-cell table:formula="of:=[.G244]-[.$B$2]" office:value-type="float" office:value="34.2536582946777" calcext:value-type="float">
            <text:p>34.2536582947</text:p>
          </table:table-cell>
          <table:table-cell table:formula="of:=[.C244]/([.H244]-[.H243])" office:value-type="float" office:value="88594.2924198493" calcext:value-type="float">
            <text:p>88594.2924198493</text:p>
          </table:table-cell>
          <table:table-cell table:formula="of:=[.G244]-[.$B244]" office:value-type="float" office:value="10.26748919487" calcext:value-type="float">
            <text:p>10.267489194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5784.02959" calcext:value-type="float">
            <text:p>1443145784.02959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9411315918" calcext:value-type="float">
            <text:p>24.0294113159</text:p>
          </table:table-cell>
          <table:table-cell table:formula="of:=[.C245]/([.D245]-[.D244])" office:value-type="float" office:value="99902.372926212" calcext:value-type="float">
            <text:p>99902.372926212</text:p>
          </table:table-cell>
          <table:table-cell/>
          <table:table-cell office:value-type="float" office:value="1443145794.3026" calcext:value-type="float">
            <text:p>1443145794.3026</text:p>
          </table:table-cell>
          <table:table-cell table:formula="of:=[.G245]-[.$B$2]" office:value-type="float" office:value="34.3024308681488" calcext:value-type="float">
            <text:p>34.3024308681</text:p>
          </table:table-cell>
          <table:table-cell table:formula="of:=[.C245]/([.H245]-[.H244])" office:value-type="float" office:value="88574.3706462919" calcext:value-type="float">
            <text:p>88574.3706462919</text:p>
          </table:table-cell>
          <table:table-cell table:formula="of:=[.G245]-[.$B245]" office:value-type="float" office:value="10.2730195522308" calcext:value-type="float">
            <text:p>10.273019552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5784.07274" calcext:value-type="float">
            <text:p>1443145784.07274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5653171539" calcext:value-type="float">
            <text:p>24.0725653172</text:p>
          </table:table-cell>
          <table:table-cell table:formula="of:=[.C246]/([.D246]-[.D245])" office:value-type="float" office:value="100106.592118276" calcext:value-type="float">
            <text:p>100106.592118276</text:p>
          </table:table-cell>
          <table:table-cell/>
          <table:table-cell office:value-type="float" office:value="1443145794.35136" calcext:value-type="float">
            <text:p>1443145794.35136</text:p>
          </table:table-cell>
          <table:table-cell table:formula="of:=[.G246]-[.$B$2]" office:value-type="float" office:value="34.3511838912964" calcext:value-type="float">
            <text:p>34.3511838913</text:p>
          </table:table-cell>
          <table:table-cell table:formula="of:=[.C246]/([.H246]-[.H245])" office:value-type="float" office:value="88609.8896251559" calcext:value-type="float">
            <text:p>88609.8896251559</text:p>
          </table:table-cell>
          <table:table-cell table:formula="of:=[.G246]-[.$B246]" office:value-type="float" office:value="10.2786185741425" calcext:value-type="float">
            <text:p>10.278618574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5784.11587" calcext:value-type="float">
            <text:p>1443145784.11587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6961917877" calcext:value-type="float">
            <text:p>24.1156961918</text:p>
          </table:table-cell>
          <table:table-cell table:formula="of:=[.C247]/([.D247]-[.D246])" office:value-type="float" office:value="100160.268871888" calcext:value-type="float">
            <text:p>100160.268871888</text:p>
          </table:table-cell>
          <table:table-cell/>
          <table:table-cell office:value-type="float" office:value="1443145794.40014" calcext:value-type="float">
            <text:p>1443145794.40014</text:p>
          </table:table-cell>
          <table:table-cell table:formula="of:=[.G247]-[.$B$2]" office:value-type="float" office:value="34.3999660015106" calcext:value-type="float">
            <text:p>34.3999660015</text:p>
          </table:table-cell>
          <table:table-cell table:formula="of:=[.C247]/([.H247]-[.H246])" office:value-type="float" office:value="88557.0546462242" calcext:value-type="float">
            <text:p>88557.0546462242</text:p>
          </table:table-cell>
          <table:table-cell table:formula="of:=[.G247]-[.$B247]" office:value-type="float" office:value="10.2842698097229" calcext:value-type="float">
            <text:p>10.284269809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5784.15898" calcext:value-type="float">
            <text:p>1443145784.15898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8084697723" calcext:value-type="float">
            <text:p>24.1588084698</text:p>
          </table:table-cell>
          <table:table-cell table:formula="of:=[.C248]/([.D248]-[.D247])" office:value-type="float" office:value="100203.473394313" calcext:value-type="float">
            <text:p>100203.473394313</text:p>
          </table:table-cell>
          <table:table-cell/>
          <table:table-cell office:value-type="float" office:value="1443145794.44884" calcext:value-type="float">
            <text:p>1443145794.44884</text:p>
          </table:table-cell>
          <table:table-cell table:formula="of:=[.G248]-[.$B$2]" office:value-type="float" office:value="34.4486613273621" calcext:value-type="float">
            <text:p>34.4486613274</text:p>
          </table:table-cell>
          <table:table-cell table:formula="of:=[.C248]/([.H248]-[.H247])" office:value-type="float" office:value="88714.8802162131" calcext:value-type="float">
            <text:p>88714.8802162131</text:p>
          </table:table-cell>
          <table:table-cell table:formula="of:=[.G248]-[.$B248]" office:value-type="float" office:value="10.2898528575897" calcext:value-type="float">
            <text:p>10.289852857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5784.2021" calcext:value-type="float">
            <text:p>1443145784.2021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9257545471" calcext:value-type="float">
            <text:p>24.2019257545</text:p>
          </table:table-cell>
          <table:table-cell table:formula="of:=[.C249]/([.D249]-[.D248])" office:value-type="float" office:value="100191.837741295" calcext:value-type="float">
            <text:p>100191.837741295</text:p>
          </table:table-cell>
          <table:table-cell/>
          <table:table-cell office:value-type="float" office:value="1443145794.49759" calcext:value-type="float">
            <text:p>1443145794.49759</text:p>
          </table:table-cell>
          <table:table-cell table:formula="of:=[.G249]-[.$B$2]" office:value-type="float" office:value="34.4974131584167" calcext:value-type="float">
            <text:p>34.4974131584</text:p>
          </table:table-cell>
          <table:table-cell table:formula="of:=[.C249]/([.H249]-[.H248])" office:value-type="float" office:value="88612.0563380282" calcext:value-type="float">
            <text:p>88612.0563380282</text:p>
          </table:table-cell>
          <table:table-cell table:formula="of:=[.G249]-[.$B249]" office:value-type="float" office:value="10.2954874038696" calcext:value-type="float">
            <text:p>10.295487403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5784.24523" calcext:value-type="float">
            <text:p>1443145784.24523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50587749481" calcext:value-type="float">
            <text:p>24.2450587749</text:p>
          </table:table-cell>
          <table:table-cell table:formula="of:=[.C250]/([.D250]-[.D249])" office:value-type="float" office:value="100155.286132008" calcext:value-type="float">
            <text:p>100155.286132008</text:p>
          </table:table-cell>
          <table:table-cell/>
          <table:table-cell office:value-type="float" office:value="1443145794.54641" calcext:value-type="float">
            <text:p>1443145794.54641</text:p>
          </table:table-cell>
          <table:table-cell table:formula="of:=[.G250]-[.$B$2]" office:value-type="float" office:value="34.5462327003479" calcext:value-type="float">
            <text:p>34.5462327003</text:p>
          </table:table-cell>
          <table:table-cell table:formula="of:=[.C250]/([.H250]-[.H249])" office:value-type="float" office:value="88489.1547342306" calcext:value-type="float">
            <text:p>88489.1547342306</text:p>
          </table:table-cell>
          <table:table-cell table:formula="of:=[.G250]-[.$B250]" office:value-type="float" office:value="10.3011739253998" calcext:value-type="float">
            <text:p>10.301173925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5784.28834" calcext:value-type="float">
            <text:p>1443145784.28834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81653308868" calcext:value-type="float">
            <text:p>24.2881653309</text:p>
          </table:table-cell>
          <table:table-cell table:formula="of:=[.C251]/([.D251]-[.D250])" office:value-type="float" office:value="100216.774593201" calcext:value-type="float">
            <text:p>100216.774593201</text:p>
          </table:table-cell>
          <table:table-cell/>
          <table:table-cell office:value-type="float" office:value="1443145794.59515" calcext:value-type="float">
            <text:p>1443145794.59515</text:p>
          </table:table-cell>
          <table:table-cell table:formula="of:=[.G251]-[.$B$2]" office:value-type="float" office:value="34.5949740409851" calcext:value-type="float">
            <text:p>34.594974041</text:p>
          </table:table-cell>
          <table:table-cell table:formula="of:=[.C251]/([.H251]-[.H250])" office:value-type="float" office:value="88631.1279813731" calcext:value-type="float">
            <text:p>88631.1279813731</text:p>
          </table:table-cell>
          <table:table-cell table:formula="of:=[.G251]-[.$B251]" office:value-type="float" office:value="10.3068087100983" calcext:value-type="float">
            <text:p>10.306808710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5784.33147" calcext:value-type="float">
            <text:p>1443145784.33147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1294298172" calcext:value-type="float">
            <text:p>24.3312942982</text:p>
          </table:table-cell>
          <table:table-cell table:formula="of:=[.C252]/([.D252]-[.D251])" office:value-type="float" office:value="100164.698390235" calcext:value-type="float">
            <text:p>100164.698390235</text:p>
          </table:table-cell>
          <table:table-cell/>
          <table:table-cell office:value-type="float" office:value="1443145794.64389" calcext:value-type="float">
            <text:p>1443145794.64389</text:p>
          </table:table-cell>
          <table:table-cell table:formula="of:=[.G252]-[.$B$2]" office:value-type="float" office:value="34.6437125205994" calcext:value-type="float">
            <text:p>34.6437125206</text:p>
          </table:table-cell>
          <table:table-cell table:formula="of:=[.C252]/([.H252]-[.H251])" office:value-type="float" office:value="88636.3307635111" calcext:value-type="float">
            <text:p>88636.3307635111</text:p>
          </table:table-cell>
          <table:table-cell table:formula="of:=[.G252]-[.$B252]" office:value-type="float" office:value="10.3124182224274" calcext:value-type="float">
            <text:p>10.31241822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5784.3746" calcext:value-type="float">
            <text:p>1443145784.3746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44218349457" calcext:value-type="float">
            <text:p>24.3744218349</text:p>
          </table:table-cell>
          <table:table-cell table:formula="of:=[.C253]/([.D253]-[.D252])" office:value-type="float" office:value="100168.020786113" calcext:value-type="float">
            <text:p>100168.020786113</text:p>
          </table:table-cell>
          <table:table-cell/>
          <table:table-cell office:value-type="float" office:value="1443145794.69265" calcext:value-type="float">
            <text:p>1443145794.69265</text:p>
          </table:table-cell>
          <table:table-cell table:formula="of:=[.G253]-[.$B$2]" office:value-type="float" office:value="34.6924719810486" calcext:value-type="float">
            <text:p>34.692471981</text:p>
          </table:table-cell>
          <table:table-cell table:formula="of:=[.C253]/([.H253]-[.H252])" office:value-type="float" office:value="88598.191206384" calcext:value-type="float">
            <text:p>88598.191206384</text:p>
          </table:table-cell>
          <table:table-cell table:formula="of:=[.G253]-[.$B253]" office:value-type="float" office:value="10.3180501461029" calcext:value-type="float">
            <text:p>10.31805014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5784.41773" calcext:value-type="float">
            <text:p>1443145784.41773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75543785095" calcext:value-type="float">
            <text:p>24.4175543785</text:p>
          </table:table-cell>
          <table:table-cell table:formula="of:=[.C254]/([.D254]-[.D253])" office:value-type="float" office:value="100156.393364693" calcext:value-type="float">
            <text:p>100156.393364693</text:p>
          </table:table-cell>
          <table:table-cell/>
          <table:table-cell office:value-type="float" office:value="1443145794.74142" calcext:value-type="float">
            <text:p>1443145794.74142</text:p>
          </table:table-cell>
          <table:table-cell table:formula="of:=[.G254]-[.$B$2]" office:value-type="float" office:value="34.7412438392639" calcext:value-type="float">
            <text:p>34.7412438393</text:p>
          </table:table-cell>
          <table:table-cell table:formula="of:=[.C254]/([.H254]-[.H253])" office:value-type="float" office:value="88575.6696192878" calcext:value-type="float">
            <text:p>88575.6696192878</text:p>
          </table:table-cell>
          <table:table-cell table:formula="of:=[.G254]-[.$B254]" office:value-type="float" office:value="10.3236894607544" calcext:value-type="float">
            <text:p>10.3236894608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5784.46085" calcext:value-type="float">
            <text:p>1443145784.46085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606740474701" calcext:value-type="float">
            <text:p>24.4606740475</text:p>
          </table:table-cell>
          <table:table-cell table:formula="of:=[.C255]/([.D255]-[.D254])" office:value-type="float" office:value="100186.297903869" calcext:value-type="float">
            <text:p>100186.297903869</text:p>
          </table:table-cell>
          <table:table-cell/>
          <table:table-cell office:value-type="float" office:value="1443145794.79017" calcext:value-type="float">
            <text:p>1443145794.79017</text:p>
          </table:table-cell>
          <table:table-cell table:formula="of:=[.G255]-[.$B$2]" office:value-type="float" office:value="34.78999376297" calcext:value-type="float">
            <text:p>34.789993763</text:p>
          </table:table-cell>
          <table:table-cell table:formula="of:=[.C255]/([.H255]-[.H254])" office:value-type="float" office:value="88615.5232990336" calcext:value-type="float">
            <text:p>88615.5232990336</text:p>
          </table:table-cell>
          <table:table-cell table:formula="of:=[.G255]-[.$B255]" office:value-type="float" office:value="10.3293197154999" calcext:value-type="float">
            <text:p>10.32931971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5784.50397" calcext:value-type="float">
            <text:p>1443145784.50397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7930011749" calcext:value-type="float">
            <text:p>24.5037930012</text:p>
          </table:table-cell>
          <table:table-cell table:formula="of:=[.C256]/([.D256]-[.D255])" office:value-type="float" office:value="100187.95979077" calcext:value-type="float">
            <text:p>100187.95979077</text:p>
          </table:table-cell>
          <table:table-cell/>
          <table:table-cell office:value-type="float" office:value="1443145794.83889" calcext:value-type="float">
            <text:p>1443145794.83889</text:p>
          </table:table-cell>
          <table:table-cell table:formula="of:=[.G256]-[.$B$2]" office:value-type="float" office:value="34.8387188911438" calcext:value-type="float">
            <text:p>34.8387188911</text:p>
          </table:table-cell>
          <table:table-cell table:formula="of:=[.C256]/([.H256]-[.H255])" office:value-type="float" office:value="88660.6184921318" calcext:value-type="float">
            <text:p>88660.6184921318</text:p>
          </table:table-cell>
          <table:table-cell table:formula="of:=[.G256]-[.$B256]" office:value-type="float" office:value="10.3349258899689" calcext:value-type="float">
            <text:p>10.3349258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5784.54712" calcext:value-type="float">
            <text:p>1443145784.54712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9501018524" calcext:value-type="float">
            <text:p>24.5469501019</text:p>
          </table:table-cell>
          <table:table-cell table:formula="of:=[.C257]/([.D257]-[.D256])" office:value-type="float" office:value="100099.402698134" calcext:value-type="float">
            <text:p>100099.402698134</text:p>
          </table:table-cell>
          <table:table-cell/>
          <table:table-cell office:value-type="float" office:value="1443145794.88772" calcext:value-type="float">
            <text:p>1443145794.88772</text:p>
          </table:table-cell>
          <table:table-cell table:formula="of:=[.G257]-[.$B$2]" office:value-type="float" office:value="34.8875472545624" calcext:value-type="float">
            <text:p>34.8875472546</text:p>
          </table:table-cell>
          <table:table-cell table:formula="of:=[.C257]/([.H257]-[.H256])" office:value-type="float" office:value="88473.1680021094" calcext:value-type="float">
            <text:p>88473.1680021094</text:p>
          </table:table-cell>
          <table:table-cell table:formula="of:=[.G257]-[.$B257]" office:value-type="float" office:value="10.34059715271" calcext:value-type="float">
            <text:p>10.340597152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5784.59027" calcext:value-type="float">
            <text:p>1443145784.59027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900974273682" calcext:value-type="float">
            <text:p>24.5900974274</text:p>
          </table:table-cell>
          <table:table-cell table:formula="of:=[.C258]/([.D258]-[.D257])" office:value-type="float" office:value="100122.08053135" calcext:value-type="float">
            <text:p>100122.08053135</text:p>
          </table:table-cell>
          <table:table-cell/>
          <table:table-cell office:value-type="float" office:value="1443145794.93646" calcext:value-type="float">
            <text:p>1443145794.93646</text:p>
          </table:table-cell>
          <table:table-cell table:formula="of:=[.G258]-[.$B$2]" office:value-type="float" office:value="34.9362876415253" calcext:value-type="float">
            <text:p>34.9362876415</text:p>
          </table:table-cell>
          <table:table-cell table:formula="of:=[.C258]/([.H258]-[.H257])" office:value-type="float" office:value="88632.8621742193" calcext:value-type="float">
            <text:p>88632.8621742193</text:p>
          </table:table-cell>
          <table:table-cell table:formula="of:=[.G258]-[.$B258]" office:value-type="float" office:value="10.3461902141571" calcext:value-type="float">
            <text:p>10.3461902142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5784.63341" calcext:value-type="float">
            <text:p>1443145784.63341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32380771637" calcext:value-type="float">
            <text:p>24.6332380772</text:p>
          </table:table-cell>
          <table:table-cell table:formula="of:=[.C259]/([.D259]-[.D258])" office:value-type="float" office:value="100137.573737876" calcext:value-type="float">
            <text:p>100137.573737876</text:p>
          </table:table-cell>
          <table:table-cell/>
          <table:table-cell office:value-type="float" office:value="1443145794.98515" calcext:value-type="float">
            <text:p>1443145794.98515</text:p>
          </table:table-cell>
          <table:table-cell table:formula="of:=[.G259]-[.$B$2]" office:value-type="float" office:value="34.9849750995636" calcext:value-type="float">
            <text:p>34.9849750996</text:p>
          </table:table-cell>
          <table:table-cell table:formula="of:=[.C259]/([.H259]-[.H258])" office:value-type="float" office:value="88729.2163948876" calcext:value-type="float">
            <text:p>88729.2163948876</text:p>
          </table:table-cell>
          <table:table-cell table:formula="of:=[.G259]-[.$B259]" office:value-type="float" office:value="10.3517370223999" calcext:value-type="float">
            <text:p>10.35173702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5784.67653" calcext:value-type="float">
            <text:p>1443145784.67653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63579845428" calcext:value-type="float">
            <text:p>24.6763579845</text:p>
          </table:table-cell>
          <table:table-cell table:formula="of:=[.C260]/([.D260]-[.D259])" office:value-type="float" office:value="100185.74395382" calcext:value-type="float">
            <text:p>100185.74395382</text:p>
          </table:table-cell>
          <table:table-cell/>
          <table:table-cell office:value-type="float" office:value="1443145795.03398" calcext:value-type="float">
            <text:p>1443145795.03398</text:p>
          </table:table-cell>
          <table:table-cell table:formula="of:=[.G260]-[.$B$2]" office:value-type="float" office:value="35.0338027477264" calcext:value-type="float">
            <text:p>35.0338027477</text:p>
          </table:table-cell>
          <table:table-cell table:formula="of:=[.C260]/([.H260]-[.H259])" office:value-type="float" office:value="88474.4640084376" calcext:value-type="float">
            <text:p>88474.4640084376</text:p>
          </table:table-cell>
          <table:table-cell table:formula="of:=[.G260]-[.$B260]" office:value-type="float" office:value="10.3574447631836" calcext:value-type="float">
            <text:p>10.357444763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5784.71966" calcext:value-type="float">
            <text:p>1443145784.71966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94843292236" calcext:value-type="float">
            <text:p>24.7194843292</text:p>
          </table:table-cell>
          <table:table-cell table:formula="of:=[.C261]/([.D261]-[.D260])" office:value-type="float" office:value="100170.789617713" calcext:value-type="float">
            <text:p>100170.789617713</text:p>
          </table:table-cell>
          <table:table-cell/>
          <table:table-cell office:value-type="float" office:value="1443145795.04712" calcext:value-type="float">
            <text:p>1443145795.04712</text:p>
          </table:table-cell>
          <table:table-cell table:formula="of:=[.G261]-[.$B$2]" office:value-type="float" office:value="35.0469448566437" calcext:value-type="float">
            <text:p>35.0469448566</text:p>
          </table:table-cell>
          <table:table-cell table:formula="of:=[.C261]/([.H261]-[.H260])" office:value-type="float" office:value="328714.365951889" calcext:value-type="float">
            <text:p>328714.365951889</text:p>
          </table:table-cell>
          <table:table-cell table:formula="of:=[.G261]-[.$B261]" office:value-type="float" office:value="10.32746052742" calcext:value-type="float">
            <text:p>10.3274605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5784.76278" calcext:value-type="float">
            <text:p>1443145784.76278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26092433929" calcext:value-type="float">
            <text:p>24.7626092434</text:p>
          </table:table-cell>
          <table:table-cell table:formula="of:=[.C262]/([.D262]-[.D261])" office:value-type="float" office:value="100174.112417694" calcext:value-type="float">
            <text:p>100174.112417694</text:p>
          </table:table-cell>
          <table:table-cell/>
          <table:table-cell office:value-type="float" office:value="1443145795.06027" calcext:value-type="float">
            <text:p>1443145795.06027</text:p>
          </table:table-cell>
          <table:table-cell table:formula="of:=[.G262]-[.$B$2]" office:value-type="float" office:value="35.0600998401642" calcext:value-type="float">
            <text:p>35.0600998402</text:p>
          </table:table-cell>
          <table:table-cell table:formula="of:=[.C262]/([.H262]-[.H261])" office:value-type="float" office:value="328392.657677251" calcext:value-type="float">
            <text:p>328392.657677251</text:p>
          </table:table-cell>
          <table:table-cell table:formula="of:=[.G262]-[.$B262]" office:value-type="float" office:value="10.2974905967712" calcext:value-type="float">
            <text:p>10.297490596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5784.80591" calcext:value-type="float">
            <text:p>1443145784.80591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57379722595" calcext:value-type="float">
            <text:p>24.8057379723</text:p>
          </table:table-cell>
          <table:table-cell table:formula="of:=[.C263]/([.D263]-[.D262])" office:value-type="float" office:value="100165.252107576" calcext:value-type="float">
            <text:p>100165.252107576</text:p>
          </table:table-cell>
          <table:table-cell/>
          <table:table-cell office:value-type="float" office:value="1443145795.08556" calcext:value-type="float">
            <text:p>1443145795.08556</text:p>
          </table:table-cell>
          <table:table-cell table:formula="of:=[.G263]-[.$B$2]" office:value-type="float" office:value="35.0853877067566" calcext:value-type="float">
            <text:p>35.0853877068</text:p>
          </table:table-cell>
          <table:table-cell table:formula="of:=[.C263]/([.H263]-[.H262])" office:value-type="float" office:value="170832.916419177" calcext:value-type="float">
            <text:p>170832.916419177</text:p>
          </table:table-cell>
          <table:table-cell table:formula="of:=[.G263]-[.$B263]" office:value-type="float" office:value="10.2796497344971" calcext:value-type="float">
            <text:p>10.2796497345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5784.84904" calcext:value-type="float">
            <text:p>1443145784.84904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865032196" calcext:value-type="float">
            <text:p>24.8488650322</text:p>
          </table:table-cell>
          <table:table-cell table:formula="of:=[.C264]/([.D264]-[.D263])" office:value-type="float" office:value="100169.128300385" calcext:value-type="float">
            <text:p>100169.128300385</text:p>
          </table:table-cell>
          <table:table-cell/>
          <table:table-cell office:value-type="float" office:value="1443145795.12549" calcext:value-type="float">
            <text:p>1443145795.12549</text:p>
          </table:table-cell>
          <table:table-cell table:formula="of:=[.G264]-[.$B$2]" office:value-type="float" office:value="35.1253182888031" calcext:value-type="float">
            <text:p>35.1253182888</text:p>
          </table:table-cell>
          <table:table-cell table:formula="of:=[.C264]/([.H264]-[.H263])" office:value-type="float" office:value="108187.754312429" calcext:value-type="float">
            <text:p>108187.754312429</text:p>
          </table:table-cell>
          <table:table-cell table:formula="of:=[.G264]-[.$B264]" office:value-type="float" office:value="10.2764532566071" calcext:value-type="float">
            <text:p>10.276453256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5784.89216" calcext:value-type="float">
            <text:p>1443145784.89216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9887542725" calcext:value-type="float">
            <text:p>24.8919887543</text:p>
          </table:table-cell>
          <table:table-cell table:formula="of:=[.C265]/([.D265]-[.D264])" office:value-type="float" office:value="100176.881586077" calcext:value-type="float">
            <text:p>100176.881586077</text:p>
          </table:table-cell>
          <table:table-cell/>
          <table:table-cell office:value-type="float" office:value="1443145795.1653" calcext:value-type="float">
            <text:p>1443145795.1653</text:p>
          </table:table-cell>
          <table:table-cell table:formula="of:=[.G265]-[.$B$2]" office:value-type="float" office:value="35.1651310920715" calcext:value-type="float">
            <text:p>35.1651310921</text:p>
          </table:table-cell>
          <table:table-cell table:formula="of:=[.C265]/([.H265]-[.H264])" office:value-type="float" office:value="108507.807673651" calcext:value-type="float">
            <text:p>108507.807673651</text:p>
          </table:table-cell>
          <table:table-cell table:formula="of:=[.G265]-[.$B265]" office:value-type="float" office:value="10.2731423377991" calcext:value-type="float">
            <text:p>10.273142337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5784.93526" calcext:value-type="float">
            <text:p>1443145784.93526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50826740265" calcext:value-type="float">
            <text:p>24.935082674</text:p>
          </table:table-cell>
          <table:table-cell table:formula="of:=[.C266]/([.D266]-[.D265])" office:value-type="float" office:value="100246.160587334" calcext:value-type="float">
            <text:p>100246.160587334</text:p>
          </table:table-cell>
          <table:table-cell/>
          <table:table-cell office:value-type="float" office:value="1443145795.20527" calcext:value-type="float">
            <text:p>1443145795.20527</text:p>
          </table:table-cell>
          <table:table-cell table:formula="of:=[.G266]-[.$B$2]" office:value-type="float" office:value="35.2050921916962" calcext:value-type="float">
            <text:p>35.2050921917</text:p>
          </table:table-cell>
          <table:table-cell table:formula="of:=[.C266]/([.H266]-[.H265])" office:value-type="float" office:value="108105.133256567" calcext:value-type="float">
            <text:p>108105.133256567</text:p>
          </table:table-cell>
          <table:table-cell table:formula="of:=[.G266]-[.$B266]" office:value-type="float" office:value="10.2700095176697" calcext:value-type="float">
            <text:p>10.270009517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5784.97837" calcext:value-type="float">
            <text:p>1443145784.97837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82001972198" calcext:value-type="float">
            <text:p>24.9782001972</text:p>
          </table:table-cell>
          <table:table-cell table:formula="of:=[.C267]/([.D267]-[.D266])" office:value-type="float" office:value="100191.283729983" calcext:value-type="float">
            <text:p>100191.283729983</text:p>
          </table:table-cell>
          <table:table-cell/>
          <table:table-cell office:value-type="float" office:value="1443145795.24507" calcext:value-type="float">
            <text:p>1443145795.24507</text:p>
          </table:table-cell>
          <table:table-cell table:formula="of:=[.G267]-[.$B$2]" office:value-type="float" office:value="35.2448961734772" calcext:value-type="float">
            <text:p>35.2448961735</text:p>
          </table:table-cell>
          <table:table-cell table:formula="of:=[.C267]/([.H267]-[.H266])" office:value-type="float" office:value="108531.855525606" calcext:value-type="float">
            <text:p>108531.855525606</text:p>
          </table:table-cell>
          <table:table-cell table:formula="of:=[.G267]-[.$B267]" office:value-type="float" office:value="10.2666959762573" calcext:value-type="float">
            <text:p>10.26669597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5785.02055" calcext:value-type="float">
            <text:p>1443145785.02055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203769207001" calcext:value-type="float">
            <text:p>25.0203769207</text:p>
          </table:table-cell>
          <table:table-cell table:formula="of:=[.C268]/([.D268]-[.D267])" office:value-type="float" office:value="102426.164090853" calcext:value-type="float">
            <text:p>102426.164090853</text:p>
          </table:table-cell>
          <table:table-cell/>
          <table:table-cell office:value-type="float" office:value="1443145795.28503" calcext:value-type="float">
            <text:p>1443145795.28503</text:p>
          </table:table-cell>
          <table:table-cell table:formula="of:=[.G268]-[.$B$2]" office:value-type="float" office:value="35.2848570346832" calcext:value-type="float">
            <text:p>35.2848570347</text:p>
          </table:table-cell>
          <table:table-cell table:formula="of:=[.C268]/([.H268]-[.H267])" office:value-type="float" office:value="108105.778244475" calcext:value-type="float">
            <text:p>108105.778244475</text:p>
          </table:table-cell>
          <table:table-cell table:formula="of:=[.G268]-[.$B268]" office:value-type="float" office:value="10.2644801139832" calcext:value-type="float">
            <text:p>10.26448011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5785.06189" calcext:value-type="float">
            <text:p>1443145785.06189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1713218689" calcext:value-type="float">
            <text:p>25.0617132187</text:p>
          </table:table-cell>
          <table:table-cell table:formula="of:=[.C269]/([.D269]-[.D268])" office:value-type="float" office:value="104508.633094355" calcext:value-type="float">
            <text:p>104508.633094355</text:p>
          </table:table-cell>
          <table:table-cell/>
          <table:table-cell office:value-type="float" office:value="1443145795.32493" calcext:value-type="float">
            <text:p>1443145795.32493</text:p>
          </table:table-cell>
          <table:table-cell table:formula="of:=[.G269]-[.$B$2]" office:value-type="float" office:value="35.3247525691986" calcext:value-type="float">
            <text:p>35.3247525692</text:p>
          </table:table-cell>
          <table:table-cell table:formula="of:=[.C269]/([.H269]-[.H268])" office:value-type="float" office:value="108282.795367349" calcext:value-type="float">
            <text:p>108282.795367349</text:p>
          </table:table-cell>
          <table:table-cell table:formula="of:=[.G269]-[.$B269]" office:value-type="float" office:value="10.2630393505096" calcext:value-type="float">
            <text:p>10.2630393505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5785.10318" calcext:value-type="float">
            <text:p>1443145785.10318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30039787292" calcext:value-type="float">
            <text:p>25.1030039787</text:p>
          </table:table-cell>
          <table:table-cell table:formula="of:=[.C270]/([.D270]-[.D269])" office:value-type="float" office:value="104623.891538577" calcext:value-type="float">
            <text:p>104623.891538577</text:p>
          </table:table-cell>
          <table:table-cell/>
          <table:table-cell office:value-type="float" office:value="1443145795.36486" calcext:value-type="float">
            <text:p>1443145795.36486</text:p>
          </table:table-cell>
          <table:table-cell table:formula="of:=[.G270]-[.$B$2]" office:value-type="float" office:value="35.3646891117096" calcext:value-type="float">
            <text:p>35.3646891117</text:p>
          </table:table-cell>
          <table:table-cell table:formula="of:=[.C270]/([.H270]-[.H269])" office:value-type="float" office:value="108171.607464807" calcext:value-type="float">
            <text:p>108171.607464807</text:p>
          </table:table-cell>
          <table:table-cell table:formula="of:=[.G270]-[.$B270]" office:value-type="float" office:value="10.2616851329803" calcext:value-type="float">
            <text:p>10.26168513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5785.1445" calcext:value-type="float">
            <text:p>1443145785.1445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43221569061" calcext:value-type="float">
            <text:p>25.1443221569</text:p>
          </table:table-cell>
          <table:table-cell table:formula="of:=[.C271]/([.D271]-[.D270])" office:value-type="float" office:value="104554.464659754" calcext:value-type="float">
            <text:p>104554.464659754</text:p>
          </table:table-cell>
          <table:table-cell/>
          <table:table-cell office:value-type="float" office:value="1443145795.40478" calcext:value-type="float">
            <text:p>1443145795.40478</text:p>
          </table:table-cell>
          <table:table-cell table:formula="of:=[.G271]-[.$B$2]" office:value-type="float" office:value="35.4046111106873" calcext:value-type="float">
            <text:p>35.4046111107</text:p>
          </table:table-cell>
          <table:table-cell table:formula="of:=[.C271]/([.H271]-[.H270])" office:value-type="float" office:value="108211.014243483" calcext:value-type="float">
            <text:p>108211.014243483</text:p>
          </table:table-cell>
          <table:table-cell table:formula="of:=[.G271]-[.$B271]" office:value-type="float" office:value="10.2602889537811" calcext:value-type="float">
            <text:p>10.260288953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5785.18579" calcext:value-type="float">
            <text:p>1443145785.18579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56119632721" calcext:value-type="float">
            <text:p>25.1856119633</text:p>
          </table:table-cell>
          <table:table-cell table:formula="of:=[.C272]/([.D272]-[.D271])" office:value-type="float" office:value="104626.308045871" calcext:value-type="float">
            <text:p>104626.308045871</text:p>
          </table:table-cell>
          <table:table-cell/>
          <table:table-cell office:value-type="float" office:value="1443145795.44462" calcext:value-type="float">
            <text:p>1443145795.44462</text:p>
          </table:table-cell>
          <table:table-cell table:formula="of:=[.G272]-[.$B$2]" office:value-type="float" office:value="35.4444477558136" calcext:value-type="float">
            <text:p>35.4444477558</text:p>
          </table:table-cell>
          <table:table-cell table:formula="of:=[.C272]/([.H272]-[.H271])" office:value-type="float" office:value="108442.866770006" calcext:value-type="float">
            <text:p>108442.866770006</text:p>
          </table:table-cell>
          <table:table-cell table:formula="of:=[.G272]-[.$B272]" office:value-type="float" office:value="10.2588357925415" calcext:value-type="float">
            <text:p>10.258835792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5785.22709" calcext:value-type="float">
            <text:p>1443145785.22709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9175052643" calcext:value-type="float">
            <text:p>25.2269175053</text:p>
          </table:table-cell>
          <table:table-cell table:formula="of:=[.C273]/([.D273]-[.D272])" office:value-type="float" office:value="104586.449944588" calcext:value-type="float">
            <text:p>104586.449944588</text:p>
          </table:table-cell>
          <table:table-cell/>
          <table:table-cell office:value-type="float" office:value="1443145795.48457" calcext:value-type="float">
            <text:p>1443145795.48457</text:p>
          </table:table-cell>
          <table:table-cell table:formula="of:=[.G273]-[.$B$2]" office:value-type="float" office:value="35.4843990802765" calcext:value-type="float">
            <text:p>35.4843990803</text:p>
          </table:table-cell>
          <table:table-cell table:formula="of:=[.C273]/([.H273]-[.H272])" office:value-type="float" office:value="108131.584073331" calcext:value-type="float">
            <text:p>108131.584073331</text:p>
          </table:table-cell>
          <table:table-cell table:formula="of:=[.G273]-[.$B273]" office:value-type="float" office:value="10.2574815750122" calcext:value-type="float">
            <text:p>10.25748157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5785.26841" calcext:value-type="float">
            <text:p>1443145785.26841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8238067627" calcext:value-type="float">
            <text:p>25.2682380676</text:p>
          </table:table-cell>
          <table:table-cell table:formula="of:=[.C274]/([.D274]-[.D273])" office:value-type="float" office:value="104548.431894109" calcext:value-type="float">
            <text:p>104548.431894109</text:p>
          </table:table-cell>
          <table:table-cell/>
          <table:table-cell office:value-type="float" office:value="1443145795.52436" calcext:value-type="float">
            <text:p>1443145795.52436</text:p>
          </table:table-cell>
          <table:table-cell table:formula="of:=[.G274]-[.$B$2]" office:value-type="float" office:value="35.5241899490356" calcext:value-type="float">
            <text:p>35.524189949</text:p>
          </table:table-cell>
          <table:table-cell table:formula="of:=[.C274]/([.H274]-[.H273])" office:value-type="float" office:value="108567.622037808" calcext:value-type="float">
            <text:p>108567.622037808</text:p>
          </table:table-cell>
          <table:table-cell table:formula="of:=[.G274]-[.$B274]" office:value-type="float" office:value="10.2559518814087" calcext:value-type="float">
            <text:p>10.255951881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5785.3097" calcext:value-type="float">
            <text:p>1443145785.3097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95304965973" calcext:value-type="float">
            <text:p>25.3095304966</text:p>
          </table:table-cell>
          <table:table-cell table:formula="of:=[.C275]/([.D275]-[.D274])" office:value-type="float" office:value="104619.662919402" calcext:value-type="float">
            <text:p>104619.662919402</text:p>
          </table:table-cell>
          <table:table-cell/>
          <table:table-cell office:value-type="float" office:value="1443145795.56427" calcext:value-type="float">
            <text:p>1443145795.56427</text:p>
          </table:table-cell>
          <table:table-cell table:formula="of:=[.G275]-[.$B$2]" office:value-type="float" office:value="35.5641009807587" calcext:value-type="float">
            <text:p>35.5641009808</text:p>
          </table:table-cell>
          <table:table-cell table:formula="of:=[.C275]/([.H275]-[.H274])" office:value-type="float" office:value="108240.749825268" calcext:value-type="float">
            <text:p>108240.749825268</text:p>
          </table:table-cell>
          <table:table-cell table:formula="of:=[.G275]-[.$B275]" office:value-type="float" office:value="10.2545704841614" calcext:value-type="float">
            <text:p>10.254570484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5785.35099" calcext:value-type="float">
            <text:p>1443145785.35099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8169651032" calcext:value-type="float">
            <text:p>25.3508169651</text:p>
          </table:table-cell>
          <table:table-cell table:formula="of:=[.C276]/([.D276]-[.D275])" office:value-type="float" office:value="104634.766700545" calcext:value-type="float">
            <text:p>104634.766700545</text:p>
          </table:table-cell>
          <table:table-cell/>
          <table:table-cell office:value-type="float" office:value="1443145795.60416" calcext:value-type="float">
            <text:p>1443145795.60416</text:p>
          </table:table-cell>
          <table:table-cell table:formula="of:=[.G276]-[.$B$2]" office:value-type="float" office:value="35.6039896011353" calcext:value-type="float">
            <text:p>35.6039896011</text:p>
          </table:table-cell>
          <table:table-cell table:formula="of:=[.C276]/([.H276]-[.H275])" office:value-type="float" office:value="108301.564687248" calcext:value-type="float">
            <text:p>108301.564687248</text:p>
          </table:table-cell>
          <table:table-cell table:formula="of:=[.G276]-[.$B276]" office:value-type="float" office:value="10.2531726360321" calcext:value-type="float">
            <text:p>10.25317263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5785.39228" calcext:value-type="float">
            <text:p>1443145785.39228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21039104462" calcext:value-type="float">
            <text:p>25.3921039104</text:p>
          </table:table-cell>
          <table:table-cell table:formula="of:=[.C277]/([.D277]-[.D276])" office:value-type="float" office:value="104633.55823757" calcext:value-type="float">
            <text:p>104633.55823757</text:p>
          </table:table-cell>
          <table:table-cell/>
          <table:table-cell office:value-type="float" office:value="1443145795.64413" calcext:value-type="float">
            <text:p>1443145795.64413</text:p>
          </table:table-cell>
          <table:table-cell table:formula="of:=[.G277]-[.$B$2]" office:value-type="float" office:value="35.6439602375031" calcext:value-type="float">
            <text:p>35.6439602375</text:p>
          </table:table-cell>
          <table:table-cell table:formula="of:=[.C277]/([.H277]-[.H276])" office:value-type="float" office:value="108079.340049747" calcext:value-type="float">
            <text:p>108079.340049747</text:p>
          </table:table-cell>
          <table:table-cell table:formula="of:=[.G277]-[.$B277]" office:value-type="float" office:value="10.2518563270569" calcext:value-type="float">
            <text:p>10.251856327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5785.43356" calcext:value-type="float">
            <text:p>1443145785.43356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33846569061" calcext:value-type="float">
            <text:p>25.4333846569</text:p>
          </table:table-cell>
          <table:table-cell table:formula="of:=[.C278]/([.D278]-[.D277])" office:value-type="float" office:value="104649.270433859" calcext:value-type="float">
            <text:p>104649.270433859</text:p>
          </table:table-cell>
          <table:table-cell/>
          <table:table-cell office:value-type="float" office:value="1443145795.68395" calcext:value-type="float">
            <text:p>1443145795.68395</text:p>
          </table:table-cell>
          <table:table-cell table:formula="of:=[.G278]-[.$B$2]" office:value-type="float" office:value="35.6837720870972" calcext:value-type="float">
            <text:p>35.6837720871</text:p>
          </table:table-cell>
          <table:table-cell table:formula="of:=[.C278]/([.H278]-[.H277])" office:value-type="float" office:value="108510.406927651" calcext:value-type="float">
            <text:p>108510.406927651</text:p>
          </table:table-cell>
          <table:table-cell table:formula="of:=[.G278]-[.$B278]" office:value-type="float" office:value="10.250387430191" calcext:value-type="float">
            <text:p>10.250387430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5785.47484" calcext:value-type="float">
            <text:p>1443145785.47484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46704101562" calcext:value-type="float">
            <text:p>25.4746704102</text:p>
          </table:table-cell>
          <table:table-cell table:formula="of:=[.C279]/([.D279]-[.D278])" office:value-type="float" office:value="104636.579447348" calcext:value-type="float">
            <text:p>104636.579447348</text:p>
          </table:table-cell>
          <table:table-cell/>
          <table:table-cell office:value-type="float" office:value="1443145795.72387" calcext:value-type="float">
            <text:p>1443145795.72387</text:p>
          </table:table-cell>
          <table:table-cell table:formula="of:=[.G279]-[.$B$2]" office:value-type="float" office:value="35.7236933708191" calcext:value-type="float">
            <text:p>35.7236933708</text:p>
          </table:table-cell>
          <table:table-cell table:formula="of:=[.C279]/([.H279]-[.H278])" office:value-type="float" office:value="108212.953022539" calcext:value-type="float">
            <text:p>108212.953022539</text:p>
          </table:table-cell>
          <table:table-cell table:formula="of:=[.G279]-[.$B279]" office:value-type="float" office:value="10.2490229606628" calcext:value-type="float">
            <text:p>10.2490229607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5785.51613" calcext:value-type="float">
            <text:p>1443145785.51613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9544944763" calcext:value-type="float">
            <text:p>25.5159544945</text:p>
          </table:table-cell>
          <table:table-cell table:formula="of:=[.C280]/([.D280]-[.D279])" office:value-type="float" office:value="104640.809434158" calcext:value-type="float">
            <text:p>104640.809434158</text:p>
          </table:table-cell>
          <table:table-cell/>
          <table:table-cell office:value-type="float" office:value="1443145795.76371" calcext:value-type="float">
            <text:p>1443145795.76371</text:p>
          </table:table-cell>
          <table:table-cell table:formula="of:=[.G280]-[.$B$2]" office:value-type="float" office:value="35.7635395526886" calcext:value-type="float">
            <text:p>35.7635395527</text:p>
          </table:table-cell>
          <table:table-cell table:formula="of:=[.C280]/([.H280]-[.H279])" office:value-type="float" office:value="108416.91216859" calcext:value-type="float">
            <text:p>108416.91216859</text:p>
          </table:table-cell>
          <table:table-cell table:formula="of:=[.G280]-[.$B280]" office:value-type="float" office:value="10.2475850582123" calcext:value-type="float">
            <text:p>10.2475850582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5785.55741" calcext:value-type="float">
            <text:p>1443145785.55741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72392940521" calcext:value-type="float">
            <text:p>25.5572392941</text:p>
          </table:table-cell>
          <table:table-cell table:formula="of:=[.C281]/([.D281]-[.D280])" office:value-type="float" office:value="104638.996540792" calcext:value-type="float">
            <text:p>104638.996540792</text:p>
          </table:table-cell>
          <table:table-cell/>
          <table:table-cell office:value-type="float" office:value="1443145795.80363" calcext:value-type="float">
            <text:p>1443145795.80363</text:p>
          </table:table-cell>
          <table:table-cell table:formula="of:=[.G281]-[.$B$2]" office:value-type="float" office:value="35.8034522533417" calcext:value-type="float">
            <text:p>35.8034522533</text:p>
          </table:table-cell>
          <table:table-cell table:formula="of:=[.C281]/([.H281]-[.H280])" office:value-type="float" office:value="108236.223791262" calcext:value-type="float">
            <text:p>108236.223791262</text:p>
          </table:table-cell>
          <table:table-cell table:formula="of:=[.G281]-[.$B281]" office:value-type="float" office:value="10.2462129592896" calcext:value-type="float">
            <text:p>10.246212959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5785.5987" calcext:value-type="float">
            <text:p>1443145785.5987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85214710236" calcext:value-type="float">
            <text:p>25.598521471</text:p>
          </table:table-cell>
          <table:table-cell table:formula="of:=[.C282]/([.D282]-[.D281])" office:value-type="float" office:value="104645.644123592" calcext:value-type="float">
            <text:p>104645.644123592</text:p>
          </table:table-cell>
          <table:table-cell/>
          <table:table-cell office:value-type="float" office:value="1443145795.84352" calcext:value-type="float">
            <text:p>1443145795.84352</text:p>
          </table:table-cell>
          <table:table-cell table:formula="of:=[.G282]-[.$B$2]" office:value-type="float" office:value="35.8433485031128" calcext:value-type="float">
            <text:p>35.8433485031</text:p>
          </table:table-cell>
          <table:table-cell table:formula="of:=[.C282]/([.H282]-[.H281])" office:value-type="float" office:value="108280.854084871" calcext:value-type="float">
            <text:p>108280.854084871</text:p>
          </table:table-cell>
          <table:table-cell table:formula="of:=[.G282]-[.$B282]" office:value-type="float" office:value="10.2448270320892" calcext:value-type="float">
            <text:p>10.244827032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5785.63997" calcext:value-type="float">
            <text:p>1443145785.63997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98010253906" calcext:value-type="float">
            <text:p>25.6398010254</text:p>
          </table:table-cell>
          <table:table-cell table:formula="of:=[.C283]/([.D283]-[.D282])" office:value-type="float" office:value="104652.292551072" calcext:value-type="float">
            <text:p>104652.292551072</text:p>
          </table:table-cell>
          <table:table-cell/>
          <table:table-cell office:value-type="float" office:value="1443145795.88344" calcext:value-type="float">
            <text:p>1443145795.88344</text:p>
          </table:table-cell>
          <table:table-cell table:formula="of:=[.G283]-[.$B$2]" office:value-type="float" office:value="35.8832688331604" calcext:value-type="float">
            <text:p>35.8832688332</text:p>
          </table:table-cell>
          <table:table-cell table:formula="of:=[.C283]/([.H283]-[.H282])" office:value-type="float" office:value="108215.538169352" calcext:value-type="float">
            <text:p>108215.538169352</text:p>
          </table:table-cell>
          <table:table-cell table:formula="of:=[.G283]-[.$B283]" office:value-type="float" office:value="10.2434678077698" calcext:value-type="float">
            <text:p>10.243467807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5785.68126" calcext:value-type="float">
            <text:p>1443145785.68126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10863018036" calcext:value-type="float">
            <text:p>25.6810863018</text:p>
          </table:table-cell>
          <table:table-cell table:formula="of:=[.C284]/([.D284]-[.D283])" office:value-type="float" office:value="104637.787980111" calcext:value-type="float">
            <text:p>104637.787980111</text:p>
          </table:table-cell>
          <table:table-cell/>
          <table:table-cell office:value-type="float" office:value="1443145795.92332" calcext:value-type="float">
            <text:p>1443145795.92332</text:p>
          </table:table-cell>
          <table:table-cell table:formula="of:=[.G284]-[.$B$2]" office:value-type="float" office:value="35.9231481552124" calcext:value-type="float">
            <text:p>35.9231481552</text:p>
          </table:table-cell>
          <table:table-cell table:formula="of:=[.C284]/([.H284]-[.H283])" office:value-type="float" office:value="108326.816448053" calcext:value-type="float">
            <text:p>108326.816448053</text:p>
          </table:table-cell>
          <table:table-cell table:formula="of:=[.G284]-[.$B284]" office:value-type="float" office:value="10.2420618534088" calcext:value-type="float">
            <text:p>10.242061853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5785.72254" calcext:value-type="float">
            <text:p>1443145785.72254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23672866821" calcext:value-type="float">
            <text:p>25.7223672867</text:p>
          </table:table-cell>
          <table:table-cell table:formula="of:=[.C285]/([.D285]-[.D284])" office:value-type="float" office:value="104648.666031361" calcext:value-type="float">
            <text:p>104648.666031361</text:p>
          </table:table-cell>
          <table:table-cell/>
          <table:table-cell office:value-type="float" office:value="1443145795.96322" calcext:value-type="float">
            <text:p>1443145795.96322</text:p>
          </table:table-cell>
          <table:table-cell table:formula="of:=[.G285]-[.$B$2]" office:value-type="float" office:value="35.9630472660065" calcext:value-type="float">
            <text:p>35.963047266</text:p>
          </table:table-cell>
          <table:table-cell table:formula="of:=[.C285]/([.H285]-[.H284])" office:value-type="float" office:value="108273.089650969" calcext:value-type="float">
            <text:p>108273.089650969</text:p>
          </table:table-cell>
          <table:table-cell table:formula="of:=[.G285]-[.$B285]" office:value-type="float" office:value="10.2406799793243" calcext:value-type="float">
            <text:p>10.240679979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5785.76386" calcext:value-type="float">
            <text:p>1443145785.76386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36842727661" calcext:value-type="float">
            <text:p>25.7636842728</text:p>
          </table:table-cell>
          <table:table-cell table:formula="of:=[.C286]/([.D286]-[.D285])" office:value-type="float" office:value="104557.481303665" calcext:value-type="float">
            <text:p>104557.481303665</text:p>
          </table:table-cell>
          <table:table-cell/>
          <table:table-cell office:value-type="float" office:value="1443145796.00313" calcext:value-type="float">
            <text:p>1443145796.00313</text:p>
          </table:table-cell>
          <table:table-cell table:formula="of:=[.G286]-[.$B$2]" office:value-type="float" office:value="36.0029587745667" calcext:value-type="float">
            <text:p>36.0029587746</text:p>
          </table:table-cell>
          <table:table-cell table:formula="of:=[.C286]/([.H286]-[.H285])" office:value-type="float" office:value="108239.45663407" calcext:value-type="float">
            <text:p>108239.45663407</text:p>
          </table:table-cell>
          <table:table-cell table:formula="of:=[.G286]-[.$B286]" office:value-type="float" office:value="10.2392745018005" calcext:value-type="float">
            <text:p>10.239274501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5785.80515" calcext:value-type="float">
            <text:p>1443145785.80515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49788475037" calcext:value-type="float">
            <text:p>25.8049788475</text:p>
          </table:table-cell>
          <table:table-cell table:formula="of:=[.C287]/([.D287]-[.D286])" office:value-type="float" office:value="104614.226625559" calcext:value-type="float">
            <text:p>104614.226625559</text:p>
          </table:table-cell>
          <table:table-cell/>
          <table:table-cell office:value-type="float" office:value="1443145796.01528" calcext:value-type="float">
            <text:p>1443145796.01528</text:p>
          </table:table-cell>
          <table:table-cell table:formula="of:=[.G287]-[.$B$2]" office:value-type="float" office:value="36.0151104927063" calcext:value-type="float">
            <text:p>36.0151104927</text:p>
          </table:table-cell>
          <table:table-cell table:formula="of:=[.C287]/([.H287]-[.H286])" office:value-type="float" office:value="355505.283315021" calcext:value-type="float">
            <text:p>355505.283315021</text:p>
          </table:table-cell>
          <table:table-cell table:formula="of:=[.G287]-[.$B287]" office:value-type="float" office:value="10.2101316452026" calcext:value-type="float">
            <text:p>10.210131645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5785.84649" calcext:value-type="float">
            <text:p>1443145785.84649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63129997253" calcext:value-type="float">
            <text:p>25.8463129997</text:p>
          </table:table-cell>
          <table:table-cell table:formula="of:=[.C288]/([.D288]-[.D287])" office:value-type="float" office:value="104514.058419085" calcext:value-type="float">
            <text:p>104514.058419085</text:p>
          </table:table-cell>
          <table:table-cell/>
          <table:table-cell office:value-type="float" office:value="1443145796.02742" calcext:value-type="float">
            <text:p>1443145796.02742</text:p>
          </table:table-cell>
          <table:table-cell table:formula="of:=[.G288]-[.$B$2]" office:value-type="float" office:value="36.0272486209869" calcext:value-type="float">
            <text:p>36.027248621</text:p>
          </table:table-cell>
          <table:table-cell table:formula="of:=[.C288]/([.H288]-[.H287])" office:value-type="float" office:value="355903.30734026" calcext:value-type="float">
            <text:p>355903.30734026</text:p>
          </table:table-cell>
          <table:table-cell table:formula="of:=[.G288]-[.$B288]" office:value-type="float" office:value="10.1809356212616" calcext:value-type="float">
            <text:p>10.180935621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5785.88777" calcext:value-type="float">
            <text:p>1443145785.88777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75994682312" calcext:value-type="float">
            <text:p>25.8875994682</text:p>
          </table:table-cell>
          <table:table-cell table:formula="of:=[.C289]/([.D289]-[.D288])" office:value-type="float" office:value="104634.766700545" calcext:value-type="float">
            <text:p>104634.766700545</text:p>
          </table:table-cell>
          <table:table-cell/>
          <table:table-cell office:value-type="float" office:value="1443145796.05044" calcext:value-type="float">
            <text:p>1443145796.05044</text:p>
          </table:table-cell>
          <table:table-cell table:formula="of:=[.G289]-[.$B$2]" office:value-type="float" office:value="36.0502622127533" calcext:value-type="float">
            <text:p>36.0502622128</text:p>
          </table:table-cell>
          <table:table-cell table:formula="of:=[.C289]/([.H289]-[.H288])" office:value-type="float" office:value="187715.157366927" calcext:value-type="float">
            <text:p>187715.157366927</text:p>
          </table:table-cell>
          <table:table-cell table:formula="of:=[.G289]-[.$B289]" office:value-type="float" office:value="10.1626627445221" calcext:value-type="float">
            <text:p>10.162662744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5785.92905" calcext:value-type="float">
            <text:p>1443145785.92905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88756847382" calcext:value-type="float">
            <text:p>25.9288756847</text:p>
          </table:table-cell>
          <table:table-cell table:formula="of:=[.C290]/([.D290]-[.D289])" office:value-type="float" office:value="104660.755407942" calcext:value-type="float">
            <text:p>104660.755407942</text:p>
          </table:table-cell>
          <table:table-cell/>
          <table:table-cell office:value-type="float" office:value="1443145796.08698" calcext:value-type="float">
            <text:p>1443145796.08698</text:p>
          </table:table-cell>
          <table:table-cell table:formula="of:=[.G290]-[.$B$2]" office:value-type="float" office:value="36.0868027210236" calcext:value-type="float">
            <text:p>36.086802721</text:p>
          </table:table-cell>
          <table:table-cell table:formula="of:=[.C290]/([.H290]-[.H289])" office:value-type="float" office:value="118224.956479754" calcext:value-type="float">
            <text:p>118224.956479754</text:p>
          </table:table-cell>
          <table:table-cell table:formula="of:=[.G290]-[.$B290]" office:value-type="float" office:value="10.1579270362854" calcext:value-type="float">
            <text:p>10.1579270363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5785.97034" calcext:value-type="float">
            <text:p>1443145785.97034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701673984528" calcext:value-type="float">
            <text:p>25.9701673985</text:p>
          </table:table-cell>
          <table:table-cell table:formula="of:=[.C291]/([.D291]-[.D290])" office:value-type="float" office:value="104621.475142907" calcext:value-type="float">
            <text:p>104621.475142907</text:p>
          </table:table-cell>
          <table:table-cell/>
          <table:table-cell office:value-type="float" office:value="1443145796.12354" calcext:value-type="float">
            <text:p>1443145796.12354</text:p>
          </table:table-cell>
          <table:table-cell table:formula="of:=[.G291]-[.$B$2]" office:value-type="float" office:value="36.123368024826" calcext:value-type="float">
            <text:p>36.1233680248</text:p>
          </table:table-cell>
          <table:table-cell table:formula="of:=[.C291]/([.H291]-[.H290])" office:value-type="float" office:value="118144.786197723" calcext:value-type="float">
            <text:p>118144.786197723</text:p>
          </table:table-cell>
          <table:table-cell table:formula="of:=[.G291]-[.$B291]" office:value-type="float" office:value="10.1532006263733" calcext:value-type="float">
            <text:p>10.153200626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5786.01114" calcext:value-type="float">
            <text:p>1443145786.01114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109634399414" calcext:value-type="float">
            <text:p>26.0109634399</text:p>
          </table:table-cell>
          <table:table-cell table:formula="of:=[.C292]/([.D292]-[.D291])" office:value-type="float" office:value="105892.626891316" calcext:value-type="float">
            <text:p>105892.626891316</text:p>
          </table:table-cell>
          <table:table-cell/>
          <table:table-cell office:value-type="float" office:value="1443145796.16015" calcext:value-type="float">
            <text:p>1443145796.16015</text:p>
          </table:table-cell>
          <table:table-cell table:formula="of:=[.G292]-[.$B$2]" office:value-type="float" office:value="36.1599786281586" calcext:value-type="float">
            <text:p>36.1599786282</text:p>
          </table:table-cell>
          <table:table-cell table:formula="of:=[.C292]/([.H292]-[.H291])" office:value-type="float" office:value="117998.601682774" calcext:value-type="float">
            <text:p>117998.601682774</text:p>
          </table:table-cell>
          <table:table-cell table:formula="of:=[.G292]-[.$B292]" office:value-type="float" office:value="10.1490151882172" calcext:value-type="float">
            <text:p>10.149015188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5786.05057" calcext:value-type="float">
            <text:p>1443145786.05057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503959655762" calcext:value-type="float">
            <text:p>26.0503959656</text:p>
          </table:table-cell>
          <table:table-cell table:formula="of:=[.C293]/([.D293]-[.D292])" office:value-type="float" office:value="109554.230434362" calcext:value-type="float">
            <text:p>109554.230434362</text:p>
          </table:table-cell>
          <table:table-cell/>
          <table:table-cell office:value-type="float" office:value="1443145796.19669" calcext:value-type="float">
            <text:p>1443145796.19669</text:p>
          </table:table-cell>
          <table:table-cell table:formula="of:=[.G293]-[.$B$2]" office:value-type="float" office:value="36.1965179443359" calcext:value-type="float">
            <text:p>36.1965179443</text:p>
          </table:table-cell>
          <table:table-cell table:formula="of:=[.C293]/([.H293]-[.H292])" office:value-type="float" office:value="118228.813561534" calcext:value-type="float">
            <text:p>118228.813561534</text:p>
          </table:table-cell>
          <table:table-cell table:formula="of:=[.G293]-[.$B293]" office:value-type="float" office:value="10.1461219787598" calcext:value-type="float">
            <text:p>10.146121978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5786.08998" calcext:value-type="float">
            <text:p>1443145786.08998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98070335388" calcext:value-type="float">
            <text:p>26.0898070335</text:p>
          </table:table-cell>
          <table:table-cell table:formula="of:=[.C294]/([.D294]-[.D293])" office:value-type="float" office:value="109613.878113997" calcext:value-type="float">
            <text:p>109613.878113997</text:p>
          </table:table-cell>
          <table:table-cell/>
          <table:table-cell office:value-type="float" office:value="1443145796.23331" calcext:value-type="float">
            <text:p>1443145796.23331</text:p>
          </table:table-cell>
          <table:table-cell table:formula="of:=[.G294]-[.$B$2]" office:value-type="float" office:value="36.2331392765045" calcext:value-type="float">
            <text:p>36.2331392765</text:p>
          </table:table-cell>
          <table:table-cell table:formula="of:=[.C294]/([.H294]-[.H293])" office:value-type="float" office:value="117964.032005" calcext:value-type="float">
            <text:p>117964.032005</text:p>
          </table:table-cell>
          <table:table-cell table:formula="of:=[.G294]-[.$B294]" office:value-type="float" office:value="10.1433322429657" calcext:value-type="float">
            <text:p>10.1433322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5786.12939" calcext:value-type="float">
            <text:p>1443145786.12939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921833992" calcext:value-type="float">
            <text:p>26.1292183399</text:p>
          </table:table-cell>
          <table:table-cell table:formula="of:=[.C295]/([.D295]-[.D294])" office:value-type="float" office:value="109613.215005172" calcext:value-type="float">
            <text:p>109613.215005172</text:p>
          </table:table-cell>
          <table:table-cell/>
          <table:table-cell office:value-type="float" office:value="1443145796.26984" calcext:value-type="float">
            <text:p>1443145796.26984</text:p>
          </table:table-cell>
          <table:table-cell table:formula="of:=[.G295]-[.$B$2]" office:value-type="float" office:value="36.2696652412415" calcext:value-type="float">
            <text:p>36.2696652412</text:p>
          </table:table-cell>
          <table:table-cell table:formula="of:=[.C295]/([.H295]-[.H294])" office:value-type="float" office:value="118272.030078133" calcext:value-type="float">
            <text:p>118272.030078133</text:p>
          </table:table-cell>
          <table:table-cell table:formula="of:=[.G295]-[.$B295]" office:value-type="float" office:value="10.1404469013214" calcext:value-type="float">
            <text:p>10.140446901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5786.1688" calcext:value-type="float">
            <text:p>1443145786.1688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86251163483" calcext:value-type="float">
            <text:p>26.1686251163</text:p>
          </table:table-cell>
          <table:table-cell table:formula="of:=[.C296]/([.D296]-[.D295])" office:value-type="float" office:value="109625.815444931" calcext:value-type="float">
            <text:p>109625.815444931</text:p>
          </table:table-cell>
          <table:table-cell/>
          <table:table-cell office:value-type="float" office:value="1443145796.30639" calcext:value-type="float">
            <text:p>1443145796.30639</text:p>
          </table:table-cell>
          <table:table-cell table:formula="of:=[.G296]-[.$B$2]" office:value-type="float" office:value="36.3062152862549" calcext:value-type="float">
            <text:p>36.3062152863</text:p>
          </table:table-cell>
          <table:table-cell table:formula="of:=[.C296]/([.H296]-[.H295])" office:value-type="float" office:value="118194.10888312" calcext:value-type="float">
            <text:p>118194.10888312</text:p>
          </table:table-cell>
          <table:table-cell table:formula="of:=[.G296]-[.$B296]" office:value-type="float" office:value="10.1375901699066" calcext:value-type="float">
            <text:p>10.1375901699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5786.20821" calcext:value-type="float">
            <text:p>1443145786.20821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8037853241" calcext:value-type="float">
            <text:p>26.2080378532</text:p>
          </table:table-cell>
          <table:table-cell table:formula="of:=[.C297]/([.D297]-[.D296])" office:value-type="float" office:value="109609.236520698" calcext:value-type="float">
            <text:p>109609.236520698</text:p>
          </table:table-cell>
          <table:table-cell/>
          <table:table-cell office:value-type="float" office:value="1443145796.34301" calcext:value-type="float">
            <text:p>1443145796.34301</text:p>
          </table:table-cell>
          <table:table-cell table:formula="of:=[.G297]-[.$B$2]" office:value-type="float" office:value="36.3428325653076" calcext:value-type="float">
            <text:p>36.3428325653</text:p>
          </table:table-cell>
          <table:table-cell table:formula="of:=[.C297]/([.H297]-[.H296])" office:value-type="float" office:value="117977.089280133" calcext:value-type="float">
            <text:p>117977.089280133</text:p>
          </table:table-cell>
          <table:table-cell table:formula="of:=[.G297]-[.$B297]" office:value-type="float" office:value="10.1347947120667" calcext:value-type="float">
            <text:p>10.134794712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5786.2476" calcext:value-type="float">
            <text:p>1443145786.2476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74253177643" calcext:value-type="float">
            <text:p>26.2474253178</text:p>
          </table:table-cell>
          <table:table-cell table:formula="of:=[.C298]/([.D298]-[.D297])" office:value-type="float" office:value="109679.565625322" calcext:value-type="float">
            <text:p>109679.565625322</text:p>
          </table:table-cell>
          <table:table-cell/>
          <table:table-cell office:value-type="float" office:value="1443145796.37956" calcext:value-type="float">
            <text:p>1443145796.37956</text:p>
          </table:table-cell>
          <table:table-cell table:formula="of:=[.G298]-[.$B$2]" office:value-type="float" office:value="36.3793909549713" calcext:value-type="float">
            <text:p>36.379390955</text:p>
          </table:table-cell>
          <table:table-cell table:formula="of:=[.C298]/([.H298]-[.H297])" office:value-type="float" office:value="118167.130438185" calcext:value-type="float">
            <text:p>118167.130438185</text:p>
          </table:table-cell>
          <table:table-cell table:formula="of:=[.G298]-[.$B298]" office:value-type="float" office:value="10.131965637207" calcext:value-type="float">
            <text:p>10.131965637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5786.28705" calcext:value-type="float">
            <text:p>1443145786.28705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68769168854" calcext:value-type="float">
            <text:p>26.2868769169</text:p>
          </table:table-cell>
          <table:table-cell table:formula="of:=[.C299]/([.D299]-[.D298])" office:value-type="float" office:value="109501.264745697" calcext:value-type="float">
            <text:p>109501.264745697</text:p>
          </table:table-cell>
          <table:table-cell/>
          <table:table-cell office:value-type="float" office:value="1443145796.41609" calcext:value-type="float">
            <text:p>1443145796.41609</text:p>
          </table:table-cell>
          <table:table-cell table:formula="of:=[.G299]-[.$B$2]" office:value-type="float" office:value="36.4159164428711" calcext:value-type="float">
            <text:p>36.4159164429</text:p>
          </table:table-cell>
          <table:table-cell table:formula="of:=[.C299]/([.H299]-[.H298])" office:value-type="float" office:value="118273.574109492" calcext:value-type="float">
            <text:p>118273.574109492</text:p>
          </table:table-cell>
          <table:table-cell table:formula="of:=[.G299]-[.$B299]" office:value-type="float" office:value="10.1290395259857" calcext:value-type="float">
            <text:p>10.12903952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5786.32652" calcext:value-type="float">
            <text:p>1443145786.32652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63471126556" calcext:value-type="float">
            <text:p>26.3263471127</text:p>
          </table:table-cell>
          <table:table-cell table:formula="of:=[.C300]/([.D300]-[.D299])" office:value-type="float" office:value="109449.672485654" calcext:value-type="float">
            <text:p>109449.672485654</text:p>
          </table:table-cell>
          <table:table-cell/>
          <table:table-cell office:value-type="float" office:value="1443145796.45271" calcext:value-type="float">
            <text:p>1443145796.45271</text:p>
          </table:table-cell>
          <table:table-cell table:formula="of:=[.G300]-[.$B$2]" office:value-type="float" office:value="36.4525365829468" calcext:value-type="float">
            <text:p>36.4525365829</text:p>
          </table:table-cell>
          <table:table-cell table:formula="of:=[.C300]/([.H300]-[.H299])" office:value-type="float" office:value="117967.872080002" calcext:value-type="float">
            <text:p>117967.872080002</text:p>
          </table:table-cell>
          <table:table-cell table:formula="of:=[.G300]-[.$B300]" office:value-type="float" office:value="10.1261894702911" calcext:value-type="float">
            <text:p>10.126189470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5786.36593" calcext:value-type="float">
            <text:p>1443145786.36593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57605648041" calcext:value-type="float">
            <text:p>26.3657605648</text:p>
          </table:table-cell>
          <table:table-cell table:formula="of:=[.C301]/([.D301]-[.D300])" office:value-type="float" office:value="109607.24738676" calcext:value-type="float">
            <text:p>109607.24738676</text:p>
          </table:table-cell>
          <table:table-cell/>
          <table:table-cell office:value-type="float" office:value="1443145796.48926" calcext:value-type="float">
            <text:p>1443145796.48926</text:p>
          </table:table-cell>
          <table:table-cell table:formula="of:=[.G301]-[.$B$2]" office:value-type="float" office:value="36.4890830516815" calcext:value-type="float">
            <text:p>36.4890830517</text:p>
          </table:table-cell>
          <table:table-cell table:formula="of:=[.C301]/([.H301]-[.H300])" office:value-type="float" office:value="118205.674845225" calcext:value-type="float">
            <text:p>118205.674845225</text:p>
          </table:table-cell>
          <table:table-cell table:formula="of:=[.G301]-[.$B301]" office:value-type="float" office:value="10.1233224868774" calcext:value-type="float">
            <text:p>10.123322486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5786.40533" calcext:value-type="float">
            <text:p>1443145786.40533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51587581635" calcext:value-type="float">
            <text:p>26.4051587582</text:p>
          </table:table-cell>
          <table:table-cell table:formula="of:=[.C302]/([.D302]-[.D301])" office:value-type="float" office:value="109649.697908598" calcext:value-type="float">
            <text:p>109649.697908598</text:p>
          </table:table-cell>
          <table:table-cell/>
          <table:table-cell office:value-type="float" office:value="1443145796.52585" calcext:value-type="float">
            <text:p>1443145796.52585</text:p>
          </table:table-cell>
          <table:table-cell table:formula="of:=[.G302]-[.$B$2]" office:value-type="float" office:value="36.525675535202" calcext:value-type="float">
            <text:p>36.5256755352</text:p>
          </table:table-cell>
          <table:table-cell table:formula="of:=[.C302]/([.H302]-[.H301])" office:value-type="float" office:value="118057.032056294" calcext:value-type="float">
            <text:p>118057.032056294</text:p>
          </table:table-cell>
          <table:table-cell table:formula="of:=[.G302]-[.$B302]" office:value-type="float" office:value="10.1205167770386" calcext:value-type="float">
            <text:p>10.120516777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5786.44474" calcext:value-type="float">
            <text:p>1443145786.44474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45705413818" calcext:value-type="float">
            <text:p>26.4445705414</text:p>
          </table:table-cell>
          <table:table-cell table:formula="of:=[.C303]/([.D303]-[.D302])" office:value-type="float" office:value="109611.888811591" calcext:value-type="float">
            <text:p>109611.888811591</text:p>
          </table:table-cell>
          <table:table-cell/>
          <table:table-cell office:value-type="float" office:value="1443145796.56241" calcext:value-type="float">
            <text:p>1443145796.56241</text:p>
          </table:table-cell>
          <table:table-cell table:formula="of:=[.G303]-[.$B$2]" office:value-type="float" office:value="36.5622398853302" calcext:value-type="float">
            <text:p>36.5622398853</text:p>
          </table:table-cell>
          <table:table-cell table:formula="of:=[.C303]/([.H303]-[.H302])" office:value-type="float" office:value="118147.867659525" calcext:value-type="float">
            <text:p>118147.867659525</text:p>
          </table:table-cell>
          <table:table-cell table:formula="of:=[.G303]-[.$B303]" office:value-type="float" office:value="10.1176693439484" calcext:value-type="float">
            <text:p>10.1176693439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5786.48416" calcext:value-type="float">
            <text:p>1443145786.48416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39897155762" calcext:value-type="float">
            <text:p>26.4839897156</text:p>
          </table:table-cell>
          <table:table-cell table:formula="of:=[.C304]/([.D304]-[.D303])" office:value-type="float" office:value="109591.336913921" calcext:value-type="float">
            <text:p>109591.336913921</text:p>
          </table:table-cell>
          <table:table-cell/>
          <table:table-cell office:value-type="float" office:value="1443145796.59909" calcext:value-type="float">
            <text:p>1443145796.59909</text:p>
          </table:table-cell>
          <table:table-cell table:formula="of:=[.G304]-[.$B$2]" office:value-type="float" office:value="36.5989189147949" calcext:value-type="float">
            <text:p>36.5989189148</text:p>
          </table:table-cell>
          <table:table-cell table:formula="of:=[.C304]/([.H304]-[.H303])" office:value-type="float" office:value="117778.470778651" calcext:value-type="float">
            <text:p>117778.470778651</text:p>
          </table:table-cell>
          <table:table-cell table:formula="of:=[.G304]-[.$B304]" office:value-type="float" office:value="10.1149291992188" calcext:value-type="float">
            <text:p>10.1149291992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5786.52357" calcext:value-type="float">
            <text:p>1443145786.52357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33931541443" calcext:value-type="float">
            <text:p>26.5233931541</text:p>
          </table:table-cell>
          <table:table-cell table:formula="of:=[.C305]/([.D305]-[.D304])" office:value-type="float" office:value="109635.101833364" calcext:value-type="float">
            <text:p>109635.101833364</text:p>
          </table:table-cell>
          <table:table-cell/>
          <table:table-cell office:value-type="float" office:value="1443145796.6356" calcext:value-type="float">
            <text:p>1443145796.6356</text:p>
          </table:table-cell>
          <table:table-cell table:formula="of:=[.G305]-[.$B$2]" office:value-type="float" office:value="36.635427236557" calcext:value-type="float">
            <text:p>36.6354272366</text:p>
          </table:table-cell>
          <table:table-cell table:formula="of:=[.C305]/([.H305]-[.H304])" office:value-type="float" office:value="118329.186100426" calcext:value-type="float">
            <text:p>118329.186100426</text:p>
          </table:table-cell>
          <table:table-cell table:formula="of:=[.G305]-[.$B305]" office:value-type="float" office:value="10.1120340824127" calcext:value-type="float">
            <text:p>10.1120340824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5786.56298" calcext:value-type="float">
            <text:p>1443145786.56298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28094673157" calcext:value-type="float">
            <text:p>26.5628094673</text:p>
          </table:table-cell>
          <table:table-cell table:formula="of:=[.C306]/([.D306]-[.D305])" office:value-type="float" office:value="109599.291572911" calcext:value-type="float">
            <text:p>109599.291572911</text:p>
          </table:table-cell>
          <table:table-cell/>
          <table:table-cell office:value-type="float" office:value="1443145796.67209" calcext:value-type="float">
            <text:p>1443145796.67209</text:p>
          </table:table-cell>
          <table:table-cell table:formula="of:=[.G306]-[.$B$2]" office:value-type="float" office:value="36.6719117164612" calcext:value-type="float">
            <text:p>36.6719117165</text:p>
          </table:table-cell>
          <table:table-cell table:formula="of:=[.C306]/([.H306]-[.H305])" office:value-type="float" office:value="118406.511792037" calcext:value-type="float">
            <text:p>118406.511792037</text:p>
          </table:table-cell>
          <table:table-cell table:formula="of:=[.G306]-[.$B306]" office:value-type="float" office:value="10.1091022491455" calcext:value-type="float">
            <text:p>10.109102249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5786.6024" calcext:value-type="float">
            <text:p>1443145786.6024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22231578827" calcext:value-type="float">
            <text:p>26.6022231579</text:p>
          </table:table-cell>
          <table:table-cell table:formula="of:=[.C307]/([.D307]-[.D306])" office:value-type="float" office:value="109606.584358157" calcext:value-type="float">
            <text:p>109606.584358157</text:p>
          </table:table-cell>
          <table:table-cell/>
          <table:table-cell office:value-type="float" office:value="1443145796.70871" calcext:value-type="float">
            <text:p>1443145796.70871</text:p>
          </table:table-cell>
          <table:table-cell table:formula="of:=[.G307]-[.$B$2]" office:value-type="float" office:value="36.7085402011871" calcext:value-type="float">
            <text:p>36.7085402012</text:p>
          </table:table-cell>
          <table:table-cell table:formula="of:=[.C307]/([.H307]-[.H306])" office:value-type="float" office:value="117940.99680403" calcext:value-type="float">
            <text:p>117940.99680403</text:p>
          </table:table-cell>
          <table:table-cell table:formula="of:=[.G307]-[.$B307]" office:value-type="float" office:value="10.1063170433044" calcext:value-type="float">
            <text:p>10.106317043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5786.64182" calcext:value-type="float">
            <text:p>1443145786.64182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416461467743" calcext:value-type="float">
            <text:p>26.6416461468</text:p>
          </table:table-cell>
          <table:table-cell table:formula="of:=[.C308]/([.D308]-[.D307])" office:value-type="float" office:value="109580.732497944" calcext:value-type="float">
            <text:p>109580.732497944</text:p>
          </table:table-cell>
          <table:table-cell/>
          <table:table-cell office:value-type="float" office:value="1443145796.74531" calcext:value-type="float">
            <text:p>1443145796.74531</text:p>
          </table:table-cell>
          <table:table-cell table:formula="of:=[.G308]-[.$B$2]" office:value-type="float" office:value="36.7451314926147" calcext:value-type="float">
            <text:p>36.7451314926</text:p>
          </table:table-cell>
          <table:table-cell table:formula="of:=[.C308]/([.H308]-[.H307])" office:value-type="float" office:value="118060.87818863" calcext:value-type="float">
            <text:p>118060.87818863</text:p>
          </table:table-cell>
          <table:table-cell table:formula="of:=[.G308]-[.$B308]" office:value-type="float" office:value="10.1034853458405" calcext:value-type="float">
            <text:p>10.103485345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5786.68124" calcext:value-type="float">
            <text:p>1443145786.68124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810684204102" calcext:value-type="float">
            <text:p>26.6810684204</text:p>
          </table:table-cell>
          <table:table-cell table:formula="of:=[.C309]/([.D309]-[.D308])" office:value-type="float" office:value="109582.720669614" calcext:value-type="float">
            <text:p>109582.720669614</text:p>
          </table:table-cell>
          <table:table-cell/>
          <table:table-cell office:value-type="float" office:value="1443145796.78181" calcext:value-type="float">
            <text:p>1443145796.78181</text:p>
          </table:table-cell>
          <table:table-cell table:formula="of:=[.G309]-[.$B$2]" office:value-type="float" office:value="36.7816398143768" calcext:value-type="float">
            <text:p>36.7816398144</text:p>
          </table:table-cell>
          <table:table-cell table:formula="of:=[.C309]/([.H309]-[.H308])" office:value-type="float" office:value="118329.186100426" calcext:value-type="float">
            <text:p>118329.186100426</text:p>
          </table:table-cell>
          <table:table-cell table:formula="of:=[.G309]-[.$B309]" office:value-type="float" office:value="10.1005713939667" calcext:value-type="float">
            <text:p>10.100571394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5786.72065" calcext:value-type="float">
            <text:p>1443145786.72065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204797267914" calcext:value-type="float">
            <text:p>26.7204797268</text:p>
          </table:table-cell>
          <table:table-cell table:formula="of:=[.C310]/([.D310]-[.D309])" office:value-type="float" office:value="109613.215005172" calcext:value-type="float">
            <text:p>109613.215005172</text:p>
          </table:table-cell>
          <table:table-cell/>
          <table:table-cell office:value-type="float" office:value="1443145796.81839" calcext:value-type="float">
            <text:p>1443145796.81839</text:p>
          </table:table-cell>
          <table:table-cell table:formula="of:=[.G310]-[.$B$2]" office:value-type="float" office:value="36.8182189464569" calcext:value-type="float">
            <text:p>36.8182189465</text:p>
          </table:table-cell>
          <table:table-cell table:formula="of:=[.C310]/([.H310]-[.H309])" office:value-type="float" office:value="118100.12305767" calcext:value-type="float">
            <text:p>118100.12305767</text:p>
          </table:table-cell>
          <table:table-cell table:formula="of:=[.G310]-[.$B310]" office:value-type="float" office:value="10.0977392196655" calcext:value-type="float">
            <text:p>10.0977392197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5786.76013" calcext:value-type="float">
            <text:p>1443145786.76013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99606513977" calcext:value-type="float">
            <text:p>26.7599606514</text:p>
          </table:table-cell>
          <table:table-cell table:formula="of:=[.C311]/([.D311]-[.D310])" office:value-type="float" office:value="109419.929828799" calcext:value-type="float">
            <text:p>109419.929828799</text:p>
          </table:table-cell>
          <table:table-cell/>
          <table:table-cell office:value-type="float" office:value="1443145796.85497" calcext:value-type="float">
            <text:p>1443145796.85497</text:p>
          </table:table-cell>
          <table:table-cell table:formula="of:=[.G311]-[.$B$2]" office:value-type="float" office:value="36.8547961711884" calcext:value-type="float">
            <text:p>36.8547961712</text:p>
          </table:table-cell>
          <table:table-cell table:formula="of:=[.C311]/([.H311]-[.H310])" office:value-type="float" office:value="118106.281483027" calcext:value-type="float">
            <text:p>118106.281483027</text:p>
          </table:table-cell>
          <table:table-cell table:formula="of:=[.G311]-[.$B311]" office:value-type="float" office:value="10.0948355197907" calcext:value-type="float">
            <text:p>10.0948355198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5786.79955" calcext:value-type="float">
            <text:p>1443145786.79955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93783950806" calcext:value-type="float">
            <text:p>26.7993783951</text:p>
          </table:table-cell>
          <table:table-cell table:formula="of:=[.C312]/([.D312]-[.D311])" office:value-type="float" office:value="109595.314099075" calcext:value-type="float">
            <text:p>109595.314099075</text:p>
          </table:table-cell>
          <table:table-cell/>
          <table:table-cell office:value-type="float" office:value="1443145796.89155" calcext:value-type="float">
            <text:p>1443145796.89155</text:p>
          </table:table-cell>
          <table:table-cell table:formula="of:=[.G312]-[.$B$2]" office:value-type="float" office:value="36.8913726806641" calcext:value-type="float">
            <text:p>36.8913726807</text:p>
          </table:table-cell>
          <table:table-cell table:formula="of:=[.C312]/([.H312]-[.H311])" office:value-type="float" office:value="118108.591058124" calcext:value-type="float">
            <text:p>118108.591058124</text:p>
          </table:table-cell>
          <table:table-cell table:formula="of:=[.G312]-[.$B312]" office:value-type="float" office:value="10.0919942855835" calcext:value-type="float">
            <text:p>10.0919942856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5786.83904" calcext:value-type="float">
            <text:p>1443145786.83904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88705253601" calcext:value-type="float">
            <text:p>26.8388705254</text:p>
          </table:table-cell>
          <table:table-cell table:formula="of:=[.C313]/([.D313]-[.D312])" office:value-type="float" office:value="109388.882529793" calcext:value-type="float">
            <text:p>109388.882529793</text:p>
          </table:table-cell>
          <table:table-cell/>
          <table:table-cell office:value-type="float" office:value="1443145796.92809" calcext:value-type="float">
            <text:p>1443145796.92809</text:p>
          </table:table-cell>
          <table:table-cell table:formula="of:=[.G313]-[.$B$2]" office:value-type="float" office:value="36.927915096283" calcext:value-type="float">
            <text:p>36.9279150963</text:p>
          </table:table-cell>
          <table:table-cell table:formula="of:=[.C313]/([.H313]-[.H312])" office:value-type="float" office:value="118218.785672343" calcext:value-type="float">
            <text:p>118218.785672343</text:p>
          </table:table-cell>
          <table:table-cell table:formula="of:=[.G313]-[.$B313]" office:value-type="float" office:value="10.0890445709229" calcext:value-type="float">
            <text:p>10.0890445709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5786.87848" calcext:value-type="float">
            <text:p>1443145786.87848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83061504364" calcext:value-type="float">
            <text:p>26.8783061504</text:p>
          </table:table-cell>
          <table:table-cell table:formula="of:=[.C314]/([.D314]-[.D313])" office:value-type="float" office:value="109545.620023578" calcext:value-type="float">
            <text:p>109545.620023578</text:p>
          </table:table-cell>
          <table:table-cell/>
          <table:table-cell office:value-type="float" office:value="1443145796.96465" calcext:value-type="float">
            <text:p>1443145796.96465</text:p>
          </table:table-cell>
          <table:table-cell table:formula="of:=[.G314]-[.$B$2]" office:value-type="float" office:value="36.9644737243652" calcext:value-type="float">
            <text:p>36.9644737244</text:p>
          </table:table-cell>
          <table:table-cell table:formula="of:=[.C314]/([.H314]-[.H313])" office:value-type="float" office:value="118166.359806441" calcext:value-type="float">
            <text:p>118166.359806441</text:p>
          </table:table-cell>
          <table:table-cell table:formula="of:=[.G314]-[.$B314]" office:value-type="float" office:value="10.0861675739288" calcext:value-type="float">
            <text:p>10.0861675739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5786.9179" calcext:value-type="float">
            <text:p>1443145786.9179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77255630493" calcext:value-type="float">
            <text:p>26.917725563</text:p>
          </table:table-cell>
          <table:table-cell table:formula="of:=[.C315]/([.D315]-[.D314])" office:value-type="float" office:value="109590.674077793" calcext:value-type="float">
            <text:p>109590.674077793</text:p>
          </table:table-cell>
          <table:table-cell/>
          <table:table-cell office:value-type="float" office:value="1443145797.00125" calcext:value-type="float">
            <text:p>1443145797.00125</text:p>
          </table:table-cell>
          <table:table-cell table:formula="of:=[.G315]-[.$B$2]" office:value-type="float" office:value="37.0010721683502" calcext:value-type="float">
            <text:p>37.0010721684</text:p>
          </table:table-cell>
          <table:table-cell table:formula="of:=[.C315]/([.H315]-[.H314])" office:value-type="float" office:value="118037.805152927" calcext:value-type="float">
            <text:p>118037.805152927</text:p>
          </table:table-cell>
          <table:table-cell table:formula="of:=[.G315]-[.$B315]" office:value-type="float" office:value="10.0833466053009" calcext:value-type="float">
            <text:p>10.083346605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5786.95731" calcext:value-type="float">
            <text:p>1443145786.95731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71404457092" calcext:value-type="float">
            <text:p>26.9571404457</text:p>
          </table:table-cell>
          <table:table-cell table:formula="of:=[.C316]/([.D316]-[.D315])" office:value-type="float" office:value="109603.269335463" calcext:value-type="float">
            <text:p>109603.269335463</text:p>
          </table:table-cell>
          <table:table-cell/>
          <table:table-cell office:value-type="float" office:value="1443145800.01815" calcext:value-type="float">
            <text:p>1443145800.01815</text:p>
          </table:table-cell>
          <table:table-cell table:formula="of:=[.G316]-[.$B$2]" office:value-type="float" office:value="40.0179784297943" calcext:value-type="float">
            <text:p>40.0179784298</text:p>
          </table:table-cell>
          <table:table-cell table:formula="of:=[.C316]/([.H316]-[.H315])" office:value-type="float" office:value="1431.93046970315" calcext:value-type="float">
            <text:p>1431.9304697032</text:p>
          </table:table-cell>
          <table:table-cell table:formula="of:=[.G316]-[.$B316]" office:value-type="float" office:value="13.0608379840851" calcext:value-type="float">
            <text:p>13.060837984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5786.99677" calcext:value-type="float">
            <text:p>1443145786.99677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65980052948" calcext:value-type="float">
            <text:p>26.9965980053</text:p>
          </table:table-cell>
          <table:table-cell table:formula="of:=[.C317]/([.D317]-[.D316])" office:value-type="float" office:value="109484.723469308" calcext:value-type="float">
            <text:p>109484.723469308</text:p>
          </table:table-cell>
          <table:table-cell/>
          <table:table-cell office:value-type="float" office:value="1443145800.03628" calcext:value-type="float">
            <text:p>1443145800.03628</text:p>
          </table:table-cell>
          <table:table-cell table:formula="of:=[.G317]-[.$B$2]" office:value-type="float" office:value="40.0361020565033" calcext:value-type="float">
            <text:p>40.0361020565</text:p>
          </table:table-cell>
          <table:table-cell table:formula="of:=[.C317]/([.H317]-[.H316])" office:value-type="float" office:value="238362.887813092" calcext:value-type="float">
            <text:p>238362.887813092</text:p>
          </table:table-cell>
          <table:table-cell table:formula="of:=[.G317]-[.$B317]" office:value-type="float" office:value="13.0395040512085" calcext:value-type="float">
            <text:p>13.039504051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5800.0497" calcext:value-type="float">
            <text:p>1443145800.0497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95309829712" calcext:value-type="float">
            <text:p>40.049530983</text:p>
          </table:table-cell>
          <table:table-cell table:formula="of:=[.C318]/([.D318]-[.D317])" office:value-type="float" office:value="330.960099725343" calcext:value-type="float">
            <text:p>330.9600997253</text:p>
          </table:table-cell>
          <table:table-cell/>
          <table:table-cell office:value-type="float" office:value="1443145800.23974" calcext:value-type="float">
            <text:p>1443145800.23974</text:p>
          </table:table-cell>
          <table:table-cell table:formula="of:=[.G318]-[.$B$2]" office:value-type="float" office:value="40.2395679950714" calcext:value-type="float">
            <text:p>40.2395679951</text:p>
          </table:table-cell>
          <table:table-cell table:formula="of:=[.C318]/([.H318]-[.H317])" office:value-type="float" office:value="21232.0550083314" calcext:value-type="float">
            <text:p>21232.0550083314</text:p>
          </table:table-cell>
          <table:table-cell table:formula="of:=[.G318]-[.$B318]" office:value-type="float" office:value="0.19003701210022" calcext:value-type="float">
            <text:p>0.190037012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5800.10387" calcext:value-type="float">
            <text:p>1443145800.10387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36913394928" calcext:value-type="float">
            <text:p>40.1036913395</text:p>
          </table:table-cell>
          <table:table-cell table:formula="of:=[.C319]/([.D319]-[.D318])" office:value-type="float" office:value="79763.1381594876" calcext:value-type="float">
            <text:p>79763.1381594876</text:p>
          </table:table-cell>
          <table:table-cell/>
          <table:table-cell office:value-type="float" office:value="1443145800.29379" calcext:value-type="float">
            <text:p>1443145800.29379</text:p>
          </table:table-cell>
          <table:table-cell table:formula="of:=[.G319]-[.$B$2]" office:value-type="float" office:value="40.2936184406281" calcext:value-type="float">
            <text:p>40.2936184406</text:p>
          </table:table-cell>
          <table:table-cell table:formula="of:=[.C319]/([.H319]-[.H318])" office:value-type="float" office:value="79925.3355917849" calcext:value-type="float">
            <text:p>79925.3355917849</text:p>
          </table:table-cell>
          <table:table-cell table:formula="of:=[.G319]-[.$B319]" office:value-type="float" office:value="0.189927101135254" calcext:value-type="float">
            <text:p>0.1899271011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5800.15805" calcext:value-type="float">
            <text:p>1443145800.15805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78805446625" calcext:value-type="float">
            <text:p>40.1578805447</text:p>
          </table:table-cell>
          <table:table-cell table:formula="of:=[.C320]/([.D320]-[.D319])" office:value-type="float" office:value="79720.6747445949" calcext:value-type="float">
            <text:p>79720.6747445949</text:p>
          </table:table-cell>
          <table:table-cell/>
          <table:table-cell office:value-type="float" office:value="1443145800.40211" calcext:value-type="float">
            <text:p>1443145800.40211</text:p>
          </table:table-cell>
          <table:table-cell table:formula="of:=[.G320]-[.$B$2]" office:value-type="float" office:value="40.4019377231598" calcext:value-type="float">
            <text:p>40.4019377232</text:p>
          </table:table-cell>
          <table:table-cell table:formula="of:=[.C320]/([.H320]-[.H319])" office:value-type="float" office:value="39882.0957730606" calcext:value-type="float">
            <text:p>39882.0957730606</text:p>
          </table:table-cell>
          <table:table-cell table:formula="of:=[.G320]-[.$B320]" office:value-type="float" office:value="0.244057178497314" calcext:value-type="float">
            <text:p>0.244057178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5800.21219" calcext:value-type="float">
            <text:p>1443145800.2121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120170593262" calcext:value-type="float">
            <text:p>40.2120170593</text:p>
          </table:table-cell>
          <table:table-cell table:formula="of:=[.C321]/([.D321]-[.D320])" office:value-type="float" office:value="79798.2660471671" calcext:value-type="float">
            <text:p>79798.2660471671</text:p>
          </table:table-cell>
          <table:table-cell/>
          <table:table-cell office:value-type="float" office:value="1443145800.88953" calcext:value-type="float">
            <text:p>1443145800.88953</text:p>
          </table:table-cell>
          <table:table-cell table:formula="of:=[.G321]-[.$B$2]" office:value-type="float" office:value="40.8893575668335" calcext:value-type="float">
            <text:p>40.8893575668</text:p>
          </table:table-cell>
          <table:table-cell table:formula="of:=[.C321]/([.H321]-[.H320])" office:value-type="float" office:value="8862.9957439565" calcext:value-type="float">
            <text:p>8862.9957439565</text:p>
          </table:table-cell>
          <table:table-cell table:formula="of:=[.G321]-[.$B321]" office:value-type="float" office:value="0.677340507507324" calcext:value-type="float">
            <text:p>0.677340507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5800.26636" calcext:value-type="float">
            <text:p>1443145800.26636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61881446838" calcext:value-type="float">
            <text:p>40.2661881447</text:p>
          </table:table-cell>
          <table:table-cell table:formula="of:=[.C322]/([.D322]-[.D321])" office:value-type="float" office:value="79747.3406980327" calcext:value-type="float">
            <text:p>79747.3406980327</text:p>
          </table:table-cell>
          <table:table-cell/>
          <table:table-cell office:value-type="float" office:value="1443145800.99783" calcext:value-type="float">
            <text:p>1443145800.99783</text:p>
          </table:table-cell>
          <table:table-cell table:formula="of:=[.G322]-[.$B$2]" office:value-type="float" office:value="40.9976541996002" calcext:value-type="float">
            <text:p>40.9976541996</text:p>
          </table:table-cell>
          <table:table-cell table:formula="of:=[.C322]/([.H322]-[.H321])" office:value-type="float" office:value="39890.4369381964" calcext:value-type="float">
            <text:p>39890.4369381964</text:p>
          </table:table-cell>
          <table:table-cell table:formula="of:=[.G322]-[.$B322]" office:value-type="float" office:value="0.731466054916382" calcext:value-type="float">
            <text:p>0.731466054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5800.3205" calcext:value-type="float">
            <text:p>1443145800.3205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203308582306" calcext:value-type="float">
            <text:p>40.3203308582</text:p>
          </table:table-cell>
          <table:table-cell table:formula="of:=[.C323]/([.D323]-[.D322])" office:value-type="float" office:value="79789.1298202042" calcext:value-type="float">
            <text:p>79789.1298202042</text:p>
          </table:table-cell>
          <table:table-cell/>
          <table:table-cell office:value-type="float" office:value="1443145801.36573" calcext:value-type="float">
            <text:p>1443145801.36573</text:p>
          </table:table-cell>
          <table:table-cell table:formula="of:=[.G323]-[.$B$2]" office:value-type="float" office:value="41.3655548095703" calcext:value-type="float">
            <text:p>41.3655548096</text:p>
          </table:table-cell>
          <table:table-cell table:formula="of:=[.C323]/([.H323]-[.H322])" office:value-type="float" office:value="11742.3018144797" calcext:value-type="float">
            <text:p>11742.3018144797</text:p>
          </table:table-cell>
          <table:table-cell table:formula="of:=[.G323]-[.$B323]" office:value-type="float" office:value="1.04522395133972" calcext:value-type="float">
            <text:p>1.045223951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5800.37465" calcext:value-type="float">
            <text:p>1443145800.37465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44742870331" calcext:value-type="float">
            <text:p>40.374474287</text:p>
          </table:table-cell>
          <table:table-cell table:formula="of:=[.C324]/([.D324]-[.D323])" office:value-type="float" office:value="79788.0757747893" calcext:value-type="float">
            <text:p>79788.0757747893</text:p>
          </table:table-cell>
          <table:table-cell/>
          <table:table-cell office:value-type="float" office:value="1443145802.02861" calcext:value-type="float">
            <text:p>1443145802.02861</text:p>
          </table:table-cell>
          <table:table-cell table:formula="of:=[.G324]-[.$B$2]" office:value-type="float" office:value="42.0284402370453" calcext:value-type="float">
            <text:p>42.028440237</text:p>
          </table:table-cell>
          <table:table-cell table:formula="of:=[.C324]/([.H324]-[.H323])" office:value-type="float" office:value="6516.96329553584" calcext:value-type="float">
            <text:p>6516.9632955358</text:p>
          </table:table-cell>
          <table:table-cell table:formula="of:=[.G324]-[.$B324]" office:value-type="float" office:value="1.65396595001221" calcext:value-type="float">
            <text:p>1.65396595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5800.42876" calcext:value-type="float">
            <text:p>1443145800.42876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8582906723" calcext:value-type="float">
            <text:p>40.4285829067</text:p>
          </table:table-cell>
          <table:table-cell table:formula="of:=[.C325]/([.D325]-[.D324])" office:value-type="float" office:value="79839.4049738266" calcext:value-type="float">
            <text:p>79839.4049738266</text:p>
          </table:table-cell>
          <table:table-cell/>
          <table:table-cell office:value-type="float" office:value="1443145806.014" calcext:value-type="float">
            <text:p>1443145806.014</text:p>
          </table:table-cell>
          <table:table-cell table:formula="of:=[.G325]-[.$B$2]" office:value-type="float" office:value="46.0138220787048" calcext:value-type="float">
            <text:p>46.0138220787</text:p>
          </table:table-cell>
          <table:table-cell table:formula="of:=[.C325]/([.H325]-[.H324])" office:value-type="float" office:value="1083.96137977111" calcext:value-type="float">
            <text:p>1083.9613797711</text:p>
          </table:table-cell>
          <table:table-cell table:formula="of:=[.G325]-[.$B325]" office:value-type="float" office:value="5.58523917198181" calcext:value-type="float">
            <text:p>5.58523917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5800.48291" calcext:value-type="float">
            <text:p>1443145800.48291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827320575714" calcext:value-type="float">
            <text:p>40.4827320576</text:p>
          </table:table-cell>
          <table:table-cell table:formula="of:=[.C326]/([.D326]-[.D325])" office:value-type="float" office:value="79779.644413917" calcext:value-type="float">
            <text:p>79779.644413917</text:p>
          </table:table-cell>
          <table:table-cell/>
          <table:table-cell office:value-type="float" office:value="1443145806.13786" calcext:value-type="float">
            <text:p>1443145806.13786</text:p>
          </table:table-cell>
          <table:table-cell table:formula="of:=[.G326]-[.$B$2]" office:value-type="float" office:value="46.1376850605011" calcext:value-type="float">
            <text:p>46.1376850605</text:p>
          </table:table-cell>
          <table:table-cell table:formula="of:=[.C326]/([.H326]-[.H325])" office:value-type="float" office:value="34877.248531815" calcext:value-type="float">
            <text:p>34877.248531815</text:p>
          </table:table-cell>
          <table:table-cell table:formula="of:=[.G326]-[.$B326]" office:value-type="float" office:value="5.65495300292969" calcext:value-type="float">
            <text:p>5.6549530029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5800.53705" calcext:value-type="float">
            <text:p>1443145800.53705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6872625351" calcext:value-type="float">
            <text:p>40.5368726254</text:p>
          </table:table-cell>
          <table:table-cell table:formula="of:=[.C327]/([.D327]-[.D326])" office:value-type="float" office:value="79792.2921235501" calcext:value-type="float">
            <text:p>79792.2921235501</text:p>
          </table:table-cell>
          <table:table-cell/>
          <table:table-cell office:value-type="float" office:value="1443145806.57375" calcext:value-type="float">
            <text:p>1443145806.57375</text:p>
          </table:table-cell>
          <table:table-cell table:formula="of:=[.G327]-[.$B$2]" office:value-type="float" office:value="46.5735802650452" calcext:value-type="float">
            <text:p>46.573580265</text:p>
          </table:table-cell>
          <table:table-cell table:formula="of:=[.C327]/([.H327]-[.H326])" office:value-type="float" office:value="9910.63896772754" calcext:value-type="float">
            <text:p>9910.6389677275</text:p>
          </table:table-cell>
          <table:table-cell table:formula="of:=[.G327]-[.$B327]" office:value-type="float" office:value="6.03670763969421" calcext:value-type="float">
            <text:p>6.036707639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5800.59119" calcext:value-type="float">
            <text:p>1443145800.59119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910181999207" calcext:value-type="float">
            <text:p>40.5910181999</text:p>
          </table:table-cell>
          <table:table-cell table:formula="of:=[.C328]/([.D328]-[.D327])" office:value-type="float" office:value="79784.91380563" calcext:value-type="float">
            <text:p>79784.91380563</text:p>
          </table:table-cell>
          <table:table-cell/>
          <table:table-cell office:value-type="float" office:value="1443145807.0076" calcext:value-type="float">
            <text:p>1443145807.0076</text:p>
          </table:table-cell>
          <table:table-cell table:formula="of:=[.G328]-[.$B$2]" office:value-type="float" office:value="47.007429599762" calcext:value-type="float">
            <text:p>47.0074295998</text:p>
          </table:table-cell>
          <table:table-cell table:formula="of:=[.C328]/([.H328]-[.H327])" office:value-type="float" office:value="9957.37380309678" calcext:value-type="float">
            <text:p>9957.3738030968</text:p>
          </table:table-cell>
          <table:table-cell table:formula="of:=[.G328]-[.$B328]" office:value-type="float" office:value="6.41641139984131" calcext:value-type="float">
            <text:p>6.416411399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5800.64534" calcext:value-type="float">
            <text:p>1443145800.64534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5161151886" calcext:value-type="float">
            <text:p>40.6451611519</text:p>
          </table:table-cell>
          <table:table-cell table:formula="of:=[.C329]/([.D329]-[.D328])" office:value-type="float" office:value="79788.7784686383" calcext:value-type="float">
            <text:p>79788.7784686383</text:p>
          </table:table-cell>
          <table:table-cell/>
          <table:table-cell office:value-type="float" office:value="1443145811.01447" calcext:value-type="float">
            <text:p>1443145811.01447</text:p>
          </table:table-cell>
          <table:table-cell table:formula="of:=[.G329]-[.$B$2]" office:value-type="float" office:value="51.0142915248871" calcext:value-type="float">
            <text:p>51.0142915249</text:p>
          </table:table-cell>
          <table:table-cell table:formula="of:=[.C329]/([.H329]-[.H328])" office:value-type="float" office:value="1078.15045307934" calcext:value-type="float">
            <text:p>1078.1504530793</text:p>
          </table:table-cell>
          <table:table-cell table:formula="of:=[.G329]-[.$B329]" office:value-type="float" office:value="10.3691303730011" calcext:value-type="float">
            <text:p>10.369130373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5800.69955" calcext:value-type="float">
            <text:p>1443145800.69955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9378490448" calcext:value-type="float">
            <text:p>40.6993784904</text:p>
          </table:table-cell>
          <table:table-cell table:formula="of:=[.C330]/([.D330]-[.D329])" office:value-type="float" office:value="79679.3076638933" calcext:value-type="float">
            <text:p>79679.3076638933</text:p>
          </table:table-cell>
          <table:table-cell/>
          <table:table-cell office:value-type="float" office:value="1443145811.06487" calcext:value-type="float">
            <text:p>1443145811.06487</text:p>
          </table:table-cell>
          <table:table-cell table:formula="of:=[.G330]-[.$B$2]" office:value-type="float" office:value="51.0646932125092" calcext:value-type="float">
            <text:p>51.0646932125</text:p>
          </table:table-cell>
          <table:table-cell table:formula="of:=[.C330]/([.H330]-[.H329])" office:value-type="float" office:value="85711.415704825" calcext:value-type="float">
            <text:p>85711.415704825</text:p>
          </table:table-cell>
          <table:table-cell table:formula="of:=[.G330]-[.$B330]" office:value-type="float" office:value="10.3653147220612" calcext:value-type="float">
            <text:p>10.365314722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5800.7537" calcext:value-type="float">
            <text:p>1443145800.7537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35283565521" calcext:value-type="float">
            <text:p>40.7535283566</text:p>
          </table:table-cell>
          <table:table-cell table:formula="of:=[.C331]/([.D331]-[.D330])" office:value-type="float" office:value="79778.5906190973" calcext:value-type="float">
            <text:p>79778.5906190973</text:p>
          </table:table-cell>
          <table:table-cell/>
          <table:table-cell office:value-type="float" office:value="1443145811.11528" calcext:value-type="float">
            <text:p>1443145811.11528</text:p>
          </table:table-cell>
          <table:table-cell table:formula="of:=[.G331]-[.$B$2]" office:value-type="float" office:value="51.1151037216187" calcext:value-type="float">
            <text:p>51.1151037216</text:p>
          </table:table-cell>
          <table:table-cell table:formula="of:=[.C331]/([.H331]-[.H330])" office:value-type="float" office:value="85696.4168050058" calcext:value-type="float">
            <text:p>85696.4168050058</text:p>
          </table:table-cell>
          <table:table-cell table:formula="of:=[.G331]-[.$B331]" office:value-type="float" office:value="10.3615753650665" calcext:value-type="float">
            <text:p>10.361575365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5800.80784" calcext:value-type="float">
            <text:p>1443145800.80784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76691627502" calcext:value-type="float">
            <text:p>40.8076691628</text:p>
          </table:table-cell>
          <table:table-cell table:formula="of:=[.C332]/([.D332]-[.D331])" office:value-type="float" office:value="79791.9407441332" calcext:value-type="float">
            <text:p>79791.9407441332</text:p>
          </table:table-cell>
          <table:table-cell/>
          <table:table-cell office:value-type="float" office:value="1443145811.16577" calcext:value-type="float">
            <text:p>1443145811.16577</text:p>
          </table:table-cell>
          <table:table-cell table:formula="of:=[.G332]-[.$B$2]" office:value-type="float" office:value="51.1655995845795" calcext:value-type="float">
            <text:p>51.1655995846</text:p>
          </table:table-cell>
          <table:table-cell table:formula="of:=[.C332]/([.H332]-[.H331])" office:value-type="float" office:value="85551.5629736302" calcext:value-type="float">
            <text:p>85551.5629736302</text:p>
          </table:table-cell>
          <table:table-cell table:formula="of:=[.G332]-[.$B332]" office:value-type="float" office:value="10.3579304218292" calcext:value-type="float">
            <text:p>10.357930421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5800.86199" calcext:value-type="float">
            <text:p>1443145800.86199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618168830872" calcext:value-type="float">
            <text:p>40.8618168831</text:p>
          </table:table-cell>
          <table:table-cell table:formula="of:=[.C333]/([.D333]-[.D332])" office:value-type="float" office:value="79781.752087076" calcext:value-type="float">
            <text:p>79781.752087076</text:p>
          </table:table-cell>
          <table:table-cell/>
          <table:table-cell office:value-type="float" office:value="1443145811.2162" calcext:value-type="float">
            <text:p>1443145811.2162</text:p>
          </table:table-cell>
          <table:table-cell table:formula="of:=[.G333]-[.$B$2]" office:value-type="float" office:value="51.2160267829895" calcext:value-type="float">
            <text:p>51.216026783</text:p>
          </table:table-cell>
          <table:table-cell table:formula="of:=[.C333]/([.H333]-[.H332])" office:value-type="float" office:value="85668.0548634324" calcext:value-type="float">
            <text:p>85668.0548634324</text:p>
          </table:table-cell>
          <table:table-cell table:formula="of:=[.G333]-[.$B333]" office:value-type="float" office:value="10.3542098999023" calcext:value-type="float">
            <text:p>10.354209899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5800.91613" calcext:value-type="float">
            <text:p>1443145800.91613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5956735611" calcext:value-type="float">
            <text:p>40.9159567356</text:p>
          </table:table-cell>
          <table:table-cell table:formula="of:=[.C334]/([.D334]-[.D333])" office:value-type="float" office:value="79793.3462803694" calcext:value-type="float">
            <text:p>79793.3462803694</text:p>
          </table:table-cell>
          <table:table-cell/>
          <table:table-cell office:value-type="float" office:value="1443145811.26655" calcext:value-type="float">
            <text:p>1443145811.26655</text:p>
          </table:table-cell>
          <table:table-cell table:formula="of:=[.G334]-[.$B$2]" office:value-type="float" office:value="51.2663807868958" calcext:value-type="float">
            <text:p>51.2663807869</text:p>
          </table:table-cell>
          <table:table-cell table:formula="of:=[.C334]/([.H334]-[.H333])" office:value-type="float" office:value="85792.5818181818" calcext:value-type="float">
            <text:p>85792.5818181818</text:p>
          </table:table-cell>
          <table:table-cell table:formula="of:=[.G334]-[.$B334]" office:value-type="float" office:value="10.3504240512848" calcext:value-type="float">
            <text:p>10.3504240513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5800.97026" calcext:value-type="float">
            <text:p>1443145800.97026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700891971588" calcext:value-type="float">
            <text:p>40.9700891972</text:p>
          </table:table-cell>
          <table:table-cell table:formula="of:=[.C335]/([.D335]-[.D334])" office:value-type="float" office:value="79804.2408653677" calcext:value-type="float">
            <text:p>79804.2408653677</text:p>
          </table:table-cell>
          <table:table-cell/>
          <table:table-cell office:value-type="float" office:value="1443145811.31706" calcext:value-type="float">
            <text:p>1443145811.31706</text:p>
          </table:table-cell>
          <table:table-cell table:formula="of:=[.G335]-[.$B$2]" office:value-type="float" office:value="51.3168897628784" calcext:value-type="float">
            <text:p>51.3168897629</text:p>
          </table:table-cell>
          <table:table-cell table:formula="of:=[.C335]/([.H335]-[.H334])" office:value-type="float" office:value="85529.3522775549" calcext:value-type="float">
            <text:p>85529.3522775549</text:p>
          </table:table-cell>
          <table:table-cell table:formula="of:=[.G335]-[.$B335]" office:value-type="float" office:value="10.3468005657196" calcext:value-type="float">
            <text:p>10.346800565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5801.02297" calcext:value-type="float">
            <text:p>1443145801.02297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228006839752" calcext:value-type="float">
            <text:p>41.022800684</text:p>
          </table:table-cell>
          <table:table-cell table:formula="of:=[.C336]/([.D336]-[.D335])" office:value-type="float" office:value="81955.5709943552" calcext:value-type="float">
            <text:p>81955.5709943552</text:p>
          </table:table-cell>
          <table:table-cell/>
          <table:table-cell office:value-type="float" office:value="1443145811.36751" calcext:value-type="float">
            <text:p>1443145811.36751</text:p>
          </table:table-cell>
          <table:table-cell table:formula="of:=[.G336]-[.$B$2]" office:value-type="float" office:value="51.3673405647278" calcext:value-type="float">
            <text:p>51.3673405647</text:p>
          </table:table-cell>
          <table:table-cell table:formula="of:=[.C336]/([.H336]-[.H335])" office:value-type="float" office:value="85627.9750101604" calcext:value-type="float">
            <text:p>85627.9750101604</text:p>
          </table:table-cell>
          <table:table-cell table:formula="of:=[.G336]-[.$B336]" office:value-type="float" office:value="10.3445398807526" calcext:value-type="float">
            <text:p>10.3445398808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5801.07393" calcext:value-type="float">
            <text:p>1443145801.07393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37555027008" calcext:value-type="float">
            <text:p>41.0737555027</text:p>
          </table:table-cell>
          <table:table-cell table:formula="of:=[.C337]/([.D337]-[.D336])" office:value-type="float" office:value="84780.9904548007" calcext:value-type="float">
            <text:p>84780.9904548007</text:p>
          </table:table-cell>
          <table:table-cell/>
          <table:table-cell office:value-type="float" office:value="1443145811.41791" calcext:value-type="float">
            <text:p>1443145811.41791</text:p>
          </table:table-cell>
          <table:table-cell table:formula="of:=[.G337]-[.$B$2]" office:value-type="float" office:value="51.4177401065826" calcext:value-type="float">
            <text:p>51.4177401066</text:p>
          </table:table-cell>
          <table:table-cell table:formula="of:=[.C337]/([.H337]-[.H336])" office:value-type="float" office:value="85715.0648797726" calcext:value-type="float">
            <text:p>85715.0648797726</text:p>
          </table:table-cell>
          <table:table-cell table:formula="of:=[.G337]-[.$B337]" office:value-type="float" office:value="10.3439846038818" calcext:value-type="float">
            <text:p>10.3439846039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5801.125" calcext:value-type="float">
            <text:p>1443145801.125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48252391815" calcext:value-type="float">
            <text:p>41.1248252392</text:p>
          </table:table-cell>
          <table:table-cell table:formula="of:=[.C338]/([.D338]-[.D337])" office:value-type="float" office:value="84590.2152174116" calcext:value-type="float">
            <text:p>84590.2152174116</text:p>
          </table:table-cell>
          <table:table-cell/>
          <table:table-cell office:value-type="float" office:value="1443145811.46838" calcext:value-type="float">
            <text:p>1443145811.46838</text:p>
          </table:table-cell>
          <table:table-cell table:formula="of:=[.G338]-[.$B$2]" office:value-type="float" office:value="51.4682030677795" calcext:value-type="float">
            <text:p>51.4682030678</text:p>
          </table:table-cell>
          <table:table-cell table:formula="of:=[.C338]/([.H338]-[.H337])" office:value-type="float" office:value="85607.3424455605" calcext:value-type="float">
            <text:p>85607.3424455605</text:p>
          </table:table-cell>
          <table:table-cell table:formula="of:=[.G338]-[.$B338]" office:value-type="float" office:value="10.343377828598" calcext:value-type="float">
            <text:p>10.3433778286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5801.17598" calcext:value-type="float">
            <text:p>1443145801.17598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58015155792" calcext:value-type="float">
            <text:p>41.1758015156</text:p>
          </table:table-cell>
          <table:table-cell table:formula="of:=[.C339]/([.D339]-[.D338])" office:value-type="float" office:value="84745.3032131332" calcext:value-type="float">
            <text:p>84745.3032131332</text:p>
          </table:table-cell>
          <table:table-cell/>
          <table:table-cell office:value-type="float" office:value="1443145811.51879" calcext:value-type="float">
            <text:p>1443145811.51879</text:p>
          </table:table-cell>
          <table:table-cell table:formula="of:=[.G339]-[.$B$2]" office:value-type="float" office:value="51.5186154842377" calcext:value-type="float">
            <text:p>51.5186154842</text:p>
          </table:table-cell>
          <table:table-cell table:formula="of:=[.C339]/([.H339]-[.H338])" office:value-type="float" office:value="85693.17448982" calcext:value-type="float">
            <text:p>85693.17448982</text:p>
          </table:table-cell>
          <table:table-cell table:formula="of:=[.G339]-[.$B339]" office:value-type="float" office:value="10.3428139686584" calcext:value-type="float">
            <text:p>10.3428139687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5801.22709" calcext:value-type="float">
            <text:p>1443145801.22709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69158363342" calcext:value-type="float">
            <text:p>41.2269158363</text:p>
          </table:table-cell>
          <table:table-cell table:formula="of:=[.C340]/([.D340]-[.D339])" office:value-type="float" office:value="84516.431719911" calcext:value-type="float">
            <text:p>84516.431719911</text:p>
          </table:table-cell>
          <table:table-cell/>
          <table:table-cell office:value-type="float" office:value="1443145811.56927" calcext:value-type="float">
            <text:p>1443145811.56927</text:p>
          </table:table-cell>
          <table:table-cell table:formula="of:=[.G340]-[.$B$2]" office:value-type="float" office:value="51.569094657898" calcext:value-type="float">
            <text:p>51.5690946579</text:p>
          </table:table-cell>
          <table:table-cell table:formula="of:=[.C340]/([.H340]-[.H339])" office:value-type="float" office:value="85579.8478214665" calcext:value-type="float">
            <text:p>85579.8478214665</text:p>
          </table:table-cell>
          <table:table-cell table:formula="of:=[.G340]-[.$B340]" office:value-type="float" office:value="10.3421788215637" calcext:value-type="float">
            <text:p>10.342178821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5801.27805" calcext:value-type="float">
            <text:p>1443145801.27805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78780460358" calcext:value-type="float">
            <text:p>41.277878046</text:p>
          </table:table-cell>
          <table:table-cell table:formula="of:=[.C341]/([.D341]-[.D340])" office:value-type="float" office:value="84768.694789732" calcext:value-type="float">
            <text:p>84768.694789732</text:p>
          </table:table-cell>
          <table:table-cell/>
          <table:table-cell office:value-type="float" office:value="1443145811.61969" calcext:value-type="float">
            <text:p>1443145811.61969</text:p>
          </table:table-cell>
          <table:table-cell table:formula="of:=[.G341]-[.$B$2]" office:value-type="float" office:value="51.6195130348206" calcext:value-type="float">
            <text:p>51.6195130348</text:p>
          </table:table-cell>
          <table:table-cell table:formula="of:=[.C341]/([.H341]-[.H340])" office:value-type="float" office:value="85683.0438360051" calcext:value-type="float">
            <text:p>85683.0438360051</text:p>
          </table:table-cell>
          <table:table-cell table:formula="of:=[.G341]-[.$B341]" office:value-type="float" office:value="10.3416349887848" calcext:value-type="float">
            <text:p>10.3416349888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5801.32904" calcext:value-type="float">
            <text:p>1443145801.32904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88629055023" calcext:value-type="float">
            <text:p>41.3288629055</text:p>
          </table:table-cell>
          <table:table-cell table:formula="of:=[.C342]/([.D342]-[.D341])" office:value-type="float" office:value="84731.0367273646" calcext:value-type="float">
            <text:p>84731.0367273646</text:p>
          </table:table-cell>
          <table:table-cell/>
          <table:table-cell office:value-type="float" office:value="1443145811.67022" calcext:value-type="float">
            <text:p>1443145811.67022</text:p>
          </table:table-cell>
          <table:table-cell table:formula="of:=[.G342]-[.$B$2]" office:value-type="float" office:value="51.6700487136841" calcext:value-type="float">
            <text:p>51.6700487137</text:p>
          </table:table-cell>
          <table:table-cell table:formula="of:=[.C342]/([.H342]-[.H341])" office:value-type="float" office:value="85484.1588586634" calcext:value-type="float">
            <text:p>85484.1588586634</text:p>
          </table:table-cell>
          <table:table-cell table:formula="of:=[.G342]-[.$B342]" office:value-type="float" office:value="10.3411858081818" calcext:value-type="float">
            <text:p>10.341185808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5801.38001" calcext:value-type="float">
            <text:p>1443145801.38001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98317909241" calcext:value-type="float">
            <text:p>41.3798317909</text:p>
          </table:table-cell>
          <table:table-cell table:formula="of:=[.C343]/([.D343]-[.D342])" office:value-type="float" office:value="84757.5920927687" calcext:value-type="float">
            <text:p>84757.5920927687</text:p>
          </table:table-cell>
          <table:table-cell/>
          <table:table-cell office:value-type="float" office:value="1443145811.72056" calcext:value-type="float">
            <text:p>1443145811.72056</text:p>
          </table:table-cell>
          <table:table-cell table:formula="of:=[.G343]-[.$B$2]" office:value-type="float" office:value="51.7203853130341" calcext:value-type="float">
            <text:p>51.720385313</text:p>
          </table:table-cell>
          <table:table-cell table:formula="of:=[.C343]/([.H343]-[.H342])" office:value-type="float" office:value="85822.245757293" calcext:value-type="float">
            <text:p>85822.245757293</text:p>
          </table:table-cell>
          <table:table-cell table:formula="of:=[.G343]-[.$B343]" office:value-type="float" office:value="10.34055352211" calcext:value-type="float">
            <text:p>10.340553522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5801.43103" calcext:value-type="float">
            <text:p>1443145801.43103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308533668518" calcext:value-type="float">
            <text:p>41.4308533669</text:p>
          </table:table-cell>
          <table:table-cell table:formula="of:=[.C344]/([.D344]-[.D343])" office:value-type="float" office:value="84670.0620560748" calcext:value-type="float">
            <text:p>84670.0620560748</text:p>
          </table:table-cell>
          <table:table-cell/>
          <table:table-cell office:value-type="float" office:value="1443145811.77105" calcext:value-type="float">
            <text:p>1443145811.77105</text:p>
          </table:table-cell>
          <table:table-cell table:formula="of:=[.G344]-[.$B$2]" office:value-type="float" office:value="51.7708764076233" calcext:value-type="float">
            <text:p>51.7708764076</text:p>
          </table:table-cell>
          <table:table-cell table:formula="of:=[.C344]/([.H344]-[.H343])" office:value-type="float" office:value="85559.6424507142" calcext:value-type="float">
            <text:p>85559.6424507142</text:p>
          </table:table-cell>
          <table:table-cell table:formula="of:=[.G344]-[.$B344]" office:value-type="float" office:value="10.3400230407715" calcext:value-type="float">
            <text:p>10.340023040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5801.48199" calcext:value-type="float">
            <text:p>1443145801.48199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818120002747" calcext:value-type="float">
            <text:p>41.4818120003</text:p>
          </table:table-cell>
          <table:table-cell table:formula="of:=[.C345]/([.D345]-[.D344])" office:value-type="float" office:value="84774.6438597148" calcext:value-type="float">
            <text:p>84774.6438597148</text:p>
          </table:table-cell>
          <table:table-cell/>
          <table:table-cell office:value-type="float" office:value="1443145811.82149" calcext:value-type="float">
            <text:p>1443145811.82149</text:p>
          </table:table-cell>
          <table:table-cell table:formula="of:=[.G345]-[.$B$2]" office:value-type="float" office:value="51.8213140964508" calcext:value-type="float">
            <text:p>51.8213140965</text:p>
          </table:table-cell>
          <table:table-cell table:formula="of:=[.C345]/([.H345]-[.H344])" office:value-type="float" office:value="85650.2369641363" calcext:value-type="float">
            <text:p>85650.2369641363</text:p>
          </table:table-cell>
          <table:table-cell table:formula="of:=[.G345]-[.$B345]" office:value-type="float" office:value="10.3395020961761" calcext:value-type="float">
            <text:p>10.3395020962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5801.53299" calcext:value-type="float">
            <text:p>1443145801.53299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328154563904" calcext:value-type="float">
            <text:p>41.5328154564</text:p>
          </table:table-cell>
          <table:table-cell table:formula="of:=[.C346]/([.D346]-[.D345])" office:value-type="float" office:value="84700.1424805071" calcext:value-type="float">
            <text:p>84700.1424805071</text:p>
          </table:table-cell>
          <table:table-cell/>
          <table:table-cell office:value-type="float" office:value="1443145811.87191" calcext:value-type="float">
            <text:p>1443145811.87191</text:p>
          </table:table-cell>
          <table:table-cell table:formula="of:=[.G346]-[.$B$2]" office:value-type="float" office:value="51.8717343807221" calcext:value-type="float">
            <text:p>51.8717343807</text:p>
          </table:table-cell>
          <table:table-cell table:formula="of:=[.C346]/([.H346]-[.H345])" office:value-type="float" office:value="85679.8025326512" calcext:value-type="float">
            <text:p>85679.8025326512</text:p>
          </table:table-cell>
          <table:table-cell table:formula="of:=[.G346]-[.$B346]" office:value-type="float" office:value="10.3389189243317" calcext:value-type="float">
            <text:p>10.338918924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5801.58395" calcext:value-type="float">
            <text:p>1443145801.58395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37750434875" calcext:value-type="float">
            <text:p>41.5837750435</text:p>
          </table:table-cell>
          <table:table-cell table:formula="of:=[.C347]/([.D347]-[.D346])" office:value-type="float" office:value="84773.0573594086" calcext:value-type="float">
            <text:p>84773.0573594086</text:p>
          </table:table-cell>
          <table:table-cell/>
          <table:table-cell office:value-type="float" office:value="1443145811.92237" calcext:value-type="float">
            <text:p>1443145811.92237</text:p>
          </table:table-cell>
          <table:table-cell table:formula="of:=[.G347]-[.$B$2]" office:value-type="float" office:value="51.9221942424774" calcext:value-type="float">
            <text:p>51.9221942425</text:p>
          </table:table-cell>
          <table:table-cell table:formula="of:=[.C347]/([.H347]-[.H346])" office:value-type="float" office:value="85612.600782446" calcext:value-type="float">
            <text:p>85612.600782446</text:p>
          </table:table-cell>
          <table:table-cell table:formula="of:=[.G347]-[.$B347]" office:value-type="float" office:value="10.3384191989899" calcext:value-type="float">
            <text:p>10.338419199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5801.63491" calcext:value-type="float">
            <text:p>1443145801.63491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47315311432" calcext:value-type="float">
            <text:p>41.6347315311</text:p>
          </table:table-cell>
          <table:table-cell table:formula="of:=[.C348]/([.D348]-[.D347])" office:value-type="float" office:value="84778.2137025271" calcext:value-type="float">
            <text:p>84778.2137025271</text:p>
          </table:table-cell>
          <table:table-cell/>
          <table:table-cell office:value-type="float" office:value="1443145811.9728" calcext:value-type="float">
            <text:p>1443145811.9728</text:p>
          </table:table-cell>
          <table:table-cell table:formula="of:=[.G348]-[.$B$2]" office:value-type="float" office:value="51.9726228713989" calcext:value-type="float">
            <text:p>51.9726228714</text:p>
          </table:table-cell>
          <table:table-cell table:formula="of:=[.C348]/([.H348]-[.H347])" office:value-type="float" office:value="85665.6247133746" calcext:value-type="float">
            <text:p>85665.6247133746</text:p>
          </table:table-cell>
          <table:table-cell table:formula="of:=[.G348]-[.$B348]" office:value-type="float" office:value="10.3378913402557" calcext:value-type="float">
            <text:p>10.337891340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5801.68587" calcext:value-type="float">
            <text:p>1443145801.68587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56961250305" calcext:value-type="float">
            <text:p>41.685696125</text:p>
          </table:table-cell>
          <table:table-cell table:formula="of:=[.C349]/([.D349]-[.D348])" office:value-type="float" office:value="84764.729206918" calcext:value-type="float">
            <text:p>84764.729206918</text:p>
          </table:table-cell>
          <table:table-cell/>
          <table:table-cell office:value-type="float" office:value="1443145812.02318" calcext:value-type="float">
            <text:p>1443145812.02318</text:p>
          </table:table-cell>
          <table:table-cell table:formula="of:=[.G349]-[.$B$2]" office:value-type="float" office:value="52.0230071544647" calcext:value-type="float">
            <text:p>52.0230071545</text:p>
          </table:table-cell>
          <table:table-cell table:formula="of:=[.C349]/([.H349]-[.H348])" office:value-type="float" office:value="85741.023532251" calcext:value-type="float">
            <text:p>85741.023532251</text:p>
          </table:table-cell>
          <table:table-cell table:formula="of:=[.G349]-[.$B349]" office:value-type="float" office:value="10.3373110294342" calcext:value-type="float">
            <text:p>10.337311029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5801.73684" calcext:value-type="float">
            <text:p>1443145801.73684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66645336151" calcext:value-type="float">
            <text:p>41.7366645336</text:p>
          </table:table-cell>
          <table:table-cell table:formula="of:=[.C350]/([.D350]-[.D349])" office:value-type="float" office:value="84758.3850460994" calcext:value-type="float">
            <text:p>84758.3850460994</text:p>
          </table:table-cell>
          <table:table-cell/>
          <table:table-cell office:value-type="float" office:value="1443145812.039" calcext:value-type="float">
            <text:p>1443145812.039</text:p>
          </table:table-cell>
          <table:table-cell table:formula="of:=[.G350]-[.$B$2]" office:value-type="float" office:value="52.038822889328" calcext:value-type="float">
            <text:p>52.0388228893</text:p>
          </table:table-cell>
          <table:table-cell table:formula="of:=[.C350]/([.H350]-[.H349])" office:value-type="float" office:value="273145.701881331" calcext:value-type="float">
            <text:p>273145.701881331</text:p>
          </table:table-cell>
          <table:table-cell table:formula="of:=[.G350]-[.$B350]" office:value-type="float" office:value="10.3021583557129" calcext:value-type="float">
            <text:p>10.3021583557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5801.78782" calcext:value-type="float">
            <text:p>1443145801.78782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7647485733" calcext:value-type="float">
            <text:p>41.7876474857</text:p>
          </table:table-cell>
          <table:table-cell table:formula="of:=[.C351]/([.D351]-[.D350])" office:value-type="float" office:value="84734.2066424116" calcext:value-type="float">
            <text:p>84734.2066424116</text:p>
          </table:table-cell>
          <table:table-cell/>
          <table:table-cell office:value-type="float" office:value="1443145812.05479" calcext:value-type="float">
            <text:p>1443145812.05479</text:p>
          </table:table-cell>
          <table:table-cell table:formula="of:=[.G351]-[.$B$2]" office:value-type="float" office:value="52.0546143054962" calcext:value-type="float">
            <text:p>52.0546143055</text:p>
          </table:table-cell>
          <table:table-cell table:formula="of:=[.C351]/([.H351]-[.H350])" office:value-type="float" office:value="273566.344777607" calcext:value-type="float">
            <text:p>273566.344777607</text:p>
          </table:table-cell>
          <table:table-cell table:formula="of:=[.G351]-[.$B351]" office:value-type="float" office:value="10.2669668197632" calcext:value-type="float">
            <text:p>10.266966819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5801.83877" calcext:value-type="float">
            <text:p>1443145801.83877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85970592499" calcext:value-type="float">
            <text:p>41.8385970592</text:p>
          </table:table-cell>
          <table:table-cell table:formula="of:=[.C352]/([.D352]-[.D351])" office:value-type="float" office:value="84789.7185748112" calcext:value-type="float">
            <text:p>84789.7185748112</text:p>
          </table:table-cell>
          <table:table-cell/>
          <table:table-cell office:value-type="float" office:value="1443145812.08361" calcext:value-type="float">
            <text:p>1443145812.08361</text:p>
          </table:table-cell>
          <table:table-cell table:formula="of:=[.G352]-[.$B$2]" office:value-type="float" office:value="52.0834405422211" calcext:value-type="float">
            <text:p>52.0834405422</text:p>
          </table:table-cell>
          <table:table-cell table:formula="of:=[.C352]/([.H352]-[.H351])" office:value-type="float" office:value="149863.47476552" calcext:value-type="float">
            <text:p>149863.47476552</text:p>
          </table:table-cell>
          <table:table-cell table:formula="of:=[.G352]-[.$B352]" office:value-type="float" office:value="10.2448434829712" calcext:value-type="float">
            <text:p>10.24484348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5801.88974" calcext:value-type="float">
            <text:p>1443145801.88974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95611763" calcext:value-type="float">
            <text:p>41.8895611763</text:p>
          </table:table-cell>
          <table:table-cell table:formula="of:=[.C353]/([.D353]-[.D352])" office:value-type="float" office:value="84765.5222937982" calcext:value-type="float">
            <text:p>84765.5222937982</text:p>
          </table:table-cell>
          <table:table-cell/>
          <table:table-cell office:value-type="float" office:value="1443145812.13031" calcext:value-type="float">
            <text:p>1443145812.13031</text:p>
          </table:table-cell>
          <table:table-cell table:formula="of:=[.G353]-[.$B$2]" office:value-type="float" office:value="52.1301312446594" calcext:value-type="float">
            <text:p>52.1301312447</text:p>
          </table:table-cell>
          <table:table-cell table:formula="of:=[.C353]/([.H353]-[.H352])" office:value-type="float" office:value="92523.7739934128" calcext:value-type="float">
            <text:p>92523.7739934128</text:p>
          </table:table-cell>
          <table:table-cell table:formula="of:=[.G353]-[.$B353]" office:value-type="float" office:value="10.2405700683594" calcext:value-type="float">
            <text:p>10.2405700684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5801.94068" calcext:value-type="float">
            <text:p>1443145801.9406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405093193054" calcext:value-type="float">
            <text:p>41.9405093193</text:p>
          </table:table-cell>
          <table:table-cell table:formula="of:=[.C354]/([.D354]-[.D353])" office:value-type="float" office:value="84792.0992830803" calcext:value-type="float">
            <text:p>84792.0992830803</text:p>
          </table:table-cell>
          <table:table-cell/>
          <table:table-cell office:value-type="float" office:value="1443145812.177" calcext:value-type="float">
            <text:p>1443145812.177</text:p>
          </table:table-cell>
          <table:table-cell table:formula="of:=[.G354]-[.$B$2]" office:value-type="float" office:value="52.1768260002136" calcext:value-type="float">
            <text:p>52.1768260002</text:p>
          </table:table-cell>
          <table:table-cell table:formula="of:=[.C354]/([.H354]-[.H353])" office:value-type="float" office:value="92515.7429079101" calcext:value-type="float">
            <text:p>92515.7429079101</text:p>
          </table:table-cell>
          <table:table-cell table:formula="of:=[.G354]-[.$B354]" office:value-type="float" office:value="10.2363166809082" calcext:value-type="float">
            <text:p>10.2363166809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5801.99167" calcext:value-type="float">
            <text:p>1443145801.99167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914999008179" calcext:value-type="float">
            <text:p>41.9914999008</text:p>
          </table:table-cell>
          <table:table-cell table:formula="of:=[.C355]/([.D355]-[.D354])" office:value-type="float" office:value="84721.5284051059" calcext:value-type="float">
            <text:p>84721.5284051059</text:p>
          </table:table-cell>
          <table:table-cell/>
          <table:table-cell office:value-type="float" office:value="1443145812.22369" calcext:value-type="float">
            <text:p>1443145812.22369</text:p>
          </table:table-cell>
          <table:table-cell table:formula="of:=[.G355]-[.$B$2]" office:value-type="float" office:value="52.2235114574432" calcext:value-type="float">
            <text:p>52.2235114574</text:p>
          </table:table-cell>
          <table:table-cell table:formula="of:=[.C355]/([.H355]-[.H354])" office:value-type="float" office:value="92534.1692328906" calcext:value-type="float">
            <text:p>92534.1692328906</text:p>
          </table:table-cell>
          <table:table-cell table:formula="of:=[.G355]-[.$B355]" office:value-type="float" office:value="10.2320115566254" calcext:value-type="float">
            <text:p>10.232011556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5802.03542" calcext:value-type="float">
            <text:p>1443145802.03542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52499485016" calcext:value-type="float">
            <text:p>42.0352499485</text:p>
          </table:table-cell>
          <table:table-cell table:formula="of:=[.C356]/([.D356]-[.D355])" office:value-type="float" office:value="98742.749521801" calcext:value-type="float">
            <text:p>98742.749521801</text:p>
          </table:table-cell>
          <table:table-cell/>
          <table:table-cell office:value-type="float" office:value="1443145812.27038" calcext:value-type="float">
            <text:p>1443145812.27038</text:p>
          </table:table-cell>
          <table:table-cell table:formula="of:=[.G356]-[.$B$2]" office:value-type="float" office:value="52.2702071666718" calcext:value-type="float">
            <text:p>52.2702071667</text:p>
          </table:table-cell>
          <table:table-cell table:formula="of:=[.C356]/([.H356]-[.H355])" office:value-type="float" office:value="92513.8534433461" calcext:value-type="float">
            <text:p>92513.8534433461</text:p>
          </table:table-cell>
          <table:table-cell table:formula="of:=[.G356]-[.$B356]" office:value-type="float" office:value="10.2349572181702" calcext:value-type="float">
            <text:p>10.2349572182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5802.07775" calcext:value-type="float">
            <text:p>1443145802.07775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75763988495" calcext:value-type="float">
            <text:p>42.0775763988</text:p>
          </table:table-cell>
          <table:table-cell table:formula="of:=[.C357]/([.D357]-[.D356])" office:value-type="float" office:value="102063.838675154" calcext:value-type="float">
            <text:p>102063.838675154</text:p>
          </table:table-cell>
          <table:table-cell/>
          <table:table-cell office:value-type="float" office:value="1443145812.31702" calcext:value-type="float">
            <text:p>1443145812.31702</text:p>
          </table:table-cell>
          <table:table-cell table:formula="of:=[.G357]-[.$B$2]" office:value-type="float" office:value="52.3168480396271" calcext:value-type="float">
            <text:p>52.3168480396</text:p>
          </table:table-cell>
          <table:table-cell table:formula="of:=[.C357]/([.H357]-[.H356])" office:value-type="float" office:value="92622.6231686995" calcext:value-type="float">
            <text:p>92622.6231686995</text:p>
          </table:table-cell>
          <table:table-cell table:formula="of:=[.G357]-[.$B357]" office:value-type="float" office:value="10.2392716407776" calcext:value-type="float">
            <text:p>10.2392716408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5802.12008" calcext:value-type="float">
            <text:p>1443145802.12008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99049949646" calcext:value-type="float">
            <text:p>42.119904995</text:p>
          </table:table-cell>
          <table:table-cell table:formula="of:=[.C358]/([.D358]-[.D357])" office:value-type="float" office:value="102058.664744084" calcext:value-type="float">
            <text:p>102058.664744084</text:p>
          </table:table-cell>
          <table:table-cell/>
          <table:table-cell office:value-type="float" office:value="1443145812.36369" calcext:value-type="float">
            <text:p>1443145812.36369</text:p>
          </table:table-cell>
          <table:table-cell table:formula="of:=[.G358]-[.$B$2]" office:value-type="float" office:value="52.3635149002075" calcext:value-type="float">
            <text:p>52.3635149002</text:p>
          </table:table-cell>
          <table:table-cell table:formula="of:=[.C358]/([.H358]-[.H357])" office:value-type="float" office:value="92571.0439114108" calcext:value-type="float">
            <text:p>92571.0439114108</text:p>
          </table:table-cell>
          <table:table-cell table:formula="of:=[.G358]-[.$B358]" office:value-type="float" office:value="10.2436099052429" calcext:value-type="float">
            <text:p>10.243609905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5802.16241" calcext:value-type="float">
            <text:p>1443145802.16241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622359752655" calcext:value-type="float">
            <text:p>42.1622359753</text:p>
          </table:table-cell>
          <table:table-cell table:formula="of:=[.C359]/([.D359]-[.D358])" office:value-type="float" office:value="102052.916546981" calcext:value-type="float">
            <text:p>102052.916546981</text:p>
          </table:table-cell>
          <table:table-cell/>
          <table:table-cell office:value-type="float" office:value="1443145812.41043" calcext:value-type="float">
            <text:p>1443145812.41043</text:p>
          </table:table-cell>
          <table:table-cell table:formula="of:=[.G359]-[.$B$2]" office:value-type="float" office:value="52.4102549552917" calcext:value-type="float">
            <text:p>52.4102549553</text:p>
          </table:table-cell>
          <table:table-cell table:formula="of:=[.C359]/([.H359]-[.H358])" office:value-type="float" office:value="92426.0784933841" calcext:value-type="float">
            <text:p>92426.0784933841</text:p>
          </table:table-cell>
          <table:table-cell table:formula="of:=[.G359]-[.$B359]" office:value-type="float" office:value="10.2480189800262" calcext:value-type="float">
            <text:p>10.2480189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5802.20473" calcext:value-type="float">
            <text:p>1443145802.20473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45590877533" calcext:value-type="float">
            <text:p>42.2045590878</text:p>
          </table:table-cell>
          <table:table-cell table:formula="of:=[.C360]/([.D360]-[.D359])" office:value-type="float" office:value="102071.888055161" calcext:value-type="float">
            <text:p>102071.888055161</text:p>
          </table:table-cell>
          <table:table-cell/>
          <table:table-cell office:value-type="float" office:value="1443145812.45711" calcext:value-type="float">
            <text:p>1443145812.45711</text:p>
          </table:table-cell>
          <table:table-cell table:formula="of:=[.G360]-[.$B$2]" office:value-type="float" office:value="52.4569339752197" calcext:value-type="float">
            <text:p>52.4569339752</text:p>
          </table:table-cell>
          <table:table-cell table:formula="of:=[.C360]/([.H360]-[.H359])" office:value-type="float" office:value="92546.9302197297" calcext:value-type="float">
            <text:p>92546.9302197297</text:p>
          </table:table-cell>
          <table:table-cell table:formula="of:=[.G360]-[.$B360]" office:value-type="float" office:value="10.2523748874664" calcext:value-type="float">
            <text:p>10.2523748875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5802.24706" calcext:value-type="float">
            <text:p>1443145802.24706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68848228455" calcext:value-type="float">
            <text:p>42.2468848228</text:p>
          </table:table-cell>
          <table:table-cell table:formula="of:=[.C361]/([.D361]-[.D360])" office:value-type="float" office:value="102065.563435421" calcext:value-type="float">
            <text:p>102065.563435421</text:p>
          </table:table-cell>
          <table:table-cell/>
          <table:table-cell office:value-type="float" office:value="1443145812.50377" calcext:value-type="float">
            <text:p>1443145812.50377</text:p>
          </table:table-cell>
          <table:table-cell table:formula="of:=[.G361]-[.$B$2]" office:value-type="float" office:value="52.5035920143128" calcext:value-type="float">
            <text:p>52.5035920143</text:p>
          </table:table-cell>
          <table:table-cell table:formula="of:=[.C361]/([.H361]-[.H360])" office:value-type="float" office:value="92588.5460249977" calcext:value-type="float">
            <text:p>92588.5460249977</text:p>
          </table:table-cell>
          <table:table-cell table:formula="of:=[.G361]-[.$B361]" office:value-type="float" office:value="10.2567071914673" calcext:value-type="float">
            <text:p>10.256707191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5802.28939" calcext:value-type="float">
            <text:p>1443145802.28939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92124652863" calcext:value-type="float">
            <text:p>42.2892124653</text:p>
          </table:table-cell>
          <table:table-cell table:formula="of:=[.C362]/([.D362]-[.D361])" office:value-type="float" office:value="102060.964204241" calcext:value-type="float">
            <text:p>102060.964204241</text:p>
          </table:table-cell>
          <table:table-cell/>
          <table:table-cell office:value-type="float" office:value="1443145812.55047" calcext:value-type="float">
            <text:p>1443145812.55047</text:p>
          </table:table-cell>
          <table:table-cell table:formula="of:=[.G362]-[.$B$2]" office:value-type="float" office:value="52.5502948760986" calcext:value-type="float">
            <text:p>52.5502948761</text:p>
          </table:table-cell>
          <table:table-cell table:formula="of:=[.C362]/([.H362]-[.H361])" office:value-type="float" office:value="92499.6849187793" calcext:value-type="float">
            <text:p>92499.6849187793</text:p>
          </table:table-cell>
          <table:table-cell table:formula="of:=[.G362]-[.$B362]" office:value-type="float" office:value="10.2610824108124" calcext:value-type="float">
            <text:p>10.2610824108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5802.33172" calcext:value-type="float">
            <text:p>1443145802.33172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315410614014" calcext:value-type="float">
            <text:p>42.3315410614</text:p>
          </table:table-cell>
          <table:table-cell table:formula="of:=[.C363]/([.D363]-[.D362])" office:value-type="float" office:value="102058.664744084" calcext:value-type="float">
            <text:p>102058.664744084</text:p>
          </table:table-cell>
          <table:table-cell/>
          <table:table-cell office:value-type="float" office:value="1443145812.59717" calcext:value-type="float">
            <text:p>1443145812.59717</text:p>
          </table:table-cell>
          <table:table-cell table:formula="of:=[.G363]-[.$B$2]" office:value-type="float" office:value="52.5969913005829" calcext:value-type="float">
            <text:p>52.5969913006</text:p>
          </table:table-cell>
          <table:table-cell table:formula="of:=[.C363]/([.H363]-[.H362])" office:value-type="float" office:value="92512.4363955703" calcext:value-type="float">
            <text:p>92512.4363955703</text:p>
          </table:table-cell>
          <table:table-cell table:formula="of:=[.G363]-[.$B363]" office:value-type="float" office:value="10.2654502391815" calcext:value-type="float">
            <text:p>10.265450239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5802.37405" calcext:value-type="float">
            <text:p>1443145802.37405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38734722137" calcext:value-type="float">
            <text:p>42.3738734722</text:p>
          </table:table-cell>
          <table:table-cell table:formula="of:=[.C364]/([.D364]-[.D363])" office:value-type="float" office:value="102049.467939512" calcext:value-type="float">
            <text:p>102049.467939512</text:p>
          </table:table-cell>
          <table:table-cell/>
          <table:table-cell office:value-type="float" office:value="1443145812.64388" calcext:value-type="float">
            <text:p>1443145812.64388</text:p>
          </table:table-cell>
          <table:table-cell table:formula="of:=[.G364]-[.$B$2]" office:value-type="float" office:value="52.6437094211578" calcext:value-type="float">
            <text:p>52.6437094212</text:p>
          </table:table-cell>
          <table:table-cell table:formula="of:=[.C364]/([.H364]-[.H363])" office:value-type="float" office:value="92469.4732329676" calcext:value-type="float">
            <text:p>92469.4732329676</text:p>
          </table:table-cell>
          <table:table-cell table:formula="of:=[.G364]-[.$B364]" office:value-type="float" office:value="10.2698359489441" calcext:value-type="float">
            <text:p>10.2698359489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5802.41638" calcext:value-type="float">
            <text:p>1443145802.41638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62087440491" calcext:value-type="float">
            <text:p>42.416208744</text:p>
          </table:table-cell>
          <table:table-cell table:formula="of:=[.C365]/([.D365]-[.D364])" office:value-type="float" office:value="102042.571423744" calcext:value-type="float">
            <text:p>102042.571423744</text:p>
          </table:table-cell>
          <table:table-cell/>
          <table:table-cell office:value-type="float" office:value="1443145812.69053" calcext:value-type="float">
            <text:p>1443145812.69053</text:p>
          </table:table-cell>
          <table:table-cell table:formula="of:=[.G365]-[.$B$2]" office:value-type="float" office:value="52.6903512477875" calcext:value-type="float">
            <text:p>52.6903512478</text:p>
          </table:table-cell>
          <table:table-cell table:formula="of:=[.C365]/([.H365]-[.H364])" office:value-type="float" office:value="92620.7293359914" calcext:value-type="float">
            <text:p>92620.7293359914</text:p>
          </table:table-cell>
          <table:table-cell table:formula="of:=[.G365]-[.$B365]" office:value-type="float" office:value="10.2741425037384" calcext:value-type="float">
            <text:p>10.27414250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5802.45872" calcext:value-type="float">
            <text:p>1443145802.45872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854139328" calcext:value-type="float">
            <text:p>42.4585413933</text:p>
          </table:table-cell>
          <table:table-cell table:formula="of:=[.C366]/([.D366]-[.D365])" office:value-type="float" office:value="102048.89319426" calcext:value-type="float">
            <text:p>102048.89319426</text:p>
          </table:table-cell>
          <table:table-cell/>
          <table:table-cell office:value-type="float" office:value="1443145812.73728" calcext:value-type="float">
            <text:p>1443145812.73728</text:p>
          </table:table-cell>
          <table:table-cell table:formula="of:=[.G366]-[.$B$2]" office:value-type="float" office:value="52.7371084690094" calcext:value-type="float">
            <text:p>52.737108469</text:p>
          </table:table-cell>
          <table:table-cell table:formula="of:=[.C366]/([.H366]-[.H365])" office:value-type="float" office:value="92392.1457927532" calcext:value-type="float">
            <text:p>92392.1457927532</text:p>
          </table:table-cell>
          <table:table-cell table:formula="of:=[.G366]-[.$B366]" office:value-type="float" office:value="10.2785670757294" calcext:value-type="float">
            <text:p>10.2785670757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5802.50102" calcext:value-type="float">
            <text:p>1443145802.50102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5008444786072" calcext:value-type="float">
            <text:p>42.5008444786</text:p>
          </table:table-cell>
          <table:table-cell table:formula="of:=[.C367]/([.D367]-[.D366])" office:value-type="float" office:value="102120.211010415" calcext:value-type="float">
            <text:p>102120.211010415</text:p>
          </table:table-cell>
          <table:table-cell/>
          <table:table-cell office:value-type="float" office:value="1443145812.78386" calcext:value-type="float">
            <text:p>1443145812.78386</text:p>
          </table:table-cell>
          <table:table-cell table:formula="of:=[.G367]-[.$B$2]" office:value-type="float" office:value="52.7836906909943" calcext:value-type="float">
            <text:p>52.783690691</text:p>
          </table:table-cell>
          <table:table-cell table:formula="of:=[.C367]/([.H367]-[.H366])" office:value-type="float" office:value="92739.2429112499" calcext:value-type="float">
            <text:p>92739.2429112499</text:p>
          </table:table-cell>
          <table:table-cell table:formula="of:=[.G367]-[.$B367]" office:value-type="float" office:value="10.2828462123871" calcext:value-type="float">
            <text:p>10.2828462124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5802.54335" calcext:value-type="float">
            <text:p>1443145802.54335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31771278381" calcext:value-type="float">
            <text:p>42.5431771278</text:p>
          </table:table-cell>
          <table:table-cell table:formula="of:=[.C368]/([.D368]-[.D367])" office:value-type="float" office:value="102048.89319426" calcext:value-type="float">
            <text:p>102048.89319426</text:p>
          </table:table-cell>
          <table:table-cell/>
          <table:table-cell office:value-type="float" office:value="1443145812.83055" calcext:value-type="float">
            <text:p>1443145812.83055</text:p>
          </table:table-cell>
          <table:table-cell table:formula="of:=[.G368]-[.$B$2]" office:value-type="float" office:value="52.8303742408752" calcext:value-type="float">
            <text:p>52.8303742409</text:p>
          </table:table-cell>
          <table:table-cell table:formula="of:=[.C368]/([.H368]-[.H367])" office:value-type="float" office:value="92537.9498991343" calcext:value-type="float">
            <text:p>92537.9498991343</text:p>
          </table:table-cell>
          <table:table-cell table:formula="of:=[.G368]-[.$B368]" office:value-type="float" office:value="10.2871971130371" calcext:value-type="float">
            <text:p>10.287197113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5802.58568" calcext:value-type="float">
            <text:p>1443145802.58568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55085849762" calcext:value-type="float">
            <text:p>42.585508585</text:p>
          </table:table-cell>
          <table:table-cell table:formula="of:=[.C369]/([.D369]-[.D368])" office:value-type="float" office:value="102051.766985261" calcext:value-type="float">
            <text:p>102051.766985261</text:p>
          </table:table-cell>
          <table:table-cell/>
          <table:table-cell office:value-type="float" office:value="1443145812.87729" calcext:value-type="float">
            <text:p>1443145812.87729</text:p>
          </table:table-cell>
          <table:table-cell table:formula="of:=[.G369]-[.$B$2]" office:value-type="float" office:value="52.8771162033081" calcext:value-type="float">
            <text:p>52.8771162033</text:p>
          </table:table-cell>
          <table:table-cell table:formula="of:=[.C369]/([.H369]-[.H368])" office:value-type="float" office:value="92422.3069625096" calcext:value-type="float">
            <text:p>92422.3069625096</text:p>
          </table:table-cell>
          <table:table-cell table:formula="of:=[.G369]-[.$B369]" office:value-type="float" office:value="10.2916076183319" calcext:value-type="float">
            <text:p>10.2916076183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5802.62801" calcext:value-type="float">
            <text:p>1443145802.62801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78400421143" calcext:value-type="float">
            <text:p>42.6278400421</text:p>
          </table:table-cell>
          <table:table-cell table:formula="of:=[.C370]/([.D370]-[.D369])" office:value-type="float" office:value="102051.766985261" calcext:value-type="float">
            <text:p>102051.766985261</text:p>
          </table:table-cell>
          <table:table-cell/>
          <table:table-cell office:value-type="float" office:value="1443145812.92399" calcext:value-type="float">
            <text:p>1443145812.92399</text:p>
          </table:table-cell>
          <table:table-cell table:formula="of:=[.G370]-[.$B$2]" office:value-type="float" office:value="52.9238133430481" calcext:value-type="float">
            <text:p>52.923813343</text:p>
          </table:table-cell>
          <table:table-cell table:formula="of:=[.C370]/([.H370]-[.H369])" office:value-type="float" office:value="92511.019391204" calcext:value-type="float">
            <text:p>92511.019391204</text:p>
          </table:table-cell>
          <table:table-cell table:formula="of:=[.G370]-[.$B370]" office:value-type="float" office:value="10.2959733009338" calcext:value-type="float">
            <text:p>10.2959733009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5802.67034" calcext:value-type="float">
            <text:p>1443145802.67034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701710224152" calcext:value-type="float">
            <text:p>42.6701710224</text:p>
          </table:table-cell>
          <table:table-cell table:formula="of:=[.C371]/([.D371]-[.D370])" office:value-type="float" office:value="102052.916546981" calcext:value-type="float">
            <text:p>102052.916546981</text:p>
          </table:table-cell>
          <table:table-cell/>
          <table:table-cell office:value-type="float" office:value="1443145812.97063" calcext:value-type="float">
            <text:p>1443145812.97063</text:p>
          </table:table-cell>
          <table:table-cell table:formula="of:=[.G371]-[.$B$2]" office:value-type="float" office:value="52.9704570770264" calcext:value-type="float">
            <text:p>52.970457077</text:p>
          </table:table-cell>
          <table:table-cell table:formula="of:=[.C371]/([.H371]-[.H370])" office:value-type="float" office:value="92616.9419029023" calcext:value-type="float">
            <text:p>92616.9419029023</text:p>
          </table:table-cell>
          <table:table-cell table:formula="of:=[.G371]-[.$B371]" office:value-type="float" office:value="10.3002860546112" calcext:value-type="float">
            <text:p>10.3002860546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5802.71269" calcext:value-type="float">
            <text:p>1443145802.71269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125136852264" calcext:value-type="float">
            <text:p>42.7125136852</text:p>
          </table:table-cell>
          <table:table-cell table:formula="of:=[.C372]/([.D372]-[.D371])" office:value-type="float" office:value="102024.759738285" calcext:value-type="float">
            <text:p>102024.759738285</text:p>
          </table:table-cell>
          <table:table-cell/>
          <table:table-cell office:value-type="float" office:value="1443145813.01742" calcext:value-type="float">
            <text:p>1443145813.01742</text:p>
          </table:table-cell>
          <table:table-cell table:formula="of:=[.G372]-[.$B$2]" office:value-type="float" office:value="53.0172436237335" calcext:value-type="float">
            <text:p>53.0172436237</text:p>
          </table:table-cell>
          <table:table-cell table:formula="of:=[.C372]/([.H372]-[.H371])" office:value-type="float" office:value="92334.2350321295" calcext:value-type="float">
            <text:p>92334.2350321295</text:p>
          </table:table-cell>
          <table:table-cell table:formula="of:=[.G372]-[.$B372]" office:value-type="float" office:value="10.3047299385071" calcext:value-type="float">
            <text:p>10.304729938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5802.75502" calcext:value-type="float">
            <text:p>1443145802.75502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48487186432" calcext:value-type="float">
            <text:p>42.7548487186</text:p>
          </table:table-cell>
          <table:table-cell table:formula="of:=[.C373]/([.D373]-[.D372])" office:value-type="float" office:value="102043.146097789" calcext:value-type="float">
            <text:p>102043.146097789</text:p>
          </table:table-cell>
          <table:table-cell/>
          <table:table-cell office:value-type="float" office:value="1443145813.03183" calcext:value-type="float">
            <text:p>1443145813.03183</text:p>
          </table:table-cell>
          <table:table-cell table:formula="of:=[.G373]-[.$B$2]" office:value-type="float" office:value="53.0316557884216" calcext:value-type="float">
            <text:p>53.0316557884</text:p>
          </table:table-cell>
          <table:table-cell table:formula="of:=[.C373]/([.H373]-[.H372])" office:value-type="float" office:value="299746.782907906" calcext:value-type="float">
            <text:p>299746.782907906</text:p>
          </table:table-cell>
          <table:table-cell table:formula="of:=[.G373]-[.$B373]" office:value-type="float" office:value="10.2768070697784" calcext:value-type="float">
            <text:p>10.276807069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5802.79736" calcext:value-type="float">
            <text:p>1443145802.79736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71851825714" calcext:value-type="float">
            <text:p>42.7971851826</text:p>
          </table:table-cell>
          <table:table-cell table:formula="of:=[.C374]/([.D374]-[.D373])" office:value-type="float" office:value="102039.698150609" calcext:value-type="float">
            <text:p>102039.698150609</text:p>
          </table:table-cell>
          <table:table-cell/>
          <table:table-cell office:value-type="float" office:value="1443145813.04634" calcext:value-type="float">
            <text:p>1443145813.04634</text:p>
          </table:table-cell>
          <table:table-cell table:formula="of:=[.G374]-[.$B$2]" office:value-type="float" office:value="53.0461618900299" calcext:value-type="float">
            <text:p>53.04616189</text:p>
          </table:table-cell>
          <table:table-cell table:formula="of:=[.C374]/([.H374]-[.H373])" office:value-type="float" office:value="297805.717666782" calcext:value-type="float">
            <text:p>297805.717666782</text:p>
          </table:table-cell>
          <table:table-cell table:formula="of:=[.G374]-[.$B374]" office:value-type="float" office:value="10.2489767074585" calcext:value-type="float">
            <text:p>10.248976707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5802.83971" calcext:value-type="float">
            <text:p>1443145802.83971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9536190033" calcext:value-type="float">
            <text:p>42.83953619</text:p>
          </table:table-cell>
          <table:table-cell table:formula="of:=[.C375]/([.D375]-[.D374])" office:value-type="float" office:value="102004.657242742" calcext:value-type="float">
            <text:p>102004.657242742</text:p>
          </table:table-cell>
          <table:table-cell/>
          <table:table-cell office:value-type="float" office:value="1443145813.07409" calcext:value-type="float">
            <text:p>1443145813.07409</text:p>
          </table:table-cell>
          <table:table-cell table:formula="of:=[.G375]-[.$B$2]" office:value-type="float" office:value="53.0739164352417" calcext:value-type="float">
            <text:p>53.0739164352</text:p>
          </table:table-cell>
          <table:table-cell table:formula="of:=[.C375]/([.H375]-[.H374])" office:value-type="float" office:value="155650.181512056" calcext:value-type="float">
            <text:p>155650.181512056</text:p>
          </table:table-cell>
          <table:table-cell table:formula="of:=[.G375]-[.$B375]" office:value-type="float" office:value="10.2343802452087" calcext:value-type="float">
            <text:p>10.234380245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5802.88204" calcext:value-type="float">
            <text:p>1443145802.88204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818626403809" calcext:value-type="float">
            <text:p>42.8818626404</text:p>
          </table:table-cell>
          <table:table-cell table:formula="of:=[.C376]/([.D376]-[.D375])" office:value-type="float" office:value="102063.838675154" calcext:value-type="float">
            <text:p>102063.838675154</text:p>
          </table:table-cell>
          <table:table-cell/>
          <table:table-cell office:value-type="float" office:value="1443145813.11795" calcext:value-type="float">
            <text:p>1443145813.11795</text:p>
          </table:table-cell>
          <table:table-cell table:formula="of:=[.G376]-[.$B$2]" office:value-type="float" office:value="53.1177761554718" calcext:value-type="float">
            <text:p>53.1177761555</text:p>
          </table:table-cell>
          <table:table-cell table:formula="of:=[.C376]/([.H376]-[.H375])" office:value-type="float" office:value="98495.8403139796" calcext:value-type="float">
            <text:p>98495.8403139796</text:p>
          </table:table-cell>
          <table:table-cell table:formula="of:=[.G376]-[.$B376]" office:value-type="float" office:value="10.2359135150909" calcext:value-type="float">
            <text:p>10.235913515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5802.92436" calcext:value-type="float">
            <text:p>1443145802.92436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41900444031" calcext:value-type="float">
            <text:p>42.9241900444</text:p>
          </table:table-cell>
          <table:table-cell table:formula="of:=[.C377]/([.D377]-[.D376])" office:value-type="float" office:value="102061.539085471" calcext:value-type="float">
            <text:p>102061.539085471</text:p>
          </table:table-cell>
          <table:table-cell/>
          <table:table-cell office:value-type="float" office:value="1443145813.16178" calcext:value-type="float">
            <text:p>1443145813.16178</text:p>
          </table:table-cell>
          <table:table-cell table:formula="of:=[.G377]-[.$B$2]" office:value-type="float" office:value="53.1616079807282" calcext:value-type="float">
            <text:p>53.1616079807</text:p>
          </table:table-cell>
          <table:table-cell table:formula="of:=[.C377]/([.H377]-[.H376])" office:value-type="float" office:value="98558.5239659712" calcext:value-type="float">
            <text:p>98558.5239659712</text:p>
          </table:table-cell>
          <table:table-cell table:formula="of:=[.G377]-[.$B377]" office:value-type="float" office:value="10.2374179363251" calcext:value-type="float">
            <text:p>10.2374179363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5802.96668" calcext:value-type="float">
            <text:p>1443145802.96668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65095806122" calcext:value-type="float">
            <text:p>42.9665095806</text:p>
          </table:table-cell>
          <table:table-cell table:formula="of:=[.C378]/([.D378]-[.D377])" office:value-type="float" office:value="102080.513799922" calcext:value-type="float">
            <text:p>102080.513799922</text:p>
          </table:table-cell>
          <table:table-cell/>
          <table:table-cell office:value-type="float" office:value="1443145813.20566" calcext:value-type="float">
            <text:p>1443145813.20566</text:p>
          </table:table-cell>
          <table:table-cell table:formula="of:=[.G378]-[.$B$2]" office:value-type="float" office:value="53.2054831981659" calcext:value-type="float">
            <text:p>53.2054831982</text:p>
          </table:table-cell>
          <table:table-cell table:formula="of:=[.C378]/([.H378]-[.H377])" office:value-type="float" office:value="98461.0505037332" calcext:value-type="float">
            <text:p>98461.0505037332</text:p>
          </table:table-cell>
          <table:table-cell table:formula="of:=[.G378]-[.$B378]" office:value-type="float" office:value="10.2389736175537" calcext:value-type="float">
            <text:p>10.2389736176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5803.00922" calcext:value-type="float">
            <text:p>1443145803.00922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90417861939" calcext:value-type="float">
            <text:p>43.0090417862</text:p>
          </table:table-cell>
          <table:table-cell table:formula="of:=[.C379]/([.D379]-[.D378])" office:value-type="float" office:value="101570.09120313" calcext:value-type="float">
            <text:p>101570.09120313</text:p>
          </table:table-cell>
          <table:table-cell/>
          <table:table-cell office:value-type="float" office:value="1443145813.24952" calcext:value-type="float">
            <text:p>1443145813.24952</text:p>
          </table:table-cell>
          <table:table-cell table:formula="of:=[.G379]-[.$B$2]" office:value-type="float" office:value="53.2493460178375" calcext:value-type="float">
            <text:p>53.2493460178</text:p>
          </table:table-cell>
          <table:table-cell table:formula="of:=[.C379]/([.H379]-[.H378])" office:value-type="float" office:value="98488.8803852718" calcext:value-type="float">
            <text:p>98488.8803852718</text:p>
          </table:table-cell>
          <table:table-cell table:formula="of:=[.G379]-[.$B379]" office:value-type="float" office:value="10.2403042316437" calcext:value-type="float">
            <text:p>10.240304231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5803.05257" calcext:value-type="float">
            <text:p>1443145803.05257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52393913269" calcext:value-type="float">
            <text:p>43.0523939133</text:p>
          </table:table-cell>
          <table:table-cell table:formula="of:=[.C380]/([.D380]-[.D379])" office:value-type="float" office:value="99649.0897091821" calcext:value-type="float">
            <text:p>99649.0897091821</text:p>
          </table:table-cell>
          <table:table-cell/>
          <table:table-cell office:value-type="float" office:value="1443145813.29347" calcext:value-type="float">
            <text:p>1443145813.29347</text:p>
          </table:table-cell>
          <table:table-cell table:formula="of:=[.G380]-[.$B$2]" office:value-type="float" office:value="53.2932913303375" calcext:value-type="float">
            <text:p>53.2932913303</text:p>
          </table:table-cell>
          <table:table-cell table:formula="of:=[.C380]/([.H380]-[.H379])" office:value-type="float" office:value="98304" calcext:value-type="float">
            <text:p>98304</text:p>
          </table:table-cell>
          <table:table-cell table:formula="of:=[.G380]-[.$B380]" office:value-type="float" office:value="10.2408974170685" calcext:value-type="float">
            <text:p>10.2408974171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5803.09591" calcext:value-type="float">
            <text:p>1443145803.09591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57391262055" calcext:value-type="float">
            <text:p>43.0957391262</text:p>
          </table:table-cell>
          <table:table-cell table:formula="of:=[.C381]/([.D381]-[.D380])" office:value-type="float" office:value="99664.985066253" calcext:value-type="float">
            <text:p>99664.985066253</text:p>
          </table:table-cell>
          <table:table-cell/>
          <table:table-cell office:value-type="float" office:value="1443145813.33737" calcext:value-type="float">
            <text:p>1443145813.33737</text:p>
          </table:table-cell>
          <table:table-cell table:formula="of:=[.G381]-[.$B$2]" office:value-type="float" office:value="53.3371977806091" calcext:value-type="float">
            <text:p>53.3371977806</text:p>
          </table:table-cell>
          <table:table-cell table:formula="of:=[.C381]/([.H381]-[.H380])" office:value-type="float" office:value="98391.0102792726" calcext:value-type="float">
            <text:p>98391.0102792726</text:p>
          </table:table-cell>
          <table:table-cell table:formula="of:=[.G381]-[.$B381]" office:value-type="float" office:value="10.2414586544037" calcext:value-type="float">
            <text:p>10.2414586544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5803.13925" calcext:value-type="float">
            <text:p>1443145803.13925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90755176544" calcext:value-type="float">
            <text:p>43.1390755177</text:p>
          </table:table-cell>
          <table:table-cell table:formula="of:=[.C382]/([.D382]-[.D381])" office:value-type="float" office:value="99685.2727132687" calcext:value-type="float">
            <text:p>99685.2727132687</text:p>
          </table:table-cell>
          <table:table-cell/>
          <table:table-cell office:value-type="float" office:value="1443145813.38122" calcext:value-type="float">
            <text:p>1443145813.38122</text:p>
          </table:table-cell>
          <table:table-cell table:formula="of:=[.G382]-[.$B$2]" office:value-type="float" office:value="53.3810501098633" calcext:value-type="float">
            <text:p>53.3810501099</text:p>
          </table:table-cell>
          <table:table-cell table:formula="of:=[.C382]/([.H382]-[.H381])" office:value-type="float" office:value="98512.4410373512" calcext:value-type="float">
            <text:p>98512.4410373512</text:p>
          </table:table-cell>
          <table:table-cell table:formula="of:=[.G382]-[.$B382]" office:value-type="float" office:value="10.2419745922089" calcext:value-type="float">
            <text:p>10.241974592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5803.1826" calcext:value-type="float">
            <text:p>1443145803.1826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824266910553" calcext:value-type="float">
            <text:p>43.1824266911</text:p>
          </table:table-cell>
          <table:table-cell table:formula="of:=[.C383]/([.D383]-[.D382])" office:value-type="float" office:value="99651.281870779" calcext:value-type="float">
            <text:p>99651.281870779</text:p>
          </table:table-cell>
          <table:table-cell/>
          <table:table-cell office:value-type="float" office:value="1443145813.42515" calcext:value-type="float">
            <text:p>1443145813.42515</text:p>
          </table:table-cell>
          <table:table-cell table:formula="of:=[.G383]-[.$B$2]" office:value-type="float" office:value="53.4249761104584" calcext:value-type="float">
            <text:p>53.4249761105</text:p>
          </table:table-cell>
          <table:table-cell table:formula="of:=[.C383]/([.H383]-[.H382])" office:value-type="float" office:value="98347.2189927214" calcext:value-type="float">
            <text:p>98347.2189927214</text:p>
          </table:table-cell>
          <table:table-cell table:formula="of:=[.G383]-[.$B383]" office:value-type="float" office:value="10.2425494194031" calcext:value-type="float">
            <text:p>10.242549419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5803.22594" calcext:value-type="float">
            <text:p>1443145803.22594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5766658783" calcext:value-type="float">
            <text:p>43.2257666588</text:p>
          </table:table-cell>
          <table:table-cell table:formula="of:=[.C384]/([.D384]-[.D383])" office:value-type="float" office:value="99677.0469961107" calcext:value-type="float">
            <text:p>99677.0469961107</text:p>
          </table:table-cell>
          <table:table-cell/>
          <table:table-cell office:value-type="float" office:value="1443145813.46902" calcext:value-type="float">
            <text:p>1443145813.46902</text:p>
          </table:table-cell>
          <table:table-cell table:formula="of:=[.G384]-[.$B$2]" office:value-type="float" office:value="53.4688460826874" calcext:value-type="float">
            <text:p>53.4688460827</text:p>
          </table:table-cell>
          <table:table-cell table:formula="of:=[.C384]/([.H384]-[.H383])" office:value-type="float" office:value="98472.8227647225" calcext:value-type="float">
            <text:p>98472.8227647225</text:p>
          </table:table-cell>
          <table:table-cell table:formula="of:=[.G384]-[.$B384]" office:value-type="float" office:value="10.2430794239044" calcext:value-type="float">
            <text:p>10.243079423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5803.26928" calcext:value-type="float">
            <text:p>1443145803.26928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91059112549" calcext:value-type="float">
            <text:p>43.2691059113</text:p>
          </table:table-cell>
          <table:table-cell table:formula="of:=[.C385]/([.D385]-[.D384])" office:value-type="float" office:value="99678.6920309388" calcext:value-type="float">
            <text:p>99678.6920309388</text:p>
          </table:table-cell>
          <table:table-cell/>
          <table:table-cell office:value-type="float" office:value="1443145813.51289" calcext:value-type="float">
            <text:p>1443145813.51289</text:p>
          </table:table-cell>
          <table:table-cell table:formula="of:=[.G385]-[.$B$2]" office:value-type="float" office:value="53.512720823288" calcext:value-type="float">
            <text:p>53.5127208233</text:p>
          </table:table-cell>
          <table:table-cell table:formula="of:=[.C385]/([.H385]-[.H384])" office:value-type="float" office:value="98462.1205929661" calcext:value-type="float">
            <text:p>98462.1205929661</text:p>
          </table:table-cell>
          <table:table-cell table:formula="of:=[.G385]-[.$B385]" office:value-type="float" office:value="10.2436149120331" calcext:value-type="float">
            <text:p>10.24361491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5803.31263" calcext:value-type="float">
            <text:p>1443145803.31263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124556541443" calcext:value-type="float">
            <text:p>43.3124556541</text:p>
          </table:table-cell>
          <table:table-cell table:formula="of:=[.C386]/([.D386]-[.D385])" office:value-type="float" office:value="99654.5702940238" calcext:value-type="float">
            <text:p>99654.5702940238</text:p>
          </table:table-cell>
          <table:table-cell/>
          <table:table-cell office:value-type="float" office:value="1443145813.5568" calcext:value-type="float">
            <text:p>1443145813.5568</text:p>
          </table:table-cell>
          <table:table-cell table:formula="of:=[.G386]-[.$B$2]" office:value-type="float" office:value="53.5566282272339" calcext:value-type="float">
            <text:p>53.5566282272</text:p>
          </table:table-cell>
          <table:table-cell table:formula="of:=[.C386]/([.H386]-[.H385])" office:value-type="float" office:value="98388.8732141985" calcext:value-type="float">
            <text:p>98388.8732141985</text:p>
          </table:table-cell>
          <table:table-cell table:formula="of:=[.G386]-[.$B386]" office:value-type="float" office:value="10.2441725730896" calcext:value-type="float">
            <text:p>10.2441725731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5803.35598" calcext:value-type="float">
            <text:p>1443145803.35598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58073043823" calcext:value-type="float">
            <text:p>43.3558073044</text:p>
          </table:table-cell>
          <table:table-cell table:formula="of:=[.C387]/([.D387]-[.D386])" office:value-type="float" office:value="99650.1857779244" calcext:value-type="float">
            <text:p>99650.1857779244</text:p>
          </table:table-cell>
          <table:table-cell/>
          <table:table-cell office:value-type="float" office:value="1443145813.60067" calcext:value-type="float">
            <text:p>1443145813.60067</text:p>
          </table:table-cell>
          <table:table-cell table:formula="of:=[.G387]-[.$B$2]" office:value-type="float" office:value="53.6004931926727" calcext:value-type="float">
            <text:p>53.6004931927</text:p>
          </table:table-cell>
          <table:table-cell table:formula="of:=[.C387]/([.H387]-[.H386])" office:value-type="float" office:value="98484.0625492573" calcext:value-type="float">
            <text:p>98484.0625492573</text:p>
          </table:table-cell>
          <table:table-cell table:formula="of:=[.G387]-[.$B387]" office:value-type="float" office:value="10.2446858882904" calcext:value-type="float">
            <text:p>10.244685888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5803.39933" calcext:value-type="float">
            <text:p>1443145803.39933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91520404816" calcext:value-type="float">
            <text:p>43.3991520405</text:p>
          </table:table-cell>
          <table:table-cell table:formula="of:=[.C388]/([.D388]-[.D387])" office:value-type="float" office:value="99666.0814847003" calcext:value-type="float">
            <text:p>99666.0814847003</text:p>
          </table:table-cell>
          <table:table-cell/>
          <table:table-cell office:value-type="float" office:value="1443145813.64457" calcext:value-type="float">
            <text:p>1443145813.64457</text:p>
          </table:table-cell>
          <table:table-cell table:formula="of:=[.G388]-[.$B$2]" office:value-type="float" office:value="53.6443982124329" calcext:value-type="float">
            <text:p>53.6443982124</text:p>
          </table:table-cell>
          <table:table-cell table:formula="of:=[.C388]/([.H388]-[.H387])" office:value-type="float" office:value="98394.2160509582" calcext:value-type="float">
            <text:p>98394.2160509582</text:p>
          </table:table-cell>
          <table:table-cell table:formula="of:=[.G388]-[.$B388]" office:value-type="float" office:value="10.2452461719513" calcext:value-type="float">
            <text:p>10.245246172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5803.44267" calcext:value-type="float">
            <text:p>1443145803.44267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424991607666" calcext:value-type="float">
            <text:p>43.4424991608</text:p>
          </table:table-cell>
          <table:table-cell table:formula="of:=[.C389]/([.D389]-[.D388])" office:value-type="float" office:value="99660.5996336855" calcext:value-type="float">
            <text:p>99660.5996336855</text:p>
          </table:table-cell>
          <table:table-cell/>
          <table:table-cell office:value-type="float" office:value="1443145813.68838" calcext:value-type="float">
            <text:p>1443145813.68838</text:p>
          </table:table-cell>
          <table:table-cell table:formula="of:=[.G389]-[.$B$2]" office:value-type="float" office:value="53.6882078647614" calcext:value-type="float">
            <text:p>53.6882078648</text:p>
          </table:table-cell>
          <table:table-cell table:formula="of:=[.C389]/([.H389]-[.H388])" office:value-type="float" office:value="98608.4063760197" calcext:value-type="float">
            <text:p>98608.4063760197</text:p>
          </table:table-cell>
          <table:table-cell table:formula="of:=[.G389]-[.$B389]" office:value-type="float" office:value="10.2457087039948" calcext:value-type="float">
            <text:p>10.245708704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5803.48602" calcext:value-type="float">
            <text:p>1443145803.48602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58412742615" calcext:value-type="float">
            <text:p>43.4858412743</text:p>
          </table:table-cell>
          <table:table-cell table:formula="of:=[.C390]/([.D390]-[.D389])" office:value-type="float" office:value="99672.1122173937" calcext:value-type="float">
            <text:p>99672.1122173937</text:p>
          </table:table-cell>
          <table:table-cell/>
          <table:table-cell office:value-type="float" office:value="1443145813.73236" calcext:value-type="float">
            <text:p>1443145813.73236</text:p>
          </table:table-cell>
          <table:table-cell table:formula="of:=[.G390]-[.$B$2]" office:value-type="float" office:value="53.7321906089783" calcext:value-type="float">
            <text:p>53.732190609</text:p>
          </table:table-cell>
          <table:table-cell table:formula="of:=[.C390]/([.H390]-[.H389])" office:value-type="float" office:value="98220.3379283054" calcext:value-type="float">
            <text:p>98220.3379283054</text:p>
          </table:table-cell>
          <table:table-cell table:formula="of:=[.G390]-[.$B390]" office:value-type="float" office:value="10.2463493347168" calcext:value-type="float">
            <text:p>10.246349334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5803.52936" calcext:value-type="float">
            <text:p>1443145803.52936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91883945465" calcext:value-type="float">
            <text:p>43.5291883945</text:p>
          </table:table-cell>
          <table:table-cell table:formula="of:=[.C391]/([.D391]-[.D390])" office:value-type="float" office:value="99660.5996336855" calcext:value-type="float">
            <text:p>99660.5996336855</text:p>
          </table:table-cell>
          <table:table-cell/>
          <table:table-cell office:value-type="float" office:value="1443145813.77622" calcext:value-type="float">
            <text:p>1443145813.77622</text:p>
          </table:table-cell>
          <table:table-cell table:formula="of:=[.G391]-[.$B$2]" office:value-type="float" office:value="53.7760465145111" calcext:value-type="float">
            <text:p>53.7760465145</text:p>
          </table:table-cell>
          <table:table-cell table:formula="of:=[.C391]/([.H391]-[.H390])" office:value-type="float" office:value="98504.4077305716" calcext:value-type="float">
            <text:p>98504.4077305716</text:p>
          </table:table-cell>
          <table:table-cell table:formula="of:=[.G391]-[.$B391]" office:value-type="float" office:value="10.2468581199646" calcext:value-type="float">
            <text:p>10.24685812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5803.5727" calcext:value-type="float">
            <text:p>1443145803.5727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725266933441" calcext:value-type="float">
            <text:p>43.5725266933</text:p>
          </table:table-cell>
          <table:table-cell table:formula="of:=[.C392]/([.D392]-[.D391])" office:value-type="float" office:value="99680.8854951753" calcext:value-type="float">
            <text:p>99680.8854951753</text:p>
          </table:table-cell>
          <table:table-cell/>
          <table:table-cell office:value-type="float" office:value="1443145813.8201" calcext:value-type="float">
            <text:p>1443145813.8201</text:p>
          </table:table-cell>
          <table:table-cell table:formula="of:=[.G392]-[.$B$2]" office:value-type="float" office:value="53.8199310302734" calcext:value-type="float">
            <text:p>53.8199310303</text:p>
          </table:table-cell>
          <table:table-cell table:formula="of:=[.C392]/([.H392]-[.H391])" office:value-type="float" office:value="98440.1884117024" calcext:value-type="float">
            <text:p>98440.1884117024</text:p>
          </table:table-cell>
          <table:table-cell table:formula="of:=[.G392]-[.$B392]" office:value-type="float" office:value="10.2474043369293" calcext:value-type="float">
            <text:p>10.247404336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5803.61605" calcext:value-type="float">
            <text:p>1443145803.61605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58728599548" calcext:value-type="float">
            <text:p>43.61587286</text:p>
          </table:table-cell>
          <table:table-cell table:formula="of:=[.C393]/([.D393]-[.D392])" office:value-type="float" office:value="99662.7923017266" calcext:value-type="float">
            <text:p>99662.7923017266</text:p>
          </table:table-cell>
          <table:table-cell/>
          <table:table-cell office:value-type="float" office:value="1443145813.86397" calcext:value-type="float">
            <text:p>1443145813.86397</text:p>
          </table:table-cell>
          <table:table-cell table:formula="of:=[.G393]-[.$B$2]" office:value-type="float" office:value="53.8637983798981" calcext:value-type="float">
            <text:p>53.8637983799</text:p>
          </table:table-cell>
          <table:table-cell table:formula="of:=[.C393]/([.H393]-[.H392])" office:value-type="float" office:value="98478.709950922" calcext:value-type="float">
            <text:p>98478.709950922</text:p>
          </table:table-cell>
          <table:table-cell table:formula="of:=[.G393]-[.$B393]" office:value-type="float" office:value="10.2479255199432" calcext:value-type="float">
            <text:p>10.247925519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5803.65939" calcext:value-type="float">
            <text:p>1443145803.65939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92154502869" calcext:value-type="float">
            <text:p>43.6592154503</text:p>
          </table:table-cell>
          <table:table-cell table:formula="of:=[.C394]/([.D394]-[.D393])" office:value-type="float" office:value="99671.0156662559" calcext:value-type="float">
            <text:p>99671.0156662559</text:p>
          </table:table-cell>
          <table:table-cell/>
          <table:table-cell office:value-type="float" office:value="1443145813.90789" calcext:value-type="float">
            <text:p>1443145813.90789</text:p>
          </table:table-cell>
          <table:table-cell table:formula="of:=[.G394]-[.$B$2]" office:value-type="float" office:value="53.9077143669128" calcext:value-type="float">
            <text:p>53.9077143669</text:p>
          </table:table-cell>
          <table:table-cell table:formula="of:=[.C394]/([.H394]-[.H393])" office:value-type="float" office:value="98369.6438052737" calcext:value-type="float">
            <text:p>98369.6438052737</text:p>
          </table:table-cell>
          <table:table-cell table:formula="of:=[.G394]-[.$B394]" office:value-type="float" office:value="10.248498916626" calcext:value-type="float">
            <text:p>10.248498916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5803.70273" calcext:value-type="float">
            <text:p>1443145803.70273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7025599479675" calcext:value-type="float">
            <text:p>43.702559948</text:p>
          </table:table-cell>
          <table:table-cell table:formula="of:=[.C395]/([.D395]-[.D394])" office:value-type="float" office:value="99666.6297029703" calcext:value-type="float">
            <text:p>99666.6297029703</text:p>
          </table:table-cell>
          <table:table-cell/>
          <table:table-cell office:value-type="float" office:value="1443145813.95178" calcext:value-type="float">
            <text:p>1443145813.95178</text:p>
          </table:table-cell>
          <table:table-cell table:formula="of:=[.G395]-[.$B$2]" office:value-type="float" office:value="53.9516084194183" calcext:value-type="float">
            <text:p>53.9516084194</text:p>
          </table:table-cell>
          <table:table-cell table:formula="of:=[.C395]/([.H395]-[.H394])" office:value-type="float" office:value="98418.8005757584" calcext:value-type="float">
            <text:p>98418.8005757584</text:p>
          </table:table-cell>
          <table:table-cell table:formula="of:=[.G395]-[.$B395]" office:value-type="float" office:value="10.2490484714508" calcext:value-type="float">
            <text:p>10.249048471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5803.74609" calcext:value-type="float">
            <text:p>1443145803.74609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59149360657" calcext:value-type="float">
            <text:p>43.7459149361</text:p>
          </table:table-cell>
          <table:table-cell table:formula="of:=[.C396]/([.D396]-[.D395])" office:value-type="float" office:value="99642.51380304" calcext:value-type="float">
            <text:p>99642.51380304</text:p>
          </table:table-cell>
          <table:table-cell/>
          <table:table-cell office:value-type="float" office:value="1443145813.99567" calcext:value-type="float">
            <text:p>1443145813.99567</text:p>
          </table:table-cell>
          <table:table-cell table:formula="of:=[.G396]-[.$B$2]" office:value-type="float" office:value="53.9954931735992" calcext:value-type="float">
            <text:p>53.9954931736</text:p>
          </table:table-cell>
          <table:table-cell table:formula="of:=[.C396]/([.H396]-[.H395])" office:value-type="float" office:value="98439.6536025121" calcext:value-type="float">
            <text:p>98439.6536025121</text:p>
          </table:table-cell>
          <table:table-cell table:formula="of:=[.G396]-[.$B396]" office:value-type="float" office:value="10.2495782375336" calcext:value-type="float">
            <text:p>10.2495782375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5803.78942" calcext:value-type="float">
            <text:p>1443145803.78942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92489433289" calcext:value-type="float">
            <text:p>43.7892489433</text:p>
          </table:table-cell>
          <table:table-cell table:formula="of:=[.C397]/([.D397]-[.D396])" office:value-type="float" office:value="99690.7572789894" calcext:value-type="float">
            <text:p>99690.7572789894</text:p>
          </table:table-cell>
          <table:table-cell/>
          <table:table-cell office:value-type="float" office:value="1443145814.01002" calcext:value-type="float">
            <text:p>1443145814.01002</text:p>
          </table:table-cell>
          <table:table-cell table:formula="of:=[.G397]-[.$B$2]" office:value-type="float" office:value="54.0098414421082" calcext:value-type="float">
            <text:p>54.0098414421</text:p>
          </table:table-cell>
          <table:table-cell table:formula="of:=[.C397]/([.H397]-[.H396])" office:value-type="float" office:value="301081.625097622" calcext:value-type="float">
            <text:p>301081.625097622</text:p>
          </table:table-cell>
          <table:table-cell table:formula="of:=[.G397]-[.$B397]" office:value-type="float" office:value="10.2205924987793" calcext:value-type="float">
            <text:p>10.220592498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5803.83276" calcext:value-type="float">
            <text:p>1443145803.83276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325898647308" calcext:value-type="float">
            <text:p>43.8325898647</text:p>
          </table:table-cell>
          <table:table-cell table:formula="of:=[.C398]/([.D398]-[.D397])" office:value-type="float" office:value="99674.8537008004" calcext:value-type="float">
            <text:p>99674.8537008004</text:p>
          </table:table-cell>
          <table:table-cell/>
          <table:table-cell office:value-type="float" office:value="1443145814.02438" calcext:value-type="float">
            <text:p>1443145814.02438</text:p>
          </table:table-cell>
          <table:table-cell table:formula="of:=[.G398]-[.$B$2]" office:value-type="float" office:value="54.0242013931274" calcext:value-type="float">
            <text:p>54.0242013931</text:p>
          </table:table-cell>
          <table:table-cell table:formula="of:=[.C398]/([.H398]-[.H397])" office:value-type="float" office:value="300836.680723892" calcext:value-type="float">
            <text:p>300836.680723892</text:p>
          </table:table-cell>
          <table:table-cell table:formula="of:=[.G398]-[.$B398]" office:value-type="float" office:value="10.1916115283966" calcext:value-type="float">
            <text:p>10.191611528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5803.87613" calcext:value-type="float">
            <text:p>1443145803.87613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59543895722" calcext:value-type="float">
            <text:p>43.8759543896</text:p>
          </table:table-cell>
          <table:table-cell table:formula="of:=[.C399]/([.D399]-[.D398])" office:value-type="float" office:value="99620.6003826615" calcext:value-type="float">
            <text:p>99620.6003826615</text:p>
          </table:table-cell>
          <table:table-cell/>
          <table:table-cell office:value-type="float" office:value="1443145814.05871" calcext:value-type="float">
            <text:p>1443145814.05871</text:p>
          </table:table-cell>
          <table:table-cell table:formula="of:=[.G399]-[.$B$2]" office:value-type="float" office:value="54.0585398674011" calcext:value-type="float">
            <text:p>54.0585398674</text:p>
          </table:table-cell>
          <table:table-cell table:formula="of:=[.C399]/([.H399]-[.H398])" office:value-type="float" office:value="125806.404954661" calcext:value-type="float">
            <text:p>125806.404954661</text:p>
          </table:table-cell>
          <table:table-cell table:formula="of:=[.G399]-[.$B399]" office:value-type="float" office:value="10.182585477829" calcext:value-type="float">
            <text:p>10.182585477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5803.91947" calcext:value-type="float">
            <text:p>1443145803.91947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92938804626" calcext:value-type="float">
            <text:p>43.9192938805</text:p>
          </table:table-cell>
          <table:table-cell table:formula="of:=[.C400]/([.D400]-[.D399])" office:value-type="float" office:value="99678.143679963" calcext:value-type="float">
            <text:p>99678.143679963</text:p>
          </table:table-cell>
          <table:table-cell/>
          <table:table-cell office:value-type="float" office:value="1443145814.1075" calcext:value-type="float">
            <text:p>1443145814.1075</text:p>
          </table:table-cell>
          <table:table-cell table:formula="of:=[.G400]-[.$B$2]" office:value-type="float" office:value="54.1073293685913" calcext:value-type="float">
            <text:p>54.1073293686</text:p>
          </table:table-cell>
          <table:table-cell table:formula="of:=[.C400]/([.H400]-[.H399])" office:value-type="float" office:value="88543.6394022616" calcext:value-type="float">
            <text:p>88543.6394022616</text:p>
          </table:table-cell>
          <table:table-cell table:formula="of:=[.G400]-[.$B400]" office:value-type="float" office:value="10.1880354881287" calcext:value-type="float">
            <text:p>10.188035488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5803.96281" calcext:value-type="float">
            <text:p>1443145803.96281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62634563446" calcext:value-type="float">
            <text:p>43.9626345634</text:p>
          </table:table-cell>
          <table:table-cell table:formula="of:=[.C401]/([.D401]-[.D400])" office:value-type="float" office:value="99675.4020155789" calcext:value-type="float">
            <text:p>99675.4020155789</text:p>
          </table:table-cell>
          <table:table-cell/>
          <table:table-cell office:value-type="float" office:value="1443145814.15626" calcext:value-type="float">
            <text:p>1443145814.15626</text:p>
          </table:table-cell>
          <table:table-cell table:formula="of:=[.G401]-[.$B$2]" office:value-type="float" office:value="54.1560850143433" calcext:value-type="float">
            <text:p>54.1560850143</text:p>
          </table:table-cell>
          <table:table-cell table:formula="of:=[.C401]/([.H401]-[.H400])" office:value-type="float" office:value="88605.1232297942" calcext:value-type="float">
            <text:p>88605.1232297942</text:p>
          </table:table-cell>
          <table:table-cell table:formula="of:=[.G401]-[.$B401]" office:value-type="float" office:value="10.1934504508972" calcext:value-type="float">
            <text:p>10.193450450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5804.00611" calcext:value-type="float">
            <text:p>1443145804.00611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59363842011" calcext:value-type="float">
            <text:p>44.0059363842</text:p>
          </table:table-cell>
          <table:table-cell table:formula="of:=[.C402]/([.D402]-[.D401])" office:value-type="float" office:value="99764.8580285319" calcext:value-type="float">
            <text:p>99764.8580285319</text:p>
          </table:table-cell>
          <table:table-cell/>
          <table:table-cell office:value-type="float" office:value="1443145814.20508" calcext:value-type="float">
            <text:p>1443145814.20508</text:p>
          </table:table-cell>
          <table:table-cell table:formula="of:=[.G402]-[.$B$2]" office:value-type="float" office:value="54.2049021720886" calcext:value-type="float">
            <text:p>54.2049021721</text:p>
          </table:table-cell>
          <table:table-cell table:formula="of:=[.C402]/([.H402]-[.H401])" office:value-type="float" office:value="88493.4764644403" calcext:value-type="float">
            <text:p>88493.4764644403</text:p>
          </table:table-cell>
          <table:table-cell table:formula="of:=[.G402]-[.$B402]" office:value-type="float" office:value="10.1989657878876" calcext:value-type="float">
            <text:p>10.198965787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5804.04925" calcext:value-type="float">
            <text:p>1443145804.04925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90787029266" calcext:value-type="float">
            <text:p>44.0490787029</text:p>
          </table:table-cell>
          <table:table-cell table:formula="of:=[.C403]/([.D403]-[.D402])" office:value-type="float" office:value="100133.699986737" calcext:value-type="float">
            <text:p>100133.699986737</text:p>
          </table:table-cell>
          <table:table-cell/>
          <table:table-cell office:value-type="float" office:value="1443145814.25377" calcext:value-type="float">
            <text:p>1443145814.25377</text:p>
          </table:table-cell>
          <table:table-cell table:formula="of:=[.G403]-[.$B$2]" office:value-type="float" office:value="54.2535955905914" calcext:value-type="float">
            <text:p>54.2535955906</text:p>
          </table:table-cell>
          <table:table-cell table:formula="of:=[.C403]/([.H403]-[.H402])" office:value-type="float" office:value="88718.3552280461" calcext:value-type="float">
            <text:p>88718.3552280461</text:p>
          </table:table-cell>
          <table:table-cell table:formula="of:=[.G403]-[.$B403]" office:value-type="float" office:value="10.2045168876648" calcext:value-type="float">
            <text:p>10.204516887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5804.09238" calcext:value-type="float">
            <text:p>1443145804.09238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92203617096" calcext:value-type="float">
            <text:p>44.0922036171</text:p>
          </table:table-cell>
          <table:table-cell table:formula="of:=[.C404]/([.D404]-[.D403])" office:value-type="float" office:value="100174.112417694" calcext:value-type="float">
            <text:p>100174.112417694</text:p>
          </table:table-cell>
          <table:table-cell/>
          <table:table-cell office:value-type="float" office:value="1443145814.30252" calcext:value-type="float">
            <text:p>1443145814.30252</text:p>
          </table:table-cell>
          <table:table-cell table:formula="of:=[.G404]-[.$B$2]" office:value-type="float" office:value="54.3023476600647" calcext:value-type="float">
            <text:p>54.3023476601</text:p>
          </table:table-cell>
          <table:table-cell table:formula="of:=[.C404]/([.H404]-[.H403])" office:value-type="float" office:value="88611.6229869768" calcext:value-type="float">
            <text:p>88611.6229869768</text:p>
          </table:table-cell>
          <table:table-cell table:formula="of:=[.G404]-[.$B404]" office:value-type="float" office:value="10.2101440429688" calcext:value-type="float">
            <text:p>10.210144043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5804.13551" calcext:value-type="float">
            <text:p>1443145804.13551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53347301483" calcext:value-type="float">
            <text:p>44.1353347301</text:p>
          </table:table-cell>
          <table:table-cell table:formula="of:=[.C405]/([.D405]-[.D404])" office:value-type="float" office:value="100159.71520964" calcext:value-type="float">
            <text:p>100159.71520964</text:p>
          </table:table-cell>
          <table:table-cell/>
          <table:table-cell office:value-type="float" office:value="1443145814.3513" calcext:value-type="float">
            <text:p>1443145814.3513</text:p>
          </table:table-cell>
          <table:table-cell table:formula="of:=[.G405]-[.$B$2]" office:value-type="float" office:value="54.3511257171631" calcext:value-type="float">
            <text:p>54.3511257172</text:p>
          </table:table-cell>
          <table:table-cell table:formula="of:=[.C405]/([.H405]-[.H404])" office:value-type="float" office:value="88564.4131189208" calcext:value-type="float">
            <text:p>88564.4131189208</text:p>
          </table:table-cell>
          <table:table-cell table:formula="of:=[.G405]-[.$B405]" office:value-type="float" office:value="10.2157909870148" calcext:value-type="float">
            <text:p>10.21579098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5804.1787" calcext:value-type="float">
            <text:p>1443145804.1787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85233020782" calcext:value-type="float">
            <text:p>44.1785233021</text:p>
          </table:table-cell>
          <table:table-cell table:formula="of:=[.C406]/([.D406]-[.D405])" office:value-type="float" office:value="100026.460865821" calcext:value-type="float">
            <text:p>100026.460865821</text:p>
          </table:table-cell>
          <table:table-cell/>
          <table:table-cell office:value-type="float" office:value="1443145814.40005" calcext:value-type="float">
            <text:p>1443145814.40005</text:p>
          </table:table-cell>
          <table:table-cell table:formula="of:=[.G406]-[.$B$2]" office:value-type="float" office:value="54.3998756408691" calcext:value-type="float">
            <text:p>54.3998756409</text:p>
          </table:table-cell>
          <table:table-cell table:formula="of:=[.C406]/([.H406]-[.H405])" office:value-type="float" office:value="88615.5232990336" calcext:value-type="float">
            <text:p>88615.5232990336</text:p>
          </table:table-cell>
          <table:table-cell table:formula="of:=[.G406]-[.$B406]" office:value-type="float" office:value="10.2213523387909" calcext:value-type="float">
            <text:p>10.2213523388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5804.22184" calcext:value-type="float">
            <text:p>1443145804.22184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216668128967" calcext:value-type="float">
            <text:p>44.2216668129</text:p>
          </table:table-cell>
          <table:table-cell table:formula="of:=[.C407]/([.D407]-[.D406])" office:value-type="float" office:value="100130.933205126" calcext:value-type="float">
            <text:p>100130.933205126</text:p>
          </table:table-cell>
          <table:table-cell/>
          <table:table-cell office:value-type="float" office:value="1443145814.44882" calcext:value-type="float">
            <text:p>1443145814.44882</text:p>
          </table:table-cell>
          <table:table-cell table:formula="of:=[.G407]-[.$B$2]" office:value-type="float" office:value="54.4486422538757" calcext:value-type="float">
            <text:p>54.4486422539</text:p>
          </table:table-cell>
          <table:table-cell table:formula="of:=[.C407]/([.H407]-[.H406])" office:value-type="float" office:value="88585.1965855423" calcext:value-type="float">
            <text:p>88585.1965855423</text:p>
          </table:table-cell>
          <table:table-cell table:formula="of:=[.G407]-[.$B407]" office:value-type="float" office:value="10.226975440979" calcext:value-type="float">
            <text:p>10.226975441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5804.26497" calcext:value-type="float">
            <text:p>1443145804.26497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48000717163" calcext:value-type="float">
            <text:p>44.2648000717</text:p>
          </table:table-cell>
          <table:table-cell table:formula="of:=[.C408]/([.D408]-[.D407])" office:value-type="float" office:value="100154.732524846" calcext:value-type="float">
            <text:p>100154.732524846</text:p>
          </table:table-cell>
          <table:table-cell/>
          <table:table-cell office:value-type="float" office:value="1443145814.49758" calcext:value-type="float">
            <text:p>1443145814.49758</text:p>
          </table:table-cell>
          <table:table-cell table:formula="of:=[.G408]-[.$B$2]" office:value-type="float" office:value="54.4974040985107" calcext:value-type="float">
            <text:p>54.4974040985</text:p>
          </table:table-cell>
          <table:table-cell table:formula="of:=[.C408]/([.H408]-[.H407])" office:value-type="float" office:value="88593.8592425265" calcext:value-type="float">
            <text:p>88593.8592425265</text:p>
          </table:table-cell>
          <table:table-cell table:formula="of:=[.G408]-[.$B408]" office:value-type="float" office:value="10.2326040267944" calcext:value-type="float">
            <text:p>10.2326040268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5804.30815" calcext:value-type="float">
            <text:p>1443145804.30815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79710006714" calcext:value-type="float">
            <text:p>44.3079710007</text:p>
          </table:table-cell>
          <table:table-cell table:formula="of:=[.C409]/([.D409]-[.D408])" office:value-type="float" office:value="100067.339400901" calcext:value-type="float">
            <text:p>100067.339400901</text:p>
          </table:table-cell>
          <table:table-cell/>
          <table:table-cell office:value-type="float" office:value="1443145814.54632" calcext:value-type="float">
            <text:p>1443145814.54632</text:p>
          </table:table-cell>
          <table:table-cell table:formula="of:=[.G409]-[.$B$2]" office:value-type="float" office:value="54.5461411476135" calcext:value-type="float">
            <text:p>54.5461411476</text:p>
          </table:table-cell>
          <table:table-cell table:formula="of:=[.C409]/([.H409]-[.H408])" office:value-type="float" office:value="88638.9323836453" calcext:value-type="float">
            <text:p>88638.9323836453</text:p>
          </table:table-cell>
          <table:table-cell table:formula="of:=[.G409]-[.$B409]" office:value-type="float" office:value="10.2381701469421" calcext:value-type="float">
            <text:p>10.238170146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5804.35128" calcext:value-type="float">
            <text:p>1443145804.35128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511028289795" calcext:value-type="float">
            <text:p>44.351102829</text:p>
          </table:table-cell>
          <table:table-cell table:formula="of:=[.C410]/([.D410]-[.D409])" office:value-type="float" office:value="100158.054259624" calcext:value-type="float">
            <text:p>100158.054259624</text:p>
          </table:table-cell>
          <table:table-cell/>
          <table:table-cell office:value-type="float" office:value="1443145814.59508" calcext:value-type="float">
            <text:p>1443145814.59508</text:p>
          </table:table-cell>
          <table:table-cell table:formula="of:=[.G410]-[.$B$2]" office:value-type="float" office:value="54.5949058532715" calcext:value-type="float">
            <text:p>54.5949058533</text:p>
          </table:table-cell>
          <table:table-cell table:formula="of:=[.C410]/([.H410]-[.H409])" office:value-type="float" office:value="88588.6614450409" calcext:value-type="float">
            <text:p>88588.6614450409</text:p>
          </table:table-cell>
          <table:table-cell table:formula="of:=[.G410]-[.$B410]" office:value-type="float" office:value="10.243803024292" calcext:value-type="float">
            <text:p>10.2438030243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5804.3944" calcext:value-type="float">
            <text:p>1443145804.3944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42241668701" calcext:value-type="float">
            <text:p>44.3942241669</text:p>
          </table:table-cell>
          <table:table-cell table:formula="of:=[.C411]/([.D411]-[.D410])" office:value-type="float" office:value="100182.420382166" calcext:value-type="float">
            <text:p>100182.420382166</text:p>
          </table:table-cell>
          <table:table-cell/>
          <table:table-cell office:value-type="float" office:value="1443145814.64384" calcext:value-type="float">
            <text:p>1443145814.64384</text:p>
          </table:table-cell>
          <table:table-cell table:formula="of:=[.G411]-[.$B$2]" office:value-type="float" office:value="54.6436631679535" calcext:value-type="float">
            <text:p>54.643663168</text:p>
          </table:table-cell>
          <table:table-cell table:formula="of:=[.C411]/([.H411]-[.H410])" office:value-type="float" office:value="88602.0903360831" calcext:value-type="float">
            <text:p>88602.0903360831</text:p>
          </table:table-cell>
          <table:table-cell table:formula="of:=[.G411]-[.$B411]" office:value-type="float" office:value="10.2494390010834" calcext:value-type="float">
            <text:p>10.249439001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5804.43755" calcext:value-type="float">
            <text:p>1443145804.43755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73731613159" calcext:value-type="float">
            <text:p>44.4373731613</text:p>
          </table:table-cell>
          <table:table-cell table:formula="of:=[.C412]/([.D412]-[.D411])" office:value-type="float" office:value="100118.207978782" calcext:value-type="float">
            <text:p>100118.207978782</text:p>
          </table:table-cell>
          <table:table-cell/>
          <table:table-cell office:value-type="float" office:value="1443145814.69259" calcext:value-type="float">
            <text:p>1443145814.69259</text:p>
          </table:table-cell>
          <table:table-cell table:formula="of:=[.G412]-[.$B$2]" office:value-type="float" office:value="54.692414522171" calcext:value-type="float">
            <text:p>54.6924145222</text:p>
          </table:table-cell>
          <table:table-cell table:formula="of:=[.C412]/([.H412]-[.H411])" office:value-type="float" office:value="88612.9230528468" calcext:value-type="float">
            <text:p>88612.9230528468</text:p>
          </table:table-cell>
          <table:table-cell table:formula="of:=[.G412]-[.$B412]" office:value-type="float" office:value="10.2550413608551" calcext:value-type="float">
            <text:p>10.2550413609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5804.48068" calcext:value-type="float">
            <text:p>1443145804.48068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805021286011" calcext:value-type="float">
            <text:p>44.4805021286</text:p>
          </table:table-cell>
          <table:table-cell table:formula="of:=[.C413]/([.D413]-[.D412])" office:value-type="float" office:value="100164.698390235" calcext:value-type="float">
            <text:p>100164.698390235</text:p>
          </table:table-cell>
          <table:table-cell/>
          <table:table-cell office:value-type="float" office:value="1443145814.74133" calcext:value-type="float">
            <text:p>1443145814.74133</text:p>
          </table:table-cell>
          <table:table-cell table:formula="of:=[.G413]-[.$B$2]" office:value-type="float" office:value="54.7411599159241" calcext:value-type="float">
            <text:p>54.7411599159</text:p>
          </table:table-cell>
          <table:table-cell table:formula="of:=[.C413]/([.H413]-[.H412])" office:value-type="float" office:value="88623.7584188053" calcext:value-type="float">
            <text:p>88623.7584188053</text:p>
          </table:table-cell>
          <table:table-cell table:formula="of:=[.G413]-[.$B413]" office:value-type="float" office:value="10.260657787323" calcext:value-type="float">
            <text:p>10.260657787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5804.52381" calcext:value-type="float">
            <text:p>1443145804.52381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23631811142" calcext:value-type="float">
            <text:p>44.5236318111</text:p>
          </table:table-cell>
          <table:table-cell table:formula="of:=[.C414]/([.D414]-[.D413])" office:value-type="float" office:value="100163.037274943" calcext:value-type="float">
            <text:p>100163.037274943</text:p>
          </table:table-cell>
          <table:table-cell/>
          <table:table-cell office:value-type="float" office:value="1443145814.7901" calcext:value-type="float">
            <text:p>1443145814.7901</text:p>
          </table:table-cell>
          <table:table-cell table:formula="of:=[.G414]-[.$B$2]" office:value-type="float" office:value="54.7899227142334" calcext:value-type="float">
            <text:p>54.7899227142</text:p>
          </table:table-cell>
          <table:table-cell table:formula="of:=[.C414]/([.H414]-[.H413])" office:value-type="float" office:value="88592.1265755943" calcext:value-type="float">
            <text:p>88592.1265755943</text:p>
          </table:table-cell>
          <table:table-cell table:formula="of:=[.G414]-[.$B414]" office:value-type="float" office:value="10.2662909030914" calcext:value-type="float">
            <text:p>10.266290903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5804.56693" calcext:value-type="float">
            <text:p>1443145804.56693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67588710785" calcext:value-type="float">
            <text:p>44.5667588711</text:p>
          </table:table-cell>
          <table:table-cell table:formula="of:=[.C415]/([.D415]-[.D414])" office:value-type="float" office:value="100169.128300385" calcext:value-type="float">
            <text:p>100169.128300385</text:p>
          </table:table-cell>
          <table:table-cell/>
          <table:table-cell office:value-type="float" office:value="1443145814.83897" calcext:value-type="float">
            <text:p>1443145814.83897</text:p>
          </table:table-cell>
          <table:table-cell table:formula="of:=[.G415]-[.$B$2]" office:value-type="float" office:value="54.838794708252" calcext:value-type="float">
            <text:p>54.8387947083</text:p>
          </table:table-cell>
          <table:table-cell table:formula="of:=[.C415]/([.H415]-[.H414])" office:value-type="float" office:value="88394.1833508957" calcext:value-type="float">
            <text:p>88394.1833508957</text:p>
          </table:table-cell>
          <table:table-cell table:formula="of:=[.G415]-[.$B415]" office:value-type="float" office:value="10.2720358371735" calcext:value-type="float">
            <text:p>10.2720358372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5804.61006" calcext:value-type="float">
            <text:p>1443145804.61006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98849773407" calcext:value-type="float">
            <text:p>44.6098849773</text:p>
          </table:table-cell>
          <table:table-cell table:formula="of:=[.C416]/([.D416]-[.D415])" office:value-type="float" office:value="100171.343402402" calcext:value-type="float">
            <text:p>100171.343402402</text:p>
          </table:table-cell>
          <table:table-cell/>
          <table:table-cell office:value-type="float" office:value="1443145814.88759" calcext:value-type="float">
            <text:p>1443145814.88759</text:p>
          </table:table-cell>
          <table:table-cell table:formula="of:=[.G416]-[.$B$2]" office:value-type="float" office:value="54.8874206542969" calcext:value-type="float">
            <text:p>54.8874206543</text:p>
          </table:table-cell>
          <table:table-cell table:formula="of:=[.C416]/([.H416]-[.H415])" office:value-type="float" office:value="88841.4591668628" calcext:value-type="float">
            <text:p>88841.4591668628</text:p>
          </table:table-cell>
          <table:table-cell table:formula="of:=[.G416]-[.$B416]" office:value-type="float" office:value="10.2775356769562" calcext:value-type="float">
            <text:p>10.277535677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5804.65319" calcext:value-type="float">
            <text:p>1443145804.65319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530113220215" calcext:value-type="float">
            <text:p>44.653011322</text:p>
          </table:table-cell>
          <table:table-cell table:formula="of:=[.C417]/([.D417]-[.D416])" office:value-type="float" office:value="100170.789617713" calcext:value-type="float">
            <text:p>100170.789617713</text:p>
          </table:table-cell>
          <table:table-cell/>
          <table:table-cell office:value-type="float" office:value="1443145814.93641" calcext:value-type="float">
            <text:p>1443145814.93641</text:p>
          </table:table-cell>
          <table:table-cell table:formula="of:=[.G417]-[.$B$2]" office:value-type="float" office:value="54.936231136322" calcext:value-type="float">
            <text:p>54.9362311363</text:p>
          </table:table-cell>
          <table:table-cell table:formula="of:=[.C417]/([.H417]-[.H416])" office:value-type="float" office:value="88505.5795551127" calcext:value-type="float">
            <text:p>88505.5795551127</text:p>
          </table:table-cell>
          <table:table-cell table:formula="of:=[.G417]-[.$B417]" office:value-type="float" office:value="10.2832198143005" calcext:value-type="float">
            <text:p>10.2832198143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5804.69632" calcext:value-type="float">
            <text:p>1443145804.69632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6150302887" calcext:value-type="float">
            <text:p>44.6961503029</text:p>
          </table:table-cell>
          <table:table-cell table:formula="of:=[.C418]/([.D418]-[.D417])" office:value-type="float" office:value="100141.447788745" calcext:value-type="float">
            <text:p>100141.447788745</text:p>
          </table:table-cell>
          <table:table-cell/>
          <table:table-cell office:value-type="float" office:value="1443145814.98507" calcext:value-type="float">
            <text:p>1443145814.98507</text:p>
          </table:table-cell>
          <table:table-cell table:formula="of:=[.G418]-[.$B$2]" office:value-type="float" office:value="54.9848966598511" calcext:value-type="float">
            <text:p>54.9848966599</text:p>
          </table:table-cell>
          <table:table-cell table:formula="of:=[.C418]/([.H418]-[.H417])" office:value-type="float" office:value="88769.2083990633" calcext:value-type="float">
            <text:p>88769.2083990633</text:p>
          </table:table-cell>
          <table:table-cell table:formula="of:=[.G418]-[.$B418]" office:value-type="float" office:value="10.2887463569641" calcext:value-type="float">
            <text:p>10.28874635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5804.73945" calcext:value-type="float">
            <text:p>1443145804.73945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92716407776" calcext:value-type="float">
            <text:p>44.7392716408</text:p>
          </table:table-cell>
          <table:table-cell table:formula="of:=[.C419]/([.D419]-[.D418])" office:value-type="float" office:value="100182.420382166" calcext:value-type="float">
            <text:p>100182.420382166</text:p>
          </table:table-cell>
          <table:table-cell/>
          <table:table-cell office:value-type="float" office:value="1443145815.03393" calcext:value-type="float">
            <text:p>1443145815.03393</text:p>
          </table:table-cell>
          <table:table-cell table:formula="of:=[.G419]-[.$B$2]" office:value-type="float" office:value="55.0337541103363" calcext:value-type="float">
            <text:p>55.0337541103</text:p>
          </table:table-cell>
          <table:table-cell table:formula="of:=[.C419]/([.H419]-[.H418])" office:value-type="float" office:value="88420.4958935795" calcext:value-type="float">
            <text:p>88420.4958935795</text:p>
          </table:table-cell>
          <table:table-cell table:formula="of:=[.G419]-[.$B419]" office:value-type="float" office:value="10.2944824695587" calcext:value-type="float">
            <text:p>10.2944824696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5804.78257" calcext:value-type="float">
            <text:p>1443145804.78257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82398223877" calcext:value-type="float">
            <text:p>44.7823982239</text:p>
          </table:table-cell>
          <table:table-cell table:formula="of:=[.C420]/([.D420]-[.D419])" office:value-type="float" office:value="100170.235839147" calcext:value-type="float">
            <text:p>100170.235839147</text:p>
          </table:table-cell>
          <table:table-cell/>
          <table:table-cell office:value-type="float" office:value="1443145815.04708" calcext:value-type="float">
            <text:p>1443145815.04708</text:p>
          </table:table-cell>
          <table:table-cell table:formula="of:=[.G420]-[.$B$2]" office:value-type="float" office:value="55.0469026565552" calcext:value-type="float">
            <text:p>55.0469026566</text:p>
          </table:table-cell>
          <table:table-cell table:formula="of:=[.C420]/([.H420]-[.H419])" office:value-type="float" office:value="328553.433063156" calcext:value-type="float">
            <text:p>328553.433063156</text:p>
          </table:table-cell>
          <table:table-cell table:formula="of:=[.G420]-[.$B420]" office:value-type="float" office:value="10.2645044326782" calcext:value-type="float">
            <text:p>10.264504432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5804.8257" calcext:value-type="float">
            <text:p>1443145804.8257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55252838135" calcext:value-type="float">
            <text:p>44.8255252838</text:p>
          </table:table-cell>
          <table:table-cell table:formula="of:=[.C421]/([.D421]-[.D420])" office:value-type="float" office:value="100169.128300385" calcext:value-type="float">
            <text:p>100169.128300385</text:p>
          </table:table-cell>
          <table:table-cell/>
          <table:table-cell office:value-type="float" office:value="1443145815.06022" calcext:value-type="float">
            <text:p>1443145815.06022</text:p>
          </table:table-cell>
          <table:table-cell table:formula="of:=[.G421]-[.$B$2]" office:value-type="float" office:value="55.0600490570068" calcext:value-type="float">
            <text:p>55.060049057</text:p>
          </table:table-cell>
          <table:table-cell table:formula="of:=[.C421]/([.H421]-[.H420])" office:value-type="float" office:value="328607.05984766" calcext:value-type="float">
            <text:p>328607.05984766</text:p>
          </table:table-cell>
          <table:table-cell table:formula="of:=[.G421]-[.$B421]" office:value-type="float" office:value="10.2345237731934" calcext:value-type="float">
            <text:p>10.23452377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5804.86882" calcext:value-type="float">
            <text:p>1443145804.86882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8647813797" calcext:value-type="float">
            <text:p>44.8686478138</text:p>
          </table:table-cell>
          <table:table-cell table:formula="of:=[.C422]/([.D422]-[.D421])" office:value-type="float" office:value="100179.650907563" calcext:value-type="float">
            <text:p>100179.650907563</text:p>
          </table:table-cell>
          <table:table-cell/>
          <table:table-cell office:value-type="float" office:value="1443145815.08551" calcext:value-type="float">
            <text:p>1443145815.08551</text:p>
          </table:table-cell>
          <table:table-cell table:formula="of:=[.G422]-[.$B$2]" office:value-type="float" office:value="55.0853352546692" calcext:value-type="float">
            <text:p>55.0853352547</text:p>
          </table:table-cell>
          <table:table-cell table:formula="of:=[.C422]/([.H422]-[.H421])" office:value-type="float" office:value="170844.19166871" calcext:value-type="float">
            <text:p>170844.19166871</text:p>
          </table:table-cell>
          <table:table-cell table:formula="of:=[.G422]-[.$B422]" office:value-type="float" office:value="10.2166874408722" calcext:value-type="float">
            <text:p>10.2166874409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5804.91192" calcext:value-type="float">
            <text:p>1443145804.91192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117493629456" calcext:value-type="float">
            <text:p>44.9117493629</text:p>
          </table:table-cell>
          <table:table-cell table:formula="of:=[.C423]/([.D423]-[.D422])" office:value-type="float" office:value="100228.416039296" calcext:value-type="float">
            <text:p>100228.416039296</text:p>
          </table:table-cell>
          <table:table-cell/>
          <table:table-cell office:value-type="float" office:value="1443145815.12545" calcext:value-type="float">
            <text:p>1443145815.12545</text:p>
          </table:table-cell>
          <table:table-cell table:formula="of:=[.G423]-[.$B$2]" office:value-type="float" office:value="55.125278711319" calcext:value-type="float">
            <text:p>55.1252787113</text:p>
          </table:table-cell>
          <table:table-cell table:formula="of:=[.C423]/([.H423]-[.H422])" office:value-type="float" office:value="108152.883158743" calcext:value-type="float">
            <text:p>108152.883158743</text:p>
          </table:table-cell>
          <table:table-cell table:formula="of:=[.G423]-[.$B423]" office:value-type="float" office:value="10.2135293483734" calcext:value-type="float">
            <text:p>10.2135293484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5804.95505" calcext:value-type="float">
            <text:p>1443145804.95505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48804759979" calcext:value-type="float">
            <text:p>44.954880476</text:p>
          </table:table-cell>
          <table:table-cell table:formula="of:=[.C424]/([.D424]-[.D423])" office:value-type="float" office:value="100159.71520964" calcext:value-type="float">
            <text:p>100159.71520964</text:p>
          </table:table-cell>
          <table:table-cell/>
          <table:table-cell office:value-type="float" office:value="1443145815.16531" calcext:value-type="float">
            <text:p>1443145815.16531</text:p>
          </table:table-cell>
          <table:table-cell table:formula="of:=[.G424]-[.$B$2]" office:value-type="float" office:value="55.1651408672333" calcext:value-type="float">
            <text:p>55.1651408672</text:p>
          </table:table-cell>
          <table:table-cell table:formula="of:=[.C424]/([.H424]-[.H423])" office:value-type="float" office:value="108373.46603347" calcext:value-type="float">
            <text:p>108373.46603347</text:p>
          </table:table-cell>
          <table:table-cell table:formula="of:=[.G424]-[.$B424]" office:value-type="float" office:value="10.2102603912354" calcext:value-type="float">
            <text:p>10.2102603912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5804.99821" calcext:value-type="float">
            <text:p>1443145804.99821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80397224426" calcext:value-type="float">
            <text:p>44.9980397224</text:p>
          </table:table-cell>
          <table:table-cell table:formula="of:=[.C425]/([.D425]-[.D424])" office:value-type="float" office:value="100094.426012164" calcext:value-type="float">
            <text:p>100094.426012164</text:p>
          </table:table-cell>
          <table:table-cell/>
          <table:table-cell office:value-type="float" office:value="1443145815.2052" calcext:value-type="float">
            <text:p>1443145815.2052</text:p>
          </table:table-cell>
          <table:table-cell table:formula="of:=[.G425]-[.$B$2]" office:value-type="float" office:value="55.2050232887268" calcext:value-type="float">
            <text:p>55.2050232887</text:p>
          </table:table-cell>
          <table:table-cell table:formula="of:=[.C425]/([.H425]-[.H424])" office:value-type="float" office:value="108318.397886166" calcext:value-type="float">
            <text:p>108318.397886166</text:p>
          </table:table-cell>
          <table:table-cell table:formula="of:=[.G425]-[.$B425]" office:value-type="float" office:value="10.2069835662842" calcext:value-type="float">
            <text:p>10.2069835663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5805.0396" calcext:value-type="float">
            <text:p>1443145805.0396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94234657288" calcext:value-type="float">
            <text:p>45.0394234657</text:p>
          </table:table-cell>
          <table:table-cell table:formula="of:=[.C426]/([.D426]-[.D425])" office:value-type="float" office:value="104388.816887127" calcext:value-type="float">
            <text:p>104388.816887127</text:p>
          </table:table-cell>
          <table:table-cell/>
          <table:table-cell office:value-type="float" office:value="1443145815.24501" calcext:value-type="float">
            <text:p>1443145815.24501</text:p>
          </table:table-cell>
          <table:table-cell table:formula="of:=[.G426]-[.$B$2]" office:value-type="float" office:value="55.2448391914368" calcext:value-type="float">
            <text:p>55.2448391914</text:p>
          </table:table-cell>
          <table:table-cell table:formula="of:=[.C426]/([.H426]-[.H425])" office:value-type="float" office:value="108499.360958084" calcext:value-type="float">
            <text:p>108499.360958084</text:p>
          </table:table-cell>
          <table:table-cell table:formula="of:=[.G426]-[.$B426]" office:value-type="float" office:value="10.205415725708" calcext:value-type="float">
            <text:p>10.2054157257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5805.0809" calcext:value-type="float">
            <text:p>1443145805.0809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807242393494" calcext:value-type="float">
            <text:p>45.0807242393</text:p>
          </table:table-cell>
          <table:table-cell table:formula="of:=[.C427]/([.D427]-[.D426])" office:value-type="float" office:value="104598.524949777" calcext:value-type="float">
            <text:p>104598.524949777</text:p>
          </table:table-cell>
          <table:table-cell/>
          <table:table-cell office:value-type="float" office:value="1443145815.28498" calcext:value-type="float">
            <text:p>1443145815.28498</text:p>
          </table:table-cell>
          <table:table-cell table:formula="of:=[.G427]-[.$B$2]" office:value-type="float" office:value="55.2848107814789" calcext:value-type="float">
            <text:p>55.2848107815</text:p>
          </table:table-cell>
          <table:table-cell table:formula="of:=[.C427]/([.H427]-[.H426])" office:value-type="float" office:value="108076.761405999" calcext:value-type="float">
            <text:p>108076.761405999</text:p>
          </table:table-cell>
          <table:table-cell table:formula="of:=[.G427]-[.$B427]" office:value-type="float" office:value="10.2040865421295" calcext:value-type="float">
            <text:p>10.204086542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5805.12218" calcext:value-type="float">
            <text:p>1443145805.12218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220076084137" calcext:value-type="float">
            <text:p>45.1220076084</text:p>
          </table:table-cell>
          <table:table-cell table:formula="of:=[.C428]/([.D428]-[.D427])" office:value-type="float" office:value="104642.622390344" calcext:value-type="float">
            <text:p>104642.622390344</text:p>
          </table:table-cell>
          <table:table-cell/>
          <table:table-cell office:value-type="float" office:value="1443145815.32487" calcext:value-type="float">
            <text:p>1443145815.32487</text:p>
          </table:table-cell>
          <table:table-cell table:formula="of:=[.G428]-[.$B$2]" office:value-type="float" office:value="55.3246922492981" calcext:value-type="float">
            <text:p>55.3246922493</text:p>
          </table:table-cell>
          <table:table-cell table:formula="of:=[.C428]/([.H428]-[.H427])" office:value-type="float" office:value="108320.988073532" calcext:value-type="float">
            <text:p>108320.988073532</text:p>
          </table:table-cell>
          <table:table-cell table:formula="of:=[.G428]-[.$B428]" office:value-type="float" office:value="10.2026846408844" calcext:value-type="float">
            <text:p>10.2026846409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5805.16347" calcext:value-type="float">
            <text:p>1443145805.16347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632964611053" calcext:value-type="float">
            <text:p>45.1632964611</text:p>
          </table:table-cell>
          <table:table-cell table:formula="of:=[.C429]/([.D429]-[.D428])" office:value-type="float" office:value="104628.724664796" calcext:value-type="float">
            <text:p>104628.724664796</text:p>
          </table:table-cell>
          <table:table-cell/>
          <table:table-cell office:value-type="float" office:value="1443145815.36476" calcext:value-type="float">
            <text:p>1443145815.36476</text:p>
          </table:table-cell>
          <table:table-cell table:formula="of:=[.G429]-[.$B$2]" office:value-type="float" office:value="55.3645877838135" calcext:value-type="float">
            <text:p>55.3645877838</text:p>
          </table:table-cell>
          <table:table-cell table:formula="of:=[.C429]/([.H429]-[.H428])" office:value-type="float" office:value="108282.795367349" calcext:value-type="float">
            <text:p>108282.795367349</text:p>
          </table:table-cell>
          <table:table-cell table:formula="of:=[.G429]-[.$B429]" office:value-type="float" office:value="10.2012913227081" calcext:value-type="float">
            <text:p>10.2012913227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5805.20472" calcext:value-type="float">
            <text:p>1443145805.20472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45485973358" calcext:value-type="float">
            <text:p>45.2045485973</text:p>
          </table:table-cell>
          <table:table-cell table:formula="of:=[.C430]/([.D430]-[.D429])" office:value-type="float" office:value="104721.849454411" calcext:value-type="float">
            <text:p>104721.849454411</text:p>
          </table:table-cell>
          <table:table-cell/>
          <table:table-cell office:value-type="float" office:value="1443145815.40464" calcext:value-type="float">
            <text:p>1443145815.40464</text:p>
          </table:table-cell>
          <table:table-cell table:formula="of:=[.G430]-[.$B$2]" office:value-type="float" office:value="55.4044620990753" calcext:value-type="float">
            <text:p>55.4044620991</text:p>
          </table:table-cell>
          <table:table-cell table:formula="of:=[.C430]/([.H430]-[.H429])" office:value-type="float" office:value="108340.418428055" calcext:value-type="float">
            <text:p>108340.418428055</text:p>
          </table:table-cell>
          <table:table-cell table:formula="of:=[.G430]-[.$B430]" office:value-type="float" office:value="10.1999135017395" calcext:value-type="float">
            <text:p>10.1999135017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5805.24601" calcext:value-type="float">
            <text:p>1443145805.24601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58369731903" calcext:value-type="float">
            <text:p>45.2458369732</text:p>
          </table:table-cell>
          <table:table-cell table:formula="of:=[.C431]/([.D431]-[.D430])" office:value-type="float" office:value="104629.933016122" calcext:value-type="float">
            <text:p>104629.933016122</text:p>
          </table:table-cell>
          <table:table-cell/>
          <table:table-cell office:value-type="float" office:value="1443145815.44457" calcext:value-type="float">
            <text:p>1443145815.44457</text:p>
          </table:table-cell>
          <table:table-cell table:formula="of:=[.G431]-[.$B$2]" office:value-type="float" office:value="55.4443972110748" calcext:value-type="float">
            <text:p>55.4443972111</text:p>
          </table:table-cell>
          <table:table-cell table:formula="of:=[.C431]/([.H431]-[.H430])" office:value-type="float" office:value="108175.482268657" calcext:value-type="float">
            <text:p>108175.482268657</text:p>
          </table:table-cell>
          <table:table-cell table:formula="of:=[.G431]-[.$B431]" office:value-type="float" office:value="10.1985602378845" calcext:value-type="float">
            <text:p>10.1985602379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5805.28729" calcext:value-type="float">
            <text:p>1443145805.2872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71136665344" calcext:value-type="float">
            <text:p>45.2871136665</text:p>
          </table:table-cell>
          <table:table-cell table:formula="of:=[.C432]/([.D432]-[.D431])" office:value-type="float" office:value="104659.546344591" calcext:value-type="float">
            <text:p>104659.546344591</text:p>
          </table:table-cell>
          <table:table-cell/>
          <table:table-cell office:value-type="float" office:value="1443145815.48445" calcext:value-type="float">
            <text:p>1443145815.48445</text:p>
          </table:table-cell>
          <table:table-cell table:formula="of:=[.G432]-[.$B$2]" office:value-type="float" office:value="55.484277009964" calcext:value-type="float">
            <text:p>55.48427701</text:p>
          </table:table-cell>
          <table:table-cell table:formula="of:=[.C432]/([.H432]-[.H431])" office:value-type="float" office:value="108325.521199512" calcext:value-type="float">
            <text:p>108325.521199512</text:p>
          </table:table-cell>
          <table:table-cell table:formula="of:=[.G432]-[.$B432]" office:value-type="float" office:value="10.1971633434296" calcext:value-type="float">
            <text:p>10.1971633434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5805.32857" calcext:value-type="float">
            <text:p>1443145805.32857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83941745758" calcext:value-type="float">
            <text:p>45.3283941746</text:p>
          </table:table-cell>
          <table:table-cell table:formula="of:=[.C433]/([.D433]-[.D432])" office:value-type="float" office:value="104649.874843338" calcext:value-type="float">
            <text:p>104649.874843338</text:p>
          </table:table-cell>
          <table:table-cell/>
          <table:table-cell office:value-type="float" office:value="1443145815.52433" calcext:value-type="float">
            <text:p>1443145815.52433</text:p>
          </table:table-cell>
          <table:table-cell table:formula="of:=[.G433]-[.$B$2]" office:value-type="float" office:value="55.524160861969" calcext:value-type="float">
            <text:p>55.524160862</text:p>
          </table:table-cell>
          <table:table-cell table:formula="of:=[.C433]/([.H433]-[.H432])" office:value-type="float" office:value="108314.512837373" calcext:value-type="float">
            <text:p>108314.512837373</text:p>
          </table:table-cell>
          <table:table-cell table:formula="of:=[.G433]-[.$B433]" office:value-type="float" office:value="10.1957666873932" calcext:value-type="float">
            <text:p>10.1957666874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5805.36986" calcext:value-type="float">
            <text:p>1443145805.36986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96837425232" calcext:value-type="float">
            <text:p>45.3696837425</text:p>
          </table:table-cell>
          <table:table-cell table:formula="of:=[.C434]/([.D434]-[.D433])" office:value-type="float" office:value="104626.912190136" calcext:value-type="float">
            <text:p>104626.912190136</text:p>
          </table:table-cell>
          <table:table-cell/>
          <table:table-cell office:value-type="float" office:value="1443145815.56425" calcext:value-type="float">
            <text:p>1443145815.56425</text:p>
          </table:table-cell>
          <table:table-cell table:formula="of:=[.G434]-[.$B$2]" office:value-type="float" office:value="55.5640778541565" calcext:value-type="float">
            <text:p>55.5640778542</text:p>
          </table:table-cell>
          <table:table-cell table:formula="of:=[.C434]/([.H434]-[.H433])" office:value-type="float" office:value="108224.587155963" calcext:value-type="float">
            <text:p>108224.587155963</text:p>
          </table:table-cell>
          <table:table-cell table:formula="of:=[.G434]-[.$B434]" office:value-type="float" office:value="10.1943941116333" calcext:value-type="float">
            <text:p>10.194394111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5805.41118" calcext:value-type="float">
            <text:p>1443145805.41118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110088348389" calcext:value-type="float">
            <text:p>45.4110088348</text:p>
          </table:table-cell>
          <table:table-cell table:formula="of:=[.C435]/([.D435]-[.D434])" office:value-type="float" office:value="104536.971557145" calcext:value-type="float">
            <text:p>104536.971557145</text:p>
          </table:table-cell>
          <table:table-cell/>
          <table:table-cell office:value-type="float" office:value="1443145815.60412" calcext:value-type="float">
            <text:p>1443145815.60412</text:p>
          </table:table-cell>
          <table:table-cell table:formula="of:=[.G435]-[.$B$2]" office:value-type="float" office:value="55.6039490699768" calcext:value-type="float">
            <text:p>55.60394907</text:p>
          </table:table-cell>
          <table:table-cell table:formula="of:=[.C435]/([.H435]-[.H434])" office:value-type="float" office:value="108348.840413318" calcext:value-type="float">
            <text:p>108348.840413318</text:p>
          </table:table-cell>
          <table:table-cell table:formula="of:=[.G435]-[.$B435]" office:value-type="float" office:value="10.1929402351379" calcext:value-type="float">
            <text:p>10.1929402351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5805.45249" calcext:value-type="float">
            <text:p>1443145805.45249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52317237854" calcext:value-type="float">
            <text:p>45.4523172379</text:p>
          </table:table-cell>
          <table:table-cell table:formula="of:=[.C436]/([.D436]-[.D435])" office:value-type="float" office:value="104579.20627958" calcext:value-type="float">
            <text:p>104579.20627958</text:p>
          </table:table-cell>
          <table:table-cell/>
          <table:table-cell office:value-type="float" office:value="1443145815.644" calcext:value-type="float">
            <text:p>1443145815.644</text:p>
          </table:table-cell>
          <table:table-cell table:formula="of:=[.G436]-[.$B$2]" office:value-type="float" office:value="55.6438291072845" calcext:value-type="float">
            <text:p>55.6438291073</text:p>
          </table:table-cell>
          <table:table-cell table:formula="of:=[.C436]/([.H436]-[.H435])" office:value-type="float" office:value="108324.873586857" calcext:value-type="float">
            <text:p>108324.873586857</text:p>
          </table:table-cell>
          <table:table-cell table:formula="of:=[.G436]-[.$B436]" office:value-type="float" office:value="10.1915118694305" calcext:value-type="float">
            <text:p>10.1915118694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5805.49378" calcext:value-type="float">
            <text:p>1443145805.49378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936065673828" calcext:value-type="float">
            <text:p>45.4936065674</text:p>
          </table:table-cell>
          <table:table-cell table:formula="of:=[.C437]/([.D437]-[.D436])" office:value-type="float" office:value="104627.516341379" calcext:value-type="float">
            <text:p>104627.516341379</text:p>
          </table:table-cell>
          <table:table-cell/>
          <table:table-cell office:value-type="float" office:value="1443145815.6839" calcext:value-type="float">
            <text:p>1443145815.6839</text:p>
          </table:table-cell>
          <table:table-cell table:formula="of:=[.G437]-[.$B$2]" office:value-type="float" office:value="55.6837215423584" calcext:value-type="float">
            <text:p>55.6837215424</text:p>
          </table:table-cell>
          <table:table-cell table:formula="of:=[.C437]/([.H437]-[.H436])" office:value-type="float" office:value="108291.208395838" calcext:value-type="float">
            <text:p>108291.208395838</text:p>
          </table:table-cell>
          <table:table-cell table:formula="of:=[.G437]-[.$B437]" office:value-type="float" office:value="10.1901149749756" calcext:value-type="float">
            <text:p>10.19011497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5805.53507" calcext:value-type="float">
            <text:p>1443145805.53507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48951816559" calcext:value-type="float">
            <text:p>45.5348951817</text:p>
          </table:table-cell>
          <table:table-cell table:formula="of:=[.C438]/([.D438]-[.D437])" office:value-type="float" office:value="104629.32883697" calcext:value-type="float">
            <text:p>104629.32883697</text:p>
          </table:table-cell>
          <table:table-cell/>
          <table:table-cell office:value-type="float" office:value="1443145815.72379" calcext:value-type="float">
            <text:p>1443145815.72379</text:p>
          </table:table-cell>
          <table:table-cell table:formula="of:=[.G438]-[.$B$2]" office:value-type="float" office:value="55.7236173152924" calcext:value-type="float">
            <text:p>55.7236173153</text:p>
          </table:table-cell>
          <table:table-cell table:formula="of:=[.C438]/([.H438]-[.H437])" office:value-type="float" office:value="108282.148265456" calcext:value-type="float">
            <text:p>108282.148265456</text:p>
          </table:table-cell>
          <table:table-cell table:formula="of:=[.G438]-[.$B438]" office:value-type="float" office:value="10.1887221336365" calcext:value-type="float">
            <text:p>10.18872213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5805.57635" calcext:value-type="float">
            <text:p>1443145805.57635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61806964874" calcext:value-type="float">
            <text:p>45.5761806965</text:p>
          </table:table-cell>
          <table:table-cell table:formula="of:=[.C439]/([.D439]-[.D438])" office:value-type="float" office:value="104637.18371024" calcext:value-type="float">
            <text:p>104637.18371024</text:p>
          </table:table-cell>
          <table:table-cell/>
          <table:table-cell office:value-type="float" office:value="1443145815.76371" calcext:value-type="float">
            <text:p>1443145815.76371</text:p>
          </table:table-cell>
          <table:table-cell table:formula="of:=[.G439]-[.$B$2]" office:value-type="float" office:value="55.7635374069214" calcext:value-type="float">
            <text:p>55.7635374069</text:p>
          </table:table-cell>
          <table:table-cell table:formula="of:=[.C439]/([.H439]-[.H438])" office:value-type="float" office:value="108216.184475355" calcext:value-type="float">
            <text:p>108216.184475355</text:p>
          </table:table-cell>
          <table:table-cell table:formula="of:=[.G439]-[.$B439]" office:value-type="float" office:value="10.187356710434" calcext:value-type="float">
            <text:p>10.1873567104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5805.61764" calcext:value-type="float">
            <text:p>1443145805.61764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74647808075" calcext:value-type="float">
            <text:p>45.6174647808</text:p>
          </table:table-cell>
          <table:table-cell table:formula="of:=[.C440]/([.D440]-[.D439])" office:value-type="float" office:value="104640.809434158" calcext:value-type="float">
            <text:p>104640.809434158</text:p>
          </table:table-cell>
          <table:table-cell/>
          <table:table-cell office:value-type="float" office:value="1443145815.80362" calcext:value-type="float">
            <text:p>1443145815.80362</text:p>
          </table:table-cell>
          <table:table-cell table:formula="of:=[.G440]-[.$B$2]" office:value-type="float" office:value="55.8034427165985" calcext:value-type="float">
            <text:p>55.8034427166</text:p>
          </table:table-cell>
          <table:table-cell table:formula="of:=[.C440]/([.H440]-[.H439])" office:value-type="float" office:value="108256.270530246" calcext:value-type="float">
            <text:p>108256.270530246</text:p>
          </table:table-cell>
          <table:table-cell table:formula="of:=[.G440]-[.$B440]" office:value-type="float" office:value="10.185977935791" calcext:value-type="float">
            <text:p>10.1859779358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5805.65892" calcext:value-type="float">
            <text:p>1443145805.6589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87488651276" calcext:value-type="float">
            <text:p>45.6587488651</text:p>
          </table:table-cell>
          <table:table-cell table:formula="of:=[.C441]/([.D441]-[.D440])" office:value-type="float" office:value="104640.809434158" calcext:value-type="float">
            <text:p>104640.809434158</text:p>
          </table:table-cell>
          <table:table-cell/>
          <table:table-cell office:value-type="float" office:value="1443145815.84349" calcext:value-type="float">
            <text:p>1443145815.84349</text:p>
          </table:table-cell>
          <table:table-cell table:formula="of:=[.G441]-[.$B$2]" office:value-type="float" office:value="55.8433172702789" calcext:value-type="float">
            <text:p>55.8433172703</text:p>
          </table:table-cell>
          <table:table-cell table:formula="of:=[.C441]/([.H441]-[.H440])" office:value-type="float" office:value="108339.770637265" calcext:value-type="float">
            <text:p>108339.770637265</text:p>
          </table:table-cell>
          <table:table-cell table:formula="of:=[.G441]-[.$B441]" office:value-type="float" office:value="10.1845684051514" calcext:value-type="float">
            <text:p>10.184568405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5805.70021" calcext:value-type="float">
            <text:p>1443145805.70021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7000334262848" calcext:value-type="float">
            <text:p>45.7000334263</text:p>
          </table:table-cell>
          <table:table-cell table:formula="of:=[.C442]/([.D442]-[.D441])" office:value-type="float" office:value="104639.600831601" calcext:value-type="float">
            <text:p>104639.600831601</text:p>
          </table:table-cell>
          <table:table-cell/>
          <table:table-cell office:value-type="float" office:value="1443145815.88349" calcext:value-type="float">
            <text:p>1443145815.88349</text:p>
          </table:table-cell>
          <table:table-cell table:formula="of:=[.G442]-[.$B$2]" office:value-type="float" office:value="55.8833208084107" calcext:value-type="float">
            <text:p>55.8833208084</text:p>
          </table:table-cell>
          <table:table-cell table:formula="of:=[.C442]/([.H442]-[.H441])" office:value-type="float" office:value="107990.447889288" calcext:value-type="float">
            <text:p>107990.447889288</text:p>
          </table:table-cell>
          <table:table-cell table:formula="of:=[.G442]-[.$B442]" office:value-type="float" office:value="10.1832873821259" calcext:value-type="float">
            <text:p>10.1832873821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5805.74149" calcext:value-type="float">
            <text:p>1443145805.74149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413175106049" calcext:value-type="float">
            <text:p>45.7413175106</text:p>
          </table:table-cell>
          <table:table-cell table:formula="of:=[.C443]/([.D443]-[.D442])" office:value-type="float" office:value="104640.809434158" calcext:value-type="float">
            <text:p>104640.809434158</text:p>
          </table:table-cell>
          <table:table-cell/>
          <table:table-cell office:value-type="float" office:value="1443145815.92323" calcext:value-type="float">
            <text:p>1443145815.92323</text:p>
          </table:table-cell>
          <table:table-cell table:formula="of:=[.G443]-[.$B$2]" office:value-type="float" office:value="55.9230551719666" calcext:value-type="float">
            <text:p>55.923055172</text:p>
          </table:table-cell>
          <table:table-cell table:formula="of:=[.C443]/([.H443]-[.H442])" office:value-type="float" office:value="108722.013224688" calcext:value-type="float">
            <text:p>108722.013224688</text:p>
          </table:table-cell>
          <table:table-cell table:formula="of:=[.G443]-[.$B443]" office:value-type="float" office:value="10.1817376613617" calcext:value-type="float">
            <text:p>10.1817376614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5805.78278" calcext:value-type="float">
            <text:p>1443145805.78278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826037406921" calcext:value-type="float">
            <text:p>45.7826037407</text:p>
          </table:table-cell>
          <table:table-cell table:formula="of:=[.C444]/([.D444]-[.D443])" office:value-type="float" office:value="104635.370942501" calcext:value-type="float">
            <text:p>104635.370942501</text:p>
          </table:table-cell>
          <table:table-cell/>
          <table:table-cell office:value-type="float" office:value="1443145815.96311" calcext:value-type="float">
            <text:p>1443145815.96311</text:p>
          </table:table-cell>
          <table:table-cell table:formula="of:=[.G444]-[.$B$2]" office:value-type="float" office:value="55.9629366397858" calcext:value-type="float">
            <text:p>55.9629366398</text:p>
          </table:table-cell>
          <table:table-cell table:formula="of:=[.C444]/([.H444]-[.H443])" office:value-type="float" office:value="108320.988073532" calcext:value-type="float">
            <text:p>108320.988073532</text:p>
          </table:table-cell>
          <table:table-cell table:formula="of:=[.G444]-[.$B444]" office:value-type="float" office:value="10.1803328990936" calcext:value-type="float">
            <text:p>10.180332899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5805.82406" calcext:value-type="float">
            <text:p>1443145805.82406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38875865936" calcext:value-type="float">
            <text:p>45.8238875866</text:p>
          </table:table-cell>
          <table:table-cell table:formula="of:=[.C445]/([.D445]-[.D444])" office:value-type="float" office:value="104641.413745907" calcext:value-type="float">
            <text:p>104641.413745907</text:p>
          </table:table-cell>
          <table:table-cell/>
          <table:table-cell office:value-type="float" office:value="1443145816.00309" calcext:value-type="float">
            <text:p>1443145816.00309</text:p>
          </table:table-cell>
          <table:table-cell table:formula="of:=[.G445]-[.$B$2]" office:value-type="float" office:value="56.0029120445252" calcext:value-type="float">
            <text:p>56.0029120445</text:p>
          </table:table-cell>
          <table:table-cell table:formula="of:=[.C445]/([.H445]-[.H444])" office:value-type="float" office:value="108066.448061359" calcext:value-type="float">
            <text:p>108066.448061359</text:p>
          </table:table-cell>
          <table:table-cell table:formula="of:=[.G445]-[.$B445]" office:value-type="float" office:value="10.1790244579315" calcext:value-type="float">
            <text:p>10.179024457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5805.86534" calcext:value-type="float">
            <text:p>1443145805.86534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51707172394" calcext:value-type="float">
            <text:p>45.8651707172</text:p>
          </table:table-cell>
          <table:table-cell table:formula="of:=[.C446]/([.D446]-[.D445])" office:value-type="float" office:value="104643.226723033" calcext:value-type="float">
            <text:p>104643.226723033</text:p>
          </table:table-cell>
          <table:table-cell/>
          <table:table-cell office:value-type="float" office:value="1443145816.01521" calcext:value-type="float">
            <text:p>1443145816.01521</text:p>
          </table:table-cell>
          <table:table-cell table:formula="of:=[.G446]-[.$B$2]" office:value-type="float" office:value="56.015038728714" calcext:value-type="float">
            <text:p>56.0150387287</text:p>
          </table:table-cell>
          <table:table-cell table:formula="of:=[.C446]/([.H446]-[.H445])" office:value-type="float" office:value="356239.177398109" calcext:value-type="float">
            <text:p>356239.177398109</text:p>
          </table:table-cell>
          <table:table-cell table:formula="of:=[.G446]-[.$B446]" office:value-type="float" office:value="10.1498680114746" calcext:value-type="float">
            <text:p>10.149868011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5805.90663" calcext:value-type="float">
            <text:p>1443145805.90663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64514636993" calcext:value-type="float">
            <text:p>45.9064514637</text:p>
          </table:table-cell>
          <table:table-cell table:formula="of:=[.C447]/([.D447]-[.D446])" office:value-type="float" office:value="104649.270433859" calcext:value-type="float">
            <text:p>104649.270433859</text:p>
          </table:table-cell>
          <table:table-cell/>
          <table:table-cell office:value-type="float" office:value="1443145816.02735" calcext:value-type="float">
            <text:p>1443145816.02735</text:p>
          </table:table-cell>
          <table:table-cell table:formula="of:=[.G447]-[.$B$2]" office:value-type="float" office:value="56.0271728038788" calcext:value-type="float">
            <text:p>56.0271728039</text:p>
          </table:table-cell>
          <table:table-cell table:formula="of:=[.C447]/([.H447]-[.H446])" office:value-type="float" office:value="356022.188863127" calcext:value-type="float">
            <text:p>356022.188863127</text:p>
          </table:table-cell>
          <table:table-cell table:formula="of:=[.G447]-[.$B447]" office:value-type="float" office:value="10.1207213401794" calcext:value-type="float">
            <text:p>10.1207213402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5805.94791" calcext:value-type="float">
            <text:p>1443145805.94791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77334022522" calcext:value-type="float">
            <text:p>45.9477334023</text:p>
          </table:table-cell>
          <table:table-cell table:formula="of:=[.C448]/([.D448]-[.D447])" office:value-type="float" office:value="104646.248491184" calcext:value-type="float">
            <text:p>104646.248491184</text:p>
          </table:table-cell>
          <table:table-cell/>
          <table:table-cell office:value-type="float" office:value="1443145816.05042" calcext:value-type="float">
            <text:p>1443145816.05042</text:p>
          </table:table-cell>
          <table:table-cell table:formula="of:=[.G448]-[.$B$2]" office:value-type="float" office:value="56.0502505302429" calcext:value-type="float">
            <text:p>56.0502505302</text:p>
          </table:table-cell>
          <table:table-cell table:formula="of:=[.C448]/([.H448]-[.H447])" office:value-type="float" office:value="187193.483960948" calcext:value-type="float">
            <text:p>187193.483960948</text:p>
          </table:table-cell>
          <table:table-cell table:formula="of:=[.G448]-[.$B448]" office:value-type="float" office:value="10.1025171279907" calcext:value-type="float">
            <text:p>10.102517128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5805.98921" calcext:value-type="float">
            <text:p>1443145805.98921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90389442444" calcext:value-type="float">
            <text:p>45.9890389442</text:p>
          </table:table-cell>
          <table:table-cell table:formula="of:=[.C449]/([.D449]-[.D448])" office:value-type="float" office:value="104586.449944588" calcext:value-type="float">
            <text:p>104586.449944588</text:p>
          </table:table-cell>
          <table:table-cell/>
          <table:table-cell office:value-type="float" office:value="1443145816.08696" calcext:value-type="float">
            <text:p>1443145816.08696</text:p>
          </table:table-cell>
          <table:table-cell table:formula="of:=[.G449]-[.$B$2]" office:value-type="float" office:value="56.0867836475372" calcext:value-type="float">
            <text:p>56.0867836475</text:p>
          </table:table-cell>
          <table:table-cell table:formula="of:=[.C449]/([.H449]-[.H448])" office:value-type="float" office:value="118248.874444466" calcext:value-type="float">
            <text:p>118248.874444466</text:p>
          </table:table-cell>
          <table:table-cell table:formula="of:=[.G449]-[.$B449]" office:value-type="float" office:value="10.0977447032928" calcext:value-type="float">
            <text:p>10.0977447033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5806.02912" calcext:value-type="float">
            <text:p>1443145806.02912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89485454559" calcext:value-type="float">
            <text:p>46.0289485455</text:p>
          </table:table-cell>
          <table:table-cell table:formula="of:=[.C450]/([.D450]-[.D449])" office:value-type="float" office:value="108244.629584272" calcext:value-type="float">
            <text:p>108244.629584272</text:p>
          </table:table-cell>
          <table:table-cell/>
          <table:table-cell office:value-type="float" office:value="1443145816.12353" calcext:value-type="float">
            <text:p>1443145816.12353</text:p>
          </table:table-cell>
          <table:table-cell table:formula="of:=[.G450]-[.$B$2]" office:value-type="float" office:value="56.1233556270599" calcext:value-type="float">
            <text:p>56.1233556271</text:p>
          </table:table-cell>
          <table:table-cell table:formula="of:=[.C450]/([.H450]-[.H449])" office:value-type="float" office:value="118123.220464946" calcext:value-type="float">
            <text:p>118123.220464946</text:p>
          </table:table-cell>
          <table:table-cell table:formula="of:=[.G450]-[.$B450]" office:value-type="float" office:value="10.094407081604" calcext:value-type="float">
            <text:p>10.0944070816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5806.06854" calcext:value-type="float">
            <text:p>1443145806.06854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83658123016" calcext:value-type="float">
            <text:p>46.0683658123</text:p>
          </table:table-cell>
          <table:table-cell table:formula="of:=[.C451]/([.D451]-[.D450])" office:value-type="float" office:value="109596.639891609" calcext:value-type="float">
            <text:p>109596.639891609</text:p>
          </table:table-cell>
          <table:table-cell/>
          <table:table-cell office:value-type="float" office:value="1443145816.16012" calcext:value-type="float">
            <text:p>1443145816.16012</text:p>
          </table:table-cell>
          <table:table-cell table:formula="of:=[.G451]-[.$B$2]" office:value-type="float" office:value="56.1599457263947" calcext:value-type="float">
            <text:p>56.1599457264</text:p>
          </table:table-cell>
          <table:table-cell table:formula="of:=[.C451]/([.H451]-[.H450])" office:value-type="float" office:value="118064.724571578" calcext:value-type="float">
            <text:p>118064.724571578</text:p>
          </table:table-cell>
          <table:table-cell table:formula="of:=[.G451]-[.$B451]" office:value-type="float" office:value="10.091579914093" calcext:value-type="float">
            <text:p>10.0915799141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5806.10795" calcext:value-type="float">
            <text:p>1443145806.10795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77795028687" calcext:value-type="float">
            <text:p>46.1077795029</text:p>
          </table:table-cell>
          <table:table-cell table:formula="of:=[.C452]/([.D452]-[.D451])" office:value-type="float" office:value="109606.584358157" calcext:value-type="float">
            <text:p>109606.584358157</text:p>
          </table:table-cell>
          <table:table-cell/>
          <table:table-cell office:value-type="float" office:value="1443145816.1966" calcext:value-type="float">
            <text:p>1443145816.1966</text:p>
          </table:table-cell>
          <table:table-cell table:formula="of:=[.G452]-[.$B$2]" office:value-type="float" office:value="56.1964304447174" calcext:value-type="float">
            <text:p>56.1964304447</text:p>
          </table:table-cell>
          <table:table-cell table:formula="of:=[.C452]/([.H452]-[.H451])" office:value-type="float" office:value="118405.738034869" calcext:value-type="float">
            <text:p>118405.738034869</text:p>
          </table:table-cell>
          <table:table-cell table:formula="of:=[.G452]-[.$B452]" office:value-type="float" office:value="10.0886509418488" calcext:value-type="float">
            <text:p>10.0886509418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5806.14736" calcext:value-type="float">
            <text:p>1443145806.14736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71910476685" calcext:value-type="float">
            <text:p>46.1471910477</text:p>
          </table:table-cell>
          <table:table-cell table:formula="of:=[.C453]/([.D453]-[.D452])" office:value-type="float" office:value="109612.55190437" calcext:value-type="float">
            <text:p>109612.55190437</text:p>
          </table:table-cell>
          <table:table-cell/>
          <table:table-cell office:value-type="float" office:value="1443145816.23325" calcext:value-type="float">
            <text:p>1443145816.23325</text:p>
          </table:table-cell>
          <table:table-cell table:formula="of:=[.G453]-[.$B$2]" office:value-type="float" office:value="56.2330763339996" calcext:value-type="float">
            <text:p>56.233076334</text:p>
          </table:table-cell>
          <table:table-cell table:formula="of:=[.C453]/([.H453]-[.H452])" office:value-type="float" office:value="117884.982043408" calcext:value-type="float">
            <text:p>117884.982043408</text:p>
          </table:table-cell>
          <table:table-cell table:formula="of:=[.G453]-[.$B453]" office:value-type="float" office:value="10.0858852863312" calcext:value-type="float">
            <text:p>10.085885286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5806.18678" calcext:value-type="float">
            <text:p>1443145806.18678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66080760956" calcext:value-type="float">
            <text:p>46.1866080761</text:p>
          </table:table-cell>
          <table:table-cell table:formula="of:=[.C454]/([.D454]-[.D453])" office:value-type="float" office:value="109597.302799906" calcext:value-type="float">
            <text:p>109597.302799906</text:p>
          </table:table-cell>
          <table:table-cell/>
          <table:table-cell office:value-type="float" office:value="1443145816.26981" calcext:value-type="float">
            <text:p>1443145816.26981</text:p>
          </table:table-cell>
          <table:table-cell table:formula="of:=[.G454]-[.$B$2]" office:value-type="float" office:value="56.2696311473846" calcext:value-type="float">
            <text:p>56.2696311474</text:p>
          </table:table-cell>
          <table:table-cell table:formula="of:=[.C454]/([.H454]-[.H453])" office:value-type="float" office:value="118178.691120648" calcext:value-type="float">
            <text:p>118178.691120648</text:p>
          </table:table-cell>
          <table:table-cell table:formula="of:=[.G454]-[.$B454]" office:value-type="float" office:value="10.0830230712891" calcext:value-type="float">
            <text:p>10.0830230713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5806.22618" calcext:value-type="float">
            <text:p>1443145806.22618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60100841522" calcext:value-type="float">
            <text:p>46.2260100842</text:p>
          </table:table-cell>
          <table:table-cell table:formula="of:=[.C455]/([.D455]-[.D454])" office:value-type="float" office:value="109639.08219576" calcext:value-type="float">
            <text:p>109639.08219576</text:p>
          </table:table-cell>
          <table:table-cell/>
          <table:table-cell office:value-type="float" office:value="1443145816.30639" calcext:value-type="float">
            <text:p>1443145816.30639</text:p>
          </table:table-cell>
          <table:table-cell table:formula="of:=[.G455]-[.$B$2]" office:value-type="float" office:value="56.3062150478363" calcext:value-type="float">
            <text:p>56.3062150478</text:p>
          </table:table-cell>
          <table:table-cell table:formula="of:=[.C455]/([.H455]-[.H454])" office:value-type="float" office:value="118084.729803707" calcext:value-type="float">
            <text:p>118084.729803707</text:p>
          </table:table-cell>
          <table:table-cell table:formula="of:=[.G455]-[.$B455]" office:value-type="float" office:value="10.0802049636841" calcext:value-type="float">
            <text:p>10.080204963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5806.2656" calcext:value-type="float">
            <text:p>1443145806.2656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54232978821" calcext:value-type="float">
            <text:p>46.2654232979</text:p>
          </table:table-cell>
          <table:table-cell table:formula="of:=[.C456]/([.D456]-[.D455])" office:value-type="float" office:value="109607.910423384" calcext:value-type="float">
            <text:p>109607.910423384</text:p>
          </table:table-cell>
          <table:table-cell/>
          <table:table-cell office:value-type="float" office:value="1443145816.34293" calcext:value-type="float">
            <text:p>1443145816.34293</text:p>
          </table:table-cell>
          <table:table-cell table:formula="of:=[.G456]-[.$B$2]" office:value-type="float" office:value="56.342752456665" calcext:value-type="float">
            <text:p>56.3427524567</text:p>
          </table:table-cell>
          <table:table-cell table:formula="of:=[.C456]/([.H456]-[.H455])" office:value-type="float" office:value="118234.985415892" calcext:value-type="float">
            <text:p>118234.985415892</text:p>
          </table:table-cell>
          <table:table-cell table:formula="of:=[.G456]-[.$B456]" office:value-type="float" office:value="10.077329158783" calcext:value-type="float">
            <text:p>10.0773291588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5806.30501" calcext:value-type="float">
            <text:p>1443145806.30501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4839849472" calcext:value-type="float">
            <text:p>46.3048398495</text:p>
          </table:table-cell>
          <table:table-cell table:formula="of:=[.C457]/([.D457]-[.D456])" office:value-type="float" office:value="109598.628640556" calcext:value-type="float">
            <text:p>109598.628640556</text:p>
          </table:table-cell>
          <table:table-cell/>
          <table:table-cell office:value-type="float" office:value="1443145816.37946" calcext:value-type="float">
            <text:p>1443145816.37946</text:p>
          </table:table-cell>
          <table:table-cell table:formula="of:=[.G457]-[.$B$2]" office:value-type="float" office:value="56.3792908191681" calcext:value-type="float">
            <text:p>56.3792908192</text:p>
          </table:table-cell>
          <table:table-cell table:formula="of:=[.C457]/([.H457]-[.H456])" office:value-type="float" office:value="118231.899408168" calcext:value-type="float">
            <text:p>118231.899408168</text:p>
          </table:table-cell>
          <table:table-cell table:formula="of:=[.G457]-[.$B457]" office:value-type="float" office:value="10.074450969696" calcext:value-type="float">
            <text:p>10.0744509697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5806.34442" calcext:value-type="float">
            <text:p>1443145806.34442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42420959473" calcext:value-type="float">
            <text:p>46.3442420959</text:p>
          </table:table-cell>
          <table:table-cell table:formula="of:=[.C458]/([.D458]-[.D457])" office:value-type="float" office:value="109638.418781956" calcext:value-type="float">
            <text:p>109638.418781956</text:p>
          </table:table-cell>
          <table:table-cell/>
          <table:table-cell office:value-type="float" office:value="1443145816.41607" calcext:value-type="float">
            <text:p>1443145816.41607</text:p>
          </table:table-cell>
          <table:table-cell table:formula="of:=[.G458]-[.$B$2]" office:value-type="float" office:value="56.4158997535706" calcext:value-type="float">
            <text:p>56.4158997536</text:p>
          </table:table-cell>
          <table:table-cell table:formula="of:=[.C458]/([.H458]-[.H457])" office:value-type="float" office:value="118003.98100932" calcext:value-type="float">
            <text:p>118003.98100932</text:p>
          </table:table-cell>
          <table:table-cell table:formula="of:=[.G458]-[.$B458]" office:value-type="float" office:value="10.0716576576233" calcext:value-type="float">
            <text:p>10.0716576576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5806.38383" calcext:value-type="float">
            <text:p>1443145806.38383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365483284" calcext:value-type="float">
            <text:p>46.3836548328</text:p>
          </table:table-cell>
          <table:table-cell table:formula="of:=[.C459]/([.D459]-[.D458])" office:value-type="float" office:value="109609.236520698" calcext:value-type="float">
            <text:p>109609.236520698</text:p>
          </table:table-cell>
          <table:table-cell/>
          <table:table-cell office:value-type="float" office:value="1443145816.45268" calcext:value-type="float">
            <text:p>1443145816.45268</text:p>
          </table:table-cell>
          <table:table-cell table:formula="of:=[.G459]-[.$B$2]" office:value-type="float" office:value="56.4525079727173" calcext:value-type="float">
            <text:p>56.4525079727</text:p>
          </table:table-cell>
          <table:table-cell table:formula="of:=[.C459]/([.H459]-[.H458])" office:value-type="float" office:value="118006.286585128" calcext:value-type="float">
            <text:p>118006.286585128</text:p>
          </table:table-cell>
          <table:table-cell table:formula="of:=[.G459]-[.$B459]" office:value-type="float" office:value="10.0688531398773" calcext:value-type="float">
            <text:p>10.0688531399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5806.42328" calcext:value-type="float">
            <text:p>1443145806.42328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231078624725" calcext:value-type="float">
            <text:p>46.4231078625</text:p>
          </table:table-cell>
          <table:table-cell table:formula="of:=[.C460]/([.D460]-[.D459])" office:value-type="float" office:value="109497.294383543" calcext:value-type="float">
            <text:p>109497.294383543</text:p>
          </table:table-cell>
          <table:table-cell/>
          <table:table-cell office:value-type="float" office:value="1443145816.4892" calcext:value-type="float">
            <text:p>1443145816.4892</text:p>
          </table:table-cell>
          <table:table-cell table:formula="of:=[.G460]-[.$B$2]" office:value-type="float" office:value="56.4890248775482" calcext:value-type="float">
            <text:p>56.4890248775</text:p>
          </table:table-cell>
          <table:table-cell table:formula="of:=[.C460]/([.H460]-[.H459])" office:value-type="float" office:value="118301.373569335" calcext:value-type="float">
            <text:p>118301.373569335</text:p>
          </table:table-cell>
          <table:table-cell table:formula="of:=[.G460]-[.$B460]" office:value-type="float" office:value="10.0659170150757" calcext:value-type="float">
            <text:p>10.0659170151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5806.4627" calcext:value-type="float">
            <text:p>1443145806.4627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625298976898" calcext:value-type="float">
            <text:p>46.4625298977</text:p>
          </table:table-cell>
          <table:table-cell table:formula="of:=[.C461]/([.D461]-[.D460])" office:value-type="float" office:value="109583.383409536" calcext:value-type="float">
            <text:p>109583.383409536</text:p>
          </table:table-cell>
          <table:table-cell/>
          <table:table-cell office:value-type="float" office:value="1443145816.52578" calcext:value-type="float">
            <text:p>1443145816.52578</text:p>
          </table:table-cell>
          <table:table-cell table:formula="of:=[.G461]-[.$B$2]" office:value-type="float" office:value="56.5256085395813" calcext:value-type="float">
            <text:p>56.5256085396</text:p>
          </table:table-cell>
          <table:table-cell table:formula="of:=[.C461]/([.H461]-[.H460])" office:value-type="float" office:value="118085.499371102" calcext:value-type="float">
            <text:p>118085.499371102</text:p>
          </table:table-cell>
          <table:table-cell table:formula="of:=[.G461]-[.$B461]" office:value-type="float" office:value="10.0630786418915" calcext:value-type="float">
            <text:p>10.0630786419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5806.50211" calcext:value-type="float">
            <text:p>1443145806.50211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5019357204437" calcext:value-type="float">
            <text:p>46.5019357204</text:p>
          </table:table-cell>
          <table:table-cell table:formula="of:=[.C462]/([.D462]-[.D461])" office:value-type="float" office:value="109628.468538238" calcext:value-type="float">
            <text:p>109628.468538238</text:p>
          </table:table-cell>
          <table:table-cell/>
          <table:table-cell office:value-type="float" office:value="1443145816.56238" calcext:value-type="float">
            <text:p>1443145816.56238</text:p>
          </table:table-cell>
          <table:table-cell table:formula="of:=[.G462]-[.$B$2]" office:value-type="float" office:value="56.5622093677521" calcext:value-type="float">
            <text:p>56.5622093678</text:p>
          </table:table-cell>
          <table:table-cell table:formula="of:=[.C462]/([.H462]-[.H461])" office:value-type="float" office:value="118030.116145002" calcext:value-type="float">
            <text:p>118030.116145002</text:p>
          </table:table-cell>
          <table:table-cell table:formula="of:=[.G462]-[.$B462]" office:value-type="float" office:value="10.0602736473083" calcext:value-type="float">
            <text:p>10.0602736473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5806.54152" calcext:value-type="float">
            <text:p>1443145806.54152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413506031036" calcext:value-type="float">
            <text:p>46.5413506031</text:p>
          </table:table-cell>
          <table:table-cell table:formula="of:=[.C463]/([.D463]-[.D462])" office:value-type="float" office:value="109603.269335463" calcext:value-type="float">
            <text:p>109603.269335463</text:p>
          </table:table-cell>
          <table:table-cell/>
          <table:table-cell office:value-type="float" office:value="1443145816.59889" calcext:value-type="float">
            <text:p>1443145816.59889</text:p>
          </table:table-cell>
          <table:table-cell table:formula="of:=[.G463]-[.$B$2]" office:value-type="float" office:value="56.5987186431885" calcext:value-type="float">
            <text:p>56.5987186432</text:p>
          </table:table-cell>
          <table:table-cell table:formula="of:=[.C463]/([.H463]-[.H462])" office:value-type="float" office:value="118326.095173414" calcext:value-type="float">
            <text:p>118326.095173414</text:p>
          </table:table-cell>
          <table:table-cell table:formula="of:=[.G463]-[.$B463]" office:value-type="float" office:value="10.0573680400848" calcext:value-type="float">
            <text:p>10.057368040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5806.58095" calcext:value-type="float">
            <text:p>1443145806.58095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80778837204" calcext:value-type="float">
            <text:p>46.5807788372</text:p>
          </table:table-cell>
          <table:table-cell table:formula="of:=[.C464]/([.D464]-[.D463])" office:value-type="float" office:value="109566.154776446" calcext:value-type="float">
            <text:p>109566.154776446</text:p>
          </table:table-cell>
          <table:table-cell/>
          <table:table-cell office:value-type="float" office:value="1443145816.63547" calcext:value-type="float">
            <text:p>1443145816.63547</text:p>
          </table:table-cell>
          <table:table-cell table:formula="of:=[.G464]-[.$B$2]" office:value-type="float" office:value="56.6352925300598" calcext:value-type="float">
            <text:p>56.6352925301</text:p>
          </table:table-cell>
          <table:table-cell table:formula="of:=[.C464]/([.H464]-[.H463])" office:value-type="float" office:value="118117.060273008" calcext:value-type="float">
            <text:p>118117.060273008</text:p>
          </table:table-cell>
          <table:table-cell table:formula="of:=[.G464]-[.$B464]" office:value-type="float" office:value="10.0545136928558" calcext:value-type="float">
            <text:p>10.0545136929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5806.62038" calcext:value-type="float">
            <text:p>1443145806.62038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202094554901" calcext:value-type="float">
            <text:p>46.6202094555</text:p>
          </table:table-cell>
          <table:table-cell table:formula="of:=[.C465]/([.D465]-[.D464])" office:value-type="float" office:value="109559.529821506" calcext:value-type="float">
            <text:p>109559.529821506</text:p>
          </table:table-cell>
          <table:table-cell/>
          <table:table-cell office:value-type="float" office:value="1443145816.672" calcext:value-type="float">
            <text:p>1443145816.672</text:p>
          </table:table-cell>
          <table:table-cell table:formula="of:=[.G465]-[.$B$2]" office:value-type="float" office:value="56.671825170517" calcext:value-type="float">
            <text:p>56.6718251705</text:p>
          </table:table-cell>
          <table:table-cell table:formula="of:=[.C465]/([.H465]-[.H464])" office:value-type="float" office:value="118250.417871291" calcext:value-type="float">
            <text:p>118250.417871291</text:p>
          </table:table-cell>
          <table:table-cell table:formula="of:=[.G465]-[.$B465]" office:value-type="float" office:value="10.0516157150269" calcext:value-type="float">
            <text:p>10.051615715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5806.6598" calcext:value-type="float">
            <text:p>1443145806.6598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96260070801" calcext:value-type="float">
            <text:p>46.6596260071</text:p>
          </table:table-cell>
          <table:table-cell table:formula="of:=[.C466]/([.D466]-[.D465])" office:value-type="float" office:value="109598.628640556" calcext:value-type="float">
            <text:p>109598.628640556</text:p>
          </table:table-cell>
          <table:table-cell/>
          <table:table-cell office:value-type="float" office:value="1443145816.70863" calcext:value-type="float">
            <text:p>1443145816.70863</text:p>
          </table:table-cell>
          <table:table-cell table:formula="of:=[.G466]-[.$B$2]" office:value-type="float" office:value="56.7084534168243" calcext:value-type="float">
            <text:p>56.7084534168</text:p>
          </table:table-cell>
          <table:table-cell table:formula="of:=[.C466]/([.H466]-[.H465])" office:value-type="float" office:value="117941.764499121" calcext:value-type="float">
            <text:p>117941.764499121</text:p>
          </table:table-cell>
          <table:table-cell table:formula="of:=[.G466]-[.$B466]" office:value-type="float" office:value="10.0488274097443" calcext:value-type="float">
            <text:p>10.048827409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5806.69926" calcext:value-type="float">
            <text:p>1443145806.69926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90878582001" calcext:value-type="float">
            <text:p>46.6990878582</text:p>
          </table:table-cell>
          <table:table-cell table:formula="of:=[.C467]/([.D467]-[.D466])" office:value-type="float" office:value="109472.816844395" calcext:value-type="float">
            <text:p>109472.816844395</text:p>
          </table:table-cell>
          <table:table-cell/>
          <table:table-cell office:value-type="float" office:value="1443145816.74516" calcext:value-type="float">
            <text:p>1443145816.74516</text:p>
          </table:table-cell>
          <table:table-cell table:formula="of:=[.G467]-[.$B$2]" office:value-type="float" office:value="56.744989156723" calcext:value-type="float">
            <text:p>56.7449891567</text:p>
          </table:table-cell>
          <table:table-cell table:formula="of:=[.C467]/([.H467]-[.H466])" office:value-type="float" office:value="118240.386317067" calcext:value-type="float">
            <text:p>118240.386317067</text:p>
          </table:table-cell>
          <table:table-cell table:formula="of:=[.G467]-[.$B467]" office:value-type="float" office:value="10.045901298523" calcext:value-type="float">
            <text:p>10.0459012985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5806.73871" calcext:value-type="float">
            <text:p>1443145806.73871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85337352753" calcext:value-type="float">
            <text:p>46.7385337353</text:p>
          </table:table-cell>
          <table:table-cell table:formula="of:=[.C468]/([.D468]-[.D467])" office:value-type="float" office:value="109517.149074029" calcext:value-type="float">
            <text:p>109517.149074029</text:p>
          </table:table-cell>
          <table:table-cell/>
          <table:table-cell office:value-type="float" office:value="1443145816.78177" calcext:value-type="float">
            <text:p>1443145816.78177</text:p>
          </table:table-cell>
          <table:table-cell table:formula="of:=[.G468]-[.$B$2]" office:value-type="float" office:value="56.7816004753113" calcext:value-type="float">
            <text:p>56.7816004753</text:p>
          </table:table-cell>
          <table:table-cell table:formula="of:=[.C468]/([.H468]-[.H467])" office:value-type="float" office:value="117996.296407244" calcext:value-type="float">
            <text:p>117996.296407244</text:p>
          </table:table-cell>
          <table:table-cell table:formula="of:=[.G468]-[.$B468]" office:value-type="float" office:value="10.043066740036" calcext:value-type="float">
            <text:p>10.04306674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5806.77812" calcext:value-type="float">
            <text:p>1443145806.77812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79502868652" calcext:value-type="float">
            <text:p>46.7779502869</text:p>
          </table:table-cell>
          <table:table-cell table:formula="of:=[.C469]/([.D469]-[.D468])" office:value-type="float" office:value="109598.628640556" calcext:value-type="float">
            <text:p>109598.628640556</text:p>
          </table:table-cell>
          <table:table-cell/>
          <table:table-cell office:value-type="float" office:value="1443145816.81833" calcext:value-type="float">
            <text:p>1443145816.81833</text:p>
          </table:table-cell>
          <table:table-cell table:formula="of:=[.G469]-[.$B$2]" office:value-type="float" office:value="56.818158864975" calcext:value-type="float">
            <text:p>56.818158865</text:p>
          </table:table-cell>
          <table:table-cell table:formula="of:=[.C469]/([.H469]-[.H468])" office:value-type="float" office:value="118167.130438185" calcext:value-type="float">
            <text:p>118167.130438185</text:p>
          </table:table-cell>
          <table:table-cell table:formula="of:=[.G469]-[.$B469]" office:value-type="float" office:value="10.0402085781097" calcext:value-type="float">
            <text:p>10.040208578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5806.81755" calcext:value-type="float">
            <text:p>1443145806.81755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73716068268" calcext:value-type="float">
            <text:p>46.8173716068</text:p>
          </table:table-cell>
          <table:table-cell table:formula="of:=[.C470]/([.D470]-[.D469])" office:value-type="float" office:value="109585.371677402" calcext:value-type="float">
            <text:p>109585.371677402</text:p>
          </table:table-cell>
          <table:table-cell/>
          <table:table-cell office:value-type="float" office:value="1443145816.85487" calcext:value-type="float">
            <text:p>1443145816.85487</text:p>
          </table:table-cell>
          <table:table-cell table:formula="of:=[.G470]-[.$B$2]" office:value-type="float" office:value="56.8546984195709" calcext:value-type="float">
            <text:p>56.8546984196</text:p>
          </table:table-cell>
          <table:table-cell table:formula="of:=[.C470]/([.H470]-[.H469])" office:value-type="float" office:value="118228.042125044" calcext:value-type="float">
            <text:p>118228.042125044</text:p>
          </table:table-cell>
          <table:table-cell table:formula="of:=[.G470]-[.$B470]" office:value-type="float" office:value="10.0373268127441" calcext:value-type="float">
            <text:p>10.0373268127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5806.85695" calcext:value-type="float">
            <text:p>1443145806.85695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67793369293" calcext:value-type="float">
            <text:p>46.8567793369</text:p>
          </table:table-cell>
          <table:table-cell table:formula="of:=[.C471]/([.D471]-[.D470])" office:value-type="float" office:value="109623.162480035" calcext:value-type="float">
            <text:p>109623.162480035</text:p>
          </table:table-cell>
          <table:table-cell/>
          <table:table-cell office:value-type="float" office:value="1443145816.89149" calcext:value-type="float">
            <text:p>1443145816.89149</text:p>
          </table:table-cell>
          <table:table-cell table:formula="of:=[.G471]-[.$B$2]" office:value-type="float" office:value="56.8913195133209" calcext:value-type="float">
            <text:p>56.8913195133</text:p>
          </table:table-cell>
          <table:table-cell table:formula="of:=[.C471]/([.H471]-[.H470])" office:value-type="float" office:value="117964.8" calcext:value-type="float">
            <text:p>117964.8</text:p>
          </table:table-cell>
          <table:table-cell table:formula="of:=[.G471]-[.$B471]" office:value-type="float" office:value="10.0345401763916" calcext:value-type="float">
            <text:p>10.0345401764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5806.89638" calcext:value-type="float">
            <text:p>1443145806.89638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62080478668" calcext:value-type="float">
            <text:p>46.8962080479</text:p>
          </table:table-cell>
          <table:table-cell table:formula="of:=[.C472]/([.D472]-[.D471])" office:value-type="float" office:value="109564.829721362" calcext:value-type="float">
            <text:p>109564.829721362</text:p>
          </table:table-cell>
          <table:table-cell/>
          <table:table-cell office:value-type="float" office:value="1443145816.92803" calcext:value-type="float">
            <text:p>1443145816.92803</text:p>
          </table:table-cell>
          <table:table-cell table:formula="of:=[.G472]-[.$B$2]" office:value-type="float" office:value="56.9278523921967" calcext:value-type="float">
            <text:p>56.9278523922</text:p>
          </table:table-cell>
          <table:table-cell table:formula="of:=[.C472]/([.H472]-[.H471])" office:value-type="float" office:value="118249.646152842" calcext:value-type="float">
            <text:p>118249.646152842</text:p>
          </table:table-cell>
          <table:table-cell table:formula="of:=[.G472]-[.$B472]" office:value-type="float" office:value="10.0316443443298" calcext:value-type="float">
            <text:p>10.031644344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5806.93578" calcext:value-type="float">
            <text:p>1443145806.93578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56088638306" calcext:value-type="float">
            <text:p>46.9356088638</text:p>
          </table:table-cell>
          <table:table-cell table:formula="of:=[.C473]/([.D473]-[.D472])" office:value-type="float" office:value="109642.399385207" calcext:value-type="float">
            <text:p>109642.399385207</text:p>
          </table:table-cell>
          <table:table-cell/>
          <table:table-cell office:value-type="float" office:value="1443145816.96462" calcext:value-type="float">
            <text:p>1443145816.96462</text:p>
          </table:table-cell>
          <table:table-cell table:formula="of:=[.G473]-[.$B$2]" office:value-type="float" office:value="56.9644498825073" calcext:value-type="float">
            <text:p>56.9644498825</text:p>
          </table:table-cell>
          <table:table-cell table:formula="of:=[.C473]/([.H473]-[.H472])" office:value-type="float" office:value="118040.881036606" calcext:value-type="float">
            <text:p>118040.881036606</text:p>
          </table:table-cell>
          <table:table-cell table:formula="of:=[.G473]-[.$B473]" office:value-type="float" office:value="10.0288410186768" calcext:value-type="float">
            <text:p>10.028841018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5806.97527" calcext:value-type="float">
            <text:p>1443145806.97527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50912189484" calcext:value-type="float">
            <text:p>46.9750912189</text:p>
          </table:table-cell>
          <table:table-cell table:formula="of:=[.C474]/([.D474]-[.D473])" office:value-type="float" office:value="109415.965362528" calcext:value-type="float">
            <text:p>109415.965362528</text:p>
          </table:table-cell>
          <table:table-cell/>
          <table:table-cell office:value-type="float" office:value="1443145817.00117" calcext:value-type="float">
            <text:p>1443145817.00117</text:p>
          </table:table-cell>
          <table:table-cell table:formula="of:=[.G474]-[.$B$2]" office:value-type="float" office:value="57.0009980201721" calcext:value-type="float">
            <text:p>57.0009980202</text:p>
          </table:table-cell>
          <table:table-cell table:formula="of:=[.C474]/([.H474]-[.H473])" office:value-type="float" office:value="118200.277114564" calcext:value-type="float">
            <text:p>118200.277114564</text:p>
          </table:table-cell>
          <table:table-cell table:formula="of:=[.G474]-[.$B474]" office:value-type="float" office:value="10.0259068012238" calcext:value-type="float">
            <text:p>10.025906801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5820.02015" calcext:value-type="float">
            <text:p>1443145820.02015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99756622314" calcext:value-type="float">
            <text:p>60.0199756622</text:p>
          </table:table-cell>
          <table:table-cell table:formula="of:=[.C475]/([.D475]-[.D474])" office:value-type="float" office:value="331.164298065086" calcext:value-type="float">
            <text:p>331.1642980651</text:p>
          </table:table-cell>
          <table:table-cell/>
          <table:table-cell office:value-type="float" office:value="1443145820.21016" calcext:value-type="float">
            <text:p>1443145820.21016</text:p>
          </table:table-cell>
          <table:table-cell table:formula="of:=[.G475]-[.$B$2]" office:value-type="float" office:value="60.2099821567535" calcext:value-type="float">
            <text:p>60.2099821568</text:p>
          </table:table-cell>
          <table:table-cell table:formula="of:=[.C475]/([.H475]-[.H474])" office:value-type="float" office:value="1346.22042868749" calcext:value-type="float">
            <text:p>1346.2204286875</text:p>
          </table:table-cell>
          <table:table-cell table:formula="of:=[.G475]-[.$B475]" office:value-type="float" office:value="0.190006494522095" calcext:value-type="float">
            <text:p>0.190006494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5820.07431" calcext:value-type="float">
            <text:p>1443145820.07431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741322040558" calcext:value-type="float">
            <text:p>60.0741322041</text:p>
          </table:table-cell>
          <table:table-cell table:formula="of:=[.C476]/([.D476]-[.D475])" office:value-type="float" office:value="79768.756543062" calcext:value-type="float">
            <text:p>79768.756543062</text:p>
          </table:table-cell>
          <table:table-cell/>
          <table:table-cell office:value-type="float" office:value="1443145820.26422" calcext:value-type="float">
            <text:p>1443145820.26422</text:p>
          </table:table-cell>
          <table:table-cell table:formula="of:=[.G476]-[.$B$2]" office:value-type="float" office:value="60.264048576355" calcext:value-type="float">
            <text:p>60.2640485764</text:p>
          </table:table-cell>
          <table:table-cell table:formula="of:=[.C476]/([.H476]-[.H475])" office:value-type="float" office:value="79901.7214723223" calcext:value-type="float">
            <text:p>79901.7214723223</text:p>
          </table:table-cell>
          <table:table-cell table:formula="of:=[.G476]-[.$B476]" office:value-type="float" office:value="0.189916372299194" calcext:value-type="float">
            <text:p>0.189916372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5820.12844" calcext:value-type="float">
            <text:p>1443145820.12844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82641887665" calcext:value-type="float">
            <text:p>60.1282641888</text:p>
          </table:table-cell>
          <table:table-cell table:formula="of:=[.C477]/([.D477]-[.D476])" office:value-type="float" office:value="79804.9438439787" calcext:value-type="float">
            <text:p>79804.9438439787</text:p>
          </table:table-cell>
          <table:table-cell/>
          <table:table-cell office:value-type="float" office:value="1443145820.37254" calcext:value-type="float">
            <text:p>1443145820.37254</text:p>
          </table:table-cell>
          <table:table-cell table:formula="of:=[.G477]-[.$B$2]" office:value-type="float" office:value="60.3723673820496" calcext:value-type="float">
            <text:p>60.372367382</text:p>
          </table:table-cell>
          <table:table-cell table:formula="of:=[.C477]/([.H477]-[.H476])" office:value-type="float" office:value="39882.271340591" calcext:value-type="float">
            <text:p>39882.271340591</text:p>
          </table:table-cell>
          <table:table-cell table:formula="of:=[.G477]-[.$B477]" office:value-type="float" office:value="0.244103193283081" calcext:value-type="float">
            <text:p>0.244103193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5820.18259" calcext:value-type="float">
            <text:p>1443145820.18259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824128627777" calcext:value-type="float">
            <text:p>60.1824128628</text:p>
          </table:table-cell>
          <table:table-cell table:formula="of:=[.C478]/([.D478]-[.D477])" office:value-type="float" office:value="79780.3469592631" calcext:value-type="float">
            <text:p>79780.3469592631</text:p>
          </table:table-cell>
          <table:table-cell/>
          <table:table-cell office:value-type="float" office:value="1443145820.86009" calcext:value-type="float">
            <text:p>1443145820.86009</text:p>
          </table:table-cell>
          <table:table-cell table:formula="of:=[.G478]-[.$B$2]" office:value-type="float" office:value="60.8599157333374" calcext:value-type="float">
            <text:p>60.8599157333</text:p>
          </table:table-cell>
          <table:table-cell table:formula="of:=[.C478]/([.H478]-[.H477])" office:value-type="float" office:value="8860.65964245161" calcext:value-type="float">
            <text:p>8860.6596424516</text:p>
          </table:table-cell>
          <table:table-cell table:formula="of:=[.G478]-[.$B478]" office:value-type="float" office:value="0.677502870559692" calcext:value-type="float">
            <text:p>0.6775028706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5820.23674" calcext:value-type="float">
            <text:p>1443145820.23674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65636825562" calcext:value-type="float">
            <text:p>60.2365636826</text:p>
          </table:table-cell>
          <table:table-cell table:formula="of:=[.C479]/([.D479]-[.D478])" office:value-type="float" office:value="79777.1856026417" calcext:value-type="float">
            <text:p>79777.1856026417</text:p>
          </table:table-cell>
          <table:table-cell/>
          <table:table-cell office:value-type="float" office:value="1443145821.02249" calcext:value-type="float">
            <text:p>1443145821.02249</text:p>
          </table:table-cell>
          <table:table-cell table:formula="of:=[.G479]-[.$B$2]" office:value-type="float" office:value="61.0223174095154" calcext:value-type="float">
            <text:p>61.0223174095</text:p>
          </table:table-cell>
          <table:table-cell table:formula="of:=[.C479]/([.H479]-[.H478])" office:value-type="float" office:value="26600.7106679468" calcext:value-type="float">
            <text:p>26600.7106679468</text:p>
          </table:table-cell>
          <table:table-cell table:formula="of:=[.G479]-[.$B479]" office:value-type="float" office:value="0.785753726959229" calcext:value-type="float">
            <text:p>0.785753727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5820.29088" calcext:value-type="float">
            <text:p>1443145820.29088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907059192657" calcext:value-type="float">
            <text:p>60.2907059193</text:p>
          </table:table-cell>
          <table:table-cell table:formula="of:=[.C480]/([.D480]-[.D479])" office:value-type="float" office:value="79789.8325326194" calcext:value-type="float">
            <text:p>79789.8325326194</text:p>
          </table:table-cell>
          <table:table-cell/>
          <table:table-cell office:value-type="float" office:value="1443145821.54173" calcext:value-type="float">
            <text:p>1443145821.54173</text:p>
          </table:table-cell>
          <table:table-cell table:formula="of:=[.G480]-[.$B$2]" office:value-type="float" office:value="61.5415580272675" calcext:value-type="float">
            <text:p>61.5415580273</text:p>
          </table:table-cell>
          <table:table-cell table:formula="of:=[.C480]/([.H480]-[.H479])" office:value-type="float" office:value="8319.84219320588" calcext:value-type="float">
            <text:p>8319.8421932059</text:p>
          </table:table-cell>
          <table:table-cell table:formula="of:=[.G480]-[.$B480]" office:value-type="float" office:value="1.25085210800171" calcext:value-type="float">
            <text:p>1.25085210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5820.34503" calcext:value-type="float">
            <text:p>1443145820.34503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448510169983" calcext:value-type="float">
            <text:p>60.344851017</text:p>
          </table:table-cell>
          <table:table-cell table:formula="of:=[.C481]/([.D481]-[.D480])" office:value-type="float" office:value="79785.6164437849" calcext:value-type="float">
            <text:p>79785.6164437849</text:p>
          </table:table-cell>
          <table:table-cell/>
          <table:table-cell office:value-type="float" office:value="1443145822.00047" calcext:value-type="float">
            <text:p>1443145822.00047</text:p>
          </table:table-cell>
          <table:table-cell table:formula="of:=[.G481]-[.$B$2]" office:value-type="float" office:value="62.0003004074097" calcext:value-type="float">
            <text:p>62.0003004074</text:p>
          </table:table-cell>
          <table:table-cell table:formula="of:=[.C481]/([.H481]-[.H480])" office:value-type="float" office:value="9417.0501505895" calcext:value-type="float">
            <text:p>9417.0501505895</text:p>
          </table:table-cell>
          <table:table-cell table:formula="of:=[.G481]-[.$B481]" office:value-type="float" office:value="1.65544939041138" calcext:value-type="float">
            <text:p>1.6554493904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5820.39917" calcext:value-type="float">
            <text:p>1443145820.39917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89970684052" calcext:value-type="float">
            <text:p>60.3989970684</text:p>
          </table:table-cell>
          <table:table-cell table:formula="of:=[.C482]/([.D482]-[.D481])" office:value-type="float" office:value="79784.2111798507" calcext:value-type="float">
            <text:p>79784.2111798507</text:p>
          </table:table-cell>
          <table:table-cell/>
          <table:table-cell office:value-type="float" office:value="1443145822.20198" calcext:value-type="float">
            <text:p>1443145822.20198</text:p>
          </table:table-cell>
          <table:table-cell table:formula="of:=[.G482]-[.$B$2]" office:value-type="float" office:value="62.2018055915833" calcext:value-type="float">
            <text:p>62.2018055916</text:p>
          </table:table-cell>
          <table:table-cell table:formula="of:=[.C482]/([.H482]-[.H481])" office:value-type="float" office:value="21438.6543835944" calcext:value-type="float">
            <text:p>21438.6543835944</text:p>
          </table:table-cell>
          <table:table-cell table:formula="of:=[.G482]-[.$B482]" office:value-type="float" office:value="1.8028085231781" calcext:value-type="float">
            <text:p>1.802808523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5820.45331" calcext:value-type="float">
            <text:p>1443145820.45331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531362056732" calcext:value-type="float">
            <text:p>60.4531362057</text:p>
          </table:table-cell>
          <table:table-cell table:formula="of:=[.C483]/([.D483]-[.D482])" office:value-type="float" office:value="79794.4004650425" calcext:value-type="float">
            <text:p>79794.4004650425</text:p>
          </table:table-cell>
          <table:table-cell/>
          <table:table-cell office:value-type="float" office:value="1443145826.1153" calcext:value-type="float">
            <text:p>1443145826.1153</text:p>
          </table:table-cell>
          <table:table-cell table:formula="of:=[.G483]-[.$B$2]" office:value-type="float" office:value="66.1151213645935" calcext:value-type="float">
            <text:p>66.1151213646</text:p>
          </table:table-cell>
          <table:table-cell table:formula="of:=[.C483]/([.H483]-[.H482])" office:value-type="float" office:value="1103.9231819202" calcext:value-type="float">
            <text:p>1103.9231819202</text:p>
          </table:table-cell>
          <table:table-cell table:formula="of:=[.G483]-[.$B483]" office:value-type="float" office:value="5.66198515892029" calcext:value-type="float">
            <text:p>5.6619851589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5820.50744" calcext:value-type="float">
            <text:p>1443145820.50744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72703361511" calcext:value-type="float">
            <text:p>60.5072703362</text:p>
          </table:table-cell>
          <table:table-cell table:formula="of:=[.C484]/([.D484]-[.D483])" office:value-type="float" office:value="79801.7805377552" calcext:value-type="float">
            <text:p>79801.7805377552</text:p>
          </table:table-cell>
          <table:table-cell/>
          <table:table-cell office:value-type="float" office:value="1443145826.55215" calcext:value-type="float">
            <text:p>1443145826.55215</text:p>
          </table:table-cell>
          <table:table-cell table:formula="of:=[.G484]-[.$B$2]" office:value-type="float" office:value="66.55197930336" calcext:value-type="float">
            <text:p>66.5519793034</text:p>
          </table:table-cell>
          <table:table-cell table:formula="of:=[.C484]/([.H484]-[.H483])" office:value-type="float" office:value="9888.79820336569" calcext:value-type="float">
            <text:p>9888.7982033657</text:p>
          </table:table-cell>
          <table:table-cell table:formula="of:=[.G484]-[.$B484]" office:value-type="float" office:value="6.04470896720886" calcext:value-type="float">
            <text:p>6.044708967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5820.56159" calcext:value-type="float">
            <text:p>1443145820.56159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614128112793" calcext:value-type="float">
            <text:p>60.5614128113</text:p>
          </table:table-cell>
          <table:table-cell table:formula="of:=[.C485]/([.D485]-[.D484])" office:value-type="float" office:value="79789.4811748646" calcext:value-type="float">
            <text:p>79789.4811748646</text:p>
          </table:table-cell>
          <table:table-cell/>
          <table:table-cell office:value-type="float" office:value="1443145826.9877" calcext:value-type="float">
            <text:p>1443145826.9877</text:p>
          </table:table-cell>
          <table:table-cell table:formula="of:=[.G485]-[.$B$2]" office:value-type="float" office:value="66.9875273704529" calcext:value-type="float">
            <text:p>66.9875273705</text:p>
          </table:table-cell>
          <table:table-cell table:formula="of:=[.C485]/([.H485]-[.H484])" office:value-type="float" office:value="9918.53787535834" calcext:value-type="float">
            <text:p>9918.5378753583</text:p>
          </table:table-cell>
          <table:table-cell table:formula="of:=[.G485]-[.$B485]" office:value-type="float" office:value="6.42611455917358" calcext:value-type="float">
            <text:p>6.4261145592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5820.61574" calcext:value-type="float">
            <text:p>1443145820.61574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5562915802" calcext:value-type="float">
            <text:p>60.6155629158</text:p>
          </table:table-cell>
          <table:table-cell table:formula="of:=[.C486]/([.D486]-[.D485])" office:value-type="float" office:value="79778.2393603438" calcext:value-type="float">
            <text:p>79778.2393603438</text:p>
          </table:table-cell>
          <table:table-cell/>
          <table:table-cell office:value-type="float" office:value="1443145831.01475" calcext:value-type="float">
            <text:p>1443145831.01475</text:p>
          </table:table-cell>
          <table:table-cell table:formula="of:=[.G486]-[.$B$2]" office:value-type="float" office:value="71.0145797729492" calcext:value-type="float">
            <text:p>71.0145797729</text:p>
          </table:table-cell>
          <table:table-cell table:formula="of:=[.C486]/([.H486]-[.H485])" office:value-type="float" office:value="1072.74491817441" calcext:value-type="float">
            <text:p>1072.7449181744</text:p>
          </table:table-cell>
          <table:table-cell table:formula="of:=[.G486]-[.$B486]" office:value-type="float" office:value="10.3990168571472" calcext:value-type="float">
            <text:p>10.399016857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5820.66988" calcext:value-type="float">
            <text:p>1443145820.66988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97075366974" calcext:value-type="float">
            <text:p>60.6697075367</text:p>
          </table:table-cell>
          <table:table-cell table:formula="of:=[.C487]/([.D487]-[.D486])" office:value-type="float" office:value="79786.3190943157" calcext:value-type="float">
            <text:p>79786.3190943157</text:p>
          </table:table-cell>
          <table:table-cell/>
          <table:table-cell office:value-type="float" office:value="1443145831.0652" calcext:value-type="float">
            <text:p>1443145831.0652</text:p>
          </table:table-cell>
          <table:table-cell table:formula="of:=[.G487]-[.$B$2]" office:value-type="float" office:value="71.0650281906128" calcext:value-type="float">
            <text:p>71.0650281906</text:p>
          </table:table-cell>
          <table:table-cell table:formula="of:=[.C487]/([.H487]-[.H486])" office:value-type="float" office:value="85632.0217773493" calcext:value-type="float">
            <text:p>85632.0217773493</text:p>
          </table:table-cell>
          <table:table-cell table:formula="of:=[.G487]-[.$B487]" office:value-type="float" office:value="10.3953206539154" calcext:value-type="float">
            <text:p>10.3953206539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5820.72403" calcext:value-type="float">
            <text:p>1443145820.72403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23851442337" calcext:value-type="float">
            <text:p>60.7238514423</text:p>
          </table:table-cell>
          <table:table-cell table:formula="of:=[.C488]/([.D488]-[.D487])" office:value-type="float" office:value="79787.3730933174" calcext:value-type="float">
            <text:p>79787.3730933174</text:p>
          </table:table-cell>
          <table:table-cell/>
          <table:table-cell office:value-type="float" office:value="1443145831.1156" calcext:value-type="float">
            <text:p>1443145831.1156</text:p>
          </table:table-cell>
          <table:table-cell table:formula="of:=[.G488]-[.$B$2]" office:value-type="float" office:value="71.1154301166534" calcext:value-type="float">
            <text:p>71.1154301167</text:p>
          </table:table-cell>
          <table:table-cell table:formula="of:=[.C488]/([.H488]-[.H487])" office:value-type="float" office:value="85711.0102601218" calcext:value-type="float">
            <text:p>85711.0102601218</text:p>
          </table:table-cell>
          <table:table-cell table:formula="of:=[.G488]-[.$B488]" office:value-type="float" office:value="10.3915786743164" calcext:value-type="float">
            <text:p>10.3915786743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5820.77817" calcext:value-type="float">
            <text:p>1443145820.77817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79936790466" calcext:value-type="float">
            <text:p>60.777993679</text:p>
          </table:table-cell>
          <table:table-cell table:formula="of:=[.C489]/([.D489]-[.D488])" office:value-type="float" office:value="79789.8325326194" calcext:value-type="float">
            <text:p>79789.8325326194</text:p>
          </table:table-cell>
          <table:table-cell/>
          <table:table-cell office:value-type="float" office:value="1443145831.16603" calcext:value-type="float">
            <text:p>1443145831.16603</text:p>
          </table:table-cell>
          <table:table-cell table:formula="of:=[.G489]-[.$B$2]" office:value-type="float" office:value="71.1658542156219" calcext:value-type="float">
            <text:p>71.1658542156</text:p>
          </table:table-cell>
          <table:table-cell table:formula="of:=[.C489]/([.H489]-[.H488])" office:value-type="float" office:value="85673.3206615791" calcext:value-type="float">
            <text:p>85673.3206615791</text:p>
          </table:table-cell>
          <table:table-cell table:formula="of:=[.G489]-[.$B489]" office:value-type="float" office:value="10.3878605365753" calcext:value-type="float">
            <text:p>10.3878605366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5820.83231" calcext:value-type="float">
            <text:p>1443145820.83231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321352005005" calcext:value-type="float">
            <text:p>60.8321352005</text:p>
          </table:table-cell>
          <table:table-cell table:formula="of:=[.C490]/([.D490]-[.D489])" office:value-type="float" office:value="79790.8866244507" calcext:value-type="float">
            <text:p>79790.8866244507</text:p>
          </table:table-cell>
          <table:table-cell/>
          <table:table-cell office:value-type="float" office:value="1443145831.21643" calcext:value-type="float">
            <text:p>1443145831.21643</text:p>
          </table:table-cell>
          <table:table-cell table:formula="of:=[.G490]-[.$B$2]" office:value-type="float" office:value="71.2162601947784" calcext:value-type="float">
            <text:p>71.2162601948</text:p>
          </table:table-cell>
          <table:table-cell table:formula="of:=[.C490]/([.H490]-[.H489])" office:value-type="float" office:value="85704.1182869954" calcext:value-type="float">
            <text:p>85704.1182869954</text:p>
          </table:table-cell>
          <table:table-cell table:formula="of:=[.G490]-[.$B490]" office:value-type="float" office:value="10.384124994278" calcext:value-type="float">
            <text:p>10.384124994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5820.88646" calcext:value-type="float">
            <text:p>1443145820.88646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62869739532" calcext:value-type="float">
            <text:p>60.886286974</text:p>
          </table:table-cell>
          <table:table-cell table:formula="of:=[.C491]/([.D491]-[.D490])" office:value-type="float" office:value="79775.780635674" calcext:value-type="float">
            <text:p>79775.780635674</text:p>
          </table:table-cell>
          <table:table-cell/>
          <table:table-cell office:value-type="float" office:value="1443145831.26692" calcext:value-type="float">
            <text:p>1443145831.26692</text:p>
          </table:table-cell>
          <table:table-cell table:formula="of:=[.G491]-[.$B$2]" office:value-type="float" office:value="71.2667484283447" calcext:value-type="float">
            <text:p>71.2667484283</text:p>
          </table:table-cell>
          <table:table-cell table:formula="of:=[.C491]/([.H491]-[.H490])" office:value-type="float" office:value="85564.4908695098" calcext:value-type="float">
            <text:p>85564.4908695098</text:p>
          </table:table-cell>
          <table:table-cell table:formula="of:=[.G491]-[.$B491]" office:value-type="float" office:value="10.3804614543915" calcext:value-type="float">
            <text:p>10.380461454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5820.9406" calcext:value-type="float">
            <text:p>1443145820.9406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404261112213" calcext:value-type="float">
            <text:p>60.9404261112</text:p>
          </table:table-cell>
          <table:table-cell table:formula="of:=[.C492]/([.D492]-[.D491])" office:value-type="float" office:value="79794.4004650425" calcext:value-type="float">
            <text:p>79794.4004650425</text:p>
          </table:table-cell>
          <table:table-cell/>
          <table:table-cell office:value-type="float" office:value="1443145831.31737" calcext:value-type="float">
            <text:p>1443145831.31737</text:p>
          </table:table-cell>
          <table:table-cell table:formula="of:=[.G492]-[.$B$2]" office:value-type="float" office:value="71.3171939849854" calcext:value-type="float">
            <text:p>71.317193985</text:p>
          </table:table-cell>
          <table:table-cell table:formula="of:=[.C492]/([.H492]-[.H491])" office:value-type="float" office:value="85636.8784029038" calcext:value-type="float">
            <text:p>85636.8784029038</text:p>
          </table:table-cell>
          <table:table-cell table:formula="of:=[.G492]-[.$B492]" office:value-type="float" office:value="10.376767873764" calcext:value-type="float">
            <text:p>10.3767678738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5820.99474" calcext:value-type="float">
            <text:p>1443145820.99474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945704936981" calcext:value-type="float">
            <text:p>60.9945704937</text:p>
          </table:table-cell>
          <table:table-cell table:formula="of:=[.C493]/([.D493]-[.D492])" office:value-type="float" office:value="79786.6704242222" calcext:value-type="float">
            <text:p>79786.6704242222</text:p>
          </table:table-cell>
          <table:table-cell/>
          <table:table-cell office:value-type="float" office:value="1443145831.36789" calcext:value-type="float">
            <text:p>1443145831.36789</text:p>
          </table:table-cell>
          <table:table-cell table:formula="of:=[.G493]-[.$B$2]" office:value-type="float" office:value="71.3677113056183" calcext:value-type="float">
            <text:p>71.3677113056</text:p>
          </table:table-cell>
          <table:table-cell table:formula="of:=[.C493]/([.H493]-[.H492])" office:value-type="float" office:value="85515.2242018076" calcext:value-type="float">
            <text:p>85515.2242018076</text:p>
          </table:table-cell>
          <table:table-cell table:formula="of:=[.G493]-[.$B493]" office:value-type="float" office:value="10.3731408119202" calcext:value-type="float">
            <text:p>10.3731408119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5821.04601" calcext:value-type="float">
            <text:p>1443145821.04601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58402633667" calcext:value-type="float">
            <text:p>61.0458402634</text:p>
          </table:table-cell>
          <table:table-cell table:formula="of:=[.C494]/([.D494]-[.D493])" office:value-type="float" office:value="84260.1795936589" calcext:value-type="float">
            <text:p>84260.1795936589</text:p>
          </table:table-cell>
          <table:table-cell/>
          <table:table-cell office:value-type="float" office:value="1443145831.41825" calcext:value-type="float">
            <text:p>1443145831.41825</text:p>
          </table:table-cell>
          <table:table-cell table:formula="of:=[.G494]-[.$B$2]" office:value-type="float" office:value="71.418071269989" calcext:value-type="float">
            <text:p>71.41807127</text:p>
          </table:table-cell>
          <table:table-cell table:formula="of:=[.C494]/([.H494]-[.H493])" office:value-type="float" office:value="85782.4276482424" calcext:value-type="float">
            <text:p>85782.4276482424</text:p>
          </table:table-cell>
          <table:table-cell table:formula="of:=[.G494]-[.$B494]" office:value-type="float" office:value="10.3722310066223" calcext:value-type="float">
            <text:p>10.372231006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5821.09698" calcext:value-type="float">
            <text:p>1443145821.09698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68079566956" calcext:value-type="float">
            <text:p>61.0968079567</text:p>
          </table:table-cell>
          <table:table-cell table:formula="of:=[.C495]/([.D495]-[.D494])" office:value-type="float" office:value="84759.5745039154" calcext:value-type="float">
            <text:p>84759.5745039154</text:p>
          </table:table-cell>
          <table:table-cell/>
          <table:table-cell office:value-type="float" office:value="1443145831.46891" calcext:value-type="float">
            <text:p>1443145831.46891</text:p>
          </table:table-cell>
          <table:table-cell table:formula="of:=[.G495]-[.$B$2]" office:value-type="float" office:value="71.4687361717224" calcext:value-type="float">
            <text:p>71.4687361717</text:p>
          </table:table-cell>
          <table:table-cell table:formula="of:=[.C495]/([.H495]-[.H494])" office:value-type="float" office:value="85266.1280728833" calcext:value-type="float">
            <text:p>85266.1280728833</text:p>
          </table:table-cell>
          <table:table-cell table:formula="of:=[.G495]-[.$B495]" office:value-type="float" office:value="10.3719282150269" calcext:value-type="float">
            <text:p>10.37192821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5821.14795" calcext:value-type="float">
            <text:p>1443145821.14795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77749347687" calcext:value-type="float">
            <text:p>61.1477749348</text:p>
          </table:table-cell>
          <table:table-cell table:formula="of:=[.C496]/([.D496]-[.D495])" office:value-type="float" office:value="84760.7639951163" calcext:value-type="float">
            <text:p>84760.7639951163</text:p>
          </table:table-cell>
          <table:table-cell/>
          <table:table-cell office:value-type="float" office:value="1443145831.51911" calcext:value-type="float">
            <text:p>1443145831.51911</text:p>
          </table:table-cell>
          <table:table-cell table:formula="of:=[.G496]-[.$B$2]" office:value-type="float" office:value="71.5189397335053" calcext:value-type="float">
            <text:p>71.5189397335</text:p>
          </table:table-cell>
          <table:table-cell table:formula="of:=[.C496]/([.H496]-[.H495])" office:value-type="float" office:value="86049.6715091015" calcext:value-type="float">
            <text:p>86049.6715091015</text:p>
          </table:table-cell>
          <table:table-cell table:formula="of:=[.G496]-[.$B496]" office:value-type="float" office:value="10.3711647987366" calcext:value-type="float">
            <text:p>10.371164798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5821.19892" calcext:value-type="float">
            <text:p>1443145821.19892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87428665161" calcext:value-type="float">
            <text:p>61.1987428665</text:p>
          </table:table-cell>
          <table:table-cell table:formula="of:=[.C497]/([.D497]-[.D496])" office:value-type="float" office:value="84759.1780142673" calcext:value-type="float">
            <text:p>84759.1780142673</text:p>
          </table:table-cell>
          <table:table-cell/>
          <table:table-cell office:value-type="float" office:value="1443145831.56958" calcext:value-type="float">
            <text:p>1443145831.56958</text:p>
          </table:table-cell>
          <table:table-cell table:formula="of:=[.G497]-[.$B$2]" office:value-type="float" office:value="71.5694015026093" calcext:value-type="float">
            <text:p>71.5694015026</text:p>
          </table:table-cell>
          <table:table-cell table:formula="of:=[.C497]/([.H497]-[.H496])" office:value-type="float" office:value="85609.3648063803" calcext:value-type="float">
            <text:p>85609.3648063803</text:p>
          </table:table-cell>
          <table:table-cell table:formula="of:=[.G497]-[.$B497]" office:value-type="float" office:value="10.3706586360931" calcext:value-type="float">
            <text:p>10.3706586361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5821.2499" calcext:value-type="float">
            <text:p>1443145821.2499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97220039368" calcext:value-type="float">
            <text:p>61.2497220039</text:p>
          </table:table-cell>
          <table:table-cell table:formula="of:=[.C498]/([.D498]-[.D497])" office:value-type="float" office:value="84740.5471841064" calcext:value-type="float">
            <text:p>84740.5471841064</text:p>
          </table:table-cell>
          <table:table-cell/>
          <table:table-cell office:value-type="float" office:value="1443145831.62001" calcext:value-type="float">
            <text:p>1443145831.62001</text:p>
          </table:table-cell>
          <table:table-cell table:formula="of:=[.G498]-[.$B$2]" office:value-type="float" office:value="71.6198346614838" calcext:value-type="float">
            <text:p>71.6198346615</text:p>
          </table:table-cell>
          <table:table-cell table:formula="of:=[.C498]/([.H498]-[.H497])" office:value-type="float" office:value="85657.9301476845" calcext:value-type="float">
            <text:p>85657.9301476845</text:p>
          </table:table-cell>
          <table:table-cell table:formula="of:=[.G498]-[.$B498]" office:value-type="float" office:value="10.370112657547" calcext:value-type="float">
            <text:p>10.3701126575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5821.30089" calcext:value-type="float">
            <text:p>1443145821.30089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3007123470306" calcext:value-type="float">
            <text:p>61.300712347</text:p>
          </table:table-cell>
          <table:table-cell table:formula="of:=[.C499]/([.D499]-[.D498])" office:value-type="float" office:value="84721.9245425938" calcext:value-type="float">
            <text:p>84721.9245425938</text:p>
          </table:table-cell>
          <table:table-cell/>
          <table:table-cell office:value-type="float" office:value="1443145831.67051" calcext:value-type="float">
            <text:p>1443145831.67051</text:p>
          </table:table-cell>
          <table:table-cell table:formula="of:=[.G499]-[.$B$2]" office:value-type="float" office:value="71.6703381538391" calcext:value-type="float">
            <text:p>71.6703381538</text:p>
          </table:table-cell>
          <table:table-cell table:formula="of:=[.C499]/([.H499]-[.H498])" office:value-type="float" office:value="85538.638983699" calcext:value-type="float">
            <text:p>85538.638983699</text:p>
          </table:table-cell>
          <table:table-cell table:formula="of:=[.G499]-[.$B499]" office:value-type="float" office:value="10.3696258068085" calcext:value-type="float">
            <text:p>10.369625806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5821.35185" calcext:value-type="float">
            <text:p>1443145821.35185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516788482666" calcext:value-type="float">
            <text:p>61.3516788483</text:p>
          </table:table-cell>
          <table:table-cell table:formula="of:=[.C500]/([.D500]-[.D499])" office:value-type="float" office:value="84761.5570077981" calcext:value-type="float">
            <text:p>84761.5570077981</text:p>
          </table:table-cell>
          <table:table-cell/>
          <table:table-cell office:value-type="float" office:value="1443145831.72088" calcext:value-type="float">
            <text:p>1443145831.72088</text:p>
          </table:table-cell>
          <table:table-cell table:formula="of:=[.G500]-[.$B$2]" office:value-type="float" office:value="71.7207086086273" calcext:value-type="float">
            <text:p>71.7207086086</text:p>
          </table:table-cell>
          <table:table-cell table:formula="of:=[.C500]/([.H500]-[.H499])" office:value-type="float" office:value="85764.5621458898" calcext:value-type="float">
            <text:p>85764.5621458898</text:p>
          </table:table-cell>
          <table:table-cell table:formula="of:=[.G500]-[.$B500]" office:value-type="float" office:value="10.3690297603607" calcext:value-type="float">
            <text:p>10.369029760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5821.40283" calcext:value-type="float">
            <text:p>1443145821.40283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40265583992" calcext:value-type="float">
            <text:p>61.4026558399</text:p>
          </table:table-cell>
          <table:table-cell table:formula="of:=[.C501]/([.D501]-[.D500])" office:value-type="float" office:value="84744.1141558278" calcext:value-type="float">
            <text:p>84744.1141558278</text:p>
          </table:table-cell>
          <table:table-cell/>
          <table:table-cell office:value-type="float" office:value="1443145831.77135" calcext:value-type="float">
            <text:p>1443145831.77135</text:p>
          </table:table-cell>
          <table:table-cell table:formula="of:=[.G501]-[.$B$2]" office:value-type="float" office:value="71.7711732387543" calcext:value-type="float">
            <text:p>71.7711732388</text:p>
          </table:table-cell>
          <table:table-cell table:formula="of:=[.C501]/([.H501]-[.H500])" office:value-type="float" office:value="85604.5113009298" calcext:value-type="float">
            <text:p>85604.5113009298</text:p>
          </table:table-cell>
          <table:table-cell table:formula="of:=[.G501]-[.$B501]" office:value-type="float" office:value="10.3685173988342" calcext:value-type="float">
            <text:p>10.368517398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5821.4538" calcext:value-type="float">
            <text:p>1443145821.4538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536235332489" calcext:value-type="float">
            <text:p>61.4536235332</text:p>
          </table:table-cell>
          <table:table-cell table:formula="of:=[.C502]/([.D502]-[.D501])" office:value-type="float" office:value="84759.5745039154" calcext:value-type="float">
            <text:p>84759.5745039154</text:p>
          </table:table-cell>
          <table:table-cell/>
          <table:table-cell office:value-type="float" office:value="1443145831.82177" calcext:value-type="float">
            <text:p>1443145831.82177</text:p>
          </table:table-cell>
          <table:table-cell table:formula="of:=[.G502]-[.$B$2]" office:value-type="float" office:value="71.821592092514" calcext:value-type="float">
            <text:p>71.8215920925</text:p>
          </table:table-cell>
          <table:table-cell table:formula="of:=[.C502]/([.H502]-[.H501])" office:value-type="float" office:value="85682.2334871756" calcext:value-type="float">
            <text:p>85682.2334871756</text:p>
          </table:table-cell>
          <table:table-cell table:formula="of:=[.G502]-[.$B502]" office:value-type="float" office:value="10.3679685592651" calcext:value-type="float">
            <text:p>10.367968559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5821.50477" calcext:value-type="float">
            <text:p>1443145821.50477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5045919418335" calcext:value-type="float">
            <text:p>61.5045919418</text:p>
          </table:table-cell>
          <table:table-cell table:formula="of:=[.C503]/([.D503]-[.D502])" office:value-type="float" office:value="84758.3850460994" calcext:value-type="float">
            <text:p>84758.3850460994</text:p>
          </table:table-cell>
          <table:table-cell/>
          <table:table-cell office:value-type="float" office:value="1443145831.87226" calcext:value-type="float">
            <text:p>1443145831.87226</text:p>
          </table:table-cell>
          <table:table-cell table:formula="of:=[.G503]-[.$B$2]" office:value-type="float" office:value="71.8720853328705" calcext:value-type="float">
            <text:p>71.8720853329</text:p>
          </table:table-cell>
          <table:table-cell table:formula="of:=[.C503]/([.H503]-[.H502])" office:value-type="float" office:value="85556.0064971858" calcext:value-type="float">
            <text:p>85556.0064971858</text:p>
          </table:table-cell>
          <table:table-cell table:formula="of:=[.G503]-[.$B503]" office:value-type="float" office:value="10.367493391037" calcext:value-type="float">
            <text:p>10.36749339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5821.55574" calcext:value-type="float">
            <text:p>1443145821.55574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5570602417" calcext:value-type="float">
            <text:p>61.5555706024</text:p>
          </table:table-cell>
          <table:table-cell table:formula="of:=[.C504]/([.D504]-[.D503])" office:value-type="float" office:value="84741.339818539" calcext:value-type="float">
            <text:p>84741.339818539</text:p>
          </table:table-cell>
          <table:table-cell/>
          <table:table-cell office:value-type="float" office:value="1443145831.92267" calcext:value-type="float">
            <text:p>1443145831.92267</text:p>
          </table:table-cell>
          <table:table-cell table:formula="of:=[.G504]-[.$B$2]" office:value-type="float" office:value="71.9224925041199" calcext:value-type="float">
            <text:p>71.9224925041</text:p>
          </table:table-cell>
          <table:table-cell table:formula="of:=[.C504]/([.H504]-[.H503])" office:value-type="float" office:value="85702.0914470044" calcext:value-type="float">
            <text:p>85702.0914470044</text:p>
          </table:table-cell>
          <table:table-cell table:formula="of:=[.G504]-[.$B504]" office:value-type="float" office:value="10.3669219017029" calcext:value-type="float">
            <text:p>10.366921901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5821.60671" calcext:value-type="float">
            <text:p>1443145821.60671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65340042114" calcext:value-type="float">
            <text:p>61.6065340042</text:p>
          </table:table-cell>
          <table:table-cell table:formula="of:=[.C505]/([.D505]-[.D504])" office:value-type="float" office:value="84766.7119519452" calcext:value-type="float">
            <text:p>84766.7119519452</text:p>
          </table:table-cell>
          <table:table-cell/>
          <table:table-cell office:value-type="float" office:value="1443145831.97309" calcext:value-type="float">
            <text:p>1443145831.97309</text:p>
          </table:table-cell>
          <table:table-cell table:formula="of:=[.G505]-[.$B$2]" office:value-type="float" office:value="71.9729177951813" calcext:value-type="float">
            <text:p>71.9729177952</text:p>
          </table:table-cell>
          <table:table-cell table:formula="of:=[.C505]/([.H505]-[.H504])" office:value-type="float" office:value="85671.2952779919" calcext:value-type="float">
            <text:p>85671.2952779919</text:p>
          </table:table-cell>
          <table:table-cell table:formula="of:=[.G505]-[.$B505]" office:value-type="float" office:value="10.3663837909698" calcext:value-type="float">
            <text:p>10.36638379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5821.65769" calcext:value-type="float">
            <text:p>1443145821.65769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75195789337" calcext:value-type="float">
            <text:p>61.6575195789</text:p>
          </table:table-cell>
          <table:table-cell table:formula="of:=[.C506]/([.D506]-[.D505])" office:value-type="float" office:value="84729.8480703674" calcext:value-type="float">
            <text:p>84729.8480703674</text:p>
          </table:table-cell>
          <table:table-cell/>
          <table:table-cell office:value-type="float" office:value="1443145832.02367" calcext:value-type="float">
            <text:p>1443145832.02367</text:p>
          </table:table-cell>
          <table:table-cell table:formula="of:=[.G506]-[.$B$2]" office:value-type="float" office:value="72.0234966278076" calcext:value-type="float">
            <text:p>72.0234966278</text:p>
          </table:table-cell>
          <table:table-cell table:formula="of:=[.C506]/([.H506]-[.H505])" office:value-type="float" office:value="85411.2239385697" calcext:value-type="float">
            <text:p>85411.2239385697</text:p>
          </table:table-cell>
          <table:table-cell table:formula="of:=[.G506]-[.$B506]" office:value-type="float" office:value="10.3659770488739" calcext:value-type="float">
            <text:p>10.3659770489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5821.70868" calcext:value-type="float">
            <text:p>1443145821.70868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85025310516" calcext:value-type="float">
            <text:p>61.7085025311</text:p>
          </table:table-cell>
          <table:table-cell table:formula="of:=[.C507]/([.D507]-[.D506])" office:value-type="float" office:value="84734.2066424116" calcext:value-type="float">
            <text:p>84734.2066424116</text:p>
          </table:table-cell>
          <table:table-cell/>
          <table:table-cell office:value-type="float" office:value="1443145832.03947" calcext:value-type="float">
            <text:p>1443145832.03947</text:p>
          </table:table-cell>
          <table:table-cell table:formula="of:=[.G507]-[.$B$2]" office:value-type="float" office:value="72.0392944812775" calcext:value-type="float">
            <text:p>72.0392944813</text:p>
          </table:table-cell>
          <table:table-cell table:formula="of:=[.C507]/([.H507]-[.H506])" office:value-type="float" office:value="273454.872096708" calcext:value-type="float">
            <text:p>273454.872096708</text:p>
          </table:table-cell>
          <table:table-cell table:formula="of:=[.G507]-[.$B507]" office:value-type="float" office:value="10.3307919502258" calcext:value-type="float">
            <text:p>10.3307919502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5821.75966" calcext:value-type="float">
            <text:p>1443145821.75966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9482383728" calcext:value-type="float">
            <text:p>61.7594823837</text:p>
          </table:table-cell>
          <table:table-cell table:formula="of:=[.C508]/([.D508]-[.D507])" office:value-type="float" office:value="84739.3582602596" calcext:value-type="float">
            <text:p>84739.3582602596</text:p>
          </table:table-cell>
          <table:table-cell/>
          <table:table-cell office:value-type="float" office:value="1443145832.05525" calcext:value-type="float">
            <text:p>1443145832.05525</text:p>
          </table:table-cell>
          <table:table-cell table:formula="of:=[.G508]-[.$B$2]" office:value-type="float" office:value="72.0550770759583" calcext:value-type="float">
            <text:p>72.055077076</text:p>
          </table:table-cell>
          <table:table-cell table:formula="of:=[.C508]/([.H508]-[.H507])" office:value-type="float" office:value="273719.251325589" calcext:value-type="float">
            <text:p>273719.251325589</text:p>
          </table:table-cell>
          <table:table-cell table:formula="of:=[.G508]-[.$B508]" office:value-type="float" office:value="10.2955946922302" calcext:value-type="float">
            <text:p>10.2955946922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5821.81065" calcext:value-type="float">
            <text:p>1443145821.81065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104755878449" calcext:value-type="float">
            <text:p>61.8104755878</text:p>
          </table:table-cell>
          <table:table-cell table:formula="of:=[.C509]/([.D509]-[.D508])" office:value-type="float" office:value="84717.1711372212" calcext:value-type="float">
            <text:p>84717.1711372212</text:p>
          </table:table-cell>
          <table:table-cell/>
          <table:table-cell office:value-type="float" office:value="1443145832.08402" calcext:value-type="float">
            <text:p>1443145832.08402</text:p>
          </table:table-cell>
          <table:table-cell table:formula="of:=[.G509]-[.$B$2]" office:value-type="float" office:value="72.0838460922241" calcext:value-type="float">
            <text:p>72.0838460922</text:p>
          </table:table-cell>
          <table:table-cell table:formula="of:=[.C509]/([.H509]-[.H508])" office:value-type="float" office:value="150161.547411864" calcext:value-type="float">
            <text:p>150161.547411864</text:p>
          </table:table-cell>
          <table:table-cell table:formula="of:=[.G509]-[.$B509]" office:value-type="float" office:value="10.2733705043793" calcext:value-type="float">
            <text:p>10.2733705044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5821.86162" calcext:value-type="float">
            <text:p>1443145821.86162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614480495453" calcext:value-type="float">
            <text:p>61.8614480495</text:p>
          </table:table-cell>
          <table:table-cell table:formula="of:=[.C510]/([.D510]-[.D509])" office:value-type="float" office:value="84751.6454156805" calcext:value-type="float">
            <text:p>84751.6454156805</text:p>
          </table:table-cell>
          <table:table-cell/>
          <table:table-cell office:value-type="float" office:value="1443145832.1307" calcext:value-type="float">
            <text:p>1443145832.1307</text:p>
          </table:table-cell>
          <table:table-cell table:formula="of:=[.G510]-[.$B$2]" office:value-type="float" office:value="72.130526304245" calcext:value-type="float">
            <text:p>72.1305263042</text:p>
          </table:table-cell>
          <table:table-cell table:formula="of:=[.C510]/([.H510]-[.H509])" office:value-type="float" office:value="92544.5668084846" calcext:value-type="float">
            <text:p>92544.5668084846</text:p>
          </table:table-cell>
          <table:table-cell table:formula="of:=[.G510]-[.$B510]" office:value-type="float" office:value="10.2690782546997" calcext:value-type="float">
            <text:p>10.2690782547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5821.91259" calcext:value-type="float">
            <text:p>1443145821.91259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124128818512" calcext:value-type="float">
            <text:p>61.9124128819</text:p>
          </table:table-cell>
          <table:table-cell table:formula="of:=[.C511]/([.D511]-[.D510])" office:value-type="float" office:value="84764.3326690431" calcext:value-type="float">
            <text:p>84764.3326690431</text:p>
          </table:table-cell>
          <table:table-cell/>
          <table:table-cell office:value-type="float" office:value="1443145832.17737" calcext:value-type="float">
            <text:p>1443145832.17737</text:p>
          </table:table-cell>
          <table:table-cell table:formula="of:=[.G511]-[.$B$2]" office:value-type="float" office:value="72.1771926879883" calcext:value-type="float">
            <text:p>72.177192688</text:p>
          </table:table-cell>
          <table:table-cell table:formula="of:=[.C511]/([.H511]-[.H510])" office:value-type="float" office:value="92571.989802435" calcext:value-type="float">
            <text:p>92571.989802435</text:p>
          </table:table-cell>
          <table:table-cell table:formula="of:=[.G511]-[.$B511]" office:value-type="float" office:value="10.2647798061371" calcext:value-type="float">
            <text:p>10.2647798061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5821.96356" calcext:value-type="float">
            <text:p>1443145821.96356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633820056915" calcext:value-type="float">
            <text:p>61.9633820057</text:p>
          </table:table-cell>
          <table:table-cell table:formula="of:=[.C512]/([.D512]-[.D511])" office:value-type="float" office:value="84757.1956216672" calcext:value-type="float">
            <text:p>84757.1956216672</text:p>
          </table:table-cell>
          <table:table-cell/>
          <table:table-cell office:value-type="float" office:value="1443145832.22409" calcext:value-type="float">
            <text:p>1443145832.22409</text:p>
          </table:table-cell>
          <table:table-cell table:formula="of:=[.G512]-[.$B$2]" office:value-type="float" office:value="72.2239146232605" calcext:value-type="float">
            <text:p>72.2239146233</text:p>
          </table:table-cell>
          <table:table-cell table:formula="of:=[.C512]/([.H512]-[.H511])" office:value-type="float" office:value="92461.9233948746" calcext:value-type="float">
            <text:p>92461.9233948746</text:p>
          </table:table-cell>
          <table:table-cell table:formula="of:=[.G512]-[.$B512]" office:value-type="float" office:value="10.260532617569" calcext:value-type="float">
            <text:p>10.260532617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5822.01207" calcext:value-type="float">
            <text:p>1443145822.01207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118961334229" calcext:value-type="float">
            <text:p>62.0118961334</text:p>
          </table:table-cell>
          <table:table-cell table:formula="of:=[.C513]/([.D513]-[.D512])" office:value-type="float" office:value="89046.2263678047" calcext:value-type="float">
            <text:p>89046.2263678047</text:p>
          </table:table-cell>
          <table:table-cell/>
          <table:table-cell office:value-type="float" office:value="1443145832.27074" calcext:value-type="float">
            <text:p>1443145832.27074</text:p>
          </table:table-cell>
          <table:table-cell table:formula="of:=[.G513]-[.$B$2]" office:value-type="float" office:value="72.2705669403076" calcext:value-type="float">
            <text:p>72.2705669403</text:p>
          </table:table-cell>
          <table:table-cell table:formula="of:=[.C513]/([.H513]-[.H512])" office:value-type="float" office:value="92599.902286456" calcext:value-type="float">
            <text:p>92599.902286456</text:p>
          </table:table-cell>
          <table:table-cell table:formula="of:=[.G513]-[.$B513]" office:value-type="float" office:value="10.2586708068848" calcext:value-type="float">
            <text:p>10.2586708069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5822.05443" calcext:value-type="float">
            <text:p>1443145822.05443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542523860931" calcext:value-type="float">
            <text:p>62.0542523861</text:p>
          </table:table-cell>
          <table:table-cell table:formula="of:=[.C514]/([.D514]-[.D513])" office:value-type="float" office:value="101992.025442571" calcext:value-type="float">
            <text:p>101992.025442571</text:p>
          </table:table-cell>
          <table:table-cell/>
          <table:table-cell office:value-type="float" office:value="1443145832.31741" calcext:value-type="float">
            <text:p>1443145832.31741</text:p>
          </table:table-cell>
          <table:table-cell table:formula="of:=[.G514]-[.$B$2]" office:value-type="float" office:value="72.3172328472137" calcext:value-type="float">
            <text:p>72.3172328472</text:p>
          </table:table-cell>
          <table:table-cell table:formula="of:=[.C514]/([.H514]-[.H513])" office:value-type="float" office:value="92572.9357127895" calcext:value-type="float">
            <text:p>92572.9357127895</text:p>
          </table:table-cell>
          <table:table-cell table:formula="of:=[.G514]-[.$B514]" office:value-type="float" office:value="10.2629804611206" calcext:value-type="float">
            <text:p>10.2629804611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5822.09676" calcext:value-type="float">
            <text:p>1443145822.09676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65883731842" calcext:value-type="float">
            <text:p>62.0965883732</text:p>
          </table:table-cell>
          <table:table-cell table:formula="of:=[.C515]/([.D515]-[.D514])" office:value-type="float" office:value="102040.847440446" calcext:value-type="float">
            <text:p>102040.847440446</text:p>
          </table:table-cell>
          <table:table-cell/>
          <table:table-cell office:value-type="float" office:value="1443145832.36405" calcext:value-type="float">
            <text:p>1443145832.36405</text:p>
          </table:table-cell>
          <table:table-cell table:formula="of:=[.G515]-[.$B$2]" office:value-type="float" office:value="72.3638803958893" calcext:value-type="float">
            <text:p>72.3638803959</text:p>
          </table:table-cell>
          <table:table-cell table:formula="of:=[.C515]/([.H515]-[.H514])" office:value-type="float" office:value="92609.367965899" calcext:value-type="float">
            <text:p>92609.367965899</text:p>
          </table:table-cell>
          <table:table-cell table:formula="of:=[.G515]-[.$B515]" office:value-type="float" office:value="10.2672920227051" calcext:value-type="float">
            <text:p>10.2672920227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5822.13909" calcext:value-type="float">
            <text:p>1443145822.1390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89155387878" calcext:value-type="float">
            <text:p>62.1389155388</text:p>
          </table:table-cell>
          <table:table-cell table:formula="of:=[.C516]/([.D516]-[.D515])" office:value-type="float" office:value="102062.113973177" calcext:value-type="float">
            <text:p>102062.113973177</text:p>
          </table:table-cell>
          <table:table-cell/>
          <table:table-cell office:value-type="float" office:value="1443145832.41082" calcext:value-type="float">
            <text:p>1443145832.41082</text:p>
          </table:table-cell>
          <table:table-cell table:formula="of:=[.G516]-[.$B$2]" office:value-type="float" office:value="72.4106471538544" calcext:value-type="float">
            <text:p>72.4106471539</text:p>
          </table:table-cell>
          <table:table-cell table:formula="of:=[.C516]/([.H516]-[.H515])" office:value-type="float" office:value="92373.3050562313" calcext:value-type="float">
            <text:p>92373.3050562313</text:p>
          </table:table-cell>
          <table:table-cell table:formula="of:=[.G516]-[.$B516]" office:value-type="float" office:value="10.2717316150665" calcext:value-type="float">
            <text:p>10.2717316151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5822.18145" calcext:value-type="float">
            <text:p>1443145822.18145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812739372253" calcext:value-type="float">
            <text:p>62.1812739372</text:p>
          </table:table-cell>
          <table:table-cell table:formula="of:=[.C517]/([.D517]-[.D516])" office:value-type="float" office:value="101986.858789625" calcext:value-type="float">
            <text:p>101986.858789625</text:p>
          </table:table-cell>
          <table:table-cell/>
          <table:table-cell office:value-type="float" office:value="1443145832.45751" calcext:value-type="float">
            <text:p>1443145832.45751</text:p>
          </table:table-cell>
          <table:table-cell table:formula="of:=[.G517]-[.$B$2]" office:value-type="float" office:value="72.4573402404785" calcext:value-type="float">
            <text:p>72.4573402405</text:p>
          </table:table-cell>
          <table:table-cell table:formula="of:=[.C517]/([.H517]-[.H516])" office:value-type="float" office:value="92519.0496566162" calcext:value-type="float">
            <text:p>92519.0496566162</text:p>
          </table:table-cell>
          <table:table-cell table:formula="of:=[.G517]-[.$B517]" office:value-type="float" office:value="10.2760663032532" calcext:value-type="float">
            <text:p>10.2760663033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5822.22376" calcext:value-type="float">
            <text:p>1443145822.22376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2358751297" calcext:value-type="float">
            <text:p>62.223587513</text:p>
          </table:table-cell>
          <table:table-cell table:formula="of:=[.C518]/([.D518]-[.D517])" office:value-type="float" office:value="102094.893281345" calcext:value-type="float">
            <text:p>102094.893281345</text:p>
          </table:table-cell>
          <table:table-cell/>
          <table:table-cell office:value-type="float" office:value="1443145832.5041" calcext:value-type="float">
            <text:p>1443145832.5041</text:p>
          </table:table-cell>
          <table:table-cell table:formula="of:=[.G518]-[.$B$2]" office:value-type="float" office:value="72.5039246082306" calcext:value-type="float">
            <text:p>72.5039246082</text:p>
          </table:table-cell>
          <table:table-cell table:formula="of:=[.C518]/([.H518]-[.H517])" office:value-type="float" office:value="92734.971160096" calcext:value-type="float">
            <text:p>92734.971160096</text:p>
          </table:table-cell>
          <table:table-cell table:formula="of:=[.G518]-[.$B518]" office:value-type="float" office:value="10.2803370952606" calcext:value-type="float">
            <text:p>10.2803370953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5822.26609" calcext:value-type="float">
            <text:p>1443145822.26609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59201622009" calcext:value-type="float">
            <text:p>62.2659201622</text:p>
          </table:table-cell>
          <table:table-cell table:formula="of:=[.C519]/([.D519]-[.D518])" office:value-type="float" office:value="102048.89319426" calcext:value-type="float">
            <text:p>102048.89319426</text:p>
          </table:table-cell>
          <table:table-cell/>
          <table:table-cell office:value-type="float" office:value="1443145832.55094" calcext:value-type="float">
            <text:p>1443145832.55094</text:p>
          </table:table-cell>
          <table:table-cell table:formula="of:=[.G519]-[.$B$2]" office:value-type="float" office:value="72.5507655143738" calcext:value-type="float">
            <text:p>72.5507655144</text:p>
          </table:table-cell>
          <table:table-cell table:formula="of:=[.C519]/([.H519]-[.H518])" office:value-type="float" office:value="92227.0800397017" calcext:value-type="float">
            <text:p>92227.0800397017</text:p>
          </table:table-cell>
          <table:table-cell table:formula="of:=[.G519]-[.$B519]" office:value-type="float" office:value="10.2848453521729" calcext:value-type="float">
            <text:p>10.284845352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5822.30849" calcext:value-type="float">
            <text:p>1443145822.30849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83162307739" calcext:value-type="float">
            <text:p>62.3083162308</text:p>
          </table:table-cell>
          <table:table-cell table:formula="of:=[.C520]/([.D520]-[.D519])" office:value-type="float" office:value="101896.240510173" calcext:value-type="float">
            <text:p>101896.240510173</text:p>
          </table:table-cell>
          <table:table-cell/>
          <table:table-cell office:value-type="float" office:value="1443145832.5975" calcext:value-type="float">
            <text:p>1443145832.5975</text:p>
          </table:table-cell>
          <table:table-cell table:formula="of:=[.G520]-[.$B$2]" office:value-type="float" office:value="72.5973305702209" calcext:value-type="float">
            <text:p>72.5973305702</text:p>
          </table:table-cell>
          <table:table-cell table:formula="of:=[.C520]/([.H520]-[.H519])" office:value-type="float" office:value="92773.4310934524" calcext:value-type="float">
            <text:p>92773.4310934524</text:p>
          </table:table-cell>
          <table:table-cell table:formula="of:=[.G520]-[.$B520]" office:value-type="float" office:value="10.289014339447" calcext:value-type="float">
            <text:p>10.289014339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5822.35082" calcext:value-type="float">
            <text:p>1443145822.35082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506484031677" calcext:value-type="float">
            <text:p>62.3506484032</text:p>
          </table:table-cell>
          <table:table-cell table:formula="of:=[.C521]/([.D521]-[.D520])" office:value-type="float" office:value="102050.042691238" calcext:value-type="float">
            <text:p>102050.042691238</text:p>
          </table:table-cell>
          <table:table-cell/>
          <table:table-cell office:value-type="float" office:value="1443145832.64416" calcext:value-type="float">
            <text:p>1443145832.64416</text:p>
          </table:table-cell>
          <table:table-cell table:formula="of:=[.G521]-[.$B$2]" office:value-type="float" office:value="72.6439881324768" calcext:value-type="float">
            <text:p>72.6439881325</text:p>
          </table:table-cell>
          <table:table-cell table:formula="of:=[.C521]/([.H521]-[.H520])" office:value-type="float" office:value="92589.4922737307" calcext:value-type="float">
            <text:p>92589.4922737307</text:p>
          </table:table-cell>
          <table:table-cell table:formula="of:=[.G521]-[.$B521]" office:value-type="float" office:value="10.2933397293091" calcext:value-type="float">
            <text:p>10.2933397293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5822.39313" calcext:value-type="float">
            <text:p>1443145822.39313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929526805878" calcext:value-type="float">
            <text:p>62.3929526806</text:p>
          </table:table-cell>
          <table:table-cell table:formula="of:=[.C522]/([.D522]-[.D521])" office:value-type="float" office:value="102117.333363391" calcext:value-type="float">
            <text:p>102117.333363391</text:p>
          </table:table-cell>
          <table:table-cell/>
          <table:table-cell office:value-type="float" office:value="1443145832.6909" calcext:value-type="float">
            <text:p>1443145832.6909</text:p>
          </table:table-cell>
          <table:table-cell table:formula="of:=[.G522]-[.$B$2]" office:value-type="float" office:value="72.6907286643982" calcext:value-type="float">
            <text:p>72.6907286644</text:p>
          </table:table-cell>
          <table:table-cell table:formula="of:=[.C522]/([.H522]-[.H521])" office:value-type="float" office:value="92425.1355818082" calcext:value-type="float">
            <text:p>92425.1355818082</text:p>
          </table:table-cell>
          <table:table-cell table:formula="of:=[.G522]-[.$B522]" office:value-type="float" office:value="10.2977759838104" calcext:value-type="float">
            <text:p>10.2977759838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5822.43545" calcext:value-type="float">
            <text:p>1443145822.43545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52803230286" calcext:value-type="float">
            <text:p>62.435280323</text:p>
          </table:table-cell>
          <table:table-cell table:formula="of:=[.C523]/([.D523]-[.D522])" office:value-type="float" office:value="102060.964204241" calcext:value-type="float">
            <text:p>102060.964204241</text:p>
          </table:table-cell>
          <table:table-cell/>
          <table:table-cell office:value-type="float" office:value="1443145832.73759" calcext:value-type="float">
            <text:p>1443145832.73759</text:p>
          </table:table-cell>
          <table:table-cell table:formula="of:=[.G523]-[.$B$2]" office:value-type="float" office:value="72.7374157905579" calcext:value-type="float">
            <text:p>72.7374157906</text:p>
          </table:table-cell>
          <table:table-cell table:formula="of:=[.C523]/([.H523]-[.H522])" office:value-type="float" office:value="92530.8614033296" calcext:value-type="float">
            <text:p>92530.8614033296</text:p>
          </table:table-cell>
          <table:table-cell table:formula="of:=[.G523]-[.$B523]" office:value-type="float" office:value="10.3021354675293" calcext:value-type="float">
            <text:p>10.302135467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5822.47778" calcext:value-type="float">
            <text:p>1443145822.47778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7607011795" calcext:value-type="float">
            <text:p>62.4776070118</text:p>
          </table:table-cell>
          <table:table-cell table:formula="of:=[.C524]/([.D524]-[.D523])" office:value-type="float" office:value="102063.263768018" calcext:value-type="float">
            <text:p>102063.263768018</text:p>
          </table:table-cell>
          <table:table-cell/>
          <table:table-cell office:value-type="float" office:value="1443145832.78424" calcext:value-type="float">
            <text:p>1443145832.78424</text:p>
          </table:table-cell>
          <table:table-cell table:formula="of:=[.G524]-[.$B$2]" office:value-type="float" office:value="72.7840631008148" calcext:value-type="float">
            <text:p>72.7840631008</text:p>
          </table:table-cell>
          <table:table-cell table:formula="of:=[.C524]/([.H524]-[.H523])" office:value-type="float" office:value="92609.8413006701" calcext:value-type="float">
            <text:p>92609.8413006701</text:p>
          </table:table-cell>
          <table:table-cell table:formula="of:=[.G524]-[.$B524]" office:value-type="float" office:value="10.3064560890198" calcext:value-type="float">
            <text:p>10.306456089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5822.52011" calcext:value-type="float">
            <text:p>1443145822.52011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9935131073" calcext:value-type="float">
            <text:p>62.5199351311</text:p>
          </table:table-cell>
          <table:table-cell table:formula="of:=[.C525]/([.D525]-[.D524])" office:value-type="float" office:value="102059.814461211" calcext:value-type="float">
            <text:p>102059.814461211</text:p>
          </table:table-cell>
          <table:table-cell/>
          <table:table-cell office:value-type="float" office:value="1443145832.83095" calcext:value-type="float">
            <text:p>1443145832.83095</text:p>
          </table:table-cell>
          <table:table-cell table:formula="of:=[.G525]-[.$B$2]" office:value-type="float" office:value="72.8307797908783" calcext:value-type="float">
            <text:p>72.8307797909</text:p>
          </table:table-cell>
          <table:table-cell table:formula="of:=[.C525]/([.H525]-[.H524])" office:value-type="float" office:value="92472.3047401298" calcext:value-type="float">
            <text:p>92472.3047401298</text:p>
          </table:table-cell>
          <table:table-cell table:formula="of:=[.G525]-[.$B525]" office:value-type="float" office:value="10.3108446598053" calcext:value-type="float">
            <text:p>10.310844659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5822.56245" calcext:value-type="float">
            <text:p>1443145822.56245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622804164887" calcext:value-type="float">
            <text:p>62.5622804165</text:p>
          </table:table-cell>
          <table:table-cell table:formula="of:=[.C526]/([.D526]-[.D525])" office:value-type="float" office:value="102018.440957384" calcext:value-type="float">
            <text:p>102018.440957384</text:p>
          </table:table-cell>
          <table:table-cell/>
          <table:table-cell office:value-type="float" office:value="1443145832.87764" calcext:value-type="float">
            <text:p>1443145832.87764</text:p>
          </table:table-cell>
          <table:table-cell table:formula="of:=[.G526]-[.$B$2]" office:value-type="float" office:value="72.8774678707123" calcext:value-type="float">
            <text:p>72.8774678707</text:p>
          </table:table-cell>
          <table:table-cell table:formula="of:=[.C526]/([.H526]-[.H525])" office:value-type="float" office:value="92528.9713211864" calcext:value-type="float">
            <text:p>92528.9713211864</text:p>
          </table:table-cell>
          <table:table-cell table:formula="of:=[.G526]-[.$B526]" office:value-type="float" office:value="10.3151874542236" calcext:value-type="float">
            <text:p>10.3151874542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5822.60479" calcext:value-type="float">
            <text:p>1443145822.60479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6046123504639" calcext:value-type="float">
            <text:p>62.6046123505</text:p>
          </table:table-cell>
          <table:table-cell table:formula="of:=[.C527]/([.D527]-[.D526])" office:value-type="float" office:value="102050.617449438" calcext:value-type="float">
            <text:p>102050.617449438</text:p>
          </table:table-cell>
          <table:table-cell/>
          <table:table-cell office:value-type="float" office:value="1443145832.92433" calcext:value-type="float">
            <text:p>1443145832.92433</text:p>
          </table:table-cell>
          <table:table-cell table:formula="of:=[.G527]-[.$B$2]" office:value-type="float" office:value="72.9241573810577" calcext:value-type="float">
            <text:p>72.9241573811</text:p>
          </table:table-cell>
          <table:table-cell table:formula="of:=[.C527]/([.H527]-[.H526])" office:value-type="float" office:value="92526.1363427463" calcext:value-type="float">
            <text:p>92526.1363427463</text:p>
          </table:table-cell>
          <table:table-cell table:formula="of:=[.G527]-[.$B527]" office:value-type="float" office:value="10.3195450305939" calcext:value-type="float">
            <text:p>10.319545030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5822.64712" calcext:value-type="float">
            <text:p>1443145822.64712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69509601593" calcext:value-type="float">
            <text:p>62.6469509602</text:p>
          </table:table-cell>
          <table:table-cell table:formula="of:=[.C528]/([.D528]-[.D527])" office:value-type="float" office:value="102034.526666704" calcext:value-type="float">
            <text:p>102034.526666704</text:p>
          </table:table-cell>
          <table:table-cell/>
          <table:table-cell office:value-type="float" office:value="1443145832.971" calcext:value-type="float">
            <text:p>1443145832.971</text:p>
          </table:table-cell>
          <table:table-cell table:formula="of:=[.G528]-[.$B$2]" office:value-type="float" office:value="72.9708261489868" calcext:value-type="float">
            <text:p>72.970826149</text:p>
          </table:table-cell>
          <table:table-cell table:formula="of:=[.C528]/([.H528]-[.H527])" office:value-type="float" office:value="92567.2605406068" calcext:value-type="float">
            <text:p>92567.2605406068</text:p>
          </table:table-cell>
          <table:table-cell table:formula="of:=[.G528]-[.$B528]" office:value-type="float" office:value="10.3238751888275" calcext:value-type="float">
            <text:p>10.323875188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5822.6895" calcext:value-type="float">
            <text:p>1443145822.6895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93241405487" calcext:value-type="float">
            <text:p>62.6893241405</text:p>
          </table:table-cell>
          <table:table-cell table:formula="of:=[.C529]/([.D529]-[.D528])" office:value-type="float" office:value="101951.280510449" calcext:value-type="float">
            <text:p>101951.280510449</text:p>
          </table:table-cell>
          <table:table-cell/>
          <table:table-cell office:value-type="float" office:value="1443145833.01766" calcext:value-type="float">
            <text:p>1443145833.01766</text:p>
          </table:table-cell>
          <table:table-cell table:formula="of:=[.G529]-[.$B$2]" office:value-type="float" office:value="73.0174870491028" calcext:value-type="float">
            <text:p>73.0174870491</text:p>
          </table:table-cell>
          <table:table-cell table:formula="of:=[.C529]/([.H529]-[.H528])" office:value-type="float" office:value="92582.8689387359" calcext:value-type="float">
            <text:p>92582.8689387359</text:p>
          </table:table-cell>
          <table:table-cell table:formula="of:=[.G529]-[.$B529]" office:value-type="float" office:value="10.3281629085541" calcext:value-type="float">
            <text:p>10.3281629086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5822.73183" calcext:value-type="float">
            <text:p>1443145822.73183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316524982452" calcext:value-type="float">
            <text:p>62.7316524982</text:p>
          </table:table-cell>
          <table:table-cell table:formula="of:=[.C530]/([.D530]-[.D529])" office:value-type="float" office:value="102059.23959941" calcext:value-type="float">
            <text:p>102059.23959941</text:p>
          </table:table-cell>
          <table:table-cell/>
          <table:table-cell office:value-type="float" office:value="1443145833.03208" calcext:value-type="float">
            <text:p>1443145833.03208</text:p>
          </table:table-cell>
          <table:table-cell table:formula="of:=[.G530]-[.$B$2]" office:value-type="float" office:value="73.0319032669067" calcext:value-type="float">
            <text:p>73.0319032669</text:p>
          </table:table-cell>
          <table:table-cell table:formula="of:=[.C530]/([.H530]-[.H529])" office:value-type="float" office:value="299662.509178712" calcext:value-type="float">
            <text:p>299662.509178712</text:p>
          </table:table-cell>
          <table:table-cell table:formula="of:=[.G530]-[.$B530]" office:value-type="float" office:value="10.3002507686615" calcext:value-type="float">
            <text:p>10.300250768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5822.77415" calcext:value-type="float">
            <text:p>1443145822.77415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739803791046" calcext:value-type="float">
            <text:p>62.7739803791</text:p>
          </table:table-cell>
          <table:table-cell table:formula="of:=[.C531]/([.D531]-[.D530])" office:value-type="float" office:value="102060.389329488" calcext:value-type="float">
            <text:p>102060.389329488</text:p>
          </table:table-cell>
          <table:table-cell/>
          <table:table-cell office:value-type="float" office:value="1443145833.0465" calcext:value-type="float">
            <text:p>1443145833.0465</text:p>
          </table:table-cell>
          <table:table-cell table:formula="of:=[.G531]-[.$B$2]" office:value-type="float" office:value="73.046329498291" calcext:value-type="float">
            <text:p>73.0463294983</text:p>
          </table:table-cell>
          <table:table-cell table:formula="of:=[.C531]/([.H531]-[.H530])" office:value-type="float" office:value="299454.506511536" calcext:value-type="float">
            <text:p>299454.506511536</text:p>
          </table:table-cell>
          <table:table-cell table:formula="of:=[.G531]-[.$B531]" office:value-type="float" office:value="10.2723491191864" calcext:value-type="float">
            <text:p>10.2723491192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5822.81652" calcext:value-type="float">
            <text:p>1443145822.81652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63433074951" calcext:value-type="float">
            <text:p>62.8163433075</text:p>
          </table:table-cell>
          <table:table-cell table:formula="of:=[.C532]/([.D532]-[.D531])" office:value-type="float" office:value="101975.953130012" calcext:value-type="float">
            <text:p>101975.953130012</text:p>
          </table:table-cell>
          <table:table-cell/>
          <table:table-cell office:value-type="float" office:value="1443145833.07443" calcext:value-type="float">
            <text:p>1443145833.07443</text:p>
          </table:table-cell>
          <table:table-cell table:formula="of:=[.G532]-[.$B$2]" office:value-type="float" office:value="73.0742535591125" calcext:value-type="float">
            <text:p>73.0742535591</text:p>
          </table:table-cell>
          <table:table-cell table:formula="of:=[.C532]/([.H532]-[.H531])" office:value-type="float" office:value="154705.292600878" calcext:value-type="float">
            <text:p>154705.292600878</text:p>
          </table:table-cell>
          <table:table-cell table:formula="of:=[.G532]-[.$B532]" office:value-type="float" office:value="10.2579102516174" calcext:value-type="float">
            <text:p>10.2579102516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5822.8589" calcext:value-type="float">
            <text:p>1443145822.8589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87303161621" calcext:value-type="float">
            <text:p>62.8587303162</text:p>
          </table:table-cell>
          <table:table-cell table:formula="of:=[.C533]/([.D533]-[.D532])" office:value-type="float" office:value="101918.020069298" calcext:value-type="float">
            <text:p>101918.020069298</text:p>
          </table:table-cell>
          <table:table-cell/>
          <table:table-cell office:value-type="float" office:value="1443145833.11838" calcext:value-type="float">
            <text:p>1443145833.11838</text:p>
          </table:table-cell>
          <table:table-cell table:formula="of:=[.G533]-[.$B$2]" office:value-type="float" office:value="73.1182017326355" calcext:value-type="float">
            <text:p>73.1182017326</text:p>
          </table:table-cell>
          <table:table-cell table:formula="of:=[.C533]/([.H533]-[.H532])" office:value-type="float" office:value="98297.6004166395" calcext:value-type="float">
            <text:p>98297.6004166395</text:p>
          </table:table-cell>
          <table:table-cell table:formula="of:=[.G533]-[.$B533]" office:value-type="float" office:value="10.2594714164734" calcext:value-type="float">
            <text:p>10.25947141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5822.90125" calcext:value-type="float">
            <text:p>1443145822.90125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9010717868805" calcext:value-type="float">
            <text:p>62.9010717869</text:p>
          </table:table-cell>
          <table:table-cell table:formula="of:=[.C534]/([.D534]-[.D533])" office:value-type="float" office:value="102027.632170187" calcext:value-type="float">
            <text:p>102027.632170187</text:p>
          </table:table-cell>
          <table:table-cell/>
          <table:table-cell office:value-type="float" office:value="1443145833.16241" calcext:value-type="float">
            <text:p>1443145833.16241</text:p>
          </table:table-cell>
          <table:table-cell table:formula="of:=[.G534]-[.$B$2]" office:value-type="float" office:value="73.1622323989868" calcext:value-type="float">
            <text:p>73.162232399</text:p>
          </table:table-cell>
          <table:table-cell table:formula="of:=[.C534]/([.H534]-[.H533])" office:value-type="float" office:value="98113.4367926878" calcext:value-type="float">
            <text:p>98113.4367926878</text:p>
          </table:table-cell>
          <table:table-cell table:formula="of:=[.G534]-[.$B534]" office:value-type="float" office:value="10.2611606121063" calcext:value-type="float">
            <text:p>10.261160612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5822.94359" calcext:value-type="float">
            <text:p>1443145822.94359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43418264389" calcext:value-type="float">
            <text:p>62.9434182644</text:p>
          </table:table-cell>
          <table:table-cell table:formula="of:=[.C535]/([.D535]-[.D534])" office:value-type="float" office:value="102015.569042981" calcext:value-type="float">
            <text:p>102015.569042981</text:p>
          </table:table-cell>
          <table:table-cell/>
          <table:table-cell office:value-type="float" office:value="1443145833.20614" calcext:value-type="float">
            <text:p>1443145833.20614</text:p>
          </table:table-cell>
          <table:table-cell table:formula="of:=[.G535]-[.$B$2]" office:value-type="float" office:value="73.2059626579285" calcext:value-type="float">
            <text:p>73.2059626579</text:p>
          </table:table-cell>
          <table:table-cell table:formula="of:=[.C535]/([.H535]-[.H534])" office:value-type="float" office:value="98787.4324221178" calcext:value-type="float">
            <text:p>98787.4324221178</text:p>
          </table:table-cell>
          <table:table-cell table:formula="of:=[.G535]-[.$B535]" office:value-type="float" office:value="10.2625443935394" calcext:value-type="float">
            <text:p>10.262544393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5822.98592" calcext:value-type="float">
            <text:p>1443145822.98592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57451915741" calcext:value-type="float">
            <text:p>62.9857451916</text:p>
          </table:table-cell>
          <table:table-cell table:formula="of:=[.C536]/([.D536]-[.D535])" office:value-type="float" office:value="102062.688867359" calcext:value-type="float">
            <text:p>102062.688867359</text:p>
          </table:table-cell>
          <table:table-cell/>
          <table:table-cell office:value-type="float" office:value="1443145833.25009" calcext:value-type="float">
            <text:p>1443145833.25009</text:p>
          </table:table-cell>
          <table:table-cell table:formula="of:=[.G536]-[.$B$2]" office:value-type="float" office:value="73.2499160766602" calcext:value-type="float">
            <text:p>73.2499160767</text:p>
          </table:table-cell>
          <table:table-cell table:formula="of:=[.C536]/([.H536]-[.H535])" office:value-type="float" office:value="98285.8700109572" calcext:value-type="float">
            <text:p>98285.8700109572</text:p>
          </table:table-cell>
          <table:table-cell table:formula="of:=[.G536]-[.$B536]" office:value-type="float" office:value="10.2641708850861" calcext:value-type="float">
            <text:p>10.264170885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5823.02891" calcext:value-type="float">
            <text:p>1443145823.02891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87389755249" calcext:value-type="float">
            <text:p>63.0287389755</text:p>
          </table:table-cell>
          <table:table-cell table:formula="of:=[.C537]/([.D537]-[.D536])" office:value-type="float" office:value="100479.641544067" calcext:value-type="float">
            <text:p>100479.641544067</text:p>
          </table:table-cell>
          <table:table-cell/>
          <table:table-cell office:value-type="float" office:value="1443145833.2939" calcext:value-type="float">
            <text:p>1443145833.2939</text:p>
          </table:table-cell>
          <table:table-cell table:formula="of:=[.G537]-[.$B$2]" office:value-type="float" office:value="73.2937242984772" calcext:value-type="float">
            <text:p>73.2937242985</text:p>
          </table:table-cell>
          <table:table-cell table:formula="of:=[.C537]/([.H537]-[.H536])" office:value-type="float" office:value="98611.6263299682" calcext:value-type="float">
            <text:p>98611.6263299682</text:p>
          </table:table-cell>
          <table:table-cell table:formula="of:=[.G537]-[.$B537]" office:value-type="float" office:value="10.2649853229523" calcext:value-type="float">
            <text:p>10.264985323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5823.0723" calcext:value-type="float">
            <text:p>1443145823.0723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721282958984" calcext:value-type="float">
            <text:p>63.0721282959</text:p>
          </table:table-cell>
          <table:table-cell table:formula="of:=[.C538]/([.D538]-[.D537])" office:value-type="float" office:value="99563.670571686" calcext:value-type="float">
            <text:p>99563.670571686</text:p>
          </table:table-cell>
          <table:table-cell/>
          <table:table-cell office:value-type="float" office:value="1443145833.33777" calcext:value-type="float">
            <text:p>1443145833.33777</text:p>
          </table:table-cell>
          <table:table-cell table:formula="of:=[.G538]-[.$B$2]" office:value-type="float" office:value="73.3376009464264" calcext:value-type="float">
            <text:p>73.3376009464</text:p>
          </table:table-cell>
          <table:table-cell table:formula="of:=[.C538]/([.H538]-[.H537])" office:value-type="float" office:value="98457.8403755869" calcext:value-type="float">
            <text:p>98457.8403755869</text:p>
          </table:table-cell>
          <table:table-cell table:formula="of:=[.G538]-[.$B538]" office:value-type="float" office:value="10.265472650528" calcext:value-type="float">
            <text:p>10.2654726505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5823.11565" calcext:value-type="float">
            <text:p>1443145823.11565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54742240906" calcext:value-type="float">
            <text:p>63.1154742241</text:p>
          </table:table-cell>
          <table:table-cell table:formula="of:=[.C539]/([.D539]-[.D538])" office:value-type="float" office:value="99663.3404838124" calcext:value-type="float">
            <text:p>99663.3404838124</text:p>
          </table:table-cell>
          <table:table-cell/>
          <table:table-cell office:value-type="float" office:value="1443145833.38164" calcext:value-type="float">
            <text:p>1443145833.38164</text:p>
          </table:table-cell>
          <table:table-cell table:formula="of:=[.G539]-[.$B$2]" office:value-type="float" office:value="73.3814692497253" calcext:value-type="float">
            <text:p>73.3814692497</text:p>
          </table:table-cell>
          <table:table-cell table:formula="of:=[.C539]/([.H539]-[.H538])" office:value-type="float" office:value="98476.5690744958" calcext:value-type="float">
            <text:p>98476.5690744958</text:p>
          </table:table-cell>
          <table:table-cell table:formula="of:=[.G539]-[.$B539]" office:value-type="float" office:value="10.2659950256348" calcext:value-type="float">
            <text:p>10.2659950256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5823.15899" calcext:value-type="float">
            <text:p>1443145823.15899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88187217712" calcext:value-type="float">
            <text:p>63.1588187218</text:p>
          </table:table-cell>
          <table:table-cell table:formula="of:=[.C540]/([.D540]-[.D539])" office:value-type="float" office:value="99666.6297029703" calcext:value-type="float">
            <text:p>99666.6297029703</text:p>
          </table:table-cell>
          <table:table-cell/>
          <table:table-cell office:value-type="float" office:value="1443145833.42551" calcext:value-type="float">
            <text:p>1443145833.42551</text:p>
          </table:table-cell>
          <table:table-cell table:formula="of:=[.G540]-[.$B$2]" office:value-type="float" office:value="73.425332069397" calcext:value-type="float">
            <text:p>73.4253320694</text:p>
          </table:table-cell>
          <table:table-cell table:formula="of:=[.C540]/([.H540]-[.H539])" office:value-type="float" office:value="98488.8803852718" calcext:value-type="float">
            <text:p>98488.8803852718</text:p>
          </table:table-cell>
          <table:table-cell table:formula="of:=[.G540]-[.$B540]" office:value-type="float" office:value="10.2665133476257" calcext:value-type="float">
            <text:p>10.266513347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5823.20233" calcext:value-type="float">
            <text:p>1443145823.20233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2021570205689" calcext:value-type="float">
            <text:p>63.2021570206</text:p>
          </table:table-cell>
          <table:table-cell table:formula="of:=[.C541]/([.D541]-[.D540])" office:value-type="float" office:value="99680.8854951753" calcext:value-type="float">
            <text:p>99680.8854951753</text:p>
          </table:table-cell>
          <table:table-cell/>
          <table:table-cell office:value-type="float" office:value="1443145833.46938" calcext:value-type="float">
            <text:p>1443145833.46938</text:p>
          </table:table-cell>
          <table:table-cell table:formula="of:=[.G541]-[.$B$2]" office:value-type="float" office:value="73.4692060947418" calcext:value-type="float">
            <text:p>73.4692060947</text:p>
          </table:table-cell>
          <table:table-cell table:formula="of:=[.C541]/([.H541]-[.H540])" office:value-type="float" office:value="98463.7257704284" calcext:value-type="float">
            <text:p>98463.7257704284</text:p>
          </table:table-cell>
          <table:table-cell table:formula="of:=[.G541]-[.$B541]" office:value-type="float" office:value="10.267049074173" calcext:value-type="float">
            <text:p>10.267049074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5823.24568" calcext:value-type="float">
            <text:p>1443145823.24568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5504617691" calcext:value-type="float">
            <text:p>63.2455046177</text:p>
          </table:table-cell>
          <table:table-cell table:formula="of:=[.C542]/([.D542]-[.D541])" office:value-type="float" office:value="99659.5033358451" calcext:value-type="float">
            <text:p>99659.5033358451</text:p>
          </table:table-cell>
          <table:table-cell/>
          <table:table-cell office:value-type="float" office:value="1443145833.51326" calcext:value-type="float">
            <text:p>1443145833.51326</text:p>
          </table:table-cell>
          <table:table-cell table:formula="of:=[.G542]-[.$B$2]" office:value-type="float" office:value="73.5130870342255" calcext:value-type="float">
            <text:p>73.5130870342</text:p>
          </table:table-cell>
          <table:table-cell table:formula="of:=[.C542]/([.H542]-[.H541])" office:value-type="float" office:value="98448.2112469438" calcext:value-type="float">
            <text:p>98448.2112469438</text:p>
          </table:table-cell>
          <table:table-cell table:formula="of:=[.G542]-[.$B542]" office:value-type="float" office:value="10.2675824165344" calcext:value-type="float">
            <text:p>10.2675824165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5823.28902" calcext:value-type="float">
            <text:p>1443145823.28902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88448238373" calcext:value-type="float">
            <text:p>63.2888448238</text:p>
          </table:table-cell>
          <table:table-cell table:formula="of:=[.C543]/([.D543]-[.D542])" office:value-type="float" office:value="99676.498663234" calcext:value-type="float">
            <text:p>99676.498663234</text:p>
          </table:table-cell>
          <table:table-cell/>
          <table:table-cell office:value-type="float" office:value="1443145833.55715" calcext:value-type="float">
            <text:p>1443145833.55715</text:p>
          </table:table-cell>
          <table:table-cell table:formula="of:=[.G543]-[.$B$2]" office:value-type="float" office:value="73.5569791793823" calcext:value-type="float">
            <text:p>73.5569791794</text:p>
          </table:table-cell>
          <table:table-cell table:formula="of:=[.C543]/([.H543]-[.H542])" office:value-type="float" office:value="98423.0773994144" calcext:value-type="float">
            <text:p>98423.0773994144</text:p>
          </table:table-cell>
          <table:table-cell table:formula="of:=[.G543]-[.$B543]" office:value-type="float" office:value="10.268134355545" calcext:value-type="float">
            <text:p>10.268134355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5823.33236" calcext:value-type="float">
            <text:p>1443145823.33236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32190990448" calcext:value-type="float">
            <text:p>63.3321909904</text:p>
          </table:table-cell>
          <table:table-cell table:formula="of:=[.C544]/([.D544]-[.D543])" office:value-type="float" office:value="99662.7923017266" calcext:value-type="float">
            <text:p>99662.7923017266</text:p>
          </table:table-cell>
          <table:table-cell/>
          <table:table-cell office:value-type="float" office:value="1443145833.60105" calcext:value-type="float">
            <text:p>1443145833.60105</text:p>
          </table:table-cell>
          <table:table-cell table:formula="of:=[.G544]-[.$B$2]" office:value-type="float" office:value="73.6008789539337" calcext:value-type="float">
            <text:p>73.6008789539</text:p>
          </table:table-cell>
          <table:table-cell table:formula="of:=[.C544]/([.H544]-[.H543])" office:value-type="float" office:value="98405.9723346132" calcext:value-type="float">
            <text:p>98405.9723346132</text:p>
          </table:table-cell>
          <table:table-cell table:formula="of:=[.G544]-[.$B544]" office:value-type="float" office:value="10.2686879634857" calcext:value-type="float">
            <text:p>10.268687963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5823.37571" calcext:value-type="float">
            <text:p>1443145823.37571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55369186401" calcext:value-type="float">
            <text:p>63.3755369186</text:p>
          </table:table-cell>
          <table:table-cell table:formula="of:=[.C545]/([.D545]-[.D544])" office:value-type="float" office:value="99663.3404838124" calcext:value-type="float">
            <text:p>99663.3404838124</text:p>
          </table:table-cell>
          <table:table-cell/>
          <table:table-cell office:value-type="float" office:value="1443145833.64487" calcext:value-type="float">
            <text:p>1443145833.64487</text:p>
          </table:table-cell>
          <table:table-cell table:formula="of:=[.G545]-[.$B$2]" office:value-type="float" office:value="73.6446998119354" calcext:value-type="float">
            <text:p>73.6446998119</text:p>
          </table:table-cell>
          <table:table-cell table:formula="of:=[.C545]/([.H545]-[.H544])" office:value-type="float" office:value="98583.1906767212" calcext:value-type="float">
            <text:p>98583.1906767212</text:p>
          </table:table-cell>
          <table:table-cell table:formula="of:=[.G545]-[.$B545]" office:value-type="float" office:value="10.2691628932953" calcext:value-type="float">
            <text:p>10.2691628933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5823.41905" calcext:value-type="float">
            <text:p>1443145823.41905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88787937164" calcext:value-type="float">
            <text:p>63.4188787937</text:p>
          </table:table-cell>
          <table:table-cell table:formula="of:=[.C546]/([.D546]-[.D545])" office:value-type="float" office:value="99672.6605020106" calcext:value-type="float">
            <text:p>99672.6605020106</text:p>
          </table:table-cell>
          <table:table-cell/>
          <table:table-cell office:value-type="float" office:value="1443145833.68881" calcext:value-type="float">
            <text:p>1443145833.68881</text:p>
          </table:table-cell>
          <table:table-cell table:formula="of:=[.G546]-[.$B$2]" office:value-type="float" office:value="73.6886382102966" calcext:value-type="float">
            <text:p>73.6886382103</text:p>
          </table:table-cell>
          <table:table-cell table:formula="of:=[.C546]/([.H546]-[.H545])" office:value-type="float" office:value="98319.4691004987" calcext:value-type="float">
            <text:p>98319.4691004987</text:p>
          </table:table-cell>
          <table:table-cell table:formula="of:=[.G546]-[.$B546]" office:value-type="float" office:value="10.2697594165802" calcext:value-type="float">
            <text:p>10.2697594166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5823.4624" calcext:value-type="float">
            <text:p>1443145823.4624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622251987457" calcext:value-type="float">
            <text:p>63.4622251987</text:p>
          </table:table-cell>
          <table:table-cell table:formula="of:=[.C547]/([.D547]-[.D546])" office:value-type="float" office:value="99662.244125671" calcext:value-type="float">
            <text:p>99662.244125671</text:p>
          </table:table-cell>
          <table:table-cell/>
          <table:table-cell office:value-type="float" office:value="1443145833.73269" calcext:value-type="float">
            <text:p>1443145833.73269</text:p>
          </table:table-cell>
          <table:table-cell table:formula="of:=[.G547]-[.$B$2]" office:value-type="float" office:value="73.7325184345245" calcext:value-type="float">
            <text:p>73.7325184345</text:p>
          </table:table-cell>
          <table:table-cell table:formula="of:=[.C547]/([.H547]-[.H546])" office:value-type="float" office:value="98449.8159709205" calcext:value-type="float">
            <text:p>98449.8159709205</text:p>
          </table:table-cell>
          <table:table-cell table:formula="of:=[.G547]-[.$B547]" office:value-type="float" office:value="10.2702932357788" calcext:value-type="float">
            <text:p>10.270293235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5823.50573" calcext:value-type="float">
            <text:p>1443145823.50573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55568218231" calcext:value-type="float">
            <text:p>63.5055568218</text:p>
          </table:table-cell>
          <table:table-cell table:formula="of:=[.C548]/([.D548]-[.D547])" office:value-type="float" office:value="99696.242448252" calcext:value-type="float">
            <text:p>99696.242448252</text:p>
          </table:table-cell>
          <table:table-cell/>
          <table:table-cell office:value-type="float" office:value="1443145833.77657" calcext:value-type="float">
            <text:p>1443145833.77657</text:p>
          </table:table-cell>
          <table:table-cell table:formula="of:=[.G548]-[.$B$2]" office:value-type="float" office:value="73.7763991355896" calcext:value-type="float">
            <text:p>73.7763991356</text:p>
          </table:table-cell>
          <table:table-cell table:formula="of:=[.C548]/([.H548]-[.H547])" office:value-type="float" office:value="98448.7461491233" calcext:value-type="float">
            <text:p>98448.7461491233</text:p>
          </table:table-cell>
          <table:table-cell table:formula="of:=[.G548]-[.$B548]" office:value-type="float" office:value="10.2708423137665" calcext:value-type="float">
            <text:p>10.2708423138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5823.54907" calcext:value-type="float">
            <text:p>1443145823.54907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89001274109" calcext:value-type="float">
            <text:p>63.5489001274</text:p>
          </table:table-cell>
          <table:table-cell table:formula="of:=[.C549]/([.D549]-[.D548])" office:value-type="float" office:value="99669.3708847878" calcext:value-type="float">
            <text:p>99669.3708847878</text:p>
          </table:table-cell>
          <table:table-cell/>
          <table:table-cell office:value-type="float" office:value="1443145833.82047" calcext:value-type="float">
            <text:p>1443145833.82047</text:p>
          </table:table-cell>
          <table:table-cell table:formula="of:=[.G549]-[.$B$2]" office:value-type="float" office:value="73.8202979564667" calcext:value-type="float">
            <text:p>73.8202979565</text:p>
          </table:table-cell>
          <table:table-cell table:formula="of:=[.C549]/([.H549]-[.H548])" office:value-type="float" office:value="98408.1101425662" calcext:value-type="float">
            <text:p>98408.1101425662</text:p>
          </table:table-cell>
          <table:table-cell table:formula="of:=[.G549]-[.$B549]" office:value-type="float" office:value="10.2713978290558" calcext:value-type="float">
            <text:p>10.2713978291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5823.59242" calcext:value-type="float">
            <text:p>1443145823.59242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922420024872" calcext:value-type="float">
            <text:p>63.5922420025</text:p>
          </table:table-cell>
          <table:table-cell table:formula="of:=[.C550]/([.D550]-[.D549])" office:value-type="float" office:value="99672.6605020106" calcext:value-type="float">
            <text:p>99672.6605020106</text:p>
          </table:table-cell>
          <table:table-cell/>
          <table:table-cell office:value-type="float" office:value="1443145833.86444" calcext:value-type="float">
            <text:p>1443145833.86444</text:p>
          </table:table-cell>
          <table:table-cell table:formula="of:=[.G550]-[.$B$2]" office:value-type="float" office:value="73.8642635345459" calcext:value-type="float">
            <text:p>73.8642635345</text:p>
          </table:table-cell>
          <table:table-cell table:formula="of:=[.C550]/([.H550]-[.H549])" office:value-type="float" office:value="98258.6875627017" calcext:value-type="float">
            <text:p>98258.6875627017</text:p>
          </table:table-cell>
          <table:table-cell table:formula="of:=[.G550]-[.$B550]" office:value-type="float" office:value="10.2720215320587" calcext:value-type="float">
            <text:p>10.272021532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5823.63576" calcext:value-type="float">
            <text:p>1443145823.63576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5582447052" calcext:value-type="float">
            <text:p>63.6355824471</text:p>
          </table:table-cell>
          <table:table-cell table:formula="of:=[.C551]/([.D551]-[.D550])" office:value-type="float" office:value="99675.9503363901" calcext:value-type="float">
            <text:p>99675.9503363901</text:p>
          </table:table-cell>
          <table:table-cell/>
          <table:table-cell office:value-type="float" office:value="1443145833.90827" calcext:value-type="float">
            <text:p>1443145833.90827</text:p>
          </table:table-cell>
          <table:table-cell table:formula="of:=[.G551]-[.$B$2]" office:value-type="float" office:value="73.9080994129181" calcext:value-type="float">
            <text:p>73.9080994129</text:p>
          </table:table-cell>
          <table:table-cell table:formula="of:=[.C551]/([.H551]-[.H550])" office:value-type="float" office:value="98549.411131235" calcext:value-type="float">
            <text:p>98549.411131235</text:p>
          </table:table-cell>
          <table:table-cell table:formula="of:=[.G551]-[.$B551]" office:value-type="float" office:value="10.2725169658661" calcext:value-type="float">
            <text:p>10.2725169659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5823.6791" calcext:value-type="float">
            <text:p>1443145823.6791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89236068726" calcext:value-type="float">
            <text:p>63.6789236069</text:p>
          </table:table-cell>
          <table:table-cell table:formula="of:=[.C552]/([.D552]-[.D551])" office:value-type="float" office:value="99674.3053920544" calcext:value-type="float">
            <text:p>99674.3053920544</text:p>
          </table:table-cell>
          <table:table-cell/>
          <table:table-cell office:value-type="float" office:value="1443145833.95212" calcext:value-type="float">
            <text:p>1443145833.95212</text:p>
          </table:table-cell>
          <table:table-cell table:formula="of:=[.G552]-[.$B$2]" office:value-type="float" office:value="73.9519498348236" calcext:value-type="float">
            <text:p>73.9519498348</text:p>
          </table:table-cell>
          <table:table-cell table:formula="of:=[.C552]/([.H552]-[.H551])" office:value-type="float" office:value="98516.7260034145" calcext:value-type="float">
            <text:p>98516.7260034145</text:p>
          </table:table-cell>
          <table:table-cell table:formula="of:=[.G552]-[.$B552]" office:value-type="float" office:value="10.2730262279511" calcext:value-type="float">
            <text:p>10.273026228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5823.72243" calcext:value-type="float">
            <text:p>1443145823.72243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222533226013" calcext:value-type="float">
            <text:p>63.7222533226</text:p>
          </table:table-cell>
          <table:table-cell table:formula="of:=[.C553]/([.D553]-[.D552])" office:value-type="float" office:value="99700.6310182791" calcext:value-type="float">
            <text:p>99700.6310182791</text:p>
          </table:table-cell>
          <table:table-cell/>
          <table:table-cell office:value-type="float" office:value="1443145833.99604" calcext:value-type="float">
            <text:p>1443145833.99604</text:p>
          </table:table-cell>
          <table:table-cell table:formula="of:=[.G553]-[.$B$2]" office:value-type="float" office:value="73.9958612918854" calcext:value-type="float">
            <text:p>73.9958612919</text:p>
          </table:table-cell>
          <table:table-cell table:formula="of:=[.C553]/([.H553]-[.H552])" office:value-type="float" office:value="98379.7917232243" calcext:value-type="float">
            <text:p>98379.7917232243</text:p>
          </table:table-cell>
          <table:table-cell table:formula="of:=[.G553]-[.$B553]" office:value-type="float" office:value="10.2736079692841" calcext:value-type="float">
            <text:p>10.273607969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5823.76578" calcext:value-type="float">
            <text:p>1443145823.76578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56047344208" calcext:value-type="float">
            <text:p>63.7656047344</text:p>
          </table:table-cell>
          <table:table-cell table:formula="of:=[.C554]/([.D554]-[.D553])" office:value-type="float" office:value="99650.7338213376" calcext:value-type="float">
            <text:p>99650.7338213376</text:p>
          </table:table-cell>
          <table:table-cell/>
          <table:table-cell office:value-type="float" office:value="1443145834.01037" calcext:value-type="float">
            <text:p>1443145834.01037</text:p>
          </table:table-cell>
          <table:table-cell table:formula="of:=[.G554]-[.$B$2]" office:value-type="float" office:value="74.0101997852325" calcext:value-type="float">
            <text:p>74.0101997852</text:p>
          </table:table-cell>
          <table:table-cell table:formula="of:=[.C554]/([.H554]-[.H553])" office:value-type="float" office:value="301286.885267709" calcext:value-type="float">
            <text:p>301286.885267709</text:p>
          </table:table-cell>
          <table:table-cell table:formula="of:=[.G554]-[.$B554]" office:value-type="float" office:value="10.2445950508118" calcext:value-type="float">
            <text:p>10.2445950508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5823.80912" calcext:value-type="float">
            <text:p>1443145823.80912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89492321014" calcext:value-type="float">
            <text:p>63.8089492321</text:p>
          </table:table-cell>
          <table:table-cell table:formula="of:=[.C555]/([.D555]-[.D554])" office:value-type="float" office:value="99666.6297029703" calcext:value-type="float">
            <text:p>99666.6297029703</text:p>
          </table:table-cell>
          <table:table-cell/>
          <table:table-cell office:value-type="float" office:value="1443145834.02473" calcext:value-type="float">
            <text:p>1443145834.02473</text:p>
          </table:table-cell>
          <table:table-cell table:formula="of:=[.G555]-[.$B$2]" office:value-type="float" office:value="74.0245535373688" calcext:value-type="float">
            <text:p>74.0245535374</text:p>
          </table:table-cell>
          <table:table-cell table:formula="of:=[.C555]/([.H555]-[.H554])" office:value-type="float" office:value="300966.601554714" calcext:value-type="float">
            <text:p>300966.601554714</text:p>
          </table:table-cell>
          <table:table-cell table:formula="of:=[.G555]-[.$B555]" office:value-type="float" office:value="10.2156043052673" calcext:value-type="float">
            <text:p>10.215604305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5823.8525" calcext:value-type="float">
            <text:p>1443145823.8525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523299694061" calcext:value-type="float">
            <text:p>63.8523299694</text:p>
          </table:table-cell>
          <table:table-cell table:formula="of:=[.C556]/([.D556]-[.D555])" office:value-type="float" office:value="99583.3696799156" calcext:value-type="float">
            <text:p>99583.3696799156</text:p>
          </table:table-cell>
          <table:table-cell/>
          <table:table-cell office:value-type="float" office:value="1443145834.0591" calcext:value-type="float">
            <text:p>1443145834.0591</text:p>
          </table:table-cell>
          <table:table-cell table:formula="of:=[.G556]-[.$B$2]" office:value-type="float" office:value="74.0589246749878" calcext:value-type="float">
            <text:p>74.058924675</text:p>
          </table:table-cell>
          <table:table-cell table:formula="of:=[.C556]/([.H556]-[.H555])" office:value-type="float" office:value="125686.849469004" calcext:value-type="float">
            <text:p>125686.849469004</text:p>
          </table:table-cell>
          <table:table-cell table:formula="of:=[.G556]-[.$B556]" office:value-type="float" office:value="10.2065947055817" calcext:value-type="float">
            <text:p>10.206594705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5823.89586" calcext:value-type="float">
            <text:p>1443145823.89586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56849575043" calcext:value-type="float">
            <text:p>63.8956849575</text:p>
          </table:table-cell>
          <table:table-cell table:formula="of:=[.C557]/([.D557]-[.D556])" office:value-type="float" office:value="99642.51380304" calcext:value-type="float">
            <text:p>99642.51380304</text:p>
          </table:table-cell>
          <table:table-cell/>
          <table:table-cell office:value-type="float" office:value="1443145834.10785" calcext:value-type="float">
            <text:p>1443145834.10785</text:p>
          </table:table-cell>
          <table:table-cell table:formula="of:=[.G557]-[.$B$2]" office:value-type="float" office:value="74.1076791286469" calcext:value-type="float">
            <text:p>74.1076791286</text:p>
          </table:table-cell>
          <table:table-cell table:formula="of:=[.C557]/([.H557]-[.H556])" office:value-type="float" office:value="88607.2897095716" calcext:value-type="float">
            <text:p>88607.2897095716</text:p>
          </table:table-cell>
          <table:table-cell table:formula="of:=[.G557]-[.$B557]" office:value-type="float" office:value="10.2119941711426" calcext:value-type="float">
            <text:p>10.211994171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5823.93923" calcext:value-type="float">
            <text:p>1443145823.93923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90599727631" calcext:value-type="float">
            <text:p>63.9390599728</text:p>
          </table:table-cell>
          <table:table-cell table:formula="of:=[.C558]/([.D558]-[.D557])" office:value-type="float" office:value="99596.5067499231" calcext:value-type="float">
            <text:p>99596.5067499231</text:p>
          </table:table-cell>
          <table:table-cell/>
          <table:table-cell office:value-type="float" office:value="1443145834.15662" calcext:value-type="float">
            <text:p>1443145834.15662</text:p>
          </table:table-cell>
          <table:table-cell table:formula="of:=[.G558]-[.$B$2]" office:value-type="float" office:value="74.1564483642578" calcext:value-type="float">
            <text:p>74.1564483643</text:p>
          </table:table-cell>
          <table:table-cell table:formula="of:=[.C558]/([.H558]-[.H557])" office:value-type="float" office:value="88580.432846255" calcext:value-type="float">
            <text:p>88580.432846255</text:p>
          </table:table-cell>
          <table:table-cell table:formula="of:=[.G558]-[.$B558]" office:value-type="float" office:value="10.2173883914948" calcext:value-type="float">
            <text:p>10.217388391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5823.98258" calcext:value-type="float">
            <text:p>1443145823.98258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824049472809" calcext:value-type="float">
            <text:p>63.9824049473</text:p>
          </table:table-cell>
          <table:table-cell table:formula="of:=[.C559]/([.D559]-[.D558])" office:value-type="float" office:value="99665.5332724612" calcext:value-type="float">
            <text:p>99665.5332724612</text:p>
          </table:table-cell>
          <table:table-cell/>
          <table:table-cell office:value-type="float" office:value="1443145834.20533" calcext:value-type="float">
            <text:p>1443145834.20533</text:p>
          </table:table-cell>
          <table:table-cell table:formula="of:=[.G559]-[.$B$2]" office:value-type="float" office:value="74.2051556110382" calcext:value-type="float">
            <text:p>74.205155611</text:p>
          </table:table-cell>
          <table:table-cell table:formula="of:=[.C559]/([.H559]-[.H558])" office:value-type="float" office:value="88693.1675583598" calcext:value-type="float">
            <text:p>88693.1675583598</text:p>
          </table:table-cell>
          <table:table-cell table:formula="of:=[.G559]-[.$B559]" office:value-type="float" office:value="10.2227506637573" calcext:value-type="float">
            <text:p>10.222750663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5824.02579" calcext:value-type="float">
            <text:p>1443145824.02579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56154537201" calcext:value-type="float">
            <text:p>64.0256154537</text:p>
          </table:table-cell>
          <table:table-cell table:formula="of:=[.C560]/([.D560]-[.D559])" office:value-type="float" office:value="99975.6854522782" calcext:value-type="float">
            <text:p>99975.6854522782</text:p>
          </table:table-cell>
          <table:table-cell/>
          <table:table-cell office:value-type="float" office:value="1443145834.25418" calcext:value-type="float">
            <text:p>1443145834.25418</text:p>
          </table:table-cell>
          <table:table-cell table:formula="of:=[.G560]-[.$B$2]" office:value-type="float" office:value="74.2540013790131" calcext:value-type="float">
            <text:p>74.254001379</text:p>
          </table:table-cell>
          <table:table-cell table:formula="of:=[.C560]/([.H560]-[.H559])" office:value-type="float" office:value="88441.6435467653" calcext:value-type="float">
            <text:p>88441.6435467653</text:p>
          </table:table-cell>
          <table:table-cell table:formula="of:=[.G560]-[.$B560]" office:value-type="float" office:value="10.228385925293" calcext:value-type="float">
            <text:p>10.2283859253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5824.06892" calcext:value-type="float">
            <text:p>1443145824.06892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87484741211" calcext:value-type="float">
            <text:p>64.0687484741</text:p>
          </table:table-cell>
          <table:table-cell table:formula="of:=[.C561]/([.D561]-[.D560])" office:value-type="float" office:value="100155.286132008" calcext:value-type="float">
            <text:p>100155.286132008</text:p>
          </table:table-cell>
          <table:table-cell/>
          <table:table-cell office:value-type="float" office:value="1443145834.30291" calcext:value-type="float">
            <text:p>1443145834.30291</text:p>
          </table:table-cell>
          <table:table-cell table:formula="of:=[.G561]-[.$B$2]" office:value-type="float" office:value="74.3027358055115" calcext:value-type="float">
            <text:p>74.3027358055</text:p>
          </table:table-cell>
          <table:table-cell table:formula="of:=[.C561]/([.H561]-[.H560])" office:value-type="float" office:value="88643.7024172362" calcext:value-type="float">
            <text:p>88643.7024172362</text:p>
          </table:table-cell>
          <table:table-cell table:formula="of:=[.G561]-[.$B561]" office:value-type="float" office:value="10.2339873313904" calcext:value-type="float">
            <text:p>10.2339873314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5824.11206" calcext:value-type="float">
            <text:p>1443145824.11206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118812561035" calcext:value-type="float">
            <text:p>64.1118812561</text:p>
          </table:table-cell>
          <table:table-cell table:formula="of:=[.C562]/([.D562]-[.D561])" office:value-type="float" office:value="100155.839745291" calcext:value-type="float">
            <text:p>100155.839745291</text:p>
          </table:table-cell>
          <table:table-cell/>
          <table:table-cell office:value-type="float" office:value="1443145834.35166" calcext:value-type="float">
            <text:p>1443145834.35166</text:p>
          </table:table-cell>
          <table:table-cell table:formula="of:=[.G562]-[.$B$2]" office:value-type="float" office:value="74.3514835834503" calcext:value-type="float">
            <text:p>74.3514835835</text:p>
          </table:table-cell>
          <table:table-cell table:formula="of:=[.C562]/([.H562]-[.H561])" office:value-type="float" office:value="88619.4239544563" calcext:value-type="float">
            <text:p>88619.4239544563</text:p>
          </table:table-cell>
          <table:table-cell table:formula="of:=[.G562]-[.$B562]" office:value-type="float" office:value="10.2396023273468" calcext:value-type="float">
            <text:p>10.2396023273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5824.15517" calcext:value-type="float">
            <text:p>1443145824.15517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549980640411" calcext:value-type="float">
            <text:p>64.154998064</text:p>
          </table:table-cell>
          <table:table-cell table:formula="of:=[.C563]/([.D563]-[.D562])" office:value-type="float" office:value="100192.9457823" calcext:value-type="float">
            <text:p>100192.9457823</text:p>
          </table:table-cell>
          <table:table-cell/>
          <table:table-cell office:value-type="float" office:value="1443145834.40041" calcext:value-type="float">
            <text:p>1443145834.40041</text:p>
          </table:table-cell>
          <table:table-cell table:formula="of:=[.G563]-[.$B$2]" office:value-type="float" office:value="74.4002325534821" calcext:value-type="float">
            <text:p>74.4002325535</text:p>
          </table:table-cell>
          <table:table-cell table:formula="of:=[.C563]/([.H563]-[.H562])" office:value-type="float" office:value="88617.2568812724" calcext:value-type="float">
            <text:p>88617.2568812724</text:p>
          </table:table-cell>
          <table:table-cell table:formula="of:=[.G563]-[.$B563]" office:value-type="float" office:value="10.2452344894409" calcext:value-type="float">
            <text:p>10.245234489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5824.1983" calcext:value-type="float">
            <text:p>1443145824.1983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81225013733" calcext:value-type="float">
            <text:p>64.1981225014</text:p>
          </table:table-cell>
          <table:table-cell table:formula="of:=[.C564]/([.D564]-[.D563])" office:value-type="float" office:value="100175.220066675" calcext:value-type="float">
            <text:p>100175.220066675</text:p>
          </table:table-cell>
          <table:table-cell/>
          <table:table-cell office:value-type="float" office:value="1443145834.44921" calcext:value-type="float">
            <text:p>1443145834.44921</text:p>
          </table:table-cell>
          <table:table-cell table:formula="of:=[.G564]-[.$B$2]" office:value-type="float" office:value="74.4490332603455" calcext:value-type="float">
            <text:p>74.4490332603</text:p>
          </table:table-cell>
          <table:table-cell table:formula="of:=[.C564]/([.H564]-[.H563])" office:value-type="float" office:value="88523.3079121577" calcext:value-type="float">
            <text:p>88523.3079121577</text:p>
          </table:table-cell>
          <table:table-cell table:formula="of:=[.G564]-[.$B564]" office:value-type="float" office:value="10.2509107589722" calcext:value-type="float">
            <text:p>10.250910759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5824.2414" calcext:value-type="float">
            <text:p>1443145824.2414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412281036377" calcext:value-type="float">
            <text:p>64.2412281036</text:p>
          </table:table-cell>
          <table:table-cell table:formula="of:=[.C565]/([.D565]-[.D564])" office:value-type="float" office:value="100218.991803007" calcext:value-type="float">
            <text:p>100218.991803007</text:p>
          </table:table-cell>
          <table:table-cell/>
          <table:table-cell office:value-type="float" office:value="1443145834.4979" calcext:value-type="float">
            <text:p>1443145834.4979</text:p>
          </table:table-cell>
          <table:table-cell table:formula="of:=[.G565]-[.$B$2]" office:value-type="float" office:value="74.4977288246155" calcext:value-type="float">
            <text:p>74.4977288246</text:p>
          </table:table-cell>
          <table:table-cell table:formula="of:=[.C565]/([.H565]-[.H564])" office:value-type="float" office:value="88714.4458588747" calcext:value-type="float">
            <text:p>88714.4458588747</text:p>
          </table:table-cell>
          <table:table-cell table:formula="of:=[.G565]-[.$B565]" office:value-type="float" office:value="10.2565007209778" calcext:value-type="float">
            <text:p>10.256500721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5824.28451" calcext:value-type="float">
            <text:p>1443145824.28451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843365669251" calcext:value-type="float">
            <text:p>64.2843365669</text:p>
          </table:table-cell>
          <table:table-cell table:formula="of:=[.C566]/([.D566]-[.D565])" office:value-type="float" office:value="100212.340467895" calcext:value-type="float">
            <text:p>100212.340467895</text:p>
          </table:table-cell>
          <table:table-cell/>
          <table:table-cell office:value-type="float" office:value="1443145834.54671" calcext:value-type="float">
            <text:p>1443145834.54671</text:p>
          </table:table-cell>
          <table:table-cell table:formula="of:=[.G566]-[.$B$2]" office:value-type="float" office:value="74.5465314388275" calcext:value-type="float">
            <text:p>74.5465314388</text:p>
          </table:table-cell>
          <table:table-cell table:formula="of:=[.C566]/([.H566]-[.H565])" office:value-type="float" office:value="88519.8481628585" calcext:value-type="float">
            <text:p>88519.8481628585</text:p>
          </table:table-cell>
          <table:table-cell table:formula="of:=[.G566]-[.$B566]" office:value-type="float" office:value="10.2621948719025" calcext:value-type="float">
            <text:p>10.2621948719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5824.32764" calcext:value-type="float">
            <text:p>1443145824.32764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74705410004" calcext:value-type="float">
            <text:p>64.327470541</text:p>
          </table:table-cell>
          <table:table-cell table:formula="of:=[.C567]/([.D567]-[.D566])" office:value-type="float" office:value="100153.07174008" calcext:value-type="float">
            <text:p>100153.07174008</text:p>
          </table:table-cell>
          <table:table-cell/>
          <table:table-cell office:value-type="float" office:value="1443145834.59544" calcext:value-type="float">
            <text:p>1443145834.59544</text:p>
          </table:table-cell>
          <table:table-cell table:formula="of:=[.G567]-[.$B$2]" office:value-type="float" office:value="74.5952637195587" calcext:value-type="float">
            <text:p>74.5952637196</text:p>
          </table:table-cell>
          <table:table-cell table:formula="of:=[.C567]/([.H567]-[.H566])" office:value-type="float" office:value="88647.6055538704" calcext:value-type="float">
            <text:p>88647.6055538704</text:p>
          </table:table-cell>
          <table:table-cell table:formula="of:=[.G567]-[.$B567]" office:value-type="float" office:value="10.2677931785583" calcext:value-type="float">
            <text:p>10.267793178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5824.37077" calcext:value-type="float">
            <text:p>1443145824.37077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70596408844" calcext:value-type="float">
            <text:p>64.3705964088</text:p>
          </table:table-cell>
          <table:table-cell table:formula="of:=[.C568]/([.D568]-[.D567])" office:value-type="float" office:value="100171.897193213" calcext:value-type="float">
            <text:p>100171.897193213</text:p>
          </table:table-cell>
          <table:table-cell/>
          <table:table-cell office:value-type="float" office:value="1443145834.6442" calcext:value-type="float">
            <text:p>1443145834.6442</text:p>
          </table:table-cell>
          <table:table-cell table:formula="of:=[.G568]-[.$B$2]" office:value-type="float" office:value="74.6440255641937" calcext:value-type="float">
            <text:p>74.6440255642</text:p>
          </table:table-cell>
          <table:table-cell table:formula="of:=[.C568]/([.H568]-[.H567])" office:value-type="float" office:value="88593.8592425265" calcext:value-type="float">
            <text:p>88593.8592425265</text:p>
          </table:table-cell>
          <table:table-cell table:formula="of:=[.G568]-[.$B568]" office:value-type="float" office:value="10.2734291553497" calcext:value-type="float">
            <text:p>10.2734291553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5824.41391" calcext:value-type="float">
            <text:p>1443145824.41391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137334823608" calcext:value-type="float">
            <text:p>64.4137334824</text:p>
          </table:table-cell>
          <table:table-cell table:formula="of:=[.C569]/([.D569]-[.D568])" office:value-type="float" office:value="100145.875642514" calcext:value-type="float">
            <text:p>100145.875642514</text:p>
          </table:table-cell>
          <table:table-cell/>
          <table:table-cell office:value-type="float" office:value="1443145834.69299" calcext:value-type="float">
            <text:p>1443145834.69299</text:p>
          </table:table-cell>
          <table:table-cell table:formula="of:=[.G569]-[.$B$2]" office:value-type="float" office:value="74.6928143501282" calcext:value-type="float">
            <text:p>74.6928143501</text:p>
          </table:table-cell>
          <table:table-cell table:formula="of:=[.C569]/([.H569]-[.H568])" office:value-type="float" office:value="88544.9374740391" calcext:value-type="float">
            <text:p>88544.9374740391</text:p>
          </table:table-cell>
          <table:table-cell table:formula="of:=[.G569]-[.$B569]" office:value-type="float" office:value="10.2790808677673" calcext:value-type="float">
            <text:p>10.2790808678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5824.45703" calcext:value-type="float">
            <text:p>1443145824.45703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68610191345" calcext:value-type="float">
            <text:p>64.4568610191</text:p>
          </table:table-cell>
          <table:table-cell table:formula="of:=[.C570]/([.D570]-[.D569])" office:value-type="float" office:value="100168.020786113" calcext:value-type="float">
            <text:p>100168.020786113</text:p>
          </table:table-cell>
          <table:table-cell/>
          <table:table-cell office:value-type="float" office:value="1443145834.74174" calcext:value-type="float">
            <text:p>1443145834.74174</text:p>
          </table:table-cell>
          <table:table-cell table:formula="of:=[.G570]-[.$B$2]" office:value-type="float" office:value="74.7415626049042" calcext:value-type="float">
            <text:p>74.7415626049</text:p>
          </table:table-cell>
          <table:table-cell table:formula="of:=[.C570]/([.H570]-[.H569])" office:value-type="float" office:value="88618.5571124642" calcext:value-type="float">
            <text:p>88618.5571124642</text:p>
          </table:table-cell>
          <table:table-cell table:formula="of:=[.G570]-[.$B570]" office:value-type="float" office:value="10.2847015857697" calcext:value-type="float">
            <text:p>10.284701585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5824.50016" calcext:value-type="float">
            <text:p>1443145824.50016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99911785126" calcext:value-type="float">
            <text:p>64.4999911785</text:p>
          </table:table-cell>
          <table:table-cell table:formula="of:=[.C571]/([.D571]-[.D570])" office:value-type="float" office:value="100161.929895357" calcext:value-type="float">
            <text:p>100161.929895357</text:p>
          </table:table-cell>
          <table:table-cell/>
          <table:table-cell office:value-type="float" office:value="1443145834.79049" calcext:value-type="float">
            <text:p>1443145834.79049</text:p>
          </table:table-cell>
          <table:table-cell table:formula="of:=[.G571]-[.$B$2]" office:value-type="float" office:value="74.7903118133545" calcext:value-type="float">
            <text:p>74.7903118134</text:p>
          </table:table-cell>
          <table:table-cell table:formula="of:=[.C571]/([.H571]-[.H570])" office:value-type="float" office:value="88616.8234793538" calcext:value-type="float">
            <text:p>88616.8234793538</text:p>
          </table:table-cell>
          <table:table-cell table:formula="of:=[.G571]-[.$B571]" office:value-type="float" office:value="10.2903206348419" calcext:value-type="float">
            <text:p>10.2903206348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5824.54331" calcext:value-type="float">
            <text:p>1443145824.54331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431327819824" calcext:value-type="float">
            <text:p>64.543132782</text:p>
          </table:table-cell>
          <table:table-cell table:formula="of:=[.C572]/([.D572]-[.D571])" office:value-type="float" office:value="100135.360129097" calcext:value-type="float">
            <text:p>100135.360129097</text:p>
          </table:table-cell>
          <table:table-cell/>
          <table:table-cell office:value-type="float" office:value="1443145834.83928" calcext:value-type="float">
            <text:p>1443145834.83928</text:p>
          </table:table-cell>
          <table:table-cell table:formula="of:=[.G572]-[.$B$2]" office:value-type="float" office:value="74.8391075134277" calcext:value-type="float">
            <text:p>74.8391075134</text:p>
          </table:table-cell>
          <table:table-cell table:formula="of:=[.C572]/([.H572]-[.H571])" office:value-type="float" office:value="88532.3910409256" calcext:value-type="float">
            <text:p>88532.3910409256</text:p>
          </table:table-cell>
          <table:table-cell table:formula="of:=[.G572]-[.$B572]" office:value-type="float" office:value="10.2959747314453" calcext:value-type="float">
            <text:p>10.295974731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5824.58644" calcext:value-type="float">
            <text:p>1443145824.58644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62674713135" calcext:value-type="float">
            <text:p>64.5862674713</text:p>
          </table:table-cell>
          <table:table-cell table:formula="of:=[.C573]/([.D573]-[.D572])" office:value-type="float" office:value="100151.411010391" calcext:value-type="float">
            <text:p>100151.411010391</text:p>
          </table:table-cell>
          <table:table-cell/>
          <table:table-cell office:value-type="float" office:value="1443145834.88804" calcext:value-type="float">
            <text:p>1443145834.88804</text:p>
          </table:table-cell>
          <table:table-cell table:formula="of:=[.G573]-[.$B$2]" office:value-type="float" office:value="74.8878645896912" calcext:value-type="float">
            <text:p>74.8878645897</text:p>
          </table:table-cell>
          <table:table-cell table:formula="of:=[.C573]/([.H573]-[.H572])" office:value-type="float" office:value="88602.5235939013" calcext:value-type="float">
            <text:p>88602.5235939013</text:p>
          </table:table-cell>
          <table:table-cell table:formula="of:=[.G573]-[.$B573]" office:value-type="float" office:value="10.3015971183777" calcext:value-type="float">
            <text:p>10.3015971184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5824.62958" calcext:value-type="float">
            <text:p>1443145824.62958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94071674347" calcext:value-type="float">
            <text:p>64.6294071674</text:p>
          </table:table-cell>
          <table:table-cell table:formula="of:=[.C574]/([.D574]-[.D573])" office:value-type="float" office:value="100139.787444526" calcext:value-type="float">
            <text:p>100139.787444526</text:p>
          </table:table-cell>
          <table:table-cell/>
          <table:table-cell office:value-type="float" office:value="1443145834.93676" calcext:value-type="float">
            <text:p>1443145834.93676</text:p>
          </table:table-cell>
          <table:table-cell table:formula="of:=[.G574]-[.$B$2]" office:value-type="float" office:value="74.9365892410278" calcext:value-type="float">
            <text:p>74.936589241</text:p>
          </table:table-cell>
          <table:table-cell table:formula="of:=[.C574]/([.H574]-[.H573])" office:value-type="float" office:value="88661.4861571886" calcext:value-type="float">
            <text:p>88661.4861571886</text:p>
          </table:table-cell>
          <table:table-cell table:formula="of:=[.G574]-[.$B574]" office:value-type="float" office:value="10.3071820735931" calcext:value-type="float">
            <text:p>10.3071820736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5824.67271" calcext:value-type="float">
            <text:p>1443145824.67271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725358963013" calcext:value-type="float">
            <text:p>64.6725358963</text:p>
          </table:table-cell>
          <table:table-cell table:formula="of:=[.C575]/([.D575]-[.D574])" office:value-type="float" office:value="100165.252107576" calcext:value-type="float">
            <text:p>100165.252107576</text:p>
          </table:table-cell>
          <table:table-cell/>
          <table:table-cell office:value-type="float" office:value="1443145834.98554" calcext:value-type="float">
            <text:p>1443145834.98554</text:p>
          </table:table-cell>
          <table:table-cell table:formula="of:=[.G575]-[.$B$2]" office:value-type="float" office:value="74.9853618144989" calcext:value-type="float">
            <text:p>74.9853618145</text:p>
          </table:table-cell>
          <table:table-cell table:formula="of:=[.C575]/([.H575]-[.H574])" office:value-type="float" office:value="88574.3706462919" calcext:value-type="float">
            <text:p>88574.3706462919</text:p>
          </table:table-cell>
          <table:table-cell table:formula="of:=[.G575]-[.$B575]" office:value-type="float" office:value="10.3128259181976" calcext:value-type="float">
            <text:p>10.312825918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5824.71588" calcext:value-type="float">
            <text:p>1443145824.71588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157018184662" calcext:value-type="float">
            <text:p>64.7157018185</text:p>
          </table:table-cell>
          <table:table-cell table:formula="of:=[.C576]/([.D576]-[.D575])" office:value-type="float" office:value="100078.946153294" calcext:value-type="float">
            <text:p>100078.946153294</text:p>
          </table:table-cell>
          <table:table-cell/>
          <table:table-cell office:value-type="float" office:value="1443145835.03433" calcext:value-type="float">
            <text:p>1443145835.03433</text:p>
          </table:table-cell>
          <table:table-cell table:formula="of:=[.G576]-[.$B$2]" office:value-type="float" office:value="75.0341565608978" calcext:value-type="float">
            <text:p>75.0341565609</text:p>
          </table:table-cell>
          <table:table-cell table:formula="of:=[.C576]/([.H576]-[.H575])" office:value-type="float" office:value="88534.1213720317" calcext:value-type="float">
            <text:p>88534.1213720317</text:p>
          </table:table-cell>
          <table:table-cell table:formula="of:=[.G576]-[.$B576]" office:value-type="float" office:value="10.3184547424316" calcext:value-type="float">
            <text:p>10.3184547424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5824.75901" calcext:value-type="float">
            <text:p>1443145824.75901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88367462158" calcext:value-type="float">
            <text:p>64.7588367462</text:p>
          </table:table-cell>
          <table:table-cell table:formula="of:=[.C577]/([.D577]-[.D576])" office:value-type="float" office:value="100150.857446068" calcext:value-type="float">
            <text:p>100150.857446068</text:p>
          </table:table-cell>
          <table:table-cell/>
          <table:table-cell office:value-type="float" office:value="1443145835.04747" calcext:value-type="float">
            <text:p>1443145835.04747</text:p>
          </table:table-cell>
          <table:table-cell table:formula="of:=[.G577]-[.$B$2]" office:value-type="float" office:value="75.0472941398621" calcext:value-type="float">
            <text:p>75.0472941399</text:p>
          </table:table-cell>
          <table:table-cell table:formula="of:=[.C577]/([.H577]-[.H576])" office:value-type="float" office:value="328827.709562093" calcext:value-type="float">
            <text:p>328827.709562093</text:p>
          </table:table-cell>
          <table:table-cell table:formula="of:=[.G577]-[.$B577]" office:value-type="float" office:value="10.2884573936462" calcext:value-type="float">
            <text:p>10.2884573936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5824.80214" calcext:value-type="float">
            <text:p>1443145824.80214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8019633293152" calcext:value-type="float">
            <text:p>64.8019633293</text:p>
          </table:table-cell>
          <table:table-cell table:formula="of:=[.C578]/([.D578]-[.D577])" office:value-type="float" office:value="100170.235839147" calcext:value-type="float">
            <text:p>100170.235839147</text:p>
          </table:table-cell>
          <table:table-cell/>
          <table:table-cell office:value-type="float" office:value="1443145835.06064" calcext:value-type="float">
            <text:p>1443145835.06064</text:p>
          </table:table-cell>
          <table:table-cell table:formula="of:=[.G578]-[.$B$2]" office:value-type="float" office:value="75.0604641437531" calcext:value-type="float">
            <text:p>75.0604641438</text:p>
          </table:table-cell>
          <table:table-cell table:formula="of:=[.C578]/([.H578]-[.H577])" office:value-type="float" office:value="328018.126323793" calcext:value-type="float">
            <text:p>328018.126323793</text:p>
          </table:table-cell>
          <table:table-cell table:formula="of:=[.G578]-[.$B578]" office:value-type="float" office:value="10.2585008144379" calcext:value-type="float">
            <text:p>10.2585008144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5824.84529" calcext:value-type="float">
            <text:p>1443145824.84529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451178073883" calcext:value-type="float">
            <text:p>64.8451178074</text:p>
          </table:table-cell>
          <table:table-cell table:formula="of:=[.C579]/([.D579]-[.D578])" office:value-type="float" office:value="100105.48598642" calcext:value-type="float">
            <text:p>100105.48598642</text:p>
          </table:table-cell>
          <table:table-cell/>
          <table:table-cell office:value-type="float" office:value="1443145835.08592" calcext:value-type="float">
            <text:p>1443145835.08592</text:p>
          </table:table-cell>
          <table:table-cell table:formula="of:=[.G579]-[.$B$2]" office:value-type="float" office:value="75.0857486724854" calcext:value-type="float">
            <text:p>75.0857486725</text:p>
          </table:table-cell>
          <table:table-cell table:formula="of:=[.C579]/([.H579]-[.H578])" office:value-type="float" office:value="170855.46840671" calcext:value-type="float">
            <text:p>170855.46840671</text:p>
          </table:table-cell>
          <table:table-cell table:formula="of:=[.G579]-[.$B579]" office:value-type="float" office:value="10.240630865097" calcext:value-type="float">
            <text:p>10.2406308651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5824.88846" calcext:value-type="float">
            <text:p>1443145824.88846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82820606232" calcext:value-type="float">
            <text:p>64.8882820606</text:p>
          </table:table-cell>
          <table:table-cell table:formula="of:=[.C580]/([.D580]-[.D579])" office:value-type="float" office:value="100082.815669119" calcext:value-type="float">
            <text:p>100082.815669119</text:p>
          </table:table-cell>
          <table:table-cell/>
          <table:table-cell office:value-type="float" office:value="1443145835.12577" calcext:value-type="float">
            <text:p>1443145835.12577</text:p>
          </table:table-cell>
          <table:table-cell table:formula="of:=[.G580]-[.$B$2]" office:value-type="float" office:value="75.1255941390991" calcext:value-type="float">
            <text:p>75.1255941391</text:p>
          </table:table-cell>
          <table:table-cell table:formula="of:=[.C580]/([.H580]-[.H579])" office:value-type="float" office:value="108418.858332735" calcext:value-type="float">
            <text:p>108418.858332735</text:p>
          </table:table-cell>
          <table:table-cell table:formula="of:=[.G580]-[.$B580]" office:value-type="float" office:value="10.237312078476" calcext:value-type="float">
            <text:p>10.237312078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5824.93155" calcext:value-type="float">
            <text:p>1443145824.93155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313759803772" calcext:value-type="float">
            <text:p>64.9313759804</text:p>
          </table:table-cell>
          <table:table-cell table:formula="of:=[.C581]/([.D581]-[.D580])" office:value-type="float" office:value="100246.160587334" calcext:value-type="float">
            <text:p>100246.160587334</text:p>
          </table:table-cell>
          <table:table-cell/>
          <table:table-cell office:value-type="float" office:value="1443145835.16578" calcext:value-type="float">
            <text:p>1443145835.16578</text:p>
          </table:table-cell>
          <table:table-cell table:formula="of:=[.G581]-[.$B$2]" office:value-type="float" office:value="75.1656076908112" calcext:value-type="float">
            <text:p>75.1656076908</text:p>
          </table:table-cell>
          <table:table-cell table:formula="of:=[.C581]/([.H581]-[.H580])" office:value-type="float" office:value="107963.422769605" calcext:value-type="float">
            <text:p>107963.422769605</text:p>
          </table:table-cell>
          <table:table-cell table:formula="of:=[.G581]-[.$B581]" office:value-type="float" office:value="10.234231710434" calcext:value-type="float">
            <text:p>10.2342317104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5824.97468" calcext:value-type="float">
            <text:p>1443145824.97468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745016098022" calcext:value-type="float">
            <text:p>64.9745016098</text:p>
          </table:table-cell>
          <table:table-cell table:formula="of:=[.C582]/([.D582]-[.D581])" office:value-type="float" office:value="100172.450990148" calcext:value-type="float">
            <text:p>100172.450990148</text:p>
          </table:table-cell>
          <table:table-cell/>
          <table:table-cell office:value-type="float" office:value="1443145835.20555" calcext:value-type="float">
            <text:p>1443145835.20555</text:p>
          </table:table-cell>
          <table:table-cell table:formula="of:=[.G582]-[.$B$2]" office:value-type="float" office:value="75.2053790092468" calcext:value-type="float">
            <text:p>75.2053790092</text:p>
          </table:table-cell>
          <table:table-cell table:formula="of:=[.C582]/([.H582]-[.H581])" office:value-type="float" office:value="108620.990450385" calcext:value-type="float">
            <text:p>108620.990450385</text:p>
          </table:table-cell>
          <table:table-cell table:formula="of:=[.G582]-[.$B582]" office:value-type="float" office:value="10.2308773994446" calcext:value-type="float">
            <text:p>10.2308773994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5825.01701" calcext:value-type="float">
            <text:p>1443145825.01701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68395042419" calcext:value-type="float">
            <text:p>65.0168395042</text:p>
          </table:table-cell>
          <table:table-cell table:formula="of:=[.C583]/([.D583]-[.D582])" office:value-type="float" office:value="102036.250436428" calcext:value-type="float">
            <text:p>102036.250436428</text:p>
          </table:table-cell>
          <table:table-cell/>
          <table:table-cell office:value-type="float" office:value="1443145835.24543" calcext:value-type="float">
            <text:p>1443145835.24543</text:p>
          </table:table-cell>
          <table:table-cell table:formula="of:=[.G583]-[.$B$2]" office:value-type="float" office:value="75.2452564239502" calcext:value-type="float">
            <text:p>75.245256424</text:p>
          </table:table-cell>
          <table:table-cell table:formula="of:=[.C583]/([.H583]-[.H582])" office:value-type="float" office:value="108331.997751976" calcext:value-type="float">
            <text:p>108331.997751976</text:p>
          </table:table-cell>
          <table:table-cell table:formula="of:=[.G583]-[.$B583]" office:value-type="float" office:value="10.2284169197083" calcext:value-type="float">
            <text:p>10.228416919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5825.05832" calcext:value-type="float">
            <text:p>1443145825.05832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81459999084" calcext:value-type="float">
            <text:p>65.0581459999</text:p>
          </table:table-cell>
          <table:table-cell table:formula="of:=[.C584]/([.D584]-[.D583])" office:value-type="float" office:value="104584.035278092" calcext:value-type="float">
            <text:p>104584.035278092</text:p>
          </table:table-cell>
          <table:table-cell/>
          <table:table-cell office:value-type="float" office:value="1443145835.28535" calcext:value-type="float">
            <text:p>1443145835.28535</text:p>
          </table:table-cell>
          <table:table-cell table:formula="of:=[.G584]-[.$B$2]" office:value-type="float" office:value="75.285177230835" calcext:value-type="float">
            <text:p>75.2851772308</text:p>
          </table:table-cell>
          <table:table-cell table:formula="of:=[.C584]/([.H584]-[.H583])" office:value-type="float" office:value="108214.245580506" calcext:value-type="float">
            <text:p>108214.245580506</text:p>
          </table:table-cell>
          <table:table-cell table:formula="of:=[.G584]-[.$B584]" office:value-type="float" office:value="10.2270312309265" calcext:value-type="float">
            <text:p>10.2270312309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5825.09961" calcext:value-type="float">
            <text:p>1443145825.09961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94336605072" calcext:value-type="float">
            <text:p>65.0994336605</text:p>
          </table:table-cell>
          <table:table-cell table:formula="of:=[.C585]/([.D585]-[.D584])" office:value-type="float" office:value="104631.745595445" calcext:value-type="float">
            <text:p>104631.745595445</text:p>
          </table:table-cell>
          <table:table-cell/>
          <table:table-cell office:value-type="float" office:value="1443145835.32523" calcext:value-type="float">
            <text:p>1443145835.32523</text:p>
          </table:table-cell>
          <table:table-cell table:formula="of:=[.G585]-[.$B$2]" office:value-type="float" office:value="75.3250594139099" calcext:value-type="float">
            <text:p>75.3250594139</text:p>
          </table:table-cell>
          <table:table-cell table:formula="of:=[.C585]/([.H585]-[.H584])" office:value-type="float" office:value="108319.045421394" calcext:value-type="float">
            <text:p>108319.045421394</text:p>
          </table:table-cell>
          <table:table-cell table:formula="of:=[.G585]-[.$B585]" office:value-type="float" office:value="10.2256257534027" calcext:value-type="float">
            <text:p>10.225625753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5825.1409" calcext:value-type="float">
            <text:p>1443145825.1409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407227516174" calcext:value-type="float">
            <text:p>65.1407227516</text:p>
          </table:table-cell>
          <table:table-cell table:formula="of:=[.C586]/([.D586]-[.D585])" office:value-type="float" office:value="104628.120499599" calcext:value-type="float">
            <text:p>104628.120499599</text:p>
          </table:table-cell>
          <table:table-cell/>
          <table:table-cell office:value-type="float" office:value="1443145835.36513" calcext:value-type="float">
            <text:p>1443145835.36513</text:p>
          </table:table-cell>
          <table:table-cell table:formula="of:=[.G586]-[.$B$2]" office:value-type="float" office:value="75.3649554252625" calcext:value-type="float">
            <text:p>75.3649554253</text:p>
          </table:table-cell>
          <table:table-cell table:formula="of:=[.C586]/([.H586]-[.H585])" office:value-type="float" office:value="108281.501171296" calcext:value-type="float">
            <text:p>108281.501171296</text:p>
          </table:table-cell>
          <table:table-cell table:formula="of:=[.G586]-[.$B586]" office:value-type="float" office:value="10.224232673645" calcext:value-type="float">
            <text:p>10.224232673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5825.18216" calcext:value-type="float">
            <text:p>1443145825.18216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819887161255" calcext:value-type="float">
            <text:p>65.1819887161</text:p>
          </table:table-cell>
          <table:table-cell table:formula="of:=[.C587]/([.D587]-[.D586])" office:value-type="float" office:value="104686.757028461" calcext:value-type="float">
            <text:p>104686.757028461</text:p>
          </table:table-cell>
          <table:table-cell/>
          <table:table-cell office:value-type="float" office:value="1443145835.40504" calcext:value-type="float">
            <text:p>1443145835.40504</text:p>
          </table:table-cell>
          <table:table-cell table:formula="of:=[.G587]-[.$B$2]" office:value-type="float" office:value="75.4048638343811" calcext:value-type="float">
            <text:p>75.4048638344</text:p>
          </table:table-cell>
          <table:table-cell table:formula="of:=[.C587]/([.H587]-[.H586])" office:value-type="float" office:value="108247.862929242" calcext:value-type="float">
            <text:p>108247.862929242</text:p>
          </table:table-cell>
          <table:table-cell table:formula="of:=[.G587]-[.$B587]" office:value-type="float" office:value="10.2228751182556" calcext:value-type="float">
            <text:p>10.2228751183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5825.22345" calcext:value-type="float">
            <text:p>1443145825.22345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232747077942" calcext:value-type="float">
            <text:p>65.2232747078</text:p>
          </table:table-cell>
          <table:table-cell table:formula="of:=[.C588]/([.D588]-[.D587])" office:value-type="float" office:value="104635.975191435" calcext:value-type="float">
            <text:p>104635.975191435</text:p>
          </table:table-cell>
          <table:table-cell/>
          <table:table-cell office:value-type="float" office:value="1443145835.44489" calcext:value-type="float">
            <text:p>1443145835.44489</text:p>
          </table:table-cell>
          <table:table-cell table:formula="of:=[.G588]-[.$B$2]" office:value-type="float" office:value="75.444717168808" calcext:value-type="float">
            <text:p>75.4447171688</text:p>
          </table:table-cell>
          <table:table-cell table:formula="of:=[.C588]/([.H588]-[.H587])" office:value-type="float" office:value="108397.454369246" calcext:value-type="float">
            <text:p>108397.454369246</text:p>
          </table:table-cell>
          <table:table-cell table:formula="of:=[.G588]-[.$B588]" office:value-type="float" office:value="10.2214424610138" calcext:value-type="float">
            <text:p>10.221442461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5825.26471" calcext:value-type="float">
            <text:p>1443145825.26471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645375728607" calcext:value-type="float">
            <text:p>65.2645375729</text:p>
          </table:table-cell>
          <table:table-cell table:formula="of:=[.C589]/([.D589]-[.D588])" office:value-type="float" office:value="104694.620527073" calcext:value-type="float">
            <text:p>104694.620527073</text:p>
          </table:table-cell>
          <table:table-cell/>
          <table:table-cell office:value-type="float" office:value="1443145835.48478" calcext:value-type="float">
            <text:p>1443145835.48478</text:p>
          </table:table-cell>
          <table:table-cell table:formula="of:=[.G589]-[.$B$2]" office:value-type="float" office:value="75.4846014976502" calcext:value-type="float">
            <text:p>75.4846014977</text:p>
          </table:table-cell>
          <table:table-cell table:formula="of:=[.C589]/([.H589]-[.H588])" office:value-type="float" office:value="108313.217883039" calcext:value-type="float">
            <text:p>108313.217883039</text:p>
          </table:table-cell>
          <table:table-cell table:formula="of:=[.G589]-[.$B589]" office:value-type="float" office:value="10.2200639247894" calcext:value-type="float">
            <text:p>10.2200639248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5825.30598" calcext:value-type="float">
            <text:p>1443145825.30598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58042526245" calcext:value-type="float">
            <text:p>65.3058042526</text:p>
          </table:table-cell>
          <table:table-cell table:formula="of:=[.C590]/([.D590]-[.D589])" office:value-type="float" office:value="104684.942542681" calcext:value-type="float">
            <text:p>104684.942542681</text:p>
          </table:table-cell>
          <table:table-cell/>
          <table:table-cell office:value-type="float" office:value="1443145835.5247" calcext:value-type="float">
            <text:p>1443145835.5247</text:p>
          </table:table-cell>
          <table:table-cell table:formula="of:=[.G590]-[.$B$2]" office:value-type="float" office:value="75.5245308876038" calcext:value-type="float">
            <text:p>75.5245308876</text:p>
          </table:table-cell>
          <table:table-cell table:formula="of:=[.C590]/([.H590]-[.H589])" office:value-type="float" office:value="108190.984260431" calcext:value-type="float">
            <text:p>108190.984260431</text:p>
          </table:table-cell>
          <table:table-cell table:formula="of:=[.G590]-[.$B590]" office:value-type="float" office:value="10.2187266349792" calcext:value-type="float">
            <text:p>10.21872663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5825.34727" calcext:value-type="float">
            <text:p>1443145825.34727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7092628479" calcext:value-type="float">
            <text:p>65.3470926285</text:p>
          </table:table-cell>
          <table:table-cell table:formula="of:=[.C591]/([.D591]-[.D590])" office:value-type="float" office:value="104629.933016122" calcext:value-type="float">
            <text:p>104629.933016122</text:p>
          </table:table-cell>
          <table:table-cell/>
          <table:table-cell office:value-type="float" office:value="1443145835.56458" calcext:value-type="float">
            <text:p>1443145835.56458</text:p>
          </table:table-cell>
          <table:table-cell table:formula="of:=[.G591]-[.$B$2]" office:value-type="float" office:value="75.5644018650055" calcext:value-type="float">
            <text:p>75.564401865</text:p>
          </table:table-cell>
          <table:table-cell table:formula="of:=[.C591]/([.H591]-[.H590])" office:value-type="float" office:value="108349.488312574" calcext:value-type="float">
            <text:p>108349.488312574</text:p>
          </table:table-cell>
          <table:table-cell table:formula="of:=[.G591]-[.$B591]" office:value-type="float" office:value="10.2173092365265" calcext:value-type="float">
            <text:p>10.217309236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5825.38856" calcext:value-type="float">
            <text:p>1443145825.38856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8382434845" calcext:value-type="float">
            <text:p>65.3883824348</text:p>
          </table:table-cell>
          <table:table-cell table:formula="of:=[.C592]/([.D592]-[.D591])" office:value-type="float" office:value="104626.308045871" calcext:value-type="float">
            <text:p>104626.308045871</text:p>
          </table:table-cell>
          <table:table-cell/>
          <table:table-cell office:value-type="float" office:value="1443145835.60449" calcext:value-type="float">
            <text:p>1443145835.60449</text:p>
          </table:table-cell>
          <table:table-cell table:formula="of:=[.G592]-[.$B$2]" office:value-type="float" office:value="75.6043140888214" calcext:value-type="float">
            <text:p>75.6043140888</text:p>
          </table:table-cell>
          <table:table-cell table:formula="of:=[.C592]/([.H592]-[.H591])" office:value-type="float" office:value="108237.516905211" calcext:value-type="float">
            <text:p>108237.516905211</text:p>
          </table:table-cell>
          <table:table-cell table:formula="of:=[.G592]-[.$B592]" office:value-type="float" office:value="10.2159316539764" calcext:value-type="float">
            <text:p>10.215931654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5825.42984" calcext:value-type="float">
            <text:p>1443145825.42984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96660423279" calcext:value-type="float">
            <text:p>65.4296660423</text:p>
          </table:table-cell>
          <table:table-cell table:formula="of:=[.C593]/([.D593]-[.D592])" office:value-type="float" office:value="104642.018064635" calcext:value-type="float">
            <text:p>104642.018064635</text:p>
          </table:table-cell>
          <table:table-cell/>
          <table:table-cell office:value-type="float" office:value="1443145835.6444" calcext:value-type="float">
            <text:p>1443145835.6444</text:p>
          </table:table-cell>
          <table:table-cell table:formula="of:=[.G593]-[.$B$2]" office:value-type="float" office:value="75.6442301273346" calcext:value-type="float">
            <text:p>75.6442301273</text:p>
          </table:table-cell>
          <table:table-cell table:formula="of:=[.C593]/([.H593]-[.H592])" office:value-type="float" office:value="108227.172858679" calcext:value-type="float">
            <text:p>108227.172858679</text:p>
          </table:table-cell>
          <table:table-cell table:formula="of:=[.G593]-[.$B593]" office:value-type="float" office:value="10.2145640850067" calcext:value-type="float">
            <text:p>10.214564085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5825.47113" calcext:value-type="float">
            <text:p>1443145825.47113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709553718567" calcext:value-type="float">
            <text:p>65.4709553719</text:p>
          </table:table-cell>
          <table:table-cell table:formula="of:=[.C594]/([.D594]-[.D593])" office:value-type="float" office:value="104627.516341379" calcext:value-type="float">
            <text:p>104627.516341379</text:p>
          </table:table-cell>
          <table:table-cell/>
          <table:table-cell office:value-type="float" office:value="1443145835.68437" calcext:value-type="float">
            <text:p>1443145835.68437</text:p>
          </table:table-cell>
          <table:table-cell table:formula="of:=[.G594]-[.$B$2]" office:value-type="float" office:value="75.6841998100281" calcext:value-type="float">
            <text:p>75.68419981</text:p>
          </table:table-cell>
          <table:table-cell table:formula="of:=[.C594]/([.H594]-[.H593])" office:value-type="float" office:value="108081.918816547" calcext:value-type="float">
            <text:p>108081.918816547</text:p>
          </table:table-cell>
          <table:table-cell table:formula="of:=[.G594]-[.$B594]" office:value-type="float" office:value="10.2132444381714" calcext:value-type="float">
            <text:p>10.2132444382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5825.51242" calcext:value-type="float">
            <text:p>1443145825.51242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122482776642" calcext:value-type="float">
            <text:p>65.5122482777</text:p>
          </table:table-cell>
          <table:table-cell table:formula="of:=[.C595]/([.D595]-[.D594])" office:value-type="float" office:value="104618.454805277" calcext:value-type="float">
            <text:p>104618.454805277</text:p>
          </table:table-cell>
          <table:table-cell/>
          <table:table-cell office:value-type="float" office:value="1443145835.72423" calcext:value-type="float">
            <text:p>1443145835.72423</text:p>
          </table:table-cell>
          <table:table-cell table:formula="of:=[.G595]-[.$B$2]" office:value-type="float" office:value="75.7240562438965" calcext:value-type="float">
            <text:p>75.7240562439</text:p>
          </table:table-cell>
          <table:table-cell table:formula="of:=[.C595]/([.H595]-[.H594])" office:value-type="float" office:value="108389.024825028" calcext:value-type="float">
            <text:p>108389.024825028</text:p>
          </table:table-cell>
          <table:table-cell table:formula="of:=[.G595]-[.$B595]" office:value-type="float" office:value="10.2118079662323" calcext:value-type="float">
            <text:p>10.211807966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5825.5537" calcext:value-type="float">
            <text:p>1443145825.5537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53530216217" calcext:value-type="float">
            <text:p>65.5535302162</text:p>
          </table:table-cell>
          <table:table-cell table:formula="of:=[.C596]/([.D596]-[.D595])" office:value-type="float" office:value="104646.248491184" calcext:value-type="float">
            <text:p>104646.248491184</text:p>
          </table:table-cell>
          <table:table-cell/>
          <table:table-cell office:value-type="float" office:value="1443145835.76415" calcext:value-type="float">
            <text:p>1443145835.76415</text:p>
          </table:table-cell>
          <table:table-cell table:formula="of:=[.G596]-[.$B$2]" office:value-type="float" office:value="75.763977766037" calcext:value-type="float">
            <text:p>75.763977766</text:p>
          </table:table-cell>
          <table:table-cell table:formula="of:=[.C596]/([.H596]-[.H595])" office:value-type="float" office:value="108212.306755135" calcext:value-type="float">
            <text:p>108212.306755135</text:p>
          </table:table-cell>
          <table:table-cell table:formula="of:=[.G596]-[.$B596]" office:value-type="float" office:value="10.2104475498199" calcext:value-type="float">
            <text:p>10.2104475498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5825.595" calcext:value-type="float">
            <text:p>1443145825.595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948240756989" calcext:value-type="float">
            <text:p>65.5948240757</text:p>
          </table:table-cell>
          <table:table-cell table:formula="of:=[.C597]/([.D597]-[.D596])" office:value-type="float" office:value="104616.038660731" calcext:value-type="float">
            <text:p>104616.038660731</text:p>
          </table:table-cell>
          <table:table-cell/>
          <table:table-cell office:value-type="float" office:value="1443145835.80391" calcext:value-type="float">
            <text:p>1443145835.80391</text:p>
          </table:table-cell>
          <table:table-cell table:formula="of:=[.G597]-[.$B$2]" office:value-type="float" office:value="75.8037347793579" calcext:value-type="float">
            <text:p>75.8037347794</text:p>
          </table:table-cell>
          <table:table-cell table:formula="of:=[.C597]/([.H597]-[.H596])" office:value-type="float" office:value="108660.073761791" calcext:value-type="float">
            <text:p>108660.073761791</text:p>
          </table:table-cell>
          <table:table-cell table:formula="of:=[.G597]-[.$B597]" office:value-type="float" office:value="10.2089107036591" calcext:value-type="float">
            <text:p>10.2089107037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5825.63629" calcext:value-type="float">
            <text:p>1443145825.63629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61145973206" calcext:value-type="float">
            <text:p>65.6361145973</text:p>
          </table:table-cell>
          <table:table-cell table:formula="of:=[.C598]/([.D598]-[.D597])" office:value-type="float" office:value="104624.495654935" calcext:value-type="float">
            <text:p>104624.495654935</text:p>
          </table:table-cell>
          <table:table-cell/>
          <table:table-cell office:value-type="float" office:value="1443145835.84389" calcext:value-type="float">
            <text:p>1443145835.84389</text:p>
          </table:table-cell>
          <table:table-cell table:formula="of:=[.G598]-[.$B$2]" office:value-type="float" office:value="75.8437194824219" calcext:value-type="float">
            <text:p>75.8437194824</text:p>
          </table:table-cell>
          <table:table-cell table:formula="of:=[.C598]/([.H598]-[.H597])" office:value-type="float" office:value="108041.317528085" calcext:value-type="float">
            <text:p>108041.317528085</text:p>
          </table:table-cell>
          <table:table-cell table:formula="of:=[.G598]-[.$B598]" office:value-type="float" office:value="10.2076048851013" calcext:value-type="float">
            <text:p>10.207604885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5825.67758" calcext:value-type="float">
            <text:p>1443145825.67758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74027347565" calcext:value-type="float">
            <text:p>65.6774027348</text:p>
          </table:table-cell>
          <table:table-cell table:formula="of:=[.C599]/([.D599]-[.D598])" office:value-type="float" office:value="104630.537202252" calcext:value-type="float">
            <text:p>104630.537202252</text:p>
          </table:table-cell>
          <table:table-cell/>
          <table:table-cell office:value-type="float" office:value="1443145835.88377" calcext:value-type="float">
            <text:p>1443145835.88377</text:p>
          </table:table-cell>
          <table:table-cell table:formula="of:=[.G599]-[.$B$2]" office:value-type="float" office:value="75.8835980892181" calcext:value-type="float">
            <text:p>75.8835980892</text:p>
          </table:table-cell>
          <table:table-cell table:formula="of:=[.C599]/([.H599]-[.H598])" office:value-type="float" office:value="108328.759378942" calcext:value-type="float">
            <text:p>108328.759378942</text:p>
          </table:table-cell>
          <table:table-cell table:formula="of:=[.G599]-[.$B599]" office:value-type="float" office:value="10.2061953544617" calcext:value-type="float">
            <text:p>10.206195354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5825.71885" calcext:value-type="float">
            <text:p>1443145825.71885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86794281006" calcext:value-type="float">
            <text:p>65.7186794281</text:p>
          </table:table-cell>
          <table:table-cell table:formula="of:=[.C600]/([.D600]-[.D599])" office:value-type="float" office:value="104659.546344591" calcext:value-type="float">
            <text:p>104659.546344591</text:p>
          </table:table-cell>
          <table:table-cell/>
          <table:table-cell office:value-type="float" office:value="1443145835.92365" calcext:value-type="float">
            <text:p>1443145835.92365</text:p>
          </table:table-cell>
          <table:table-cell table:formula="of:=[.G600]-[.$B$2]" office:value-type="float" office:value="75.9234757423401" calcext:value-type="float">
            <text:p>75.9234757423</text:p>
          </table:table-cell>
          <table:table-cell table:formula="of:=[.C600]/([.H600]-[.H599])" office:value-type="float" office:value="108331.35006188" calcext:value-type="float">
            <text:p>108331.35006188</text:p>
          </table:table-cell>
          <table:table-cell table:formula="of:=[.G600]-[.$B600]" office:value-type="float" office:value="10.2047963142395" calcext:value-type="float">
            <text:p>10.204796314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5825.76014" calcext:value-type="float">
            <text:p>1443145825.76014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9966135025" calcext:value-type="float">
            <text:p>65.759966135</text:p>
          </table:table-cell>
          <table:table-cell table:formula="of:=[.C601]/([.D601]-[.D600])" office:value-type="float" office:value="104634.162465568" calcext:value-type="float">
            <text:p>104634.162465568</text:p>
          </table:table-cell>
          <table:table-cell/>
          <table:table-cell office:value-type="float" office:value="1443145835.96356" calcext:value-type="float">
            <text:p>1443145835.96356</text:p>
          </table:table-cell>
          <table:table-cell table:formula="of:=[.G601]-[.$B$2]" office:value-type="float" office:value="75.9633820056915" calcext:value-type="float">
            <text:p>75.9633820057</text:p>
          </table:table-cell>
          <table:table-cell table:formula="of:=[.C601]/([.H601]-[.H600])" office:value-type="float" office:value="108253.68343699" calcext:value-type="float">
            <text:p>108253.68343699</text:p>
          </table:table-cell>
          <table:table-cell table:formula="of:=[.G601]-[.$B601]" office:value-type="float" office:value="10.2034158706665" calcext:value-type="float">
            <text:p>10.203415870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5825.80143" calcext:value-type="float">
            <text:p>1443145825.80143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8012533187866" calcext:value-type="float">
            <text:p>65.8012533188</text:p>
          </table:table-cell>
          <table:table-cell table:formula="of:=[.C602]/([.D602]-[.D601])" office:value-type="float" office:value="104632.95401655" calcext:value-type="float">
            <text:p>104632.95401655</text:p>
          </table:table-cell>
          <table:table-cell/>
          <table:table-cell office:value-type="float" office:value="1443145836.00348" calcext:value-type="float">
            <text:p>1443145836.00348</text:p>
          </table:table-cell>
          <table:table-cell table:formula="of:=[.G602]-[.$B$2]" office:value-type="float" office:value="76.0033044815063" calcext:value-type="float">
            <text:p>76.0033044815</text:p>
          </table:table-cell>
          <table:table-cell table:formula="of:=[.C602]/([.H602]-[.H601])" office:value-type="float" office:value="108209.721762707" calcext:value-type="float">
            <text:p>108209.721762707</text:p>
          </table:table-cell>
          <table:table-cell table:formula="of:=[.G602]-[.$B602]" office:value-type="float" office:value="10.2020511627197" calcext:value-type="float">
            <text:p>10.2020511627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5825.8427" calcext:value-type="float">
            <text:p>1443145825.8427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425309658051" calcext:value-type="float">
            <text:p>65.8425309658</text:p>
          </table:table-cell>
          <table:table-cell table:formula="of:=[.C603]/([.D603]-[.D602])" office:value-type="float" office:value="104657.128301691" calcext:value-type="float">
            <text:p>104657.128301691</text:p>
          </table:table-cell>
          <table:table-cell/>
          <table:table-cell office:value-type="float" office:value="1443145836.01564" calcext:value-type="float">
            <text:p>1443145836.01564</text:p>
          </table:table-cell>
          <table:table-cell table:formula="of:=[.G603]-[.$B$2]" office:value-type="float" office:value="76.0154669284821" calcext:value-type="float">
            <text:p>76.0154669285</text:p>
          </table:table-cell>
          <table:table-cell table:formula="of:=[.C603]/([.H603]-[.H602])" office:value-type="float" office:value="355191.682120244" calcext:value-type="float">
            <text:p>355191.682120244</text:p>
          </table:table-cell>
          <table:table-cell table:formula="of:=[.G603]-[.$B603]" office:value-type="float" office:value="10.172935962677" calcext:value-type="float">
            <text:p>10.1729359627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5825.884" calcext:value-type="float">
            <text:p>1443145825.884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838279247284" calcext:value-type="float">
            <text:p>65.8838279247</text:p>
          </table:table-cell>
          <table:table-cell table:formula="of:=[.C604]/([.D604]-[.D603])" office:value-type="float" office:value="104608.186961642" calcext:value-type="float">
            <text:p>104608.186961642</text:p>
          </table:table-cell>
          <table:table-cell/>
          <table:table-cell office:value-type="float" office:value="1443145836.02777" calcext:value-type="float">
            <text:p>1443145836.02777</text:p>
          </table:table-cell>
          <table:table-cell table:formula="of:=[.G604]-[.$B$2]" office:value-type="float" office:value="76.0275928974152" calcext:value-type="float">
            <text:p>76.0275928974</text:p>
          </table:table-cell>
          <table:table-cell table:formula="of:=[.C604]/([.H604]-[.H603])" office:value-type="float" office:value="356260.190326386" calcext:value-type="float">
            <text:p>356260.190326386</text:p>
          </table:table-cell>
          <table:table-cell table:formula="of:=[.G604]-[.$B604]" office:value-type="float" office:value="10.1437649726868" calcext:value-type="float">
            <text:p>10.1437649727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5825.92528" calcext:value-type="float">
            <text:p>1443145825.92528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251103401184" calcext:value-type="float">
            <text:p>65.9251103401</text:p>
          </table:table-cell>
          <table:table-cell table:formula="of:=[.C605]/([.D605]-[.D604])" office:value-type="float" office:value="104645.039762981" calcext:value-type="float">
            <text:p>104645.039762981</text:p>
          </table:table-cell>
          <table:table-cell/>
          <table:table-cell office:value-type="float" office:value="1443145836.05083" calcext:value-type="float">
            <text:p>1443145836.05083</text:p>
          </table:table-cell>
          <table:table-cell table:formula="of:=[.G605]-[.$B$2]" office:value-type="float" office:value="76.0506579875946" calcext:value-type="float">
            <text:p>76.0506579876</text:p>
          </table:table-cell>
          <table:table-cell table:formula="of:=[.C605]/([.H605]-[.H604])" office:value-type="float" office:value="187296.037708544" calcext:value-type="float">
            <text:p>187296.037708544</text:p>
          </table:table-cell>
          <table:table-cell table:formula="of:=[.G605]-[.$B605]" office:value-type="float" office:value="10.1255476474762" calcext:value-type="float">
            <text:p>10.125547647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5825.96658" calcext:value-type="float">
            <text:p>1443145825.96658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64015769959" calcext:value-type="float">
            <text:p>65.966401577</text:p>
          </table:table-cell>
          <table:table-cell table:formula="of:=[.C606]/([.D606]-[.D605])" office:value-type="float" office:value="104622.683326789" calcext:value-type="float">
            <text:p>104622.683326789</text:p>
          </table:table-cell>
          <table:table-cell/>
          <table:table-cell office:value-type="float" office:value="1443145836.08738" calcext:value-type="float">
            <text:p>1443145836.08738</text:p>
          </table:table-cell>
          <table:table-cell table:formula="of:=[.G606]-[.$B$2]" office:value-type="float" office:value="76.0872020721436" calcext:value-type="float">
            <text:p>76.0872020721</text:p>
          </table:table-cell>
          <table:table-cell table:formula="of:=[.C606]/([.H606]-[.H605])" office:value-type="float" office:value="118213.38674426" calcext:value-type="float">
            <text:p>118213.38674426</text:p>
          </table:table-cell>
          <table:table-cell table:formula="of:=[.G606]-[.$B606]" office:value-type="float" office:value="10.1208004951477" calcext:value-type="float">
            <text:p>10.120800495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5826.00749" calcext:value-type="float">
            <text:p>1443145826.00749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73115825653" calcext:value-type="float">
            <text:p>66.0073115826</text:p>
          </table:table-cell>
          <table:table-cell table:formula="of:=[.C607]/([.D607]-[.D606])" office:value-type="float" office:value="105597.639009494" calcext:value-type="float">
            <text:p>105597.639009494</text:p>
          </table:table-cell>
          <table:table-cell/>
          <table:table-cell office:value-type="float" office:value="1443145836.12395" calcext:value-type="float">
            <text:p>1443145836.12395</text:p>
          </table:table-cell>
          <table:table-cell table:formula="of:=[.G607]-[.$B$2]" office:value-type="float" office:value="76.123774766922" calcext:value-type="float">
            <text:p>76.1237747669</text:p>
          </table:table-cell>
          <table:table-cell table:formula="of:=[.C607]/([.H607]-[.H606])" office:value-type="float" office:value="118120.910317672" calcext:value-type="float">
            <text:p>118120.910317672</text:p>
          </table:table-cell>
          <table:table-cell table:formula="of:=[.G607]-[.$B607]" office:value-type="float" office:value="10.1164631843567" calcext:value-type="float">
            <text:p>10.116463184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5826.0469" calcext:value-type="float">
            <text:p>1443145826.0469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6727180481" calcext:value-type="float">
            <text:p>66.0467271805</text:p>
          </table:table-cell>
          <table:table-cell table:formula="of:=[.C608]/([.D608]-[.D607])" office:value-type="float" office:value="109601.280418096" calcext:value-type="float">
            <text:p>109601.280418096</text:p>
          </table:table-cell>
          <table:table-cell/>
          <table:table-cell office:value-type="float" office:value="1443145836.16052" calcext:value-type="float">
            <text:p>1443145836.16052</text:p>
          </table:table-cell>
          <table:table-cell table:formula="of:=[.G608]-[.$B$2]" office:value-type="float" office:value="76.1603465080261" calcext:value-type="float">
            <text:p>76.160346508</text:p>
          </table:table-cell>
          <table:table-cell table:formula="of:=[.C608]/([.H608]-[.H607])" office:value-type="float" office:value="118123.990534118" calcext:value-type="float">
            <text:p>118123.990534118</text:p>
          </table:table-cell>
          <table:table-cell table:formula="of:=[.G608]-[.$B608]" office:value-type="float" office:value="10.1136193275452" calcext:value-type="float">
            <text:p>10.1136193275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5826.08632" calcext:value-type="float">
            <text:p>1443145826.08632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61423015595" calcext:value-type="float">
            <text:p>66.0861423016</text:p>
          </table:table-cell>
          <table:table-cell table:formula="of:=[.C609]/([.D609]-[.D608])" office:value-type="float" office:value="109602.606354986" calcext:value-type="float">
            <text:p>109602.606354986</text:p>
          </table:table-cell>
          <table:table-cell/>
          <table:table-cell office:value-type="float" office:value="1443145836.1971" calcext:value-type="float">
            <text:p>1443145836.1971</text:p>
          </table:table-cell>
          <table:table-cell table:formula="of:=[.G609]-[.$B$2]" office:value-type="float" office:value="76.1969265937805" calcext:value-type="float">
            <text:p>76.1969265938</text:p>
          </table:table-cell>
          <table:table-cell table:formula="of:=[.C609]/([.H609]-[.H608])" office:value-type="float" office:value="118097.044085825" calcext:value-type="float">
            <text:p>118097.044085825</text:p>
          </table:table-cell>
          <table:table-cell table:formula="of:=[.G609]-[.$B609]" office:value-type="float" office:value="10.1107842922211" calcext:value-type="float">
            <text:p>10.1107842922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5826.12574" calcext:value-type="float">
            <text:p>1443145826.12574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25563621521" calcext:value-type="float">
            <text:p>66.1255636215</text:p>
          </table:table-cell>
          <table:table-cell table:formula="of:=[.C610]/([.D610]-[.D609])" office:value-type="float" office:value="109585.371677402" calcext:value-type="float">
            <text:p>109585.371677402</text:p>
          </table:table-cell>
          <table:table-cell/>
          <table:table-cell office:value-type="float" office:value="1443145836.23368" calcext:value-type="float">
            <text:p>1443145836.23368</text:p>
          </table:table-cell>
          <table:table-cell table:formula="of:=[.G610]-[.$B$2]" office:value-type="float" office:value="76.2335057258606" calcext:value-type="float">
            <text:p>76.2335057259</text:p>
          </table:table-cell>
          <table:table-cell table:formula="of:=[.C610]/([.H610]-[.H609])" office:value-type="float" office:value="118100.12305767" calcext:value-type="float">
            <text:p>118100.12305767</text:p>
          </table:table-cell>
          <table:table-cell table:formula="of:=[.G610]-[.$B610]" office:value-type="float" office:value="10.1079421043396" calcext:value-type="float">
            <text:p>10.1079421043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5826.16518" calcext:value-type="float">
            <text:p>1443145826.16518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650037765503" calcext:value-type="float">
            <text:p>66.1650037766</text:p>
          </table:table-cell>
          <table:table-cell table:formula="of:=[.C611]/([.D611]-[.D610])" office:value-type="float" office:value="109533.038011413" calcext:value-type="float">
            <text:p>109533.038011413</text:p>
          </table:table-cell>
          <table:table-cell/>
          <table:table-cell office:value-type="float" office:value="1443145836.27026" calcext:value-type="float">
            <text:p>1443145836.27026</text:p>
          </table:table-cell>
          <table:table-cell table:formula="of:=[.G611]-[.$B$2]" office:value-type="float" office:value="76.2700839042664" calcext:value-type="float">
            <text:p>76.2700839043</text:p>
          </table:table-cell>
          <table:table-cell table:formula="of:=[.C611]/([.H611]-[.H610])" office:value-type="float" office:value="118103.202190067" calcext:value-type="float">
            <text:p>118103.202190067</text:p>
          </table:table-cell>
          <table:table-cell table:formula="of:=[.G611]-[.$B611]" office:value-type="float" office:value="10.1050801277161" calcext:value-type="float">
            <text:p>10.1050801277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5826.20461" calcext:value-type="float">
            <text:p>1443145826.20461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2044351100922" calcext:value-type="float">
            <text:p>66.2044351101</text:p>
          </table:table-cell>
          <table:table-cell table:formula="of:=[.C612]/([.D612]-[.D611])" office:value-type="float" office:value="109557.542491248" calcext:value-type="float">
            <text:p>109557.542491248</text:p>
          </table:table-cell>
          <table:table-cell/>
          <table:table-cell office:value-type="float" office:value="1443145836.30681" calcext:value-type="float">
            <text:p>1443145836.30681</text:p>
          </table:table-cell>
          <table:table-cell table:formula="of:=[.G612]-[.$B$2]" office:value-type="float" office:value="76.3066341876984" calcext:value-type="float">
            <text:p>76.3066341877</text:p>
          </table:table-cell>
          <table:table-cell table:formula="of:=[.C612]/([.H612]-[.H611])" office:value-type="float" office:value="118193.337899454" calcext:value-type="float">
            <text:p>118193.337899454</text:p>
          </table:table-cell>
          <table:table-cell table:formula="of:=[.G612]-[.$B612]" office:value-type="float" office:value="10.1021990776062" calcext:value-type="float">
            <text:p>10.1021990776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5826.24402" calcext:value-type="float">
            <text:p>1443145826.24402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43842124939" calcext:value-type="float">
            <text:p>66.2438421249</text:p>
          </table:table-cell>
          <table:table-cell table:formula="of:=[.C613]/([.D613]-[.D612])" office:value-type="float" office:value="109625.152191669" calcext:value-type="float">
            <text:p>109625.152191669</text:p>
          </table:table-cell>
          <table:table-cell/>
          <table:table-cell office:value-type="float" office:value="1443145836.34339" calcext:value-type="float">
            <text:p>1443145836.34339</text:p>
          </table:table-cell>
          <table:table-cell table:formula="of:=[.G613]-[.$B$2]" office:value-type="float" office:value="76.3432192802429" calcext:value-type="float">
            <text:p>76.3432192802</text:p>
          </table:table-cell>
          <table:table-cell table:formula="of:=[.C613]/([.H613]-[.H612])" office:value-type="float" office:value="118080.882117186" calcext:value-type="float">
            <text:p>118080.882117186</text:p>
          </table:table-cell>
          <table:table-cell table:formula="of:=[.G613]-[.$B613]" office:value-type="float" office:value="10.099377155304" calcext:value-type="float">
            <text:p>10.099377155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5826.28343" calcext:value-type="float">
            <text:p>1443145826.28343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832579612732" calcext:value-type="float">
            <text:p>66.2832579613</text:p>
          </table:table-cell>
          <table:table-cell table:formula="of:=[.C614]/([.D614]-[.D613])" office:value-type="float" office:value="109600.617461681" calcext:value-type="float">
            <text:p>109600.617461681</text:p>
          </table:table-cell>
          <table:table-cell/>
          <table:table-cell office:value-type="float" office:value="1443145836.37995" calcext:value-type="float">
            <text:p>1443145836.37995</text:p>
          </table:table-cell>
          <table:table-cell table:formula="of:=[.G614]-[.$B$2]" office:value-type="float" office:value="76.3797776699066" calcext:value-type="float">
            <text:p>76.3797776699</text:p>
          </table:table-cell>
          <table:table-cell table:formula="of:=[.C614]/([.H614]-[.H613])" office:value-type="float" office:value="118167.130438185" calcext:value-type="float">
            <text:p>118167.130438185</text:p>
          </table:table-cell>
          <table:table-cell table:formula="of:=[.G614]-[.$B614]" office:value-type="float" office:value="10.0965197086334" calcext:value-type="float">
            <text:p>10.0965197086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5826.32284" calcext:value-type="float">
            <text:p>1443145826.32284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226623535156" calcext:value-type="float">
            <text:p>66.3226623535</text:p>
          </table:table-cell>
          <table:table-cell table:formula="of:=[.C615]/([.D615]-[.D614])" office:value-type="float" office:value="109632.448418989" calcext:value-type="float">
            <text:p>109632.448418989</text:p>
          </table:table-cell>
          <table:table-cell/>
          <table:table-cell office:value-type="float" office:value="1443145836.41661" calcext:value-type="float">
            <text:p>1443145836.41661</text:p>
          </table:table-cell>
          <table:table-cell table:formula="of:=[.G615]-[.$B$2]" office:value-type="float" office:value="76.4164366722107" calcext:value-type="float">
            <text:p>76.4164366722</text:p>
          </table:table-cell>
          <table:table-cell table:formula="of:=[.C615]/([.H615]-[.H614])" office:value-type="float" office:value="117842.814274286" calcext:value-type="float">
            <text:p>117842.814274286</text:p>
          </table:table-cell>
          <table:table-cell table:formula="of:=[.G615]-[.$B615]" office:value-type="float" office:value="10.0937743186951" calcext:value-type="float">
            <text:p>10.093774318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5826.36225" calcext:value-type="float">
            <text:p>1443145826.36225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620743751526" calcext:value-type="float">
            <text:p>66.3620743752</text:p>
          </table:table-cell>
          <table:table-cell table:formula="of:=[.C616]/([.D616]-[.D615])" office:value-type="float" office:value="109611.225726834" calcext:value-type="float">
            <text:p>109611.225726834</text:p>
          </table:table-cell>
          <table:table-cell/>
          <table:table-cell office:value-type="float" office:value="1443145836.45307" calcext:value-type="float">
            <text:p>1443145836.45307</text:p>
          </table:table-cell>
          <table:table-cell table:formula="of:=[.G616]-[.$B$2]" office:value-type="float" office:value="76.4529001712799" calcext:value-type="float">
            <text:p>76.4529001713</text:p>
          </table:table-cell>
          <table:table-cell table:formula="of:=[.C616]/([.H616]-[.H615])" office:value-type="float" office:value="118474.642046829" calcext:value-type="float">
            <text:p>118474.642046829</text:p>
          </table:table-cell>
          <table:table-cell table:formula="of:=[.G616]-[.$B616]" office:value-type="float" office:value="10.0908257961273" calcext:value-type="float">
            <text:p>10.090825796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5826.40166" calcext:value-type="float">
            <text:p>1443145826.40166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4014852046967" calcext:value-type="float">
            <text:p>66.4014852047</text:p>
          </table:table-cell>
          <table:table-cell table:formula="of:=[.C617]/([.D617]-[.D616])" office:value-type="float" office:value="109614.541230846" calcext:value-type="float">
            <text:p>109614.541230846</text:p>
          </table:table-cell>
          <table:table-cell/>
          <table:table-cell office:value-type="float" office:value="1443145836.48964" calcext:value-type="float">
            <text:p>1443145836.48964</text:p>
          </table:table-cell>
          <table:table-cell table:formula="of:=[.G617]-[.$B$2]" office:value-type="float" office:value="76.4894626140594" calcext:value-type="float">
            <text:p>76.4894626141</text:p>
          </table:table-cell>
          <table:table-cell table:formula="of:=[.C617]/([.H617]-[.H616])" office:value-type="float" office:value="118154.031065378" calcext:value-type="float">
            <text:p>118154.031065378</text:p>
          </table:table-cell>
          <table:table-cell table:formula="of:=[.G617]-[.$B617]" office:value-type="float" office:value="10.0879774093628" calcext:value-type="float">
            <text:p>10.0879774094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5826.44107" calcext:value-type="float">
            <text:p>1443145826.44107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40896987915" calcext:value-type="float">
            <text:p>66.4408969879</text:p>
          </table:table-cell>
          <table:table-cell table:formula="of:=[.C618]/([.D618]-[.D617])" office:value-type="float" office:value="109611.888811591" calcext:value-type="float">
            <text:p>109611.888811591</text:p>
          </table:table-cell>
          <table:table-cell/>
          <table:table-cell office:value-type="float" office:value="1443145836.52624" calcext:value-type="float">
            <text:p>1443145836.52624</text:p>
          </table:table-cell>
          <table:table-cell table:formula="of:=[.G618]-[.$B$2]" office:value-type="float" office:value="76.526061296463" calcext:value-type="float">
            <text:p>76.5260612965</text:p>
          </table:table-cell>
          <table:table-cell table:formula="of:=[.C618]/([.H618]-[.H617])" office:value-type="float" office:value="118037.036207054" calcext:value-type="float">
            <text:p>118037.036207054</text:p>
          </table:table-cell>
          <table:table-cell table:formula="of:=[.G618]-[.$B618]" office:value-type="float" office:value="10.085164308548" calcext:value-type="float">
            <text:p>10.085164308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5826.4805" calcext:value-type="float">
            <text:p>1443145826.4805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80322599411" calcext:value-type="float">
            <text:p>66.4803225994</text:p>
          </table:table-cell>
          <table:table-cell table:formula="of:=[.C619]/([.D619]-[.D618])" office:value-type="float" office:value="109573.443152338" calcext:value-type="float">
            <text:p>109573.443152338</text:p>
          </table:table-cell>
          <table:table-cell/>
          <table:table-cell office:value-type="float" office:value="1443145836.56282" calcext:value-type="float">
            <text:p>1443145836.56282</text:p>
          </table:table-cell>
          <table:table-cell table:formula="of:=[.G619]-[.$B$2]" office:value-type="float" office:value="76.5626475811005" calcext:value-type="float">
            <text:p>76.5626475811</text:p>
          </table:table-cell>
          <table:table-cell table:formula="of:=[.C619]/([.H619]-[.H618])" office:value-type="float" office:value="118077.034681403" calcext:value-type="float">
            <text:p>118077.034681403</text:p>
          </table:table-cell>
          <table:table-cell table:formula="of:=[.G619]-[.$B619]" office:value-type="float" office:value="10.0823249816895" calcext:value-type="float">
            <text:p>10.0823249817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5826.51991" calcext:value-type="float">
            <text:p>1443145826.51991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97341442108" calcext:value-type="float">
            <text:p>66.5197341442</text:p>
          </table:table-cell>
          <table:table-cell table:formula="of:=[.C620]/([.D620]-[.D619])" office:value-type="float" office:value="109612.55190437" calcext:value-type="float">
            <text:p>109612.55190437</text:p>
          </table:table-cell>
          <table:table-cell/>
          <table:table-cell office:value-type="float" office:value="1443145836.59938" calcext:value-type="float">
            <text:p>1443145836.59938</text:p>
          </table:table-cell>
          <table:table-cell table:formula="of:=[.G620]-[.$B$2]" office:value-type="float" office:value="76.5992066860199" calcext:value-type="float">
            <text:p>76.599206686</text:p>
          </table:table-cell>
          <table:table-cell table:formula="of:=[.C620]/([.H620]-[.H619])" office:value-type="float" office:value="118164.818573106" calcext:value-type="float">
            <text:p>118164.818573106</text:p>
          </table:table-cell>
          <table:table-cell table:formula="of:=[.G620]-[.$B620]" office:value-type="float" office:value="10.0794725418091" calcext:value-type="float">
            <text:p>10.0794725418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5826.55932" calcext:value-type="float">
            <text:p>1443145826.55932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9149980545" calcext:value-type="float">
            <text:p>66.5591499805</text:p>
          </table:table-cell>
          <table:table-cell table:formula="of:=[.C621]/([.D621]-[.D620])" office:value-type="float" office:value="109600.617461681" calcext:value-type="float">
            <text:p>109600.617461681</text:p>
          </table:table-cell>
          <table:table-cell/>
          <table:table-cell office:value-type="float" office:value="1443145836.63593" calcext:value-type="float">
            <text:p>1443145836.63593</text:p>
          </table:table-cell>
          <table:table-cell table:formula="of:=[.G621]-[.$B$2]" office:value-type="float" office:value="76.635755777359" calcext:value-type="float">
            <text:p>76.6357557774</text:p>
          </table:table-cell>
          <table:table-cell table:formula="of:=[.C621]/([.H621]-[.H620])" office:value-type="float" office:value="118197.192918368" calcext:value-type="float">
            <text:p>118197.192918368</text:p>
          </table:table-cell>
          <table:table-cell table:formula="of:=[.G621]-[.$B621]" office:value-type="float" office:value="10.076605796814" calcext:value-type="float">
            <text:p>10.076605796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5826.59874" calcext:value-type="float">
            <text:p>1443145826.59874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85636711121" calcext:value-type="float">
            <text:p>66.5985636711</text:p>
          </table:table-cell>
          <table:table-cell table:formula="of:=[.C622]/([.D622]-[.D621])" office:value-type="float" office:value="109606.584358157" calcext:value-type="float">
            <text:p>109606.584358157</text:p>
          </table:table-cell>
          <table:table-cell/>
          <table:table-cell office:value-type="float" office:value="1443145836.67249" calcext:value-type="float">
            <text:p>1443145836.67249</text:p>
          </table:table-cell>
          <table:table-cell table:formula="of:=[.G622]-[.$B$2]" office:value-type="float" office:value="76.6723120212555" calcext:value-type="float">
            <text:p>76.6723120213</text:p>
          </table:table-cell>
          <table:table-cell table:formula="of:=[.C622]/([.H622]-[.H621])" office:value-type="float" office:value="118174.066576229" calcext:value-type="float">
            <text:p>118174.066576229</text:p>
          </table:table-cell>
          <table:table-cell table:formula="of:=[.G622]-[.$B622]" office:value-type="float" office:value="10.0737483501434" calcext:value-type="float">
            <text:p>10.073748350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5826.63815" calcext:value-type="float">
            <text:p>1443145826.63815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79776000977" calcext:value-type="float">
            <text:p>66.6379776001</text:p>
          </table:table-cell>
          <table:table-cell table:formula="of:=[.C623]/([.D623]-[.D622])" office:value-type="float" office:value="109605.921337576" calcext:value-type="float">
            <text:p>109605.921337576</text:p>
          </table:table-cell>
          <table:table-cell/>
          <table:table-cell office:value-type="float" office:value="1443145836.70904" calcext:value-type="float">
            <text:p>1443145836.70904</text:p>
          </table:table-cell>
          <table:table-cell table:formula="of:=[.G623]-[.$B$2]" office:value-type="float" office:value="76.7088623046875" calcext:value-type="float">
            <text:p>76.7088623047</text:p>
          </table:table-cell>
          <table:table-cell table:formula="of:=[.C623]/([.H623]-[.H622])" office:value-type="float" office:value="118193.337899454" calcext:value-type="float">
            <text:p>118193.337899454</text:p>
          </table:table-cell>
          <table:table-cell table:formula="of:=[.G623]-[.$B623]" office:value-type="float" office:value="10.0708847045898" calcext:value-type="float">
            <text:p>10.0708847046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5826.67757" calcext:value-type="float">
            <text:p>1443145826.67757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73915290833" calcext:value-type="float">
            <text:p>66.6773915291</text:p>
          </table:table-cell>
          <table:table-cell table:formula="of:=[.C624]/([.D624]-[.D623])" office:value-type="float" office:value="109605.921337576" calcext:value-type="float">
            <text:p>109605.921337576</text:p>
          </table:table-cell>
          <table:table-cell/>
          <table:table-cell office:value-type="float" office:value="1443145836.7456" calcext:value-type="float">
            <text:p>1443145836.7456</text:p>
          </table:table-cell>
          <table:table-cell table:formula="of:=[.G624]-[.$B$2]" office:value-type="float" office:value="76.7454242706299" calcext:value-type="float">
            <text:p>76.7454242706</text:p>
          </table:table-cell>
          <table:table-cell table:formula="of:=[.C624]/([.H624]-[.H623])" office:value-type="float" office:value="118155.57201732" calcext:value-type="float">
            <text:p>118155.57201732</text:p>
          </table:table-cell>
          <table:table-cell table:formula="of:=[.G624]-[.$B624]" office:value-type="float" office:value="10.0680327415466" calcext:value-type="float">
            <text:p>10.068032741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5826.71698" calcext:value-type="float">
            <text:p>1443145826.71698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68073654175" calcext:value-type="float">
            <text:p>66.7168073654</text:p>
          </table:table-cell>
          <table:table-cell table:formula="of:=[.C625]/([.D625]-[.D624])" office:value-type="float" office:value="109600.617461681" calcext:value-type="float">
            <text:p>109600.617461681</text:p>
          </table:table-cell>
          <table:table-cell/>
          <table:table-cell office:value-type="float" office:value="1443145836.78224" calcext:value-type="float">
            <text:p>1443145836.78224</text:p>
          </table:table-cell>
          <table:table-cell table:formula="of:=[.G625]-[.$B$2]" office:value-type="float" office:value="76.7820687294006" calcext:value-type="float">
            <text:p>76.7820687294</text:p>
          </table:table-cell>
          <table:table-cell table:formula="of:=[.C625]/([.H625]-[.H624])" office:value-type="float" office:value="117889.583989382" calcext:value-type="float">
            <text:p>117889.583989382</text:p>
          </table:table-cell>
          <table:table-cell table:formula="of:=[.G625]-[.$B625]" office:value-type="float" office:value="10.0652613639832" calcext:value-type="float">
            <text:p>10.065261364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5826.75642" calcext:value-type="float">
            <text:p>1443145826.75642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62429904938" calcext:value-type="float">
            <text:p>66.7562429905</text:p>
          </table:table-cell>
          <table:table-cell table:formula="of:=[.C626]/([.D626]-[.D625])" office:value-type="float" office:value="109545.620023578" calcext:value-type="float">
            <text:p>109545.620023578</text:p>
          </table:table-cell>
          <table:table-cell/>
          <table:table-cell office:value-type="float" office:value="1443145836.81871" calcext:value-type="float">
            <text:p>1443145836.81871</text:p>
          </table:table-cell>
          <table:table-cell table:formula="of:=[.G626]-[.$B$2]" office:value-type="float" office:value="76.8185408115387" calcext:value-type="float">
            <text:p>76.8185408115</text:p>
          </table:table-cell>
          <table:table-cell table:formula="of:=[.C626]/([.H626]-[.H625])" office:value-type="float" office:value="118446.761104756" calcext:value-type="float">
            <text:p>118446.761104756</text:p>
          </table:table-cell>
          <table:table-cell table:formula="of:=[.G626]-[.$B626]" office:value-type="float" office:value="10.0622978210449" calcext:value-type="float">
            <text:p>10.06229782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5826.79583" calcext:value-type="float">
            <text:p>1443145826.79583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56573963165" calcext:value-type="float">
            <text:p>66.7956573963</text:p>
          </table:table-cell>
          <table:table-cell table:formula="of:=[.C627]/([.D627]-[.D626])" office:value-type="float" office:value="109604.595320477" calcext:value-type="float">
            <text:p>109604.595320477</text:p>
          </table:table-cell>
          <table:table-cell/>
          <table:table-cell office:value-type="float" office:value="1443145836.85526" calcext:value-type="float">
            <text:p>1443145836.85526</text:p>
          </table:table-cell>
          <table:table-cell table:formula="of:=[.G627]-[.$B$2]" office:value-type="float" office:value="76.8550863265991" calcext:value-type="float">
            <text:p>76.8550863266</text:p>
          </table:table-cell>
          <table:table-cell table:formula="of:=[.C627]/([.H627]-[.H626])" office:value-type="float" office:value="118208.759484092" calcext:value-type="float">
            <text:p>118208.759484092</text:p>
          </table:table-cell>
          <table:table-cell table:formula="of:=[.G627]-[.$B627]" office:value-type="float" office:value="10.0594289302826" calcext:value-type="float">
            <text:p>10.0594289303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5826.83525" calcext:value-type="float">
            <text:p>1443145826.83525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350765705109" calcext:value-type="float">
            <text:p>66.8350765705</text:p>
          </table:table-cell>
          <table:table-cell table:formula="of:=[.C628]/([.D628]-[.D627])" office:value-type="float" office:value="109591.336913921" calcext:value-type="float">
            <text:p>109591.336913921</text:p>
          </table:table-cell>
          <table:table-cell/>
          <table:table-cell office:value-type="float" office:value="1443145836.89183" calcext:value-type="float">
            <text:p>1443145836.89183</text:p>
          </table:table-cell>
          <table:table-cell table:formula="of:=[.G628]-[.$B$2]" office:value-type="float" office:value="76.8916530609131" calcext:value-type="float">
            <text:p>76.8916530609</text:p>
          </table:table-cell>
          <table:table-cell table:formula="of:=[.C628]/([.H628]-[.H627])" office:value-type="float" office:value="118140.164306392" calcext:value-type="float">
            <text:p>118140.164306392</text:p>
          </table:table-cell>
          <table:table-cell table:formula="of:=[.G628]-[.$B628]" office:value-type="float" office:value="10.0565764904022" calcext:value-type="float">
            <text:p>10.0565764904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5826.87468" calcext:value-type="float">
            <text:p>1443145826.87468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74502658844" calcext:value-type="float">
            <text:p>66.8745026588</text:p>
          </table:table-cell>
          <table:table-cell table:formula="of:=[.C629]/([.D629]-[.D628])" office:value-type="float" office:value="109572.117920963" calcext:value-type="float">
            <text:p>109572.117920963</text:p>
          </table:table-cell>
          <table:table-cell/>
          <table:table-cell office:value-type="float" office:value="1443145836.92838" calcext:value-type="float">
            <text:p>1443145836.92838</text:p>
          </table:table-cell>
          <table:table-cell table:formula="of:=[.G629]-[.$B$2]" office:value-type="float" office:value="76.928204536438" calcext:value-type="float">
            <text:p>76.9282045364</text:p>
          </table:table-cell>
          <table:table-cell table:formula="of:=[.C629]/([.H629]-[.H628])" office:value-type="float" office:value="118189.483131996" calcext:value-type="float">
            <text:p>118189.483131996</text:p>
          </table:table-cell>
          <table:table-cell table:formula="of:=[.G629]-[.$B629]" office:value-type="float" office:value="10.053701877594" calcext:value-type="float">
            <text:p>10.0537018776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5826.91409" calcext:value-type="float">
            <text:p>1443145826.91409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139165878296" calcext:value-type="float">
            <text:p>66.9139165878</text:p>
          </table:table-cell>
          <table:table-cell table:formula="of:=[.C630]/([.D630]-[.D629])" office:value-type="float" office:value="109605.921337576" calcext:value-type="float">
            <text:p>109605.921337576</text:p>
          </table:table-cell>
          <table:table-cell/>
          <table:table-cell office:value-type="float" office:value="1443145836.96496" calcext:value-type="float">
            <text:p>1443145836.96496</text:p>
          </table:table-cell>
          <table:table-cell table:formula="of:=[.G630]-[.$B$2]" office:value-type="float" office:value="76.9647858142853" calcext:value-type="float">
            <text:p>76.9647858143</text:p>
          </table:table-cell>
          <table:table-cell table:formula="of:=[.C630]/([.H630]-[.H629])" office:value-type="float" office:value="118093.195596775" calcext:value-type="float">
            <text:p>118093.195596775</text:p>
          </table:table-cell>
          <table:table-cell table:formula="of:=[.G630]-[.$B630]" office:value-type="float" office:value="10.0508692264557" calcext:value-type="float">
            <text:p>10.050869226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5826.9535" calcext:value-type="float">
            <text:p>1443145826.9535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533278942108" calcext:value-type="float">
            <text:p>66.9533278942</text:p>
          </table:table-cell>
          <table:table-cell table:formula="of:=[.C631]/([.D631]-[.D630])" office:value-type="float" office:value="109613.215005172" calcext:value-type="float">
            <text:p>109613.215005172</text:p>
          </table:table-cell>
          <table:table-cell/>
          <table:table-cell office:value-type="float" office:value="1443145837.00153" calcext:value-type="float">
            <text:p>1443145837.00153</text:p>
          </table:table-cell>
          <table:table-cell table:formula="of:=[.G631]-[.$B$2]" office:value-type="float" office:value="77.0013589859009" calcext:value-type="float">
            <text:p>77.0013589859</text:p>
          </table:table-cell>
          <table:table-cell table:formula="of:=[.C631]/([.H631]-[.H630])" office:value-type="float" office:value="118119.370269689" calcext:value-type="float">
            <text:p>118119.370269689</text:p>
          </table:table-cell>
          <table:table-cell table:formula="of:=[.G631]-[.$B631]" office:value-type="float" office:value="10.0480310916901" calcext:value-type="float">
            <text:p>10.048031091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5826.99292" calcext:value-type="float">
            <text:p>1443145826.99292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927413463593" calcext:value-type="float">
            <text:p>66.9927413464</text:p>
          </table:table-cell>
          <table:table-cell table:formula="of:=[.C632]/([.D632]-[.D631])" office:value-type="float" office:value="109607.24738676" calcext:value-type="float">
            <text:p>109607.24738676</text:p>
          </table:table-cell>
          <table:table-cell/>
          <table:table-cell office:value-type="float" office:value="1443145840.01817" calcext:value-type="float">
            <text:p>1443145840.01817</text:p>
          </table:table-cell>
          <table:table-cell table:formula="of:=[.G632]-[.$B$2]" office:value-type="float" office:value="80.0180010795593" calcext:value-type="float">
            <text:p>80.0180010796</text:p>
          </table:table-cell>
          <table:table-cell table:formula="of:=[.C632]/([.H632]-[.H631])" office:value-type="float" office:value="1432.05586406205" calcext:value-type="float">
            <text:p>1432.0558640621</text:p>
          </table:table-cell>
          <table:table-cell table:formula="of:=[.G632]-[.$B632]" office:value-type="float" office:value="13.0252597332001" calcext:value-type="float">
            <text:p>13.0252597332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5840.04439" calcext:value-type="float">
            <text:p>1443145840.04439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442197322846" calcext:value-type="float">
            <text:p>80.0442197323</text:p>
          </table:table-cell>
          <table:table-cell table:formula="of:=[.C633]/([.D633]-[.D632])" office:value-type="float" office:value="313.834178694815" calcext:value-type="float">
            <text:p>313.8341786948</text:p>
          </table:table-cell>
          <table:table-cell/>
          <table:table-cell office:value-type="float" office:value="1443145840.23427" calcext:value-type="float">
            <text:p>1443145840.23427</text:p>
          </table:table-cell>
          <table:table-cell table:formula="of:=[.G633]-[.$B$2]" office:value-type="float" office:value="80.2340996265411" calcext:value-type="float">
            <text:p>80.2340996265</text:p>
          </table:table-cell>
          <table:table-cell table:formula="of:=[.C633]/([.H633]-[.H632])" office:value-type="float" office:value="18954.315321448" calcext:value-type="float">
            <text:p>18954.315321448</text:p>
          </table:table-cell>
          <table:table-cell table:formula="of:=[.G633]-[.$B633]" office:value-type="float" office:value="0.189879894256592" calcext:value-type="float">
            <text:p>0.18987989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51:49.093700054</dc:date>
    <meta:editing-duration>PT34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